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689in" fo:break-before="auto" style:use-optimal-row-height="true"/>
    </style:style>
    <style:style style:name="ro7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Calc_20_Heading_20_4">
      <style:paragraph-properties fo:margin-left="0in"/>
      <style:text-properties style:font-size-asian="16pt" style:font-size-complex="16pt"/>
    </style:style>
    <style:style style:name="ce6" style:family="table-cell" style:parent-style-name="Calc_20_Text_20__28_Copy_20_This_29_" style:data-style-name="N0"/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Calc_20_Tex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6pt" style:font-size-asian="16pt" style:font-size-complex="16pt"/>
    </style:style>
  </office:automatic-styles>
  <office:body>
    <office:spreadsheet>
      <table:calculation-settings table:use-regular-expressions="false"/>
      <table:content-validations>
        <table:content-validation table:name="val1" table:base-cell-address="'Journal Templates'.B4">
          <table:help-message table:title="Notebook Title" table:display="true">
            <text:p>Spaces are permitted here. They will be html-encoded to %20, where necessary.</text:p>
          </table:help-message>
          <table:error-message table:message-type="stop" table:display="true"/>
        </table:content-validation>
        <table:content-validation table:name="val2" table:base-cell-address="'Journal Templates'.B5">
          <table:help-message table:title="Warning" table:display="true">
            <text:p>If you put something other than a year here, the fabric of the universe will break down.</text:p>
          </table:help-message>
          <table:error-message table:message-type="stop" table:display="true"/>
        </table:content-validation>
        <table:content-validation table:name="val3" table:base-cell-address="'Journal Templates'.B6">
          <table:help-message table:title="AKA the [Enter] key" table:display="true">
            <text:p>You probably don't want to change this. If you do and decide to change it back, the original value was:</text:p>
            <text:p>=CHAR(13)&amp;CHAR(10)</text:p>
          </table:help-message>
          <table:error-message table:message-type="stop" table:display="true"/>
        </table:content-validation>
        <table:content-validation table:name="val4" table:base-cell-address="'Journal Templates'.B9">
          <table:help-message table:title="Paste As &quot;Plain Text&quot;" table:display="true">
            <text:p>Copy this and paste it as PLAIN TEXT into a markup file in Obsidan. That file should be a "folder note".</text:p>
            <text:p><text:s/></text:p>
          </table:help-message>
          <table:error-message table:message-type="stop" table:display="true"/>
        </table:content-validation>
      </table:content-validations>
      <table:table table:name="Journal Templates" table:style-name="ta1">
        <table:table-column table:style-name="co1" table:default-cell-style-name="Calc_20_Heading_20_4"/>
        <table:table-column table:style-name="co1" table:default-cell-style-name="ce6"/>
        <table:table-column table:style-name="co1" table:number-columns-repeated="16382" table:default-cell-style-name="Default"/>
        <table:table-row table:style-name="ro1">
          <table:table-cell table:style-name="Calc_20_Heading_20_1_20__28_Title_29_" office:value-type="string" calcext:value-type="string">
            <text:p>Journal Templates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3">
          <table:table-cell table:style-name="Calc_20_Heading_20_2_20__28_Section_29_" office:value-type="string" calcext:value-type="string">
            <text:p>Configuration</text:p>
          </table:table-cell>
          <table:table-cell table:style-name="Default"/>
          <table:table-cell table:number-columns-repeated="16382"/>
        </table:table-row>
        <table:table-row table:style-name="ro4">
          <table:table-cell office:value-type="string" calcext:value-type="string">
            <text:p>Notebook Title</text:p>
          </table:table-cell>
          <table:table-cell table:style-name="Entry_20_Text_20__28_Regular_29_" table:content-validation-name="val1" office:value-type="string" calcext:value-type="string">
            <text:p>Brandon's notebook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Year</text:p>
          </table:table-cell>
          <table:table-cell table:style-name="Entry_20_Text_20__28_Regular_29_" table:content-validation-name="val2" office:value-type="float" office:value="2024" calcext:value-type="float">
            <text:p>2024</text:p>
          </table:table-cell>
          <table:table-cell table:number-columns-repeated="16382"/>
        </table:table-row>
        <table:table-row table:style-name="ro5">
          <table:table-cell table:style-name="ce4" office:value-type="string" calcext:value-type="string">
            <text:p>NEWLINE</text:p>
          </table:table-cell>
          <table:table-cell table:style-name="Entry_20_Text_20__28_Regular_29_" table:content-validation-name="val3" table:formula="of:=CHAR(13)&amp;CHAR(10)" office:value-type="string" office:string-value="&#13;&#10;" calcext:value-type="string">
            <text:p></text:p>
            <text:p/>
          </table:table-cell>
          <table:table-cell table:number-columns-repeated="16382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3">
          <table:table-cell table:style-name="Calc_20_Heading_20_2_20__28_Section_29_" office:value-type="string" calcext:value-type="string">
            <text:p>Months</text:p>
          </table:table-cell>
          <table:table-cell table:style-name="Default"/>
          <table:table-cell table:number-columns-repeated="16382"/>
        </table:table-row>
        <table:table-row table:style-name="ro5">
          <table:table-cell office:value-type="string" calcext:value-type="string">
            <text:p>January</text:p>
          </table:table-cell>
          <table:table-cell table:content-validation-name="val4" table:formula="of:=[$Calc.G19]" office:value-type="string" office:string-value="| SUN | MON | TUE | WED | THU | FRI | SAT |&#13;&#10;|  ---  |  ---  |  ---  |  ---  |  ---  |  ---  |  ---  |&#13;&#10;|    | [[2024-01-01\|01]] | [[2024-01-02\|02]] | [[2024-01-03\|03]] | [[2024-01-04\|04]] | [[2024-01-05\|05]] | [[2024-01-06\|06]] |&#13;&#10;| [[2024-01-07\|07]] | [[2024-01-08\|08]] | [[2024-01-09\|09]] | [[2024-01-10\|10]] | [[2024-01-11\|11]] | [[2024-01-12\|12]] | [[2024-01-13\|13]] |&#13;&#10;| [[2024-01-14\|14]] | [[2024-01-15\|15]] | [[2024-01-16\|16]] | [[2024-01-17\|17]] | [[2024-01-18\|18]] | [[2024-01-19\|19]] | [[2024-01-20\|20]] |&#13;&#10;| [[2024-01-21\|21]] | [[2024-01-22\|22]] | [[2024-01-23\|23]] | [[2024-01-24\|24]] | [[2024-01-25\|25]] | [[2024-01-26\|26]] | [[2024-01-27\|27]] |&#13;&#10;| [[2024-01-28\|28]] | [[2024-01-29\|29]] | [[2024-01-30\|30]] | [[2024-01-31\|31]] |    |    |    |&#13;&#10;" calcext:value-type="string">
            <text:p>| SUN | MON | TUE | WED | THU | FRI | SAT |</text:p>
            <text:p>|  ---  |  ---  |  ---  |  ---  |  ---  |  ---  |  ---  |</text:p>
            <text:p>|    | [[2024-01-01\|01]] | [[2024-01-02\|02]] | [[2024-01-03\|03]] | [[2024-01-04\|04]] | [[2024-01-05\|05]] | [[2024-01-06\|06]] |</text:p>
            <text:p>| [[2024-01-07\|07]] | [[2024-01-08\|08]] | [[2024-01-09\|09]] | [[2024-01-10\|10]] | [[2024-01-11\|11]] | [[2024-01-12\|12]] | [[2024-01-13\|13]] |</text:p>
            <text:p>| [[2024-01-14\|14]] | [[2024-01-15\|15]] | [[2024-01-16\|16]] | [[2024-01-17\|17]] | [[2024-01-18\|18]] | [[2024-01-19\|19]] | [[2024-01-20\|20]] |</text:p>
            <text:p>| [[2024-01-21\|21]] | [[2024-01-22\|22]] | [[2024-01-23\|23]] | [[2024-01-24\|24]] | [[2024-01-25\|25]] | [[2024-01-26\|26]] | [[2024-01-27\|27]] |</text:p>
            <text:p>| [[2024-01-28\|28]] | [[2024-01-29\|29]] | [[2024-01-30\|30]] | [[2024-01-31\|31]]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February</text:p>
          </table:table-cell>
          <table:table-cell table:content-validation-name="val4" table:formula="of:=[$Calc.G20]" office:value-type="string" office:string-value="| SUN | MON | TUE | WED | THU | FRI | SAT |&#13;&#10;|  ---  |  ---  |  ---  |  ---  |  ---  |  ---  |  ---  |&#13;&#10;|    |    |    |    | [[2024-02-01\|01]] | [[2024-02-02\|02]] | [[2024-02-03\|03]] |&#13;&#10;| [[2024-02-04\|04]] | [[2024-02-05\|05]] | [[2024-02-06\|06]] | [[2024-02-07\|07]] | [[2024-02-08\|08]] | [[2024-02-09\|09]] | [[2024-02-10\|10]] |&#13;&#10;| [[2024-02-11\|11]] | [[2024-02-12\|12]] | [[2024-02-13\|13]] | [[2024-02-14\|14]] | [[2024-02-15\|15]] | [[2024-02-16\|16]] | [[2024-02-17\|17]] |&#13;&#10;| [[2024-02-18\|18]] | [[2024-02-19\|19]] | [[2024-02-20\|20]] | [[2024-02-21\|21]] | [[2024-02-22\|22]] | [[2024-02-23\|23]] | [[2024-02-24\|24]] |&#13;&#10;| [[2024-02-25\|25]] | [[2024-02-26\|26]] | [[2024-02-27\|27]] | [[2024-02-28\|28]] | [[2024-02-29\|29]] |    |    |&#13;&#10;" calcext:value-type="string">
            <text:p>| SUN | MON | TUE | WED | THU | FRI | SAT |</text:p>
            <text:p>|  ---  |  ---  |  ---  |  ---  |  ---  |  ---  |  ---  |</text:p>
            <text:p>|    |    |    |    | [[2024-02-01\|01]] | [[2024-02-02\|02]] | [[2024-02-03\|03]] |</text:p>
            <text:p>| [[2024-02-04\|04]] | [[2024-02-05\|05]] | [[2024-02-06\|06]] | [[2024-02-07\|07]] | [[2024-02-08\|08]] | [[2024-02-09\|09]] | [[2024-02-10\|10]] |</text:p>
            <text:p>| [[2024-02-11\|11]] | [[2024-02-12\|12]] | [[2024-02-13\|13]] | [[2024-02-14\|14]] | [[2024-02-15\|15]] | [[2024-02-16\|16]] | [[2024-02-17\|17]] |</text:p>
            <text:p>| [[2024-02-18\|18]] | [[2024-02-19\|19]] | [[2024-02-20\|20]] | [[2024-02-21\|21]] | [[2024-02-22\|22]] | [[2024-02-23\|23]] | [[2024-02-24\|24]] |</text:p>
            <text:p>| [[2024-02-25\|25]] | [[2024-02-26\|26]] | [[2024-02-27\|27]] | [[2024-02-28\|28]] | [[2024-02-29\|29]]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March</text:p>
          </table:table-cell>
          <table:table-cell table:content-validation-name="val4" table:formula="of:=[$Calc.G21]" office:value-type="string" office:string-value="| SUN | MON | TUE | WED | THU | FRI | SAT |&#13;&#10;|  ---  |  ---  |  ---  |  ---  |  ---  |  ---  |  ---  |&#13;&#10;|    |    |    |    |    | [[2024-03-01\|01]] | [[2024-03-02\|02]] |&#13;&#10;| [[2024-03-03\|03]] | [[2024-03-04\|04]] | [[2024-03-05\|05]] | [[2024-03-06\|06]] | [[2024-03-07\|07]] | [[2024-03-08\|08]] | [[2024-03-09\|09]] |&#13;&#10;| [[2024-03-10\|10]] | [[2024-03-11\|11]] | [[2024-03-12\|12]] | [[2024-03-13\|13]] | [[2024-03-14\|14]] | [[2024-03-15\|15]] | [[2024-03-16\|16]] |&#13;&#10;| [[2024-03-17\|17]] | [[2024-03-18\|18]] | [[2024-03-19\|19]] | [[2024-03-20\|20]] | [[2024-03-21\|21]] | [[2024-03-22\|22]] | [[2024-03-23\|23]] |&#13;&#10;| [[2024-03-24\|24]] | [[2024-03-25\|25]] | [[2024-03-26\|26]] | [[2024-03-27\|27]] | [[2024-03-28\|28]] | [[2024-03-29\|29]] | [[2024-03-30\|30]] |&#13;&#10;| [[2024-03-31\|31]] |    |    |    |    |    |    " calcext:value-type="string">
            <text:p>| SUN | MON | TUE | WED | THU | FRI | SAT |</text:p>
            <text:p>|  ---  |  ---  |  ---  |  ---  |  ---  |  ---  |  ---  |</text:p>
            <text:p>|    |    |    |    |    | [[2024-03-01\|01]] | [[2024-03-02\|02]] |</text:p>
            <text:p>| [[2024-03-03\|03]] | [[2024-03-04\|04]] | [[2024-03-05\|05]] | [[2024-03-06\|06]] | [[2024-03-07\|07]] | [[2024-03-08\|08]] | [[2024-03-09\|09]] |</text:p>
            <text:p>| [[2024-03-10\|10]] | [[2024-03-11\|11]] | [[2024-03-12\|12]] | [[2024-03-13\|13]] | [[2024-03-14\|14]] | [[2024-03-15\|15]] | [[2024-03-16\|16]] |</text:p>
            <text:p>| [[2024-03-17\|17]] | [[2024-03-18\|18]] | [[2024-03-19\|19]] | [[2024-03-20\|20]] | [[2024-03-21\|21]] | [[2024-03-22\|22]] | [[2024-03-23\|23]] |</text:p>
            <text:p>| [[2024-03-24\|24]] | [[2024-03-25\|25]] | [[2024-03-26\|26]] | [[2024-03-27\|27]] | [[2024-03-28\|28]] | [[2024-03-29\|29]] | [[2024-03-30\|30]] |</text:p>
            <text:p>| [[2024-03-31\|31]] |    |    |    |    |    |    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pril</text:p>
          </table:table-cell>
          <table:table-cell table:content-validation-name="val4" table:formula="of:=[$Calc.G22]" office:value-type="string" office:string-value="| SUN | MON | TUE | WED | THU | FRI | SAT |&#13;&#10;|  ---  |  ---  |  ---  |  ---  |  ---  |  ---  |  ---  |&#13;&#10;|    | [[2024-04-01\|01]] | [[2024-04-02\|02]] | [[2024-04-03\|03]] | [[2024-04-04\|04]] | [[2024-04-05\|05]] | [[2024-04-06\|06]] |&#13;&#10;| [[2024-04-07\|07]] | [[2024-04-08\|08]] | [[2024-04-09\|09]] | [[2024-04-10\|10]] | [[2024-04-11\|11]] | [[2024-04-12\|12]] | [[2024-04-13\|13]] |&#13;&#10;| [[2024-04-14\|14]] | [[2024-04-15\|15]] | [[2024-04-16\|16]] | [[2024-04-17\|17]] | [[2024-04-18\|18]] | [[2024-04-19\|19]] | [[2024-04-20\|20]] |&#13;&#10;| [[2024-04-21\|21]] | [[2024-04-22\|22]] | [[2024-04-23\|23]] | [[2024-04-24\|24]] | [[2024-04-25\|25]] | [[2024-04-26\|26]] | [[2024-04-27\|27]] |&#13;&#10;| [[2024-04-28\|28]] | [[2024-04-29\|29]] | [[2024-04-30\|30]] |    |    |    |    |&#13;&#10;" calcext:value-type="string">
            <text:p>| SUN | MON | TUE | WED | THU | FRI | SAT |</text:p>
            <text:p>|  ---  |  ---  |  ---  |  ---  |  ---  |  ---  |  ---  |</text:p>
            <text:p>|    | [[2024-04-01\|01]] | [[2024-04-02\|02]] | [[2024-04-03\|03]] | [[2024-04-04\|04]] | [[2024-04-05\|05]] | [[2024-04-06\|06]] |</text:p>
            <text:p>| [[2024-04-07\|07]] | [[2024-04-08\|08]] | [[2024-04-09\|09]] | [[2024-04-10\|10]] | [[2024-04-11\|11]] | [[2024-04-12\|12]] | [[2024-04-13\|13]] |</text:p>
            <text:p>| [[2024-04-14\|14]] | [[2024-04-15\|15]] | [[2024-04-16\|16]] | [[2024-04-17\|17]] | [[2024-04-18\|18]] | [[2024-04-19\|19]] | [[2024-04-20\|20]] |</text:p>
            <text:p>| [[2024-04-21\|21]] | [[2024-04-22\|22]] | [[2024-04-23\|23]] | [[2024-04-24\|24]] | [[2024-04-25\|25]] | [[2024-04-26\|26]] | [[2024-04-27\|27]] |</text:p>
            <text:p>| [[2024-04-28\|28]] | [[2024-04-29\|29]] | [[2024-04-30\|30]] |   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May</text:p>
          </table:table-cell>
          <table:table-cell table:content-validation-name="val4" table:formula="of:=[$Calc.G23]" office:value-type="string" office:string-value="| SUN | MON | TUE | WED | THU | FRI | SAT |&#13;&#10;|  ---  |  ---  |  ---  |  ---  |  ---  |  ---  |  ---  |&#13;&#10;|    |    |    | [[2024-05-01\|01]] | [[2024-05-02\|02]] | [[2024-05-03\|03]] | [[2024-05-04\|04]] |&#13;&#10;| [[2024-05-05\|05]] | [[2024-05-06\|06]] | [[2024-05-07\|07]] | [[2024-05-08\|08]] | [[2024-05-09\|09]] | [[2024-05-10\|10]] | [[2024-05-11\|11]] |&#13;&#10;| [[2024-05-12\|12]] | [[2024-05-13\|13]] | [[2024-05-14\|14]] | [[2024-05-15\|15]] | [[2024-05-16\|16]] | [[2024-05-17\|17]] | [[2024-05-18\|18]] |&#13;&#10;| [[2024-05-19\|19]] | [[2024-05-20\|20]] | [[2024-05-21\|21]] | [[2024-05-22\|22]] | [[2024-05-23\|23]] | [[2024-05-24\|24]] | [[2024-05-25\|25]] |&#13;&#10;| [[2024-05-26\|26]] | [[2024-05-27\|27]] | [[2024-05-28\|28]] | [[2024-05-29\|29]] | [[2024-05-30\|30]] | [[2024-05-31\|31]] |    |&#13;&#10;" calcext:value-type="string">
            <text:p>| SUN | MON | TUE | WED | THU | FRI | SAT |</text:p>
            <text:p>|  ---  |  ---  |  ---  |  ---  |  ---  |  ---  |  ---  |</text:p>
            <text:p>|    |    |    | [[2024-05-01\|01]] | [[2024-05-02\|02]] | [[2024-05-03\|03]] | [[2024-05-04\|04]] |</text:p>
            <text:p>| [[2024-05-05\|05]] | [[2024-05-06\|06]] | [[2024-05-07\|07]] | [[2024-05-08\|08]] | [[2024-05-09\|09]] | [[2024-05-10\|10]] | [[2024-05-11\|11]] |</text:p>
            <text:p>| [[2024-05-12\|12]] | [[2024-05-13\|13]] | [[2024-05-14\|14]] | [[2024-05-15\|15]] | [[2024-05-16\|16]] | [[2024-05-17\|17]] | [[2024-05-18\|18]] |</text:p>
            <text:p>| [[2024-05-19\|19]] | [[2024-05-20\|20]] | [[2024-05-21\|21]] | [[2024-05-22\|22]] | [[2024-05-23\|23]] | [[2024-05-24\|24]] | [[2024-05-25\|25]] |</text:p>
            <text:p>| [[2024-05-26\|26]] | [[2024-05-27\|27]] | [[2024-05-28\|28]] | [[2024-05-29\|29]] | [[2024-05-30\|30]] | [[2024-05-31\|31]]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June</text:p>
          </table:table-cell>
          <table:table-cell table:content-validation-name="val4" table:formula="of:=[$Calc.G24]" office:value-type="string" office:string-value="| SUN | MON | TUE | WED | THU | FRI | SAT |&#13;&#10;|  ---  |  ---  |  ---  |  ---  |  ---  |  ---  |  ---  |&#13;&#10;|    |    |    |    |    |    | [[2024-06-01\|01]] |&#13;&#10;| [[2024-06-02\|02]] | [[2024-06-03\|03]] | [[2024-06-04\|04]] | [[2024-06-05\|05]] | [[2024-06-06\|06]] | [[2024-06-07\|07]] | [[2024-06-08\|08]] |&#13;&#10;| [[2024-06-09\|09]] | [[2024-06-10\|10]] | [[2024-06-11\|11]] | [[2024-06-12\|12]] | [[2024-06-13\|13]] | [[2024-06-14\|14]] | [[2024-06-15\|15]] |&#13;&#10;| [[2024-06-16\|16]] | [[2024-06-17\|17]] | [[2024-06-18\|18]] | [[2024-06-19\|19]] | [[2024-06-20\|20]] | [[2024-06-21\|21]] | [[2024-06-22\|22]] |&#13;&#10;| [[2024-06-23\|23]] | [[2024-06-24\|24]] | [[2024-06-25\|25]] | [[2024-06-26\|26]] | [[2024-06-27\|27]] | [[2024-06-28\|28]] | [[2024-06-29\|29]] |&#13;&#10;| [[2024-06-30\|30]] |    |    |    |    |    |    " calcext:value-type="string">
            <text:p>| SUN | MON | TUE | WED | THU | FRI | SAT |</text:p>
            <text:p>|  ---  |  ---  |  ---  |  ---  |  ---  |  ---  |  ---  |</text:p>
            <text:p>|    |    |    |    |    |    | [[2024-06-01\|01]] |</text:p>
            <text:p>| [[2024-06-02\|02]] | [[2024-06-03\|03]] | [[2024-06-04\|04]] | [[2024-06-05\|05]] | [[2024-06-06\|06]] | [[2024-06-07\|07]] | [[2024-06-08\|08]] |</text:p>
            <text:p>| [[2024-06-09\|09]] | [[2024-06-10\|10]] | [[2024-06-11\|11]] | [[2024-06-12\|12]] | [[2024-06-13\|13]] | [[2024-06-14\|14]] | [[2024-06-15\|15]] |</text:p>
            <text:p>| [[2024-06-16\|16]] | [[2024-06-17\|17]] | [[2024-06-18\|18]] | [[2024-06-19\|19]] | [[2024-06-20\|20]] | [[2024-06-21\|21]] | [[2024-06-22\|22]] |</text:p>
            <text:p>| [[2024-06-23\|23]] | [[2024-06-24\|24]] | [[2024-06-25\|25]] | [[2024-06-26\|26]] | [[2024-06-27\|27]] | [[2024-06-28\|28]] | [[2024-06-29\|29]] |</text:p>
            <text:p>| [[2024-06-30\|30]] |    |    |    |    |    |    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July</text:p>
          </table:table-cell>
          <table:table-cell table:content-validation-name="val4" table:formula="of:=[$Calc.G25]" office:value-type="string" office:string-value="| SUN | MON | TUE | WED | THU | FRI | SAT |&#13;&#10;|  ---  |  ---  |  ---  |  ---  |  ---  |  ---  |  ---  |&#13;&#10;|    | [[2024-07-01\|01]] | [[2024-07-02\|02]] | [[2024-07-03\|03]] | [[2024-07-04\|04]] | [[2024-07-05\|05]] | [[2024-07-06\|06]] |&#13;&#10;| [[2024-07-07\|07]] | [[2024-07-08\|08]] | [[2024-07-09\|09]] | [[2024-07-10\|10]] | [[2024-07-11\|11]] | [[2024-07-12\|12]] | [[2024-07-13\|13]] |&#13;&#10;| [[2024-07-14\|14]] | [[2024-07-15\|15]] | [[2024-07-16\|16]] | [[2024-07-17\|17]] | [[2024-07-18\|18]] | [[2024-07-19\|19]] | [[2024-07-20\|20]] |&#13;&#10;| [[2024-07-21\|21]] | [[2024-07-22\|22]] | [[2024-07-23\|23]] | [[2024-07-24\|24]] | [[2024-07-25\|25]] | [[2024-07-26\|26]] | [[2024-07-27\|27]] |&#13;&#10;| [[2024-07-28\|28]] | [[2024-07-29\|29]] | [[2024-07-30\|30]] | [[2024-07-31\|31]] |    |    |    |&#13;&#10;" calcext:value-type="string">
            <text:p>| SUN | MON | TUE | WED | THU | FRI | SAT |</text:p>
            <text:p>|  ---  |  ---  |  ---  |  ---  |  ---  |  ---  |  ---  |</text:p>
            <text:p>|    | [[2024-07-01\|01]] | [[2024-07-02\|02]] | [[2024-07-03\|03]] | [[2024-07-04\|04]] | [[2024-07-05\|05]] | [[2024-07-06\|06]] |</text:p>
            <text:p>| [[2024-07-07\|07]] | [[2024-07-08\|08]] | [[2024-07-09\|09]] | [[2024-07-10\|10]] | [[2024-07-11\|11]] | [[2024-07-12\|12]] | [[2024-07-13\|13]] |</text:p>
            <text:p>| [[2024-07-14\|14]] | [[2024-07-15\|15]] | [[2024-07-16\|16]] | [[2024-07-17\|17]] | [[2024-07-18\|18]] | [[2024-07-19\|19]] | [[2024-07-20\|20]] |</text:p>
            <text:p>| [[2024-07-21\|21]] | [[2024-07-22\|22]] | [[2024-07-23\|23]] | [[2024-07-24\|24]] | [[2024-07-25\|25]] | [[2024-07-26\|26]] | [[2024-07-27\|27]] |</text:p>
            <text:p>| [[2024-07-28\|28]] | [[2024-07-29\|29]] | [[2024-07-30\|30]] | [[2024-07-31\|31]]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ugust</text:p>
          </table:table-cell>
          <table:table-cell table:content-validation-name="val4" table:formula="of:=[$Calc.G26]" office:value-type="string" office:string-value="| SUN | MON | TUE | WED | THU | FRI | SAT |&#13;&#10;|  ---  |  ---  |  ---  |  ---  |  ---  |  ---  |  ---  |&#13;&#10;|    |    |    |    | [[2024-08-01\|01]] | [[2024-08-02\|02]] | [[2024-08-03\|03]] |&#13;&#10;| [[2024-08-04\|04]] | [[2024-08-05\|05]] | [[2024-08-06\|06]] | [[2024-08-07\|07]] | [[2024-08-08\|08]] | [[2024-08-09\|09]] | [[2024-08-10\|10]] |&#13;&#10;| [[2024-08-11\|11]] | [[2024-08-12\|12]] | [[2024-08-13\|13]] | [[2024-08-14\|14]] | [[2024-08-15\|15]] | [[2024-08-16\|16]] | [[2024-08-17\|17]] |&#13;&#10;| [[2024-08-18\|18]] | [[2024-08-19\|19]] | [[2024-08-20\|20]] | [[2024-08-21\|21]] | [[2024-08-22\|22]] | [[2024-08-23\|23]] | [[2024-08-24\|24]] |&#13;&#10;| [[2024-08-25\|25]] | [[2024-08-26\|26]] | [[2024-08-27\|27]] | [[2024-08-28\|28]] | [[2024-08-29\|29]] | [[2024-08-30\|30]] | [[2024-08-31\|31]] |&#13;&#10;" calcext:value-type="string">
            <text:p>| SUN | MON | TUE | WED | THU | FRI | SAT |</text:p>
            <text:p>|  ---  |  ---  |  ---  |  ---  |  ---  |  ---  |  ---  |</text:p>
            <text:p>|    |    |    |    | [[2024-08-01\|01]] | [[2024-08-02\|02]] | [[2024-08-03\|03]] |</text:p>
            <text:p>| [[2024-08-04\|04]] | [[2024-08-05\|05]] | [[2024-08-06\|06]] | [[2024-08-07\|07]] | [[2024-08-08\|08]] | [[2024-08-09\|09]] | [[2024-08-10\|10]] |</text:p>
            <text:p>| [[2024-08-11\|11]] | [[2024-08-12\|12]] | [[2024-08-13\|13]] | [[2024-08-14\|14]] | [[2024-08-15\|15]] | [[2024-08-16\|16]] | [[2024-08-17\|17]] |</text:p>
            <text:p>| [[2024-08-18\|18]] | [[2024-08-19\|19]] | [[2024-08-20\|20]] | [[2024-08-21\|21]] | [[2024-08-22\|22]] | [[2024-08-23\|23]] | [[2024-08-24\|24]] |</text:p>
            <text:p>| [[2024-08-25\|25]] | [[2024-08-26\|26]] | [[2024-08-27\|27]] | [[2024-08-28\|28]] | [[2024-08-29\|29]] | [[2024-08-30\|30]] | [[2024-08-31\|31]]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September</text:p>
          </table:table-cell>
          <table:table-cell table:content-validation-name="val4" table:formula="of:=[$Calc.G27]" office:value-type="string" office:string-value="| SUN | MON | TUE | WED | THU | FRI | SAT |&#13;&#10;|  ---  |  ---  |  ---  |  ---  |  ---  |  ---  |  ---  |&#13;&#10;| [[2024-09-01\|01]] | [[2024-09-02\|02]] | [[2024-09-03\|03]] | [[2024-09-04\|04]] | [[2024-09-05\|05]] | [[2024-09-06\|06]] | [[2024-09-07\|07]] |&#13;&#10;| [[2024-09-08\|08]] | [[2024-09-09\|09]] | [[2024-09-10\|10]] | [[2024-09-11\|11]] | [[2024-09-12\|12]] | [[2024-09-13\|13]] | [[2024-09-14\|14]] |&#13;&#10;| [[2024-09-15\|15]] | [[2024-09-16\|16]] | [[2024-09-17\|17]] | [[2024-09-18\|18]] | [[2024-09-19\|19]] | [[2024-09-20\|20]] | [[2024-09-21\|21]] |&#13;&#10;| [[2024-09-22\|22]] | [[2024-09-23\|23]] | [[2024-09-24\|24]] | [[2024-09-25\|25]] | [[2024-09-26\|26]] | [[2024-09-27\|27]] | [[2024-09-28\|28]] |&#13;&#10;| [[2024-09-29\|29]] | [[2024-09-30\|30]] |    |    |    |    |    |&#13;&#10;" calcext:value-type="string">
            <text:p>| SUN | MON | TUE | WED | THU | FRI | SAT |</text:p>
            <text:p>|  ---  |  ---  |  ---  |  ---  |  ---  |  ---  |  ---  |</text:p>
            <text:p>| [[2024-09-01\|01]] | [[2024-09-02\|02]] | [[2024-09-03\|03]] | [[2024-09-04\|04]] | [[2024-09-05\|05]] | [[2024-09-06\|06]] | [[2024-09-07\|07]] |</text:p>
            <text:p>| [[2024-09-08\|08]] | [[2024-09-09\|09]] | [[2024-09-10\|10]] | [[2024-09-11\|11]] | [[2024-09-12\|12]] | [[2024-09-13\|13]] | [[2024-09-14\|14]] |</text:p>
            <text:p>| [[2024-09-15\|15]] | [[2024-09-16\|16]] | [[2024-09-17\|17]] | [[2024-09-18\|18]] | [[2024-09-19\|19]] | [[2024-09-20\|20]] | [[2024-09-21\|21]] |</text:p>
            <text:p>| [[2024-09-22\|22]] | [[2024-09-23\|23]] | [[2024-09-24\|24]] | [[2024-09-25\|25]] | [[2024-09-26\|26]] | [[2024-09-27\|27]] | [[2024-09-28\|28]] |</text:p>
            <text:p>| [[2024-09-29\|29]] | [[2024-09-30\|30]] |    |   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October</text:p>
          </table:table-cell>
          <table:table-cell table:content-validation-name="val4" table:formula="of:=[$Calc.G28]" office:value-type="string" office:string-value="| SUN | MON | TUE | WED | THU | FRI | SAT |&#13;&#10;|  ---  |  ---  |  ---  |  ---  |  ---  |  ---  |  ---  |&#13;&#10;|    |    | [[2024-10-01\|01]] | [[2024-10-02\|02]] | [[2024-10-03\|03]] | [[2024-10-04\|04]] | [[2024-10-05\|05]] |&#13;&#10;| [[2024-10-06\|06]] | [[2024-10-07\|07]] | [[2024-10-08\|08]] | [[2024-10-09\|09]] | [[2024-10-10\|10]] | [[2024-10-11\|11]] | [[2024-10-12\|12]] |&#13;&#10;| [[2024-10-13\|13]] | [[2024-10-14\|14]] | [[2024-10-15\|15]] | [[2024-10-16\|16]] | [[2024-10-17\|17]] | [[2024-10-18\|18]] | [[2024-10-19\|19]] |&#13;&#10;| [[2024-10-20\|20]] | [[2024-10-21\|21]] | [[2024-10-22\|22]] | [[2024-10-23\|23]] | [[2024-10-24\|24]] | [[2024-10-25\|25]] | [[2024-10-26\|26]] |&#13;&#10;| [[2024-10-27\|27]] | [[2024-10-28\|28]] | [[2024-10-29\|29]] | [[2024-10-30\|30]] | [[2024-10-31\|31]] |    |    |&#13;&#10;" calcext:value-type="string">
            <text:p>| SUN | MON | TUE | WED | THU | FRI | SAT |</text:p>
            <text:p>|  ---  |  ---  |  ---  |  ---  |  ---  |  ---  |  ---  |</text:p>
            <text:p>|    |    | [[2024-10-01\|01]] | [[2024-10-02\|02]] | [[2024-10-03\|03]] | [[2024-10-04\|04]] | [[2024-10-05\|05]] |</text:p>
            <text:p>| [[2024-10-06\|06]] | [[2024-10-07\|07]] | [[2024-10-08\|08]] | [[2024-10-09\|09]] | [[2024-10-10\|10]] | [[2024-10-11\|11]] | [[2024-10-12\|12]] |</text:p>
            <text:p>| [[2024-10-13\|13]] | [[2024-10-14\|14]] | [[2024-10-15\|15]] | [[2024-10-16\|16]] | [[2024-10-17\|17]] | [[2024-10-18\|18]] | [[2024-10-19\|19]] |</text:p>
            <text:p>| [[2024-10-20\|20]] | [[2024-10-21\|21]] | [[2024-10-22\|22]] | [[2024-10-23\|23]] | [[2024-10-24\|24]] | [[2024-10-25\|25]] | [[2024-10-26\|26]] |</text:p>
            <text:p>| [[2024-10-27\|27]] | [[2024-10-28\|28]] | [[2024-10-29\|29]] | [[2024-10-30\|30]] | [[2024-10-31\|31]]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November</text:p>
          </table:table-cell>
          <table:table-cell table:content-validation-name="val4" table:formula="of:=[$Calc.G29]" office:value-type="string" office:string-value="| SUN | MON | TUE | WED | THU | FRI | SAT |&#13;&#10;|  ---  |  ---  |  ---  |  ---  |  ---  |  ---  |  ---  |&#13;&#10;|    |    |    |    |    | [[2024-11-01\|01]] | [[2024-11-02\|02]] |&#13;&#10;| [[2024-11-03\|03]] | [[2024-11-04\|04]] | [[2024-11-05\|05]] | [[2024-11-06\|06]] | [[2024-11-07\|07]] | [[2024-11-08\|08]] | [[2024-11-09\|09]] |&#13;&#10;| [[2024-11-10\|10]] | [[2024-11-11\|11]] | [[2024-11-12\|12]] | [[2024-11-13\|13]] | [[2024-11-14\|14]] | [[2024-11-15\|15]] | [[2024-11-16\|16]] |&#13;&#10;| [[2024-11-17\|17]] | [[2024-11-18\|18]] | [[2024-11-19\|19]] | [[2024-11-20\|20]] | [[2024-11-21\|21]] | [[2024-11-22\|22]] | [[2024-11-23\|23]] |&#13;&#10;| [[2024-11-24\|24]] | [[2024-11-25\|25]] | [[2024-11-26\|26]] | [[2024-11-27\|27]] | [[2024-11-28\|28]] | [[2024-11-29\|29]] | [[2024-11-30\|30]] |&#13;&#10;" calcext:value-type="string">
            <text:p>| SUN | MON | TUE | WED | THU | FRI | SAT |</text:p>
            <text:p>|  ---  |  ---  |  ---  |  ---  |  ---  |  ---  |  ---  |</text:p>
            <text:p>|    |    |    |    |    | [[2024-11-01\|01]] | [[2024-11-02\|02]] |</text:p>
            <text:p>| [[2024-11-03\|03]] | [[2024-11-04\|04]] | [[2024-11-05\|05]] | [[2024-11-06\|06]] | [[2024-11-07\|07]] | [[2024-11-08\|08]] | [[2024-11-09\|09]] |</text:p>
            <text:p>| [[2024-11-10\|10]] | [[2024-11-11\|11]] | [[2024-11-12\|12]] | [[2024-11-13\|13]] | [[2024-11-14\|14]] | [[2024-11-15\|15]] | [[2024-11-16\|16]] |</text:p>
            <text:p>| [[2024-11-17\|17]] | [[2024-11-18\|18]] | [[2024-11-19\|19]] | [[2024-11-20\|20]] | [[2024-11-21\|21]] | [[2024-11-22\|22]] | [[2024-11-23\|23]] |</text:p>
            <text:p>| [[2024-11-24\|24]] | [[2024-11-25\|25]] | [[2024-11-26\|26]] | [[2024-11-27\|27]] | [[2024-11-28\|28]] | [[2024-11-29\|29]] | [[2024-11-30\|30]]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December</text:p>
          </table:table-cell>
          <table:table-cell table:content-validation-name="val4" table:formula="of:=[$Calc.G30]" office:value-type="string" office:string-value="| SUN | MON | TUE | WED | THU | FRI | SAT |&#13;&#10;|  ---  |  ---  |  ---  |  ---  |  ---  |  ---  |  ---  |&#13;&#10;| [[2024-12-01\|01]] | [[2024-12-02\|02]] | [[2024-12-03\|03]] | [[2024-12-04\|04]] | [[2024-12-05\|05]] | [[2024-12-06\|06]] | [[2024-12-07\|07]] |&#13;&#10;| [[2024-12-08\|08]] | [[2024-12-09\|09]] | [[2024-12-10\|10]] | [[2024-12-11\|11]] | [[2024-12-12\|12]] | [[2024-12-13\|13]] | [[2024-12-14\|14]] |&#13;&#10;| [[2024-12-15\|15]] | [[2024-12-16\|16]] | [[2024-12-17\|17]] | [[2024-12-18\|18]] | [[2024-12-19\|19]] | [[2024-12-20\|20]] | [[2024-12-21\|21]] |&#13;&#10;| [[2024-12-22\|22]] | [[2024-12-23\|23]] | [[2024-12-24\|24]] | [[2024-12-25\|25]] | [[2024-12-26\|26]] | [[2024-12-27\|27]] | [[2024-12-28\|28]] |&#13;&#10;| [[2024-12-29\|29]] | [[2024-12-30\|30]] | [[2024-12-31\|31]] |    |    |    |    |&#13;&#10;" calcext:value-type="string">
            <text:p>| SUN | MON | TUE | WED | THU | FRI | SAT |</text:p>
            <text:p>|  ---  |  ---  |  ---  |  ---  |  ---  |  ---  |  ---  |</text:p>
            <text:p>| [[2024-12-01\|01]] | [[2024-12-02\|02]] | [[2024-12-03\|03]] | [[2024-12-04\|04]] | [[2024-12-05\|05]] | [[2024-12-06\|06]] | [[2024-12-07\|07]] |</text:p>
            <text:p>| [[2024-12-08\|08]] | [[2024-12-09\|09]] | [[2024-12-10\|10]] | [[2024-12-11\|11]] | [[2024-12-12\|12]] | [[2024-12-13\|13]] | [[2024-12-14\|14]] |</text:p>
            <text:p>| [[2024-12-15\|15]] | [[2024-12-16\|16]] | [[2024-12-17\|17]] | [[2024-12-18\|18]] | [[2024-12-19\|19]] | [[2024-12-20\|20]] | [[2024-12-21\|21]] |</text:p>
            <text:p>| [[2024-12-22\|22]] | [[2024-12-23\|23]] | [[2024-12-24\|24]] | [[2024-12-25\|25]] | [[2024-12-26\|26]] | [[2024-12-27\|27]] | [[2024-12-28\|28]] |</text:p>
            <text:p>| [[2024-12-29\|29]] | [[2024-12-30\|30]] | [[2024-12-31\|31]] |    |    |    |    |</text:p>
            <text:p/>
          </table:table-cell>
          <table:table-cell table:number-columns-repeated="16382"/>
        </table:table-row>
      </table:table>
      <table:table table:name="Calc" table:style-name="ta1">
        <table:table-column table:style-name="co1" table:number-columns-repeated="2" table:default-cell-style-name="Calc_20_Text"/>
        <table:table-column table:style-name="co1" table:number-columns-repeated="52" table:default-cell-style-name="Default"/>
        <table:table-row table:style-name="ro1">
          <table:table-cell table:style-name="Calc_20_Heading_20_1_20__28_Title_29_" office:value-type="string" calcext:value-type="string">
            <text:p>Calculations</text:p>
          </table:table-cell>
          <table:table-cell table:style-name="Default"/>
          <table:table-cell table:number-columns-repeated="52"/>
        </table:table-row>
        <table:table-row table:style-name="ro2"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alc_20_Heading_20_2_20__28_Section_29_" office:value-type="string" calcext:value-type="string">
            <text:p>Notebook Title</text:p>
          </table:table-cell>
          <table:table-cell table:style-name="Default"/>
          <table:table-cell table:number-columns-repeated="52"/>
        </table:table-row>
        <table:table-row table:style-name="ro6">
          <table:table-cell table:style-name="Calc_20_Heading_20_4" office:value-type="string" calcext:value-type="string">
            <text:p>Text</text:p>
          </table:table-cell>
          <table:table-cell table:formula="of:=NOTEBOOK_TITLE" office:value-type="string" office:string-value="Brandon's notebook" calcext:value-type="string">
            <text:p>Brandon's notebook</text:p>
          </table:table-cell>
          <table:table-cell table:number-columns-repeated="52"/>
        </table:table-row>
        <table:table-row table:style-name="ro6">
          <table:table-cell table:style-name="Calc_20_Heading_20_4" office:value-type="string" calcext:value-type="string">
            <text:p>HTML-encoded</text:p>
          </table:table-cell>
          <table:table-cell table:formula="of:= COM.MICROSOFT.ENCODEURL(NOTEBOOK_TITLE)" office:value-type="string" office:string-value="Brandon%27s%20notebook" calcext:value-type="string">
            <text:p>Brandon%27s%20notebook</text:p>
          </table:table-cell>
          <table:table-cell table:number-columns-repeated="52"/>
        </table:table-row>
        <table:table-row table:style-name="ro1">
          <table:table-cell table:style-name="Calc_20_Heading_20_1_20__28_Title_29_"/>
          <table:table-cell table:style-name="Default"/>
          <table:table-cell table:number-columns-repeated="52"/>
        </table:table-row>
        <table:table-row table:style-name="ro2"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alc_20_Heading_20_2_20__28_Section_29_" office:value-type="string" calcext:value-type="string">
            <text:p>Newline</text:p>
          </table:table-cell>
          <table:table-cell table:style-name="Default"/>
          <table:table-cell table:number-columns-repeated="52"/>
        </table:table-row>
        <table:table-row table:style-name="ro7">
          <table:table-cell table:style-name="Calc_20_Text_20__28_Display_29_" office:value-type="string" calcext:value-type="string">
            <text:p>If you changed the NEWLINE value on the previous tab, </text:p>
            <text:p>And you would like to change it back, that value is:</text:p>
          </table:table-cell>
          <table:table-cell table:style-name="Default"/>
          <table:table-cell table:number-columns-repeated="52"/>
        </table:table-row>
        <table:table-row table:style-name="ro6">
          <table:table-cell table:style-name="Calc_20_Text_20__28_Display_2c__20_Warning_29_" table:formula="of:=&quot;=CHAR(13)&amp;CHAR(10)&quot;" office:value-type="string" office:string-value="=CHAR(13)&amp;CHAR(10)" calcext:value-type="string">
            <text:p>=CHAR(13)&amp;CHAR(10)</text:p>
          </table:table-cell>
          <table:table-cell table:style-name="Default"/>
          <table:table-cell table:number-columns-repeated="52"/>
        </table:table-row>
        <table:table-row table:style-name="ro2"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alc_20_Heading_20_2_20__28_Section_29_" office:value-type="string" calcext:value-type="string">
            <text:p>Calendar</text:p>
          </table:table-cell>
          <table:table-cell table:style-name="Default"/>
          <table:table-cell table:number-columns-repeated="52"/>
        </table:table-row>
        <table:table-row table:style-name="ro4">
          <table:table-cell table:style-name="Default"/>
          <table:table-cell table:style-name="Calc_20_Heading_20_4" office:value-type="string" calcext:value-type="string">
            <text:p>Concat</text:p>
          </table:table-cell>
          <table:table-cell table:number-columns-repeated="52"/>
        </table:table-row>
        <table:table-row table:style-name="ro6">
          <table:table-cell table:style-name="Calc_20_Heading_20_4" office:value-type="string" calcext:value-type="string">
            <text:p>Day Labels</text:p>
          </table:table-cell>
          <table:table-cell table:formula="of:=&quot;| &quot;&amp;COM.MICROSOFT.TEXTJOIN(&quot; | &quot;; TRUE(); [.C14:.I14])&amp;&quot; |&quot;" office:value-type="string" office:string-value="| SUN | MON | TUE | WED | THU | FRI | SAT |" calcext:value-type="string">
            <text:p>| SUN | MON | TUE | WED | THU | FRI | SAT |</text:p>
          </table:table-cell>
          <table:table-cell table:style-name="Calc_20_Text_20__28_Static_29_" office:value-type="string" calcext:value-type="string">
            <text:p>SUN</text:p>
          </table:table-cell>
          <table:table-cell table:style-name="Calc_20_Text_20__28_Static_29_" office:value-type="string" calcext:value-type="string">
            <text:p>MON</text:p>
          </table:table-cell>
          <table:table-cell table:style-name="Calc_20_Text_20__28_Static_29_" office:value-type="string" calcext:value-type="string">
            <text:p>TUE</text:p>
          </table:table-cell>
          <table:table-cell table:style-name="Calc_20_Text_20__28_Static_29_" office:value-type="string" calcext:value-type="string">
            <text:p>WED</text:p>
          </table:table-cell>
          <table:table-cell table:style-name="Calc_20_Text_20__28_Static_29_" office:value-type="string" calcext:value-type="string">
            <text:p>THU</text:p>
          </table:table-cell>
          <table:table-cell table:style-name="Calc_20_Text_20__28_Static_29_" office:value-type="string" calcext:value-type="string">
            <text:p>FRI</text:p>
          </table:table-cell>
          <table:table-cell table:style-name="Calc_20_Text_20__28_Static_29_" office:value-type="string" calcext:value-type="string">
            <text:p>SAT</text:p>
          </table:table-cell>
          <table:table-cell table:number-columns-repeated="45"/>
        </table:table-row>
        <table:table-row table:style-name="ro6">
          <table:table-cell table:style-name="Calc_20_Heading_20_4" office:value-type="string" calcext:value-type="string">
            <text:p>Separator</text:p>
          </table:table-cell>
          <table:table-cell table:formula="of:=&quot;| &quot;&amp;COM.MICROSOFT.TEXTJOIN(&quot; | &quot;; TRUE(); [.C15:.I15])&amp;&quot; |&quot;" office:value-type="string" office:string-value="|  ---  |  ---  |  ---  |  ---  |  ---  |  ---  |  ---  |" calcext:value-type="string">
            <text:p>| <text:s/>--- <text:s/>| <text:s/>--- <text:s/>| <text:s/>--- <text:s/>| <text:s/>--- <text:s/>| <text:s/>--- <text:s/>| <text:s/>--- <text:s/>| <text:s/>--- <text:s/>|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number-columns-repeated="45"/>
        </table:table-row>
        <table:table-row table:style-name="ro2"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alc_20_Heading_20_2_20__28_Section_29_" office:value-type="string" calcext:value-type="string">
            <text:p>Months</text:p>
          </table:table-cell>
          <table:table-cell table:style-name="Default"/>
          <table:table-cell table:number-columns-repeated="5"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</table:table-row>
        <table:table-row table:style-name="ro4">
          <table:table-cell table:style-name="Calc_20_Heading_20_4_20__28_Link_29_" table:formula="of:=HYPERLINK(&quot;#MONTH_INDEXES&quot;; &quot;MONTH_INDEXES&quot;)" office:value-type="string" office:string-value="MONTH_INDEXES" calcext:value-type="string">
            <text:p>MONTH_INDEXES</text:p>
          </table:table-cell>
          <table:table-cell table:style-name="Calc_20_Heading_20_4_20__28_Link_29_" table:formula="of:=HYPERLINK(&quot;#MONTH_LABELS&quot;; &quot;MONTH_LABELS&quot;)" office:value-type="string" office:string-value="MONTH_LABELS" calcext:value-type="string">
            <text:p>MONTH_LABELS</text:p>
          </table:table-cell>
          <table:table-cell table:style-name="Calc_20_Heading_20_4_20__28_Link_29_" table:formula="of:=HYPERLINK(&quot;#MONTH_LENGTHS&quot;; &quot;MONTH_LENGTHS&quot;)" office:value-type="string" office:string-value="MONTH_LENGTHS" calcext:value-type="string">
            <text:p>MONTH_LENGTHS</text:p>
          </table:table-cell>
          <table:table-cell table:style-name="Calc_20_Heading_20_4_20__28_Link_29_" table:formula="of:=HYPERLINK(&quot;#MONTH_FIRST_DAY_INDEXES&quot;; &quot;MONTH_FIRST_DAY_INDEXES&quot;)" office:value-type="string" office:string-value="MONTH_FIRST_DAY_INDEXES" calcext:value-type="string">
            <text:p>MONTH_FIRST_DAY_INDEXES</text:p>
          </table:table-cell>
          <table:table-cell table:style-name="Calc_20_Heading_20_4_20__28_Link_29_" table:formula="of:=HYPERLINK(&quot;#MONTH_FIRST_DAY_OFFSETS&quot;; &quot;MONTH_FIRST_DAY_OFFSETS&quot;)" office:value-type="string" office:string-value="MONTH_FIRST_DAY_OFFSETS" calcext:value-type="string">
            <text:p>MONTH_FIRST_DAY_OFFSETS</text:p>
          </table:table-cell>
          <table:table-cell table:style-name="Calc_20_Heading_20_4_20__28_Link_29_" table:formula="of:=HYPERLINK(&quot;#MONTH_FIRST_DAYS&quot;; &quot;MONTH_FIRST_DAYS&quot;)" office:value-type="string" office:string-value="MONTH_FIRST_DAYS" calcext:value-type="string">
            <text:p>MONTH_FIRST_DAYS</text:p>
          </table:table-cell>
          <table:table-cell table:style-name="Calc_20_Heading_20_4" office:value-type="string" calcext:value-type="string">
            <text:p>Conca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5">
          <table:table-cell table:style-name="Calc_20_Text_20__28_Static_29_" office:value-type="float" office:value="1" calcext:value-type="float">
            <text:p>1</text:p>
          </table:table-cell>
          <table:table-cell table:formula="of:=TEXT(DATE(2000; [.A19]; 1);&quot;MMMM&quot;)" office:value-type="string" office:string-value="January" calcext:value-type="string">
            <text:p>January</text:p>
          </table:table-cell>
          <table:table-cell table:style-name="Calc_20_Text" table:formula="of:=DAY(DATE(YEAR(JOURNAL_YEAR&amp;&quot;-&quot;&amp;[.B19]&amp;&quot;-01&quot;);MONTH(JOURNAL_YEAR&amp;&quot;-&quot;&amp;[.B19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19]&amp;&quot;-01&quot;;2)" office:value-type="float" office:value="1" calcext:value-type="float">
            <text:p>1</text:p>
          </table:table-cell>
          <table:table-cell table:style-name="Calc_20_Text" table:formula="of:=IF([.D19]=7; 0; [.D19])" office:value-type="float" office:value="1" calcext:value-type="float">
            <text:p>1</text:p>
          </table:table-cell>
          <table:table-cell table:style-name="ce2" table:formula="of:=CHOOSE([.D19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e2" table:formula="of:=[.B$14]&amp;NEWLINE&amp;[.B$15]&amp;NEWLINE&amp;&quot;|&quot;&amp;COM.MICROSOFT.TEXTJOIN(&quot;|&quot;; TRUE(); [.H19:.BB19])" office:value-type="string" office:string-value="| SUN | MON | TUE | WED | THU | FRI | SAT |&#13;&#10;|  ---  |  ---  |  ---  |  ---  |  ---  |  ---  |  ---  |&#13;&#10;|    | [[2024-01-01\|01]] | [[2024-01-02\|02]] | [[2024-01-03\|03]] | [[2024-01-04\|04]] | [[2024-01-05\|05]] | [[2024-01-06\|06]] |&#13;&#10;| [[2024-01-07\|07]] | [[2024-01-08\|08]] | [[2024-01-09\|09]] | [[2024-01-10\|10]] | [[2024-01-11\|11]] | [[2024-01-12\|12]] | [[2024-01-13\|13]] |&#13;&#10;| [[2024-01-14\|14]] | [[2024-01-15\|15]] | [[2024-01-16\|16]] | [[2024-01-17\|17]] | [[2024-01-18\|18]] | [[2024-01-19\|19]] | [[2024-01-20\|20]] |&#13;&#10;| [[2024-01-21\|21]] | [[2024-01-22\|22]] | [[2024-01-23\|23]] | [[2024-01-24\|24]] | [[2024-01-25\|25]] | [[2024-01-26\|26]] | [[2024-01-27\|27]] |&#13;&#10;| [[2024-01-28\|28]] | [[2024-01-29\|29]] | [[2024-01-30\|30]] | [[2024-01-31\|31]] |    |    |    |&#13;&#10;" calcext:value-type="string">
            <text:p>| SUN | MON | TUE | WED | THU | FRI | SAT |</text:p>
            <text:p>|  ---  |  ---  |  ---  |  ---  |  ---  |  ---  |  ---  |</text:p>
            <text:p>|    | [[2024-01-01\|01]] | [[2024-01-02\|02]] | [[2024-01-03\|03]] | [[2024-01-04\|04]] | [[2024-01-05\|05]] | [[2024-01-06\|06]] |</text:p>
            <text:p>| [[2024-01-07\|07]] | [[2024-01-08\|08]] | [[2024-01-09\|09]] | [[2024-01-10\|10]] | [[2024-01-11\|11]] | [[2024-01-12\|12]] | [[2024-01-13\|13]] |</text:p>
            <text:p>| [[2024-01-14\|14]] | [[2024-01-15\|15]] | [[2024-01-16\|16]] | [[2024-01-17\|17]] | [[2024-01-18\|18]] | [[2024-01-19\|19]] | [[2024-01-20\|20]] |</text:p>
            <text:p>| [[2024-01-21\|21]] | [[2024-01-22\|22]] | [[2024-01-23\|23]] | [[2024-01-24\|24]] | [[2024-01-25\|25]] | [[2024-01-26\|26]] | [[2024-01-27\|27]] |</text:p>
            <text:p>| [[2024-01-28\|28]] | [[2024-01-29\|29]] | [[2024-01-30\|30]] | [[2024-01-31\|31]] |    |    |    |</text:p>
            <text:p/>
          </table:table-cell>
          <table:table-cell table:style-name="ce2" table:formula="of:=IF([.H$18]=&quot;NEWLINE&quot;; NEWLINE; IF([.H$18]&lt;=[.$E19]; &quot;    &quot;; IF(AND(([.H$18]-[.$E19])&gt;0; ([.H$18]-[.$E19])&lt;=[.$C19]); &quot; [[&quot;&amp;JOURNAL_YEAR&amp;&quot;-&quot;&amp;TEXT([.$A19]; &quot;00&quot;)&amp;&quot;-&quot;&amp;TEXT([.H$18]-[.$E19]; &quot;00&quot;)&amp;&quot;\|&quot;&amp;TEXT([.H$18]-[.$E19]; &quot;00&quot;)&amp;&quot;]] &quot;; IF(OR([.$C19]+[.$E19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19]; &quot;    &quot;; IF(AND(([.I$18]-[.$E19])&gt;0; ([.I$18]-[.$E19])&lt;=[.$C19]); &quot; [[&quot;&amp;JOURNAL_YEAR&amp;&quot;-&quot;&amp;TEXT([.$A19]; &quot;00&quot;)&amp;&quot;-&quot;&amp;TEXT([.I$18]-[.$E19]; &quot;00&quot;)&amp;&quot;\|&quot;&amp;TEXT([.I$18]-[.$E19]; &quot;00&quot;)&amp;&quot;]] &quot;; IF(OR([.$C19]+[.$E19]&gt;35; [.I$18]&lt;=35); &quot;    &quot;; &quot;&quot;))))" office:value-type="string" office:string-value=" [[2024-01-01\|01]] " calcext:value-type="string">
            <text:p><text:s/>[[2024-01-01\|01]] </text:p>
          </table:table-cell>
          <table:table-cell table:style-name="ce2" table:formula="of:=IF([.J$18]=&quot;NEWLINE&quot;; NEWLINE; IF([.J$18]&lt;=[.$E19]; &quot;    &quot;; IF(AND(([.J$18]-[.$E19])&gt;0; ([.J$18]-[.$E19])&lt;=[.$C19]); &quot; [[&quot;&amp;JOURNAL_YEAR&amp;&quot;-&quot;&amp;TEXT([.$A19]; &quot;00&quot;)&amp;&quot;-&quot;&amp;TEXT([.J$18]-[.$E19]; &quot;00&quot;)&amp;&quot;\|&quot;&amp;TEXT([.J$18]-[.$E19]; &quot;00&quot;)&amp;&quot;]] &quot;; IF(OR([.$C19]+[.$E19]&gt;35; [.J$18]&lt;=35); &quot;    &quot;; &quot;&quot;))))" office:value-type="string" office:string-value=" [[2024-01-02\|02]] " calcext:value-type="string">
            <text:p><text:s/>[[2024-01-02\|02]] </text:p>
          </table:table-cell>
          <table:table-cell table:style-name="ce2" table:formula="of:=IF([.K$18]=&quot;NEWLINE&quot;; NEWLINE; IF([.K$18]&lt;=[.$E19]; &quot;    &quot;; IF(AND(([.K$18]-[.$E19])&gt;0; ([.K$18]-[.$E19])&lt;=[.$C19]); &quot; [[&quot;&amp;JOURNAL_YEAR&amp;&quot;-&quot;&amp;TEXT([.$A19]; &quot;00&quot;)&amp;&quot;-&quot;&amp;TEXT([.K$18]-[.$E19]; &quot;00&quot;)&amp;&quot;\|&quot;&amp;TEXT([.K$18]-[.$E19]; &quot;00&quot;)&amp;&quot;]] &quot;; IF(OR([.$C19]+[.$E19]&gt;35; [.K$18]&lt;=35); &quot;    &quot;; &quot;&quot;))))" office:value-type="string" office:string-value=" [[2024-01-03\|03]] " calcext:value-type="string">
            <text:p><text:s/>[[2024-01-03\|03]] </text:p>
          </table:table-cell>
          <table:table-cell table:style-name="ce2" table:formula="of:=IF([.L$18]=&quot;NEWLINE&quot;; NEWLINE; IF([.L$18]&lt;=[.$E19]; &quot;    &quot;; IF(AND(([.L$18]-[.$E19])&gt;0; ([.L$18]-[.$E19])&lt;=[.$C19]); &quot; [[&quot;&amp;JOURNAL_YEAR&amp;&quot;-&quot;&amp;TEXT([.$A19]; &quot;00&quot;)&amp;&quot;-&quot;&amp;TEXT([.L$18]-[.$E19]; &quot;00&quot;)&amp;&quot;\|&quot;&amp;TEXT([.L$18]-[.$E19]; &quot;00&quot;)&amp;&quot;]] &quot;; IF(OR([.$C19]+[.$E19]&gt;35; [.L$18]&lt;=35); &quot;    &quot;; &quot;&quot;))))" office:value-type="string" office:string-value=" [[2024-01-04\|04]] " calcext:value-type="string">
            <text:p><text:s/>[[2024-01-04\|04]] </text:p>
          </table:table-cell>
          <table:table-cell table:style-name="ce2" table:formula="of:=IF([.M$18]=&quot;NEWLINE&quot;; NEWLINE; IF([.M$18]&lt;=[.$E19]; &quot;    &quot;; IF(AND(([.M$18]-[.$E19])&gt;0; ([.M$18]-[.$E19])&lt;=[.$C19]); &quot; [[&quot;&amp;JOURNAL_YEAR&amp;&quot;-&quot;&amp;TEXT([.$A19]; &quot;00&quot;)&amp;&quot;-&quot;&amp;TEXT([.M$18]-[.$E19]; &quot;00&quot;)&amp;&quot;\|&quot;&amp;TEXT([.M$18]-[.$E19]; &quot;00&quot;)&amp;&quot;]] &quot;; IF(OR([.$C19]+[.$E19]&gt;35; [.M$18]&lt;=35); &quot;    &quot;; &quot;&quot;))))" office:value-type="string" office:string-value=" [[2024-01-05\|05]] " calcext:value-type="string">
            <text:p><text:s/>[[2024-01-05\|05]] </text:p>
          </table:table-cell>
          <table:table-cell table:style-name="ce2" table:formula="of:=IF([.N$18]=&quot;NEWLINE&quot;; NEWLINE; IF([.N$18]&lt;=[.$E19]; &quot;    &quot;; IF(AND(([.N$18]-[.$E19])&gt;0; ([.N$18]-[.$E19])&lt;=[.$C19]); &quot; [[&quot;&amp;JOURNAL_YEAR&amp;&quot;-&quot;&amp;TEXT([.$A19]; &quot;00&quot;)&amp;&quot;-&quot;&amp;TEXT([.N$18]-[.$E19]; &quot;00&quot;)&amp;&quot;\|&quot;&amp;TEXT([.N$18]-[.$E19]; &quot;00&quot;)&amp;&quot;]] &quot;; IF(OR([.$C19]+[.$E19]&gt;35; [.N$18]&lt;=35); &quot;    &quot;; &quot;&quot;))))" office:value-type="string" office:string-value=" [[2024-01-06\|06]] " calcext:value-type="string">
            <text:p><text:s/>[[2024-01-06\|06]] </text:p>
          </table:table-cell>
          <table:table-cell table:style-name="ce2" table:formula="of:=IF([.O$18]=&quot;NEWLINE&quot;; NEWLINE; IF([.O$18]&lt;=[.$E19]; &quot;    &quot;; IF(AND(([.O$18]-[.$E19])&gt;0; ([.O$18]-[.$E19])&lt;=[.$C19]); &quot; [[&quot;&amp;JOURNAL_YEAR&amp;&quot;-&quot;&amp;TEXT([.$A19]; &quot;00&quot;)&amp;&quot;-&quot;&amp;TEXT([.O$18]-[.$E19]; &quot;00&quot;)&amp;&quot;\|&quot;&amp;TEXT([.O$18]-[.$E19]; &quot;00&quot;)&amp;&quot;]] &quot;; IF(OR([.$C19]+[.$E19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19]; &quot;    &quot;; IF(AND(([.P$18]-[.$E19])&gt;0; ([.P$18]-[.$E19])&lt;=[.$C19]); &quot; [[&quot;&amp;JOURNAL_YEAR&amp;&quot;-&quot;&amp;TEXT([.$A19]; &quot;00&quot;)&amp;&quot;-&quot;&amp;TEXT([.P$18]-[.$E19]; &quot;00&quot;)&amp;&quot;\|&quot;&amp;TEXT([.P$18]-[.$E19]; &quot;00&quot;)&amp;&quot;]] &quot;; IF(OR([.$C19]+[.$E19]&gt;35; [.P$18]&lt;=35); &quot;    &quot;; &quot;&quot;))))" office:value-type="string" office:string-value=" [[2024-01-07\|07]] " calcext:value-type="string">
            <text:p><text:s/>[[2024-01-07\|07]] </text:p>
          </table:table-cell>
          <table:table-cell table:style-name="ce2" table:formula="of:=IF([.Q$18]=&quot;NEWLINE&quot;; NEWLINE; IF([.Q$18]&lt;=[.$E19]; &quot;    &quot;; IF(AND(([.Q$18]-[.$E19])&gt;0; ([.Q$18]-[.$E19])&lt;=[.$C19]); &quot; [[&quot;&amp;JOURNAL_YEAR&amp;&quot;-&quot;&amp;TEXT([.$A19]; &quot;00&quot;)&amp;&quot;-&quot;&amp;TEXT([.Q$18]-[.$E19]; &quot;00&quot;)&amp;&quot;\|&quot;&amp;TEXT([.Q$18]-[.$E19]; &quot;00&quot;)&amp;&quot;]] &quot;; IF(OR([.$C19]+[.$E19]&gt;35; [.Q$18]&lt;=35); &quot;    &quot;; &quot;&quot;))))" office:value-type="string" office:string-value=" [[2024-01-08\|08]] " calcext:value-type="string">
            <text:p><text:s/>[[2024-01-08\|08]] </text:p>
          </table:table-cell>
          <table:table-cell table:style-name="ce2" table:formula="of:=IF([.R$18]=&quot;NEWLINE&quot;; NEWLINE; IF([.R$18]&lt;=[.$E19]; &quot;    &quot;; IF(AND(([.R$18]-[.$E19])&gt;0; ([.R$18]-[.$E19])&lt;=[.$C19]); &quot; [[&quot;&amp;JOURNAL_YEAR&amp;&quot;-&quot;&amp;TEXT([.$A19]; &quot;00&quot;)&amp;&quot;-&quot;&amp;TEXT([.R$18]-[.$E19]; &quot;00&quot;)&amp;&quot;\|&quot;&amp;TEXT([.R$18]-[.$E19]; &quot;00&quot;)&amp;&quot;]] &quot;; IF(OR([.$C19]+[.$E19]&gt;35; [.R$18]&lt;=35); &quot;    &quot;; &quot;&quot;))))" office:value-type="string" office:string-value=" [[2024-01-09\|09]] " calcext:value-type="string">
            <text:p><text:s/>[[2024-01-09\|09]] </text:p>
          </table:table-cell>
          <table:table-cell table:style-name="ce2" table:formula="of:=IF([.S$18]=&quot;NEWLINE&quot;; NEWLINE; IF([.S$18]&lt;=[.$E19]; &quot;    &quot;; IF(AND(([.S$18]-[.$E19])&gt;0; ([.S$18]-[.$E19])&lt;=[.$C19]); &quot; [[&quot;&amp;JOURNAL_YEAR&amp;&quot;-&quot;&amp;TEXT([.$A19]; &quot;00&quot;)&amp;&quot;-&quot;&amp;TEXT([.S$18]-[.$E19]; &quot;00&quot;)&amp;&quot;\|&quot;&amp;TEXT([.S$18]-[.$E19]; &quot;00&quot;)&amp;&quot;]] &quot;; IF(OR([.$C19]+[.$E19]&gt;35; [.S$18]&lt;=35); &quot;    &quot;; &quot;&quot;))))" office:value-type="string" office:string-value=" [[2024-01-10\|10]] " calcext:value-type="string">
            <text:p><text:s/>[[2024-01-10\|10]] </text:p>
          </table:table-cell>
          <table:table-cell table:style-name="ce2" table:formula="of:=IF([.T$18]=&quot;NEWLINE&quot;; NEWLINE; IF([.T$18]&lt;=[.$E19]; &quot;    &quot;; IF(AND(([.T$18]-[.$E19])&gt;0; ([.T$18]-[.$E19])&lt;=[.$C19]); &quot; [[&quot;&amp;JOURNAL_YEAR&amp;&quot;-&quot;&amp;TEXT([.$A19]; &quot;00&quot;)&amp;&quot;-&quot;&amp;TEXT([.T$18]-[.$E19]; &quot;00&quot;)&amp;&quot;\|&quot;&amp;TEXT([.T$18]-[.$E19]; &quot;00&quot;)&amp;&quot;]] &quot;; IF(OR([.$C19]+[.$E19]&gt;35; [.T$18]&lt;=35); &quot;    &quot;; &quot;&quot;))))" office:value-type="string" office:string-value=" [[2024-01-11\|11]] " calcext:value-type="string">
            <text:p><text:s/>[[2024-01-11\|11]] </text:p>
          </table:table-cell>
          <table:table-cell table:style-name="ce2" table:formula="of:=IF([.U$18]=&quot;NEWLINE&quot;; NEWLINE; IF([.U$18]&lt;=[.$E19]; &quot;    &quot;; IF(AND(([.U$18]-[.$E19])&gt;0; ([.U$18]-[.$E19])&lt;=[.$C19]); &quot; [[&quot;&amp;JOURNAL_YEAR&amp;&quot;-&quot;&amp;TEXT([.$A19]; &quot;00&quot;)&amp;&quot;-&quot;&amp;TEXT([.U$18]-[.$E19]; &quot;00&quot;)&amp;&quot;\|&quot;&amp;TEXT([.U$18]-[.$E19]; &quot;00&quot;)&amp;&quot;]] &quot;; IF(OR([.$C19]+[.$E19]&gt;35; [.U$18]&lt;=35); &quot;    &quot;; &quot;&quot;))))" office:value-type="string" office:string-value=" [[2024-01-12\|12]] " calcext:value-type="string">
            <text:p><text:s/>[[2024-01-12\|12]] </text:p>
          </table:table-cell>
          <table:table-cell table:style-name="ce2" table:formula="of:=IF([.V$18]=&quot;NEWLINE&quot;; NEWLINE; IF([.V$18]&lt;=[.$E19]; &quot;    &quot;; IF(AND(([.V$18]-[.$E19])&gt;0; ([.V$18]-[.$E19])&lt;=[.$C19]); &quot; [[&quot;&amp;JOURNAL_YEAR&amp;&quot;-&quot;&amp;TEXT([.$A19]; &quot;00&quot;)&amp;&quot;-&quot;&amp;TEXT([.V$18]-[.$E19]; &quot;00&quot;)&amp;&quot;\|&quot;&amp;TEXT([.V$18]-[.$E19]; &quot;00&quot;)&amp;&quot;]] &quot;; IF(OR([.$C19]+[.$E19]&gt;35; [.V$18]&lt;=35); &quot;    &quot;; &quot;&quot;))))" office:value-type="string" office:string-value=" [[2024-01-13\|13]] " calcext:value-type="string">
            <text:p><text:s/>[[2024-01-13\|13]] </text:p>
          </table:table-cell>
          <table:table-cell table:style-name="ce2" table:formula="of:=IF([.W$18]=&quot;NEWLINE&quot;; NEWLINE; IF([.W$18]&lt;=[.$E19]; &quot;    &quot;; IF(AND(([.W$18]-[.$E19])&gt;0; ([.W$18]-[.$E19])&lt;=[.$C19]); &quot; [[&quot;&amp;JOURNAL_YEAR&amp;&quot;-&quot;&amp;TEXT([.$A19]; &quot;00&quot;)&amp;&quot;-&quot;&amp;TEXT([.W$18]-[.$E19]; &quot;00&quot;)&amp;&quot;\|&quot;&amp;TEXT([.W$18]-[.$E19]; &quot;00&quot;)&amp;&quot;]] &quot;; IF(OR([.$C19]+[.$E19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19]; &quot;    &quot;; IF(AND(([.X$18]-[.$E19])&gt;0; ([.X$18]-[.$E19])&lt;=[.$C19]); &quot; [[&quot;&amp;JOURNAL_YEAR&amp;&quot;-&quot;&amp;TEXT([.$A19]; &quot;00&quot;)&amp;&quot;-&quot;&amp;TEXT([.X$18]-[.$E19]; &quot;00&quot;)&amp;&quot;\|&quot;&amp;TEXT([.X$18]-[.$E19]; &quot;00&quot;)&amp;&quot;]] &quot;; IF(OR([.$C19]+[.$E19]&gt;35; [.X$18]&lt;=35); &quot;    &quot;; &quot;&quot;))))" office:value-type="string" office:string-value=" [[2024-01-14\|14]] " calcext:value-type="string">
            <text:p><text:s/>[[2024-01-14\|14]] </text:p>
          </table:table-cell>
          <table:table-cell table:style-name="ce2" table:formula="of:=IF([.Y$18]=&quot;NEWLINE&quot;; NEWLINE; IF([.Y$18]&lt;=[.$E19]; &quot;    &quot;; IF(AND(([.Y$18]-[.$E19])&gt;0; ([.Y$18]-[.$E19])&lt;=[.$C19]); &quot; [[&quot;&amp;JOURNAL_YEAR&amp;&quot;-&quot;&amp;TEXT([.$A19]; &quot;00&quot;)&amp;&quot;-&quot;&amp;TEXT([.Y$18]-[.$E19]; &quot;00&quot;)&amp;&quot;\|&quot;&amp;TEXT([.Y$18]-[.$E19]; &quot;00&quot;)&amp;&quot;]] &quot;; IF(OR([.$C19]+[.$E19]&gt;35; [.Y$18]&lt;=35); &quot;    &quot;; &quot;&quot;))))" office:value-type="string" office:string-value=" [[2024-01-15\|15]] " calcext:value-type="string">
            <text:p><text:s/>[[2024-01-15\|15]] </text:p>
          </table:table-cell>
          <table:table-cell table:style-name="ce2" table:formula="of:=IF([.Z$18]=&quot;NEWLINE&quot;; NEWLINE; IF([.Z$18]&lt;=[.$E19]; &quot;    &quot;; IF(AND(([.Z$18]-[.$E19])&gt;0; ([.Z$18]-[.$E19])&lt;=[.$C19]); &quot; [[&quot;&amp;JOURNAL_YEAR&amp;&quot;-&quot;&amp;TEXT([.$A19]; &quot;00&quot;)&amp;&quot;-&quot;&amp;TEXT([.Z$18]-[.$E19]; &quot;00&quot;)&amp;&quot;\|&quot;&amp;TEXT([.Z$18]-[.$E19]; &quot;00&quot;)&amp;&quot;]] &quot;; IF(OR([.$C19]+[.$E19]&gt;35; [.Z$18]&lt;=35); &quot;    &quot;; &quot;&quot;))))" office:value-type="string" office:string-value=" [[2024-01-16\|16]] " calcext:value-type="string">
            <text:p><text:s/>[[2024-01-16\|16]] </text:p>
          </table:table-cell>
          <table:table-cell table:style-name="ce2" table:formula="of:=IF([.AA$18]=&quot;NEWLINE&quot;; NEWLINE; IF([.AA$18]&lt;=[.$E19]; &quot;    &quot;; IF(AND(([.AA$18]-[.$E19])&gt;0; ([.AA$18]-[.$E19])&lt;=[.$C19]); &quot; [[&quot;&amp;JOURNAL_YEAR&amp;&quot;-&quot;&amp;TEXT([.$A19]; &quot;00&quot;)&amp;&quot;-&quot;&amp;TEXT([.AA$18]-[.$E19]; &quot;00&quot;)&amp;&quot;\|&quot;&amp;TEXT([.AA$18]-[.$E19]; &quot;00&quot;)&amp;&quot;]] &quot;; IF(OR([.$C19]+[.$E19]&gt;35; [.AA$18]&lt;=35); &quot;    &quot;; &quot;&quot;))))" office:value-type="string" office:string-value=" [[2024-01-17\|17]] " calcext:value-type="string">
            <text:p><text:s/>[[2024-01-17\|17]] </text:p>
          </table:table-cell>
          <table:table-cell table:style-name="ce2" table:formula="of:=IF([.AB$18]=&quot;NEWLINE&quot;; NEWLINE; IF([.AB$18]&lt;=[.$E19]; &quot;    &quot;; IF(AND(([.AB$18]-[.$E19])&gt;0; ([.AB$18]-[.$E19])&lt;=[.$C19]); &quot; [[&quot;&amp;JOURNAL_YEAR&amp;&quot;-&quot;&amp;TEXT([.$A19]; &quot;00&quot;)&amp;&quot;-&quot;&amp;TEXT([.AB$18]-[.$E19]; &quot;00&quot;)&amp;&quot;\|&quot;&amp;TEXT([.AB$18]-[.$E19]; &quot;00&quot;)&amp;&quot;]] &quot;; IF(OR([.$C19]+[.$E19]&gt;35; [.AB$18]&lt;=35); &quot;    &quot;; &quot;&quot;))))" office:value-type="string" office:string-value=" [[2024-01-18\|18]] " calcext:value-type="string">
            <text:p><text:s/>[[2024-01-18\|18]] </text:p>
          </table:table-cell>
          <table:table-cell table:style-name="ce2" table:formula="of:=IF([.AC$18]=&quot;NEWLINE&quot;; NEWLINE; IF([.AC$18]&lt;=[.$E19]; &quot;    &quot;; IF(AND(([.AC$18]-[.$E19])&gt;0; ([.AC$18]-[.$E19])&lt;=[.$C19]); &quot; [[&quot;&amp;JOURNAL_YEAR&amp;&quot;-&quot;&amp;TEXT([.$A19]; &quot;00&quot;)&amp;&quot;-&quot;&amp;TEXT([.AC$18]-[.$E19]; &quot;00&quot;)&amp;&quot;\|&quot;&amp;TEXT([.AC$18]-[.$E19]; &quot;00&quot;)&amp;&quot;]] &quot;; IF(OR([.$C19]+[.$E19]&gt;35; [.AC$18]&lt;=35); &quot;    &quot;; &quot;&quot;))))" office:value-type="string" office:string-value=" [[2024-01-19\|19]] " calcext:value-type="string">
            <text:p><text:s/>[[2024-01-19\|19]] </text:p>
          </table:table-cell>
          <table:table-cell table:style-name="ce2" table:formula="of:=IF([.AD$18]=&quot;NEWLINE&quot;; NEWLINE; IF([.AD$18]&lt;=[.$E19]; &quot;    &quot;; IF(AND(([.AD$18]-[.$E19])&gt;0; ([.AD$18]-[.$E19])&lt;=[.$C19]); &quot; [[&quot;&amp;JOURNAL_YEAR&amp;&quot;-&quot;&amp;TEXT([.$A19]; &quot;00&quot;)&amp;&quot;-&quot;&amp;TEXT([.AD$18]-[.$E19]; &quot;00&quot;)&amp;&quot;\|&quot;&amp;TEXT([.AD$18]-[.$E19]; &quot;00&quot;)&amp;&quot;]] &quot;; IF(OR([.$C19]+[.$E19]&gt;35; [.AD$18]&lt;=35); &quot;    &quot;; &quot;&quot;))))" office:value-type="string" office:string-value=" [[2024-01-20\|20]] " calcext:value-type="string">
            <text:p><text:s/>[[2024-01-20\|20]] </text:p>
          </table:table-cell>
          <table:table-cell table:style-name="ce2" table:formula="of:=IF([.AE$18]=&quot;NEWLINE&quot;; NEWLINE; IF([.AE$18]&lt;=[.$E19]; &quot;    &quot;; IF(AND(([.AE$18]-[.$E19])&gt;0; ([.AE$18]-[.$E19])&lt;=[.$C19]); &quot; [[&quot;&amp;JOURNAL_YEAR&amp;&quot;-&quot;&amp;TEXT([.$A19]; &quot;00&quot;)&amp;&quot;-&quot;&amp;TEXT([.AE$18]-[.$E19]; &quot;00&quot;)&amp;&quot;\|&quot;&amp;TEXT([.AE$18]-[.$E19]; &quot;00&quot;)&amp;&quot;]] &quot;; IF(OR([.$C19]+[.$E19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19]; &quot;    &quot;; IF(AND(([.AF$18]-[.$E19])&gt;0; ([.AF$18]-[.$E19])&lt;=[.$C19]); &quot; [[&quot;&amp;JOURNAL_YEAR&amp;&quot;-&quot;&amp;TEXT([.$A19]; &quot;00&quot;)&amp;&quot;-&quot;&amp;TEXT([.AF$18]-[.$E19]; &quot;00&quot;)&amp;&quot;\|&quot;&amp;TEXT([.AF$18]-[.$E19]; &quot;00&quot;)&amp;&quot;]] &quot;; IF(OR([.$C19]+[.$E19]&gt;35; [.AF$18]&lt;=35); &quot;    &quot;; &quot;&quot;))))" office:value-type="string" office:string-value=" [[2024-01-21\|21]] " calcext:value-type="string">
            <text:p><text:s/>[[2024-01-21\|21]] </text:p>
          </table:table-cell>
          <table:table-cell table:style-name="ce2" table:formula="of:=IF([.AG$18]=&quot;NEWLINE&quot;; NEWLINE; IF([.AG$18]&lt;=[.$E19]; &quot;    &quot;; IF(AND(([.AG$18]-[.$E19])&gt;0; ([.AG$18]-[.$E19])&lt;=[.$C19]); &quot; [[&quot;&amp;JOURNAL_YEAR&amp;&quot;-&quot;&amp;TEXT([.$A19]; &quot;00&quot;)&amp;&quot;-&quot;&amp;TEXT([.AG$18]-[.$E19]; &quot;00&quot;)&amp;&quot;\|&quot;&amp;TEXT([.AG$18]-[.$E19]; &quot;00&quot;)&amp;&quot;]] &quot;; IF(OR([.$C19]+[.$E19]&gt;35; [.AG$18]&lt;=35); &quot;    &quot;; &quot;&quot;))))" office:value-type="string" office:string-value=" [[2024-01-22\|22]] " calcext:value-type="string">
            <text:p><text:s/>[[2024-01-22\|22]] </text:p>
          </table:table-cell>
          <table:table-cell table:style-name="ce2" table:formula="of:=IF([.AH$18]=&quot;NEWLINE&quot;; NEWLINE; IF([.AH$18]&lt;=[.$E19]; &quot;    &quot;; IF(AND(([.AH$18]-[.$E19])&gt;0; ([.AH$18]-[.$E19])&lt;=[.$C19]); &quot; [[&quot;&amp;JOURNAL_YEAR&amp;&quot;-&quot;&amp;TEXT([.$A19]; &quot;00&quot;)&amp;&quot;-&quot;&amp;TEXT([.AH$18]-[.$E19]; &quot;00&quot;)&amp;&quot;\|&quot;&amp;TEXT([.AH$18]-[.$E19]; &quot;00&quot;)&amp;&quot;]] &quot;; IF(OR([.$C19]+[.$E19]&gt;35; [.AH$18]&lt;=35); &quot;    &quot;; &quot;&quot;))))" office:value-type="string" office:string-value=" [[2024-01-23\|23]] " calcext:value-type="string">
            <text:p><text:s/>[[2024-01-23\|23]] </text:p>
          </table:table-cell>
          <table:table-cell table:style-name="ce2" table:formula="of:=IF([.AI$18]=&quot;NEWLINE&quot;; NEWLINE; IF([.AI$18]&lt;=[.$E19]; &quot;    &quot;; IF(AND(([.AI$18]-[.$E19])&gt;0; ([.AI$18]-[.$E19])&lt;=[.$C19]); &quot; [[&quot;&amp;JOURNAL_YEAR&amp;&quot;-&quot;&amp;TEXT([.$A19]; &quot;00&quot;)&amp;&quot;-&quot;&amp;TEXT([.AI$18]-[.$E19]; &quot;00&quot;)&amp;&quot;\|&quot;&amp;TEXT([.AI$18]-[.$E19]; &quot;00&quot;)&amp;&quot;]] &quot;; IF(OR([.$C19]+[.$E19]&gt;35; [.AI$18]&lt;=35); &quot;    &quot;; &quot;&quot;))))" office:value-type="string" office:string-value=" [[2024-01-24\|24]] " calcext:value-type="string">
            <text:p><text:s/>[[2024-01-24\|24]] </text:p>
          </table:table-cell>
          <table:table-cell table:style-name="ce2" table:formula="of:=IF([.AJ$18]=&quot;NEWLINE&quot;; NEWLINE; IF([.AJ$18]&lt;=[.$E19]; &quot;    &quot;; IF(AND(([.AJ$18]-[.$E19])&gt;0; ([.AJ$18]-[.$E19])&lt;=[.$C19]); &quot; [[&quot;&amp;JOURNAL_YEAR&amp;&quot;-&quot;&amp;TEXT([.$A19]; &quot;00&quot;)&amp;&quot;-&quot;&amp;TEXT([.AJ$18]-[.$E19]; &quot;00&quot;)&amp;&quot;\|&quot;&amp;TEXT([.AJ$18]-[.$E19]; &quot;00&quot;)&amp;&quot;]] &quot;; IF(OR([.$C19]+[.$E19]&gt;35; [.AJ$18]&lt;=35); &quot;    &quot;; &quot;&quot;))))" office:value-type="string" office:string-value=" [[2024-01-25\|25]] " calcext:value-type="string">
            <text:p><text:s/>[[2024-01-25\|25]] </text:p>
          </table:table-cell>
          <table:table-cell table:style-name="ce2" table:formula="of:=IF([.AK$18]=&quot;NEWLINE&quot;; NEWLINE; IF([.AK$18]&lt;=[.$E19]; &quot;    &quot;; IF(AND(([.AK$18]-[.$E19])&gt;0; ([.AK$18]-[.$E19])&lt;=[.$C19]); &quot; [[&quot;&amp;JOURNAL_YEAR&amp;&quot;-&quot;&amp;TEXT([.$A19]; &quot;00&quot;)&amp;&quot;-&quot;&amp;TEXT([.AK$18]-[.$E19]; &quot;00&quot;)&amp;&quot;\|&quot;&amp;TEXT([.AK$18]-[.$E19]; &quot;00&quot;)&amp;&quot;]] &quot;; IF(OR([.$C19]+[.$E19]&gt;35; [.AK$18]&lt;=35); &quot;    &quot;; &quot;&quot;))))" office:value-type="string" office:string-value=" [[2024-01-26\|26]] " calcext:value-type="string">
            <text:p><text:s/>[[2024-01-26\|26]] </text:p>
          </table:table-cell>
          <table:table-cell table:style-name="ce2" table:formula="of:=IF([.AL$18]=&quot;NEWLINE&quot;; NEWLINE; IF([.AL$18]&lt;=[.$E19]; &quot;    &quot;; IF(AND(([.AL$18]-[.$E19])&gt;0; ([.AL$18]-[.$E19])&lt;=[.$C19]); &quot; [[&quot;&amp;JOURNAL_YEAR&amp;&quot;-&quot;&amp;TEXT([.$A19]; &quot;00&quot;)&amp;&quot;-&quot;&amp;TEXT([.AL$18]-[.$E19]; &quot;00&quot;)&amp;&quot;\|&quot;&amp;TEXT([.AL$18]-[.$E19]; &quot;00&quot;)&amp;&quot;]] &quot;; IF(OR([.$C19]+[.$E19]&gt;35; [.AL$18]&lt;=35); &quot;    &quot;; &quot;&quot;))))" office:value-type="string" office:string-value=" [[2024-01-27\|27]] " calcext:value-type="string">
            <text:p><text:s/>[[2024-01-27\|27]] </text:p>
          </table:table-cell>
          <table:table-cell table:style-name="ce2" table:formula="of:=IF([.AM$18]=&quot;NEWLINE&quot;; NEWLINE; IF([.AM$18]&lt;=[.$E19]; &quot;    &quot;; IF(AND(([.AM$18]-[.$E19])&gt;0; ([.AM$18]-[.$E19])&lt;=[.$C19]); &quot; [[&quot;&amp;JOURNAL_YEAR&amp;&quot;-&quot;&amp;TEXT([.$A19]; &quot;00&quot;)&amp;&quot;-&quot;&amp;TEXT([.AM$18]-[.$E19]; &quot;00&quot;)&amp;&quot;\|&quot;&amp;TEXT([.AM$18]-[.$E19]; &quot;00&quot;)&amp;&quot;]] &quot;; IF(OR([.$C19]+[.$E19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19]; &quot;    &quot;; IF(AND(([.AN$18]-[.$E19])&gt;0; ([.AN$18]-[.$E19])&lt;=[.$C19]); &quot; [[&quot;&amp;JOURNAL_YEAR&amp;&quot;-&quot;&amp;TEXT([.$A19]; &quot;00&quot;)&amp;&quot;-&quot;&amp;TEXT([.AN$18]-[.$E19]; &quot;00&quot;)&amp;&quot;\|&quot;&amp;TEXT([.AN$18]-[.$E19]; &quot;00&quot;)&amp;&quot;]] &quot;; IF(OR([.$C19]+[.$E19]&gt;35; [.AN$18]&lt;=35); &quot;    &quot;; &quot;&quot;))))" office:value-type="string" office:string-value=" [[2024-01-28\|28]] " calcext:value-type="string">
            <text:p><text:s/>[[2024-01-28\|28]] </text:p>
          </table:table-cell>
          <table:table-cell table:style-name="ce2" table:formula="of:=IF([.AO$18]=&quot;NEWLINE&quot;; NEWLINE; IF([.AO$18]&lt;=[.$E19]; &quot;    &quot;; IF(AND(([.AO$18]-[.$E19])&gt;0; ([.AO$18]-[.$E19])&lt;=[.$C19]); &quot; [[&quot;&amp;JOURNAL_YEAR&amp;&quot;-&quot;&amp;TEXT([.$A19]; &quot;00&quot;)&amp;&quot;-&quot;&amp;TEXT([.AO$18]-[.$E19]; &quot;00&quot;)&amp;&quot;\|&quot;&amp;TEXT([.AO$18]-[.$E19]; &quot;00&quot;)&amp;&quot;]] &quot;; IF(OR([.$C19]+[.$E19]&gt;35; [.AO$18]&lt;=35); &quot;    &quot;; &quot;&quot;))))" office:value-type="string" office:string-value=" [[2024-01-29\|29]] " calcext:value-type="string">
            <text:p><text:s/>[[2024-01-29\|29]] </text:p>
          </table:table-cell>
          <table:table-cell table:style-name="ce2" table:formula="of:=IF([.AP$18]=&quot;NEWLINE&quot;; NEWLINE; IF([.AP$18]&lt;=[.$E19]; &quot;    &quot;; IF(AND(([.AP$18]-[.$E19])&gt;0; ([.AP$18]-[.$E19])&lt;=[.$C19]); &quot; [[&quot;&amp;JOURNAL_YEAR&amp;&quot;-&quot;&amp;TEXT([.$A19]; &quot;00&quot;)&amp;&quot;-&quot;&amp;TEXT([.AP$18]-[.$E19]; &quot;00&quot;)&amp;&quot;\|&quot;&amp;TEXT([.AP$18]-[.$E19]; &quot;00&quot;)&amp;&quot;]] &quot;; IF(OR([.$C19]+[.$E19]&gt;35; [.AP$18]&lt;=35); &quot;    &quot;; &quot;&quot;))))" office:value-type="string" office:string-value=" [[2024-01-30\|30]] " calcext:value-type="string">
            <text:p><text:s/>[[2024-01-30\|30]] </text:p>
          </table:table-cell>
          <table:table-cell table:style-name="ce2" table:formula="of:=IF([.AQ$18]=&quot;NEWLINE&quot;; NEWLINE; IF([.AQ$18]&lt;=[.$E19]; &quot;    &quot;; IF(AND(([.AQ$18]-[.$E19])&gt;0; ([.AQ$18]-[.$E19])&lt;=[.$C19]); &quot; [[&quot;&amp;JOURNAL_YEAR&amp;&quot;-&quot;&amp;TEXT([.$A19]; &quot;00&quot;)&amp;&quot;-&quot;&amp;TEXT([.AQ$18]-[.$E19]; &quot;00&quot;)&amp;&quot;\|&quot;&amp;TEXT([.AQ$18]-[.$E19]; &quot;00&quot;)&amp;&quot;]] &quot;; IF(OR([.$C19]+[.$E19]&gt;35; [.AQ$18]&lt;=35); &quot;    &quot;; &quot;&quot;))))" office:value-type="string" office:string-value=" [[2024-01-31\|31]] " calcext:value-type="string">
            <text:p><text:s/>[[2024-01-31\|31]] </text:p>
          </table:table-cell>
          <table:table-cell table:style-name="ce2" table:formula="of:=IF([.AR$18]=&quot;NEWLINE&quot;; NEWLINE; IF([.AR$18]&lt;=[.$E19]; &quot;    &quot;; IF(AND(([.AR$18]-[.$E19])&gt;0; ([.AR$18]-[.$E19])&lt;=[.$C19]); &quot; [[&quot;&amp;JOURNAL_YEAR&amp;&quot;-&quot;&amp;TEXT([.$A19]; &quot;00&quot;)&amp;&quot;-&quot;&amp;TEXT([.AR$18]-[.$E19]; &quot;00&quot;)&amp;&quot;\|&quot;&amp;TEXT([.AR$18]-[.$E19]; &quot;00&quot;)&amp;&quot;]] &quot;; IF(OR([.$C19]+[.$E19]&gt;35; [.AR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8]=&quot;NEWLINE&quot;; NEWLINE; IF([.AS$18]&lt;=[.$E19]; &quot;    &quot;; IF(AND(([.AS$18]-[.$E19])&gt;0; ([.AS$18]-[.$E19])&lt;=[.$C19]); &quot; [[&quot;&amp;JOURNAL_YEAR&amp;&quot;-&quot;&amp;TEXT([.$A19]; &quot;00&quot;)&amp;&quot;-&quot;&amp;TEXT([.AS$18]-[.$E19]; &quot;00&quot;)&amp;&quot;\|&quot;&amp;TEXT([.AS$18]-[.$E19]; &quot;00&quot;)&amp;&quot;]] &quot;; IF(OR([.$C19]+[.$E19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19]; &quot;    &quot;; IF(AND(([.AT$18]-[.$E19])&gt;0; ([.AT$18]-[.$E19])&lt;=[.$C19]); &quot; [[&quot;&amp;JOURNAL_YEAR&amp;&quot;-&quot;&amp;TEXT([.$A19]; &quot;00&quot;)&amp;&quot;-&quot;&amp;TEXT([.AT$18]-[.$E19]; &quot;00&quot;)&amp;&quot;\|&quot;&amp;TEXT([.AT$18]-[.$E19]; &quot;00&quot;)&amp;&quot;]] &quot;; IF(OR([.$C19]+[.$E19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19]; &quot;    &quot;; IF(AND(([.AU$18]-[.$E19])&gt;0; ([.AU$18]-[.$E19])&lt;=[.$C19]); &quot; [[&quot;&amp;JOURNAL_YEAR&amp;&quot;-&quot;&amp;TEXT([.$A19]; &quot;00&quot;)&amp;&quot;-&quot;&amp;TEXT([.AU$18]-[.$E19]; &quot;00&quot;)&amp;&quot;\|&quot;&amp;TEXT([.AU$18]-[.$E19]; &quot;00&quot;)&amp;&quot;]] &quot;; IF(OR([.$C19]+[.$E19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19]; &quot;    &quot;; IF(AND(([.AV$18]-[.$E19])&gt;0; ([.AV$18]-[.$E19])&lt;=[.$C19]); &quot; [[&quot;&amp;JOURNAL_YEAR&amp;&quot;-&quot;&amp;TEXT([.$A19]; &quot;00&quot;)&amp;&quot;-&quot;&amp;TEXT([.AV$18]-[.$E19]; &quot;00&quot;)&amp;&quot;\|&quot;&amp;TEXT([.AV$18]-[.$E19]; &quot;00&quot;)&amp;&quot;]] &quot;; IF(OR([.$C19]+[.$E19]&gt;35; [.AV$18]&lt;=35); &quot;    &quot;; &quot;&quot;))))">
            <text:p/>
          </table:table-cell>
          <table:table-cell table:style-name="ce2" table:formula="of:=IF([.AW$18]=&quot;NEWLINE&quot;; NEWLINE; IF([.AW$18]&lt;=[.$E19]; &quot;    &quot;; IF(AND(([.AW$18]-[.$E19])&gt;0; ([.AW$18]-[.$E19])&lt;=[.$C19]); &quot; [[&quot;&amp;JOURNAL_YEAR&amp;&quot;-&quot;&amp;TEXT([.$A19]; &quot;00&quot;)&amp;&quot;-&quot;&amp;TEXT([.AW$18]-[.$E19]; &quot;00&quot;)&amp;&quot;\|&quot;&amp;TEXT([.AW$18]-[.$E19]; &quot;00&quot;)&amp;&quot;]] &quot;; IF(OR([.$C19]+[.$E19]&gt;35; [.AW$18]&lt;=35); &quot;    &quot;; &quot;&quot;))))">
            <text:p/>
          </table:table-cell>
          <table:table-cell table:style-name="ce2" table:formula="of:=IF([.AX$18]=&quot;NEWLINE&quot;; NEWLINE; IF([.AX$18]&lt;=[.$E19]; &quot;    &quot;; IF(AND(([.AX$18]-[.$E19])&gt;0; ([.AX$18]-[.$E19])&lt;=[.$C19]); &quot; [[&quot;&amp;JOURNAL_YEAR&amp;&quot;-&quot;&amp;TEXT([.$A19]; &quot;00&quot;)&amp;&quot;-&quot;&amp;TEXT([.AX$18]-[.$E19]; &quot;00&quot;)&amp;&quot;\|&quot;&amp;TEXT([.AX$18]-[.$E19]; &quot;00&quot;)&amp;&quot;]] &quot;; IF(OR([.$C19]+[.$E19]&gt;35; [.AX$18]&lt;=35); &quot;    &quot;; &quot;&quot;))))">
            <text:p/>
          </table:table-cell>
          <table:table-cell table:style-name="ce2" table:formula="of:=IF([.AY$18]=&quot;NEWLINE&quot;; NEWLINE; IF([.AY$18]&lt;=[.$E19]; &quot;    &quot;; IF(AND(([.AY$18]-[.$E19])&gt;0; ([.AY$18]-[.$E19])&lt;=[.$C19]); &quot; [[&quot;&amp;JOURNAL_YEAR&amp;&quot;-&quot;&amp;TEXT([.$A19]; &quot;00&quot;)&amp;&quot;-&quot;&amp;TEXT([.AY$18]-[.$E19]; &quot;00&quot;)&amp;&quot;\|&quot;&amp;TEXT([.AY$18]-[.$E19]; &quot;00&quot;)&amp;&quot;]] &quot;; IF(OR([.$C19]+[.$E19]&gt;35; [.AY$18]&lt;=35); &quot;    &quot;; &quot;&quot;))))">
            <text:p/>
          </table:table-cell>
          <table:table-cell table:style-name="ce2" table:formula="of:=IF([.AZ$18]=&quot;NEWLINE&quot;; NEWLINE; IF([.AZ$18]&lt;=[.$E19]; &quot;    &quot;; IF(AND(([.AZ$18]-[.$E19])&gt;0; ([.AZ$18]-[.$E19])&lt;=[.$C19]); &quot; [[&quot;&amp;JOURNAL_YEAR&amp;&quot;-&quot;&amp;TEXT([.$A19]; &quot;00&quot;)&amp;&quot;-&quot;&amp;TEXT([.AZ$18]-[.$E19]; &quot;00&quot;)&amp;&quot;\|&quot;&amp;TEXT([.AZ$18]-[.$E19]; &quot;00&quot;)&amp;&quot;]] &quot;; IF(OR([.$C19]+[.$E19]&gt;35; [.AZ$18]&lt;=35); &quot;    &quot;; &quot;&quot;))))">
            <text:p/>
          </table:table-cell>
          <table:table-cell table:style-name="ce2" table:formula="of:=IF([.BA$18]=&quot;NEWLINE&quot;; NEWLINE; IF([.BA$18]&lt;=[.$E19]; &quot;    &quot;; IF(AND(([.BA$18]-[.$E19])&gt;0; ([.BA$18]-[.$E19])&lt;=[.$C19]); &quot; [[&quot;&amp;JOURNAL_YEAR&amp;&quot;-&quot;&amp;TEXT([.$A19]; &quot;00&quot;)&amp;&quot;-&quot;&amp;TEXT([.BA$18]-[.$E19]; &quot;00&quot;)&amp;&quot;\|&quot;&amp;TEXT([.BA$18]-[.$E19]; &quot;00&quot;)&amp;&quot;]] &quot;; IF(OR([.$C19]+[.$E19]&gt;35; [.BA$18]&lt;=35); &quot;    &quot;; &quot;&quot;))))">
            <text:p/>
          </table:table-cell>
          <table:table-cell table:style-name="ce2" table:formula="of:=IF([.BB$18]=&quot;NEWLINE&quot;; NEWLINE; IF([.BB$18]&lt;=[.$E19]; &quot;    &quot;; IF(AND(([.BB$18]-[.$E19])&gt;0; ([.BB$18]-[.$E19])&lt;=[.$C19]); &quot; [[&quot;&amp;JOURNAL_YEAR&amp;&quot;-&quot;&amp;TEXT([.$A19]; &quot;00&quot;)&amp;&quot;-&quot;&amp;TEXT([.BB$18]-[.$E19]; &quot;00&quot;)&amp;&quot;\|&quot;&amp;TEXT([.BB$18]-[.$E19]; &quot;00&quot;)&amp;&quot;]] &quot;; IF(OR([.$C19]+[.$E19]&gt;35; [.BB$18]&lt;=35); &quot;    &quot;; &quot;&quot;))))">
            <text:p/>
          </table:table-cell>
        </table:table-row>
        <table:table-row table:style-name="ro5">
          <table:table-cell table:formula="of:=[.A19]+1" office:value-type="float" office:value="2" calcext:value-type="float">
            <text:p>2</text:p>
          </table:table-cell>
          <table:table-cell table:formula="of:=TEXT(DATE(2000; [.A20]; 1);&quot;MMMM&quot;)" office:value-type="string" office:string-value="February" calcext:value-type="string">
            <text:p>February</text:p>
          </table:table-cell>
          <table:table-cell table:style-name="Calc_20_Text" table:formula="of:=DAY(DATE(YEAR(JOURNAL_YEAR&amp;&quot;-&quot;&amp;[.B20]&amp;&quot;-01&quot;);MONTH(JOURNAL_YEAR&amp;&quot;-&quot;&amp;[.B20]&amp;&quot;-01&quot;)+1;0))" office:value-type="float" office:value="29" calcext:value-type="float">
            <text:p>29</text:p>
          </table:table-cell>
          <table:table-cell table:style-name="Calc_20_Text" table:formula="of:=WEEKDAY(JOURNAL_YEAR&amp;&quot;-&quot;&amp;[.B20]&amp;&quot;-01&quot;;2)" office:value-type="float" office:value="4" calcext:value-type="float">
            <text:p>4</text:p>
          </table:table-cell>
          <table:table-cell table:style-name="Calc_20_Text" table:formula="of:=IF([.D20]=7; 0; [.D20])" office:value-type="float" office:value="4" calcext:value-type="float">
            <text:p>4</text:p>
          </table:table-cell>
          <table:table-cell table:style-name="Calc_20_Text" table:formula="of:=CHOOSE([.D20];&quot;Monday&quot;; &quot;Tuesday&quot;; &quot;Wednesday&quot;;&quot;Thursday&quot;;&quot;Friday&quot;;&quot;Saturday&quot;;&quot;Sunday&quot;)" office:value-type="string" office:string-value="Thursday" calcext:value-type="string">
            <text:p>Thursday</text:p>
          </table:table-cell>
          <table:table-cell table:style-name="Calc_20_Text" table:formula="of:=[.B$14]&amp;NEWLINE&amp;[.B$15]&amp;NEWLINE&amp;&quot;|&quot;&amp;COM.MICROSOFT.TEXTJOIN(&quot;|&quot;; TRUE(); [.H20:.BB20])" office:value-type="string" office:string-value="| SUN | MON | TUE | WED | THU | FRI | SAT |&#13;&#10;|  ---  |  ---  |  ---  |  ---  |  ---  |  ---  |  ---  |&#13;&#10;|    |    |    |    | [[2024-02-01\|01]] | [[2024-02-02\|02]] | [[2024-02-03\|03]] |&#13;&#10;| [[2024-02-04\|04]] | [[2024-02-05\|05]] | [[2024-02-06\|06]] | [[2024-02-07\|07]] | [[2024-02-08\|08]] | [[2024-02-09\|09]] | [[2024-02-10\|10]] |&#13;&#10;| [[2024-02-11\|11]] | [[2024-02-12\|12]] | [[2024-02-13\|13]] | [[2024-02-14\|14]] | [[2024-02-15\|15]] | [[2024-02-16\|16]] | [[2024-02-17\|17]] |&#13;&#10;| [[2024-02-18\|18]] | [[2024-02-19\|19]] | [[2024-02-20\|20]] | [[2024-02-21\|21]] | [[2024-02-22\|22]] | [[2024-02-23\|23]] | [[2024-02-24\|24]] |&#13;&#10;| [[2024-02-25\|25]] | [[2024-02-26\|26]] | [[2024-02-27\|27]] | [[2024-02-28\|28]] | [[2024-02-29\|29]] |    |    |&#13;&#10;" calcext:value-type="string">
            <text:p>| SUN | MON | TUE | WED | THU | FRI | SAT |</text:p>
            <text:p>|  ---  |  ---  |  ---  |  ---  |  ---  |  ---  |  ---  |</text:p>
            <text:p>|    |    |    |    | [[2024-02-01\|01]] | [[2024-02-02\|02]] | [[2024-02-03\|03]] |</text:p>
            <text:p>| [[2024-02-04\|04]] | [[2024-02-05\|05]] | [[2024-02-06\|06]] | [[2024-02-07\|07]] | [[2024-02-08\|08]] | [[2024-02-09\|09]] | [[2024-02-10\|10]] |</text:p>
            <text:p>| [[2024-02-11\|11]] | [[2024-02-12\|12]] | [[2024-02-13\|13]] | [[2024-02-14\|14]] | [[2024-02-15\|15]] | [[2024-02-16\|16]] | [[2024-02-17\|17]] |</text:p>
            <text:p>| [[2024-02-18\|18]] | [[2024-02-19\|19]] | [[2024-02-20\|20]] | [[2024-02-21\|21]] | [[2024-02-22\|22]] | [[2024-02-23\|23]] | [[2024-02-24\|24]] |</text:p>
            <text:p>| [[2024-02-25\|25]] | [[2024-02-26\|26]] | [[2024-02-27\|27]] | [[2024-02-28\|28]] | [[2024-02-29\|29]] |    |    |</text:p>
            <text:p/>
          </table:table-cell>
          <table:table-cell table:style-name="ce2" table:formula="of:=IF([.H$18]=&quot;NEWLINE&quot;; NEWLINE; IF([.H$18]&lt;=[.$E20]; &quot;    &quot;; IF(AND(([.H$18]-[.$E20])&gt;0; ([.H$18]-[.$E20])&lt;=[.$C20]); &quot; [[&quot;&amp;JOURNAL_YEAR&amp;&quot;-&quot;&amp;TEXT([.$A20]; &quot;00&quot;)&amp;&quot;-&quot;&amp;TEXT([.H$18]-[.$E20]; &quot;00&quot;)&amp;&quot;\|&quot;&amp;TEXT([.H$18]-[.$E20]; &quot;00&quot;)&amp;&quot;]] &quot;; IF(OR([.$C20]+[.$E20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0]; &quot;    &quot;; IF(AND(([.I$18]-[.$E20])&gt;0; ([.I$18]-[.$E20])&lt;=[.$C20]); &quot; [[&quot;&amp;JOURNAL_YEAR&amp;&quot;-&quot;&amp;TEXT([.$A20]; &quot;00&quot;)&amp;&quot;-&quot;&amp;TEXT([.I$18]-[.$E20]; &quot;00&quot;)&amp;&quot;\|&quot;&amp;TEXT([.I$18]-[.$E20]; &quot;00&quot;)&amp;&quot;]] &quot;; IF(OR([.$C20]+[.$E20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0]; &quot;    &quot;; IF(AND(([.J$18]-[.$E20])&gt;0; ([.J$18]-[.$E20])&lt;=[.$C20]); &quot; [[&quot;&amp;JOURNAL_YEAR&amp;&quot;-&quot;&amp;TEXT([.$A20]; &quot;00&quot;)&amp;&quot;-&quot;&amp;TEXT([.J$18]-[.$E20]; &quot;00&quot;)&amp;&quot;\|&quot;&amp;TEXT([.J$18]-[.$E20]; &quot;00&quot;)&amp;&quot;]] &quot;; IF(OR([.$C20]+[.$E20]&gt;35; [.J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8]=&quot;NEWLINE&quot;; NEWLINE; IF([.K$18]&lt;=[.$E20]; &quot;    &quot;; IF(AND(([.K$18]-[.$E20])&gt;0; ([.K$18]-[.$E20])&lt;=[.$C20]); &quot; [[&quot;&amp;JOURNAL_YEAR&amp;&quot;-&quot;&amp;TEXT([.$A20]; &quot;00&quot;)&amp;&quot;-&quot;&amp;TEXT([.K$18]-[.$E20]; &quot;00&quot;)&amp;&quot;\|&quot;&amp;TEXT([.K$18]-[.$E20]; &quot;00&quot;)&amp;&quot;]] &quot;; IF(OR([.$C20]+[.$E20]&gt;35; [.K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8]=&quot;NEWLINE&quot;; NEWLINE; IF([.L$18]&lt;=[.$E20]; &quot;    &quot;; IF(AND(([.L$18]-[.$E20])&gt;0; ([.L$18]-[.$E20])&lt;=[.$C20]); &quot; [[&quot;&amp;JOURNAL_YEAR&amp;&quot;-&quot;&amp;TEXT([.$A20]; &quot;00&quot;)&amp;&quot;-&quot;&amp;TEXT([.L$18]-[.$E20]; &quot;00&quot;)&amp;&quot;\|&quot;&amp;TEXT([.L$18]-[.$E20]; &quot;00&quot;)&amp;&quot;]] &quot;; IF(OR([.$C20]+[.$E20]&gt;35; [.L$18]&lt;=35); &quot;    &quot;; &quot;&quot;))))" office:value-type="string" office:string-value=" [[2024-02-01\|01]] " calcext:value-type="string">
            <text:p><text:s/>[[2024-02-01\|01]] </text:p>
          </table:table-cell>
          <table:table-cell table:style-name="ce2" table:formula="of:=IF([.M$18]=&quot;NEWLINE&quot;; NEWLINE; IF([.M$18]&lt;=[.$E20]; &quot;    &quot;; IF(AND(([.M$18]-[.$E20])&gt;0; ([.M$18]-[.$E20])&lt;=[.$C20]); &quot; [[&quot;&amp;JOURNAL_YEAR&amp;&quot;-&quot;&amp;TEXT([.$A20]; &quot;00&quot;)&amp;&quot;-&quot;&amp;TEXT([.M$18]-[.$E20]; &quot;00&quot;)&amp;&quot;\|&quot;&amp;TEXT([.M$18]-[.$E20]; &quot;00&quot;)&amp;&quot;]] &quot;; IF(OR([.$C20]+[.$E20]&gt;35; [.M$18]&lt;=35); &quot;    &quot;; &quot;&quot;))))" office:value-type="string" office:string-value=" [[2024-02-02\|02]] " calcext:value-type="string">
            <text:p><text:s/>[[2024-02-02\|02]] </text:p>
          </table:table-cell>
          <table:table-cell table:style-name="ce2" table:formula="of:=IF([.N$18]=&quot;NEWLINE&quot;; NEWLINE; IF([.N$18]&lt;=[.$E20]; &quot;    &quot;; IF(AND(([.N$18]-[.$E20])&gt;0; ([.N$18]-[.$E20])&lt;=[.$C20]); &quot; [[&quot;&amp;JOURNAL_YEAR&amp;&quot;-&quot;&amp;TEXT([.$A20]; &quot;00&quot;)&amp;&quot;-&quot;&amp;TEXT([.N$18]-[.$E20]; &quot;00&quot;)&amp;&quot;\|&quot;&amp;TEXT([.N$18]-[.$E20]; &quot;00&quot;)&amp;&quot;]] &quot;; IF(OR([.$C20]+[.$E20]&gt;35; [.N$18]&lt;=35); &quot;    &quot;; &quot;&quot;))))" office:value-type="string" office:string-value=" [[2024-02-03\|03]] " calcext:value-type="string">
            <text:p><text:s/>[[2024-02-03\|03]] </text:p>
          </table:table-cell>
          <table:table-cell table:style-name="ce2" table:formula="of:=IF([.O$18]=&quot;NEWLINE&quot;; NEWLINE; IF([.O$18]&lt;=[.$E20]; &quot;    &quot;; IF(AND(([.O$18]-[.$E20])&gt;0; ([.O$18]-[.$E20])&lt;=[.$C20]); &quot; [[&quot;&amp;JOURNAL_YEAR&amp;&quot;-&quot;&amp;TEXT([.$A20]; &quot;00&quot;)&amp;&quot;-&quot;&amp;TEXT([.O$18]-[.$E20]; &quot;00&quot;)&amp;&quot;\|&quot;&amp;TEXT([.O$18]-[.$E20]; &quot;00&quot;)&amp;&quot;]] &quot;; IF(OR([.$C20]+[.$E20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0]; &quot;    &quot;; IF(AND(([.P$18]-[.$E20])&gt;0; ([.P$18]-[.$E20])&lt;=[.$C20]); &quot; [[&quot;&amp;JOURNAL_YEAR&amp;&quot;-&quot;&amp;TEXT([.$A20]; &quot;00&quot;)&amp;&quot;-&quot;&amp;TEXT([.P$18]-[.$E20]; &quot;00&quot;)&amp;&quot;\|&quot;&amp;TEXT([.P$18]-[.$E20]; &quot;00&quot;)&amp;&quot;]] &quot;; IF(OR([.$C20]+[.$E20]&gt;35; [.P$18]&lt;=35); &quot;    &quot;; &quot;&quot;))))" office:value-type="string" office:string-value=" [[2024-02-04\|04]] " calcext:value-type="string">
            <text:p><text:s/>[[2024-02-04\|04]] </text:p>
          </table:table-cell>
          <table:table-cell table:style-name="ce2" table:formula="of:=IF([.Q$18]=&quot;NEWLINE&quot;; NEWLINE; IF([.Q$18]&lt;=[.$E20]; &quot;    &quot;; IF(AND(([.Q$18]-[.$E20])&gt;0; ([.Q$18]-[.$E20])&lt;=[.$C20]); &quot; [[&quot;&amp;JOURNAL_YEAR&amp;&quot;-&quot;&amp;TEXT([.$A20]; &quot;00&quot;)&amp;&quot;-&quot;&amp;TEXT([.Q$18]-[.$E20]; &quot;00&quot;)&amp;&quot;\|&quot;&amp;TEXT([.Q$18]-[.$E20]; &quot;00&quot;)&amp;&quot;]] &quot;; IF(OR([.$C20]+[.$E20]&gt;35; [.Q$18]&lt;=35); &quot;    &quot;; &quot;&quot;))))" office:value-type="string" office:string-value=" [[2024-02-05\|05]] " calcext:value-type="string">
            <text:p><text:s/>[[2024-02-05\|05]] </text:p>
          </table:table-cell>
          <table:table-cell table:style-name="ce2" table:formula="of:=IF([.R$18]=&quot;NEWLINE&quot;; NEWLINE; IF([.R$18]&lt;=[.$E20]; &quot;    &quot;; IF(AND(([.R$18]-[.$E20])&gt;0; ([.R$18]-[.$E20])&lt;=[.$C20]); &quot; [[&quot;&amp;JOURNAL_YEAR&amp;&quot;-&quot;&amp;TEXT([.$A20]; &quot;00&quot;)&amp;&quot;-&quot;&amp;TEXT([.R$18]-[.$E20]; &quot;00&quot;)&amp;&quot;\|&quot;&amp;TEXT([.R$18]-[.$E20]; &quot;00&quot;)&amp;&quot;]] &quot;; IF(OR([.$C20]+[.$E20]&gt;35; [.R$18]&lt;=35); &quot;    &quot;; &quot;&quot;))))" office:value-type="string" office:string-value=" [[2024-02-06\|06]] " calcext:value-type="string">
            <text:p><text:s/>[[2024-02-06\|06]] </text:p>
          </table:table-cell>
          <table:table-cell table:style-name="ce2" table:formula="of:=IF([.S$18]=&quot;NEWLINE&quot;; NEWLINE; IF([.S$18]&lt;=[.$E20]; &quot;    &quot;; IF(AND(([.S$18]-[.$E20])&gt;0; ([.S$18]-[.$E20])&lt;=[.$C20]); &quot; [[&quot;&amp;JOURNAL_YEAR&amp;&quot;-&quot;&amp;TEXT([.$A20]; &quot;00&quot;)&amp;&quot;-&quot;&amp;TEXT([.S$18]-[.$E20]; &quot;00&quot;)&amp;&quot;\|&quot;&amp;TEXT([.S$18]-[.$E20]; &quot;00&quot;)&amp;&quot;]] &quot;; IF(OR([.$C20]+[.$E20]&gt;35; [.S$18]&lt;=35); &quot;    &quot;; &quot;&quot;))))" office:value-type="string" office:string-value=" [[2024-02-07\|07]] " calcext:value-type="string">
            <text:p><text:s/>[[2024-02-07\|07]] </text:p>
          </table:table-cell>
          <table:table-cell table:style-name="ce2" table:formula="of:=IF([.T$18]=&quot;NEWLINE&quot;; NEWLINE; IF([.T$18]&lt;=[.$E20]; &quot;    &quot;; IF(AND(([.T$18]-[.$E20])&gt;0; ([.T$18]-[.$E20])&lt;=[.$C20]); &quot; [[&quot;&amp;JOURNAL_YEAR&amp;&quot;-&quot;&amp;TEXT([.$A20]; &quot;00&quot;)&amp;&quot;-&quot;&amp;TEXT([.T$18]-[.$E20]; &quot;00&quot;)&amp;&quot;\|&quot;&amp;TEXT([.T$18]-[.$E20]; &quot;00&quot;)&amp;&quot;]] &quot;; IF(OR([.$C20]+[.$E20]&gt;35; [.T$18]&lt;=35); &quot;    &quot;; &quot;&quot;))))" office:value-type="string" office:string-value=" [[2024-02-08\|08]] " calcext:value-type="string">
            <text:p><text:s/>[[2024-02-08\|08]] </text:p>
          </table:table-cell>
          <table:table-cell table:style-name="ce2" table:formula="of:=IF([.U$18]=&quot;NEWLINE&quot;; NEWLINE; IF([.U$18]&lt;=[.$E20]; &quot;    &quot;; IF(AND(([.U$18]-[.$E20])&gt;0; ([.U$18]-[.$E20])&lt;=[.$C20]); &quot; [[&quot;&amp;JOURNAL_YEAR&amp;&quot;-&quot;&amp;TEXT([.$A20]; &quot;00&quot;)&amp;&quot;-&quot;&amp;TEXT([.U$18]-[.$E20]; &quot;00&quot;)&amp;&quot;\|&quot;&amp;TEXT([.U$18]-[.$E20]; &quot;00&quot;)&amp;&quot;]] &quot;; IF(OR([.$C20]+[.$E20]&gt;35; [.U$18]&lt;=35); &quot;    &quot;; &quot;&quot;))))" office:value-type="string" office:string-value=" [[2024-02-09\|09]] " calcext:value-type="string">
            <text:p><text:s/>[[2024-02-09\|09]] </text:p>
          </table:table-cell>
          <table:table-cell table:style-name="ce2" table:formula="of:=IF([.V$18]=&quot;NEWLINE&quot;; NEWLINE; IF([.V$18]&lt;=[.$E20]; &quot;    &quot;; IF(AND(([.V$18]-[.$E20])&gt;0; ([.V$18]-[.$E20])&lt;=[.$C20]); &quot; [[&quot;&amp;JOURNAL_YEAR&amp;&quot;-&quot;&amp;TEXT([.$A20]; &quot;00&quot;)&amp;&quot;-&quot;&amp;TEXT([.V$18]-[.$E20]; &quot;00&quot;)&amp;&quot;\|&quot;&amp;TEXT([.V$18]-[.$E20]; &quot;00&quot;)&amp;&quot;]] &quot;; IF(OR([.$C20]+[.$E20]&gt;35; [.V$18]&lt;=35); &quot;    &quot;; &quot;&quot;))))" office:value-type="string" office:string-value=" [[2024-02-10\|10]] " calcext:value-type="string">
            <text:p><text:s/>[[2024-02-10\|10]] </text:p>
          </table:table-cell>
          <table:table-cell table:style-name="ce2" table:formula="of:=IF([.W$18]=&quot;NEWLINE&quot;; NEWLINE; IF([.W$18]&lt;=[.$E20]; &quot;    &quot;; IF(AND(([.W$18]-[.$E20])&gt;0; ([.W$18]-[.$E20])&lt;=[.$C20]); &quot; [[&quot;&amp;JOURNAL_YEAR&amp;&quot;-&quot;&amp;TEXT([.$A20]; &quot;00&quot;)&amp;&quot;-&quot;&amp;TEXT([.W$18]-[.$E20]; &quot;00&quot;)&amp;&quot;\|&quot;&amp;TEXT([.W$18]-[.$E20]; &quot;00&quot;)&amp;&quot;]] &quot;; IF(OR([.$C20]+[.$E20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0]; &quot;    &quot;; IF(AND(([.X$18]-[.$E20])&gt;0; ([.X$18]-[.$E20])&lt;=[.$C20]); &quot; [[&quot;&amp;JOURNAL_YEAR&amp;&quot;-&quot;&amp;TEXT([.$A20]; &quot;00&quot;)&amp;&quot;-&quot;&amp;TEXT([.X$18]-[.$E20]; &quot;00&quot;)&amp;&quot;\|&quot;&amp;TEXT([.X$18]-[.$E20]; &quot;00&quot;)&amp;&quot;]] &quot;; IF(OR([.$C20]+[.$E20]&gt;35; [.X$18]&lt;=35); &quot;    &quot;; &quot;&quot;))))" office:value-type="string" office:string-value=" [[2024-02-11\|11]] " calcext:value-type="string">
            <text:p><text:s/>[[2024-02-11\|11]] </text:p>
          </table:table-cell>
          <table:table-cell table:style-name="ce2" table:formula="of:=IF([.Y$18]=&quot;NEWLINE&quot;; NEWLINE; IF([.Y$18]&lt;=[.$E20]; &quot;    &quot;; IF(AND(([.Y$18]-[.$E20])&gt;0; ([.Y$18]-[.$E20])&lt;=[.$C20]); &quot; [[&quot;&amp;JOURNAL_YEAR&amp;&quot;-&quot;&amp;TEXT([.$A20]; &quot;00&quot;)&amp;&quot;-&quot;&amp;TEXT([.Y$18]-[.$E20]; &quot;00&quot;)&amp;&quot;\|&quot;&amp;TEXT([.Y$18]-[.$E20]; &quot;00&quot;)&amp;&quot;]] &quot;; IF(OR([.$C20]+[.$E20]&gt;35; [.Y$18]&lt;=35); &quot;    &quot;; &quot;&quot;))))" office:value-type="string" office:string-value=" [[2024-02-12\|12]] " calcext:value-type="string">
            <text:p><text:s/>[[2024-02-12\|12]] </text:p>
          </table:table-cell>
          <table:table-cell table:style-name="ce2" table:formula="of:=IF([.Z$18]=&quot;NEWLINE&quot;; NEWLINE; IF([.Z$18]&lt;=[.$E20]; &quot;    &quot;; IF(AND(([.Z$18]-[.$E20])&gt;0; ([.Z$18]-[.$E20])&lt;=[.$C20]); &quot; [[&quot;&amp;JOURNAL_YEAR&amp;&quot;-&quot;&amp;TEXT([.$A20]; &quot;00&quot;)&amp;&quot;-&quot;&amp;TEXT([.Z$18]-[.$E20]; &quot;00&quot;)&amp;&quot;\|&quot;&amp;TEXT([.Z$18]-[.$E20]; &quot;00&quot;)&amp;&quot;]] &quot;; IF(OR([.$C20]+[.$E20]&gt;35; [.Z$18]&lt;=35); &quot;    &quot;; &quot;&quot;))))" office:value-type="string" office:string-value=" [[2024-02-13\|13]] " calcext:value-type="string">
            <text:p><text:s/>[[2024-02-13\|13]] </text:p>
          </table:table-cell>
          <table:table-cell table:style-name="ce2" table:formula="of:=IF([.AA$18]=&quot;NEWLINE&quot;; NEWLINE; IF([.AA$18]&lt;=[.$E20]; &quot;    &quot;; IF(AND(([.AA$18]-[.$E20])&gt;0; ([.AA$18]-[.$E20])&lt;=[.$C20]); &quot; [[&quot;&amp;JOURNAL_YEAR&amp;&quot;-&quot;&amp;TEXT([.$A20]; &quot;00&quot;)&amp;&quot;-&quot;&amp;TEXT([.AA$18]-[.$E20]; &quot;00&quot;)&amp;&quot;\|&quot;&amp;TEXT([.AA$18]-[.$E20]; &quot;00&quot;)&amp;&quot;]] &quot;; IF(OR([.$C20]+[.$E20]&gt;35; [.AA$18]&lt;=35); &quot;    &quot;; &quot;&quot;))))" office:value-type="string" office:string-value=" [[2024-02-14\|14]] " calcext:value-type="string">
            <text:p><text:s/>[[2024-02-14\|14]] </text:p>
          </table:table-cell>
          <table:table-cell table:style-name="ce2" table:formula="of:=IF([.AB$18]=&quot;NEWLINE&quot;; NEWLINE; IF([.AB$18]&lt;=[.$E20]; &quot;    &quot;; IF(AND(([.AB$18]-[.$E20])&gt;0; ([.AB$18]-[.$E20])&lt;=[.$C20]); &quot; [[&quot;&amp;JOURNAL_YEAR&amp;&quot;-&quot;&amp;TEXT([.$A20]; &quot;00&quot;)&amp;&quot;-&quot;&amp;TEXT([.AB$18]-[.$E20]; &quot;00&quot;)&amp;&quot;\|&quot;&amp;TEXT([.AB$18]-[.$E20]; &quot;00&quot;)&amp;&quot;]] &quot;; IF(OR([.$C20]+[.$E20]&gt;35; [.AB$18]&lt;=35); &quot;    &quot;; &quot;&quot;))))" office:value-type="string" office:string-value=" [[2024-02-15\|15]] " calcext:value-type="string">
            <text:p><text:s/>[[2024-02-15\|15]] </text:p>
          </table:table-cell>
          <table:table-cell table:style-name="ce2" table:formula="of:=IF([.AC$18]=&quot;NEWLINE&quot;; NEWLINE; IF([.AC$18]&lt;=[.$E20]; &quot;    &quot;; IF(AND(([.AC$18]-[.$E20])&gt;0; ([.AC$18]-[.$E20])&lt;=[.$C20]); &quot; [[&quot;&amp;JOURNAL_YEAR&amp;&quot;-&quot;&amp;TEXT([.$A20]; &quot;00&quot;)&amp;&quot;-&quot;&amp;TEXT([.AC$18]-[.$E20]; &quot;00&quot;)&amp;&quot;\|&quot;&amp;TEXT([.AC$18]-[.$E20]; &quot;00&quot;)&amp;&quot;]] &quot;; IF(OR([.$C20]+[.$E20]&gt;35; [.AC$18]&lt;=35); &quot;    &quot;; &quot;&quot;))))" office:value-type="string" office:string-value=" [[2024-02-16\|16]] " calcext:value-type="string">
            <text:p><text:s/>[[2024-02-16\|16]] </text:p>
          </table:table-cell>
          <table:table-cell table:style-name="ce2" table:formula="of:=IF([.AD$18]=&quot;NEWLINE&quot;; NEWLINE; IF([.AD$18]&lt;=[.$E20]; &quot;    &quot;; IF(AND(([.AD$18]-[.$E20])&gt;0; ([.AD$18]-[.$E20])&lt;=[.$C20]); &quot; [[&quot;&amp;JOURNAL_YEAR&amp;&quot;-&quot;&amp;TEXT([.$A20]; &quot;00&quot;)&amp;&quot;-&quot;&amp;TEXT([.AD$18]-[.$E20]; &quot;00&quot;)&amp;&quot;\|&quot;&amp;TEXT([.AD$18]-[.$E20]; &quot;00&quot;)&amp;&quot;]] &quot;; IF(OR([.$C20]+[.$E20]&gt;35; [.AD$18]&lt;=35); &quot;    &quot;; &quot;&quot;))))" office:value-type="string" office:string-value=" [[2024-02-17\|17]] " calcext:value-type="string">
            <text:p><text:s/>[[2024-02-17\|17]] </text:p>
          </table:table-cell>
          <table:table-cell table:style-name="ce2" table:formula="of:=IF([.AE$18]=&quot;NEWLINE&quot;; NEWLINE; IF([.AE$18]&lt;=[.$E20]; &quot;    &quot;; IF(AND(([.AE$18]-[.$E20])&gt;0; ([.AE$18]-[.$E20])&lt;=[.$C20]); &quot; [[&quot;&amp;JOURNAL_YEAR&amp;&quot;-&quot;&amp;TEXT([.$A20]; &quot;00&quot;)&amp;&quot;-&quot;&amp;TEXT([.AE$18]-[.$E20]; &quot;00&quot;)&amp;&quot;\|&quot;&amp;TEXT([.AE$18]-[.$E20]; &quot;00&quot;)&amp;&quot;]] &quot;; IF(OR([.$C20]+[.$E20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0]; &quot;    &quot;; IF(AND(([.AF$18]-[.$E20])&gt;0; ([.AF$18]-[.$E20])&lt;=[.$C20]); &quot; [[&quot;&amp;JOURNAL_YEAR&amp;&quot;-&quot;&amp;TEXT([.$A20]; &quot;00&quot;)&amp;&quot;-&quot;&amp;TEXT([.AF$18]-[.$E20]; &quot;00&quot;)&amp;&quot;\|&quot;&amp;TEXT([.AF$18]-[.$E20]; &quot;00&quot;)&amp;&quot;]] &quot;; IF(OR([.$C20]+[.$E20]&gt;35; [.AF$18]&lt;=35); &quot;    &quot;; &quot;&quot;))))" office:value-type="string" office:string-value=" [[2024-02-18\|18]] " calcext:value-type="string">
            <text:p><text:s/>[[2024-02-18\|18]] </text:p>
          </table:table-cell>
          <table:table-cell table:style-name="ce2" table:formula="of:=IF([.AG$18]=&quot;NEWLINE&quot;; NEWLINE; IF([.AG$18]&lt;=[.$E20]; &quot;    &quot;; IF(AND(([.AG$18]-[.$E20])&gt;0; ([.AG$18]-[.$E20])&lt;=[.$C20]); &quot; [[&quot;&amp;JOURNAL_YEAR&amp;&quot;-&quot;&amp;TEXT([.$A20]; &quot;00&quot;)&amp;&quot;-&quot;&amp;TEXT([.AG$18]-[.$E20]; &quot;00&quot;)&amp;&quot;\|&quot;&amp;TEXT([.AG$18]-[.$E20]; &quot;00&quot;)&amp;&quot;]] &quot;; IF(OR([.$C20]+[.$E20]&gt;35; [.AG$18]&lt;=35); &quot;    &quot;; &quot;&quot;))))" office:value-type="string" office:string-value=" [[2024-02-19\|19]] " calcext:value-type="string">
            <text:p><text:s/>[[2024-02-19\|19]] </text:p>
          </table:table-cell>
          <table:table-cell table:style-name="ce2" table:formula="of:=IF([.AH$18]=&quot;NEWLINE&quot;; NEWLINE; IF([.AH$18]&lt;=[.$E20]; &quot;    &quot;; IF(AND(([.AH$18]-[.$E20])&gt;0; ([.AH$18]-[.$E20])&lt;=[.$C20]); &quot; [[&quot;&amp;JOURNAL_YEAR&amp;&quot;-&quot;&amp;TEXT([.$A20]; &quot;00&quot;)&amp;&quot;-&quot;&amp;TEXT([.AH$18]-[.$E20]; &quot;00&quot;)&amp;&quot;\|&quot;&amp;TEXT([.AH$18]-[.$E20]; &quot;00&quot;)&amp;&quot;]] &quot;; IF(OR([.$C20]+[.$E20]&gt;35; [.AH$18]&lt;=35); &quot;    &quot;; &quot;&quot;))))" office:value-type="string" office:string-value=" [[2024-02-20\|20]] " calcext:value-type="string">
            <text:p><text:s/>[[2024-02-20\|20]] </text:p>
          </table:table-cell>
          <table:table-cell table:style-name="ce2" table:formula="of:=IF([.AI$18]=&quot;NEWLINE&quot;; NEWLINE; IF([.AI$18]&lt;=[.$E20]; &quot;    &quot;; IF(AND(([.AI$18]-[.$E20])&gt;0; ([.AI$18]-[.$E20])&lt;=[.$C20]); &quot; [[&quot;&amp;JOURNAL_YEAR&amp;&quot;-&quot;&amp;TEXT([.$A20]; &quot;00&quot;)&amp;&quot;-&quot;&amp;TEXT([.AI$18]-[.$E20]; &quot;00&quot;)&amp;&quot;\|&quot;&amp;TEXT([.AI$18]-[.$E20]; &quot;00&quot;)&amp;&quot;]] &quot;; IF(OR([.$C20]+[.$E20]&gt;35; [.AI$18]&lt;=35); &quot;    &quot;; &quot;&quot;))))" office:value-type="string" office:string-value=" [[2024-02-21\|21]] " calcext:value-type="string">
            <text:p><text:s/>[[2024-02-21\|21]] </text:p>
          </table:table-cell>
          <table:table-cell table:style-name="ce2" table:formula="of:=IF([.AJ$18]=&quot;NEWLINE&quot;; NEWLINE; IF([.AJ$18]&lt;=[.$E20]; &quot;    &quot;; IF(AND(([.AJ$18]-[.$E20])&gt;0; ([.AJ$18]-[.$E20])&lt;=[.$C20]); &quot; [[&quot;&amp;JOURNAL_YEAR&amp;&quot;-&quot;&amp;TEXT([.$A20]; &quot;00&quot;)&amp;&quot;-&quot;&amp;TEXT([.AJ$18]-[.$E20]; &quot;00&quot;)&amp;&quot;\|&quot;&amp;TEXT([.AJ$18]-[.$E20]; &quot;00&quot;)&amp;&quot;]] &quot;; IF(OR([.$C20]+[.$E20]&gt;35; [.AJ$18]&lt;=35); &quot;    &quot;; &quot;&quot;))))" office:value-type="string" office:string-value=" [[2024-02-22\|22]] " calcext:value-type="string">
            <text:p><text:s/>[[2024-02-22\|22]] </text:p>
          </table:table-cell>
          <table:table-cell table:style-name="ce2" table:formula="of:=IF([.AK$18]=&quot;NEWLINE&quot;; NEWLINE; IF([.AK$18]&lt;=[.$E20]; &quot;    &quot;; IF(AND(([.AK$18]-[.$E20])&gt;0; ([.AK$18]-[.$E20])&lt;=[.$C20]); &quot; [[&quot;&amp;JOURNAL_YEAR&amp;&quot;-&quot;&amp;TEXT([.$A20]; &quot;00&quot;)&amp;&quot;-&quot;&amp;TEXT([.AK$18]-[.$E20]; &quot;00&quot;)&amp;&quot;\|&quot;&amp;TEXT([.AK$18]-[.$E20]; &quot;00&quot;)&amp;&quot;]] &quot;; IF(OR([.$C20]+[.$E20]&gt;35; [.AK$18]&lt;=35); &quot;    &quot;; &quot;&quot;))))" office:value-type="string" office:string-value=" [[2024-02-23\|23]] " calcext:value-type="string">
            <text:p><text:s/>[[2024-02-23\|23]] </text:p>
          </table:table-cell>
          <table:table-cell table:style-name="ce2" table:formula="of:=IF([.AL$18]=&quot;NEWLINE&quot;; NEWLINE; IF([.AL$18]&lt;=[.$E20]; &quot;    &quot;; IF(AND(([.AL$18]-[.$E20])&gt;0; ([.AL$18]-[.$E20])&lt;=[.$C20]); &quot; [[&quot;&amp;JOURNAL_YEAR&amp;&quot;-&quot;&amp;TEXT([.$A20]; &quot;00&quot;)&amp;&quot;-&quot;&amp;TEXT([.AL$18]-[.$E20]; &quot;00&quot;)&amp;&quot;\|&quot;&amp;TEXT([.AL$18]-[.$E20]; &quot;00&quot;)&amp;&quot;]] &quot;; IF(OR([.$C20]+[.$E20]&gt;35; [.AL$18]&lt;=35); &quot;    &quot;; &quot;&quot;))))" office:value-type="string" office:string-value=" [[2024-02-24\|24]] " calcext:value-type="string">
            <text:p><text:s/>[[2024-02-24\|24]] </text:p>
          </table:table-cell>
          <table:table-cell table:style-name="ce2" table:formula="of:=IF([.AM$18]=&quot;NEWLINE&quot;; NEWLINE; IF([.AM$18]&lt;=[.$E20]; &quot;    &quot;; IF(AND(([.AM$18]-[.$E20])&gt;0; ([.AM$18]-[.$E20])&lt;=[.$C20]); &quot; [[&quot;&amp;JOURNAL_YEAR&amp;&quot;-&quot;&amp;TEXT([.$A20]; &quot;00&quot;)&amp;&quot;-&quot;&amp;TEXT([.AM$18]-[.$E20]; &quot;00&quot;)&amp;&quot;\|&quot;&amp;TEXT([.AM$18]-[.$E20]; &quot;00&quot;)&amp;&quot;]] &quot;; IF(OR([.$C20]+[.$E20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0]; &quot;    &quot;; IF(AND(([.AN$18]-[.$E20])&gt;0; ([.AN$18]-[.$E20])&lt;=[.$C20]); &quot; [[&quot;&amp;JOURNAL_YEAR&amp;&quot;-&quot;&amp;TEXT([.$A20]; &quot;00&quot;)&amp;&quot;-&quot;&amp;TEXT([.AN$18]-[.$E20]; &quot;00&quot;)&amp;&quot;\|&quot;&amp;TEXT([.AN$18]-[.$E20]; &quot;00&quot;)&amp;&quot;]] &quot;; IF(OR([.$C20]+[.$E20]&gt;35; [.AN$18]&lt;=35); &quot;    &quot;; &quot;&quot;))))" office:value-type="string" office:string-value=" [[2024-02-25\|25]] " calcext:value-type="string">
            <text:p><text:s/>[[2024-02-25\|25]] </text:p>
          </table:table-cell>
          <table:table-cell table:style-name="ce2" table:formula="of:=IF([.AO$18]=&quot;NEWLINE&quot;; NEWLINE; IF([.AO$18]&lt;=[.$E20]; &quot;    &quot;; IF(AND(([.AO$18]-[.$E20])&gt;0; ([.AO$18]-[.$E20])&lt;=[.$C20]); &quot; [[&quot;&amp;JOURNAL_YEAR&amp;&quot;-&quot;&amp;TEXT([.$A20]; &quot;00&quot;)&amp;&quot;-&quot;&amp;TEXT([.AO$18]-[.$E20]; &quot;00&quot;)&amp;&quot;\|&quot;&amp;TEXT([.AO$18]-[.$E20]; &quot;00&quot;)&amp;&quot;]] &quot;; IF(OR([.$C20]+[.$E20]&gt;35; [.AO$18]&lt;=35); &quot;    &quot;; &quot;&quot;))))" office:value-type="string" office:string-value=" [[2024-02-26\|26]] " calcext:value-type="string">
            <text:p><text:s/>[[2024-02-26\|26]] </text:p>
          </table:table-cell>
          <table:table-cell table:style-name="ce2" table:formula="of:=IF([.AP$18]=&quot;NEWLINE&quot;; NEWLINE; IF([.AP$18]&lt;=[.$E20]; &quot;    &quot;; IF(AND(([.AP$18]-[.$E20])&gt;0; ([.AP$18]-[.$E20])&lt;=[.$C20]); &quot; [[&quot;&amp;JOURNAL_YEAR&amp;&quot;-&quot;&amp;TEXT([.$A20]; &quot;00&quot;)&amp;&quot;-&quot;&amp;TEXT([.AP$18]-[.$E20]; &quot;00&quot;)&amp;&quot;\|&quot;&amp;TEXT([.AP$18]-[.$E20]; &quot;00&quot;)&amp;&quot;]] &quot;; IF(OR([.$C20]+[.$E20]&gt;35; [.AP$18]&lt;=35); &quot;    &quot;; &quot;&quot;))))" office:value-type="string" office:string-value=" [[2024-02-27\|27]] " calcext:value-type="string">
            <text:p><text:s/>[[2024-02-27\|27]] </text:p>
          </table:table-cell>
          <table:table-cell table:style-name="ce2" table:formula="of:=IF([.AQ$18]=&quot;NEWLINE&quot;; NEWLINE; IF([.AQ$18]&lt;=[.$E20]; &quot;    &quot;; IF(AND(([.AQ$18]-[.$E20])&gt;0; ([.AQ$18]-[.$E20])&lt;=[.$C20]); &quot; [[&quot;&amp;JOURNAL_YEAR&amp;&quot;-&quot;&amp;TEXT([.$A20]; &quot;00&quot;)&amp;&quot;-&quot;&amp;TEXT([.AQ$18]-[.$E20]; &quot;00&quot;)&amp;&quot;\|&quot;&amp;TEXT([.AQ$18]-[.$E20]; &quot;00&quot;)&amp;&quot;]] &quot;; IF(OR([.$C20]+[.$E20]&gt;35; [.AQ$18]&lt;=35); &quot;    &quot;; &quot;&quot;))))" office:value-type="string" office:string-value=" [[2024-02-28\|28]] " calcext:value-type="string">
            <text:p><text:s/>[[2024-02-28\|28]] </text:p>
          </table:table-cell>
          <table:table-cell table:style-name="ce2" table:formula="of:=IF([.AR$18]=&quot;NEWLINE&quot;; NEWLINE; IF([.AR$18]&lt;=[.$E20]; &quot;    &quot;; IF(AND(([.AR$18]-[.$E20])&gt;0; ([.AR$18]-[.$E20])&lt;=[.$C20]); &quot; [[&quot;&amp;JOURNAL_YEAR&amp;&quot;-&quot;&amp;TEXT([.$A20]; &quot;00&quot;)&amp;&quot;-&quot;&amp;TEXT([.AR$18]-[.$E20]; &quot;00&quot;)&amp;&quot;\|&quot;&amp;TEXT([.AR$18]-[.$E20]; &quot;00&quot;)&amp;&quot;]] &quot;; IF(OR([.$C20]+[.$E20]&gt;35; [.AR$18]&lt;=35); &quot;    &quot;; &quot;&quot;))))" office:value-type="string" office:string-value=" [[2024-02-29\|29]] " calcext:value-type="string">
            <text:p><text:s/>[[2024-02-29\|29]] </text:p>
          </table:table-cell>
          <table:table-cell table:style-name="ce2" table:formula="of:=IF([.AS$18]=&quot;NEWLINE&quot;; NEWLINE; IF([.AS$18]&lt;=[.$E20]; &quot;    &quot;; IF(AND(([.AS$18]-[.$E20])&gt;0; ([.AS$18]-[.$E20])&lt;=[.$C20]); &quot; [[&quot;&amp;JOURNAL_YEAR&amp;&quot;-&quot;&amp;TEXT([.$A20]; &quot;00&quot;)&amp;&quot;-&quot;&amp;TEXT([.AS$18]-[.$E20]; &quot;00&quot;)&amp;&quot;\|&quot;&amp;TEXT([.AS$18]-[.$E20]; &quot;00&quot;)&amp;&quot;]] &quot;; IF(OR([.$C20]+[.$E20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20]; &quot;    &quot;; IF(AND(([.AT$18]-[.$E20])&gt;0; ([.AT$18]-[.$E20])&lt;=[.$C20]); &quot; [[&quot;&amp;JOURNAL_YEAR&amp;&quot;-&quot;&amp;TEXT([.$A20]; &quot;00&quot;)&amp;&quot;-&quot;&amp;TEXT([.AT$18]-[.$E20]; &quot;00&quot;)&amp;&quot;\|&quot;&amp;TEXT([.AT$18]-[.$E20]; &quot;00&quot;)&amp;&quot;]] &quot;; IF(OR([.$C20]+[.$E20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20]; &quot;    &quot;; IF(AND(([.AU$18]-[.$E20])&gt;0; ([.AU$18]-[.$E20])&lt;=[.$C20]); &quot; [[&quot;&amp;JOURNAL_YEAR&amp;&quot;-&quot;&amp;TEXT([.$A20]; &quot;00&quot;)&amp;&quot;-&quot;&amp;TEXT([.AU$18]-[.$E20]; &quot;00&quot;)&amp;&quot;\|&quot;&amp;TEXT([.AU$18]-[.$E20]; &quot;00&quot;)&amp;&quot;]] &quot;; IF(OR([.$C20]+[.$E20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0]; &quot;    &quot;; IF(AND(([.AV$18]-[.$E20])&gt;0; ([.AV$18]-[.$E20])&lt;=[.$C20]); &quot; [[&quot;&amp;JOURNAL_YEAR&amp;&quot;-&quot;&amp;TEXT([.$A20]; &quot;00&quot;)&amp;&quot;-&quot;&amp;TEXT([.AV$18]-[.$E20]; &quot;00&quot;)&amp;&quot;\|&quot;&amp;TEXT([.AV$18]-[.$E20]; &quot;00&quot;)&amp;&quot;]] &quot;; IF(OR([.$C20]+[.$E20]&gt;35; [.AV$18]&lt;=35); &quot;    &quot;; &quot;&quot;))))">
            <text:p/>
          </table:table-cell>
          <table:table-cell table:style-name="ce2" table:formula="of:=IF([.AW$18]=&quot;NEWLINE&quot;; NEWLINE; IF([.AW$18]&lt;=[.$E20]; &quot;    &quot;; IF(AND(([.AW$18]-[.$E20])&gt;0; ([.AW$18]-[.$E20])&lt;=[.$C20]); &quot; [[&quot;&amp;JOURNAL_YEAR&amp;&quot;-&quot;&amp;TEXT([.$A20]; &quot;00&quot;)&amp;&quot;-&quot;&amp;TEXT([.AW$18]-[.$E20]; &quot;00&quot;)&amp;&quot;\|&quot;&amp;TEXT([.AW$18]-[.$E20]; &quot;00&quot;)&amp;&quot;]] &quot;; IF(OR([.$C20]+[.$E20]&gt;35; [.AW$18]&lt;=35); &quot;    &quot;; &quot;&quot;))))">
            <text:p/>
          </table:table-cell>
          <table:table-cell table:style-name="ce2" table:formula="of:=IF([.AX$18]=&quot;NEWLINE&quot;; NEWLINE; IF([.AX$18]&lt;=[.$E20]; &quot;    &quot;; IF(AND(([.AX$18]-[.$E20])&gt;0; ([.AX$18]-[.$E20])&lt;=[.$C20]); &quot; [[&quot;&amp;JOURNAL_YEAR&amp;&quot;-&quot;&amp;TEXT([.$A20]; &quot;00&quot;)&amp;&quot;-&quot;&amp;TEXT([.AX$18]-[.$E20]; &quot;00&quot;)&amp;&quot;\|&quot;&amp;TEXT([.AX$18]-[.$E20]; &quot;00&quot;)&amp;&quot;]] &quot;; IF(OR([.$C20]+[.$E20]&gt;35; [.AX$18]&lt;=35); &quot;    &quot;; &quot;&quot;))))">
            <text:p/>
          </table:table-cell>
          <table:table-cell table:style-name="ce2" table:formula="of:=IF([.AY$18]=&quot;NEWLINE&quot;; NEWLINE; IF([.AY$18]&lt;=[.$E20]; &quot;    &quot;; IF(AND(([.AY$18]-[.$E20])&gt;0; ([.AY$18]-[.$E20])&lt;=[.$C20]); &quot; [[&quot;&amp;JOURNAL_YEAR&amp;&quot;-&quot;&amp;TEXT([.$A20]; &quot;00&quot;)&amp;&quot;-&quot;&amp;TEXT([.AY$18]-[.$E20]; &quot;00&quot;)&amp;&quot;\|&quot;&amp;TEXT([.AY$18]-[.$E20]; &quot;00&quot;)&amp;&quot;]] &quot;; IF(OR([.$C20]+[.$E20]&gt;35; [.AY$18]&lt;=35); &quot;    &quot;; &quot;&quot;))))">
            <text:p/>
          </table:table-cell>
          <table:table-cell table:style-name="ce2" table:formula="of:=IF([.AZ$18]=&quot;NEWLINE&quot;; NEWLINE; IF([.AZ$18]&lt;=[.$E20]; &quot;    &quot;; IF(AND(([.AZ$18]-[.$E20])&gt;0; ([.AZ$18]-[.$E20])&lt;=[.$C20]); &quot; [[&quot;&amp;JOURNAL_YEAR&amp;&quot;-&quot;&amp;TEXT([.$A20]; &quot;00&quot;)&amp;&quot;-&quot;&amp;TEXT([.AZ$18]-[.$E20]; &quot;00&quot;)&amp;&quot;\|&quot;&amp;TEXT([.AZ$18]-[.$E20]; &quot;00&quot;)&amp;&quot;]] &quot;; IF(OR([.$C20]+[.$E20]&gt;35; [.AZ$18]&lt;=35); &quot;    &quot;; &quot;&quot;))))">
            <text:p/>
          </table:table-cell>
          <table:table-cell table:style-name="ce2" table:formula="of:=IF([.BA$18]=&quot;NEWLINE&quot;; NEWLINE; IF([.BA$18]&lt;=[.$E20]; &quot;    &quot;; IF(AND(([.BA$18]-[.$E20])&gt;0; ([.BA$18]-[.$E20])&lt;=[.$C20]); &quot; [[&quot;&amp;JOURNAL_YEAR&amp;&quot;-&quot;&amp;TEXT([.$A20]; &quot;00&quot;)&amp;&quot;-&quot;&amp;TEXT([.BA$18]-[.$E20]; &quot;00&quot;)&amp;&quot;\|&quot;&amp;TEXT([.BA$18]-[.$E20]; &quot;00&quot;)&amp;&quot;]] &quot;; IF(OR([.$C20]+[.$E20]&gt;35; [.BA$18]&lt;=35); &quot;    &quot;; &quot;&quot;))))">
            <text:p/>
          </table:table-cell>
          <table:table-cell table:style-name="ce2" table:formula="of:=IF([.BB$18]=&quot;NEWLINE&quot;; NEWLINE; IF([.BB$18]&lt;=[.$E20]; &quot;    &quot;; IF(AND(([.BB$18]-[.$E20])&gt;0; ([.BB$18]-[.$E20])&lt;=[.$C20]); &quot; [[&quot;&amp;JOURNAL_YEAR&amp;&quot;-&quot;&amp;TEXT([.$A20]; &quot;00&quot;)&amp;&quot;-&quot;&amp;TEXT([.BB$18]-[.$E20]; &quot;00&quot;)&amp;&quot;\|&quot;&amp;TEXT([.BB$18]-[.$E20]; &quot;00&quot;)&amp;&quot;]] &quot;; IF(OR([.$C20]+[.$E20]&gt;35; [.BB$18]&lt;=35); &quot;    &quot;; &quot;&quot;))))">
            <text:p/>
          </table:table-cell>
        </table:table-row>
        <table:table-row table:style-name="ro5">
          <table:table-cell table:formula="of:=[.A20]+1" office:value-type="float" office:value="3" calcext:value-type="float">
            <text:p>3</text:p>
          </table:table-cell>
          <table:table-cell table:formula="of:=TEXT(DATE(2000; [.A21]; 1);&quot;MMMM&quot;)" office:value-type="string" office:string-value="March" calcext:value-type="string">
            <text:p>March</text:p>
          </table:table-cell>
          <table:table-cell table:style-name="Calc_20_Text" table:formula="of:=DAY(DATE(YEAR(JOURNAL_YEAR&amp;&quot;-&quot;&amp;[.B21]&amp;&quot;-01&quot;);MONTH(JOURNAL_YEAR&amp;&quot;-&quot;&amp;[.B21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1]&amp;&quot;-01&quot;;2)" office:value-type="float" office:value="5" calcext:value-type="float">
            <text:p>5</text:p>
          </table:table-cell>
          <table:table-cell table:style-name="Calc_20_Text" table:formula="of:=IF([.D21]=7; 0; [.D21])" office:value-type="float" office:value="5" calcext:value-type="float">
            <text:p>5</text:p>
          </table:table-cell>
          <table:table-cell table:style-name="Calc_20_Text" table:formula="of:=CHOOSE([.D21];&quot;Monday&quot;; &quot;Tuesday&quot;; &quot;Wednesday&quot;;&quot;Thursday&quot;;&quot;Friday&quot;;&quot;Saturday&quot;;&quot;Sunday&quot;)" office:value-type="string" office:string-value="Friday" calcext:value-type="string">
            <text:p>Friday</text:p>
          </table:table-cell>
          <table:table-cell table:style-name="Calc_20_Text" table:formula="of:=[.B$14]&amp;NEWLINE&amp;[.B$15]&amp;NEWLINE&amp;&quot;|&quot;&amp;COM.MICROSOFT.TEXTJOIN(&quot;|&quot;; TRUE(); [.H21:.BB21])" office:value-type="string" office:string-value="| SUN | MON | TUE | WED | THU | FRI | SAT |&#13;&#10;|  ---  |  ---  |  ---  |  ---  |  ---  |  ---  |  ---  |&#13;&#10;|    |    |    |    |    | [[2024-03-01\|01]] | [[2024-03-02\|02]] |&#13;&#10;| [[2024-03-03\|03]] | [[2024-03-04\|04]] | [[2024-03-05\|05]] | [[2024-03-06\|06]] | [[2024-03-07\|07]] | [[2024-03-08\|08]] | [[2024-03-09\|09]] |&#13;&#10;| [[2024-03-10\|10]] | [[2024-03-11\|11]] | [[2024-03-12\|12]] | [[2024-03-13\|13]] | [[2024-03-14\|14]] | [[2024-03-15\|15]] | [[2024-03-16\|16]] |&#13;&#10;| [[2024-03-17\|17]] | [[2024-03-18\|18]] | [[2024-03-19\|19]] | [[2024-03-20\|20]] | [[2024-03-21\|21]] | [[2024-03-22\|22]] | [[2024-03-23\|23]] |&#13;&#10;| [[2024-03-24\|24]] | [[2024-03-25\|25]] | [[2024-03-26\|26]] | [[2024-03-27\|27]] | [[2024-03-28\|28]] | [[2024-03-29\|29]] | [[2024-03-30\|30]] |&#13;&#10;| [[2024-03-31\|31]] |    |    |    |    |    |    " calcext:value-type="string">
            <text:p>| SUN | MON | TUE | WED | THU | FRI | SAT |</text:p>
            <text:p>|  ---  |  ---  |  ---  |  ---  |  ---  |  ---  |  ---  |</text:p>
            <text:p>|    |    |    |    |    | [[2024-03-01\|01]] | [[2024-03-02\|02]] |</text:p>
            <text:p>| [[2024-03-03\|03]] | [[2024-03-04\|04]] | [[2024-03-05\|05]] | [[2024-03-06\|06]] | [[2024-03-07\|07]] | [[2024-03-08\|08]] | [[2024-03-09\|09]] |</text:p>
            <text:p>| [[2024-03-10\|10]] | [[2024-03-11\|11]] | [[2024-03-12\|12]] | [[2024-03-13\|13]] | [[2024-03-14\|14]] | [[2024-03-15\|15]] | [[2024-03-16\|16]] |</text:p>
            <text:p>| [[2024-03-17\|17]] | [[2024-03-18\|18]] | [[2024-03-19\|19]] | [[2024-03-20\|20]] | [[2024-03-21\|21]] | [[2024-03-22\|22]] | [[2024-03-23\|23]] |</text:p>
            <text:p>| [[2024-03-24\|24]] | [[2024-03-25\|25]] | [[2024-03-26\|26]] | [[2024-03-27\|27]] | [[2024-03-28\|28]] | [[2024-03-29\|29]] | [[2024-03-30\|30]] |</text:p>
            <text:p>| [[2024-03-31\|31]] |    |    |    |    |    |    </text:p>
          </table:table-cell>
          <table:table-cell table:style-name="ce2" table:formula="of:=IF([.H$18]=&quot;NEWLINE&quot;; NEWLINE; IF([.H$18]&lt;=[.$E21]; &quot;    &quot;; IF(AND(([.H$18]-[.$E21])&gt;0; ([.H$18]-[.$E21])&lt;=[.$C21]); &quot; [[&quot;&amp;JOURNAL_YEAR&amp;&quot;-&quot;&amp;TEXT([.$A21]; &quot;00&quot;)&amp;&quot;-&quot;&amp;TEXT([.H$18]-[.$E21]; &quot;00&quot;)&amp;&quot;\|&quot;&amp;TEXT([.H$18]-[.$E21]; &quot;00&quot;)&amp;&quot;]] &quot;; IF(OR([.$C21]+[.$E21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1]; &quot;    &quot;; IF(AND(([.I$18]-[.$E21])&gt;0; ([.I$18]-[.$E21])&lt;=[.$C21]); &quot; [[&quot;&amp;JOURNAL_YEAR&amp;&quot;-&quot;&amp;TEXT([.$A21]; &quot;00&quot;)&amp;&quot;-&quot;&amp;TEXT([.I$18]-[.$E21]; &quot;00&quot;)&amp;&quot;\|&quot;&amp;TEXT([.I$18]-[.$E21]; &quot;00&quot;)&amp;&quot;]] &quot;; IF(OR([.$C21]+[.$E21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1]; &quot;    &quot;; IF(AND(([.J$18]-[.$E21])&gt;0; ([.J$18]-[.$E21])&lt;=[.$C21]); &quot; [[&quot;&amp;JOURNAL_YEAR&amp;&quot;-&quot;&amp;TEXT([.$A21]; &quot;00&quot;)&amp;&quot;-&quot;&amp;TEXT([.J$18]-[.$E21]; &quot;00&quot;)&amp;&quot;\|&quot;&amp;TEXT([.J$18]-[.$E21]; &quot;00&quot;)&amp;&quot;]] &quot;; IF(OR([.$C21]+[.$E21]&gt;35; [.J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8]=&quot;NEWLINE&quot;; NEWLINE; IF([.K$18]&lt;=[.$E21]; &quot;    &quot;; IF(AND(([.K$18]-[.$E21])&gt;0; ([.K$18]-[.$E21])&lt;=[.$C21]); &quot; [[&quot;&amp;JOURNAL_YEAR&amp;&quot;-&quot;&amp;TEXT([.$A21]; &quot;00&quot;)&amp;&quot;-&quot;&amp;TEXT([.K$18]-[.$E21]; &quot;00&quot;)&amp;&quot;\|&quot;&amp;TEXT([.K$18]-[.$E21]; &quot;00&quot;)&amp;&quot;]] &quot;; IF(OR([.$C21]+[.$E21]&gt;35; [.K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8]=&quot;NEWLINE&quot;; NEWLINE; IF([.L$18]&lt;=[.$E21]; &quot;    &quot;; IF(AND(([.L$18]-[.$E21])&gt;0; ([.L$18]-[.$E21])&lt;=[.$C21]); &quot; [[&quot;&amp;JOURNAL_YEAR&amp;&quot;-&quot;&amp;TEXT([.$A21]; &quot;00&quot;)&amp;&quot;-&quot;&amp;TEXT([.L$18]-[.$E21]; &quot;00&quot;)&amp;&quot;\|&quot;&amp;TEXT([.L$18]-[.$E21]; &quot;00&quot;)&amp;&quot;]] &quot;; IF(OR([.$C21]+[.$E21]&gt;35; [.L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8]=&quot;NEWLINE&quot;; NEWLINE; IF([.M$18]&lt;=[.$E21]; &quot;    &quot;; IF(AND(([.M$18]-[.$E21])&gt;0; ([.M$18]-[.$E21])&lt;=[.$C21]); &quot; [[&quot;&amp;JOURNAL_YEAR&amp;&quot;-&quot;&amp;TEXT([.$A21]; &quot;00&quot;)&amp;&quot;-&quot;&amp;TEXT([.M$18]-[.$E21]; &quot;00&quot;)&amp;&quot;\|&quot;&amp;TEXT([.M$18]-[.$E21]; &quot;00&quot;)&amp;&quot;]] &quot;; IF(OR([.$C21]+[.$E21]&gt;35; [.M$18]&lt;=35); &quot;    &quot;; &quot;&quot;))))" office:value-type="string" office:string-value=" [[2024-03-01\|01]] " calcext:value-type="string">
            <text:p><text:s/>[[2024-03-01\|01]] </text:p>
          </table:table-cell>
          <table:table-cell table:style-name="ce2" table:formula="of:=IF([.N$18]=&quot;NEWLINE&quot;; NEWLINE; IF([.N$18]&lt;=[.$E21]; &quot;    &quot;; IF(AND(([.N$18]-[.$E21])&gt;0; ([.N$18]-[.$E21])&lt;=[.$C21]); &quot; [[&quot;&amp;JOURNAL_YEAR&amp;&quot;-&quot;&amp;TEXT([.$A21]; &quot;00&quot;)&amp;&quot;-&quot;&amp;TEXT([.N$18]-[.$E21]; &quot;00&quot;)&amp;&quot;\|&quot;&amp;TEXT([.N$18]-[.$E21]; &quot;00&quot;)&amp;&quot;]] &quot;; IF(OR([.$C21]+[.$E21]&gt;35; [.N$18]&lt;=35); &quot;    &quot;; &quot;&quot;))))" office:value-type="string" office:string-value=" [[2024-03-02\|02]] " calcext:value-type="string">
            <text:p><text:s/>[[2024-03-02\|02]] </text:p>
          </table:table-cell>
          <table:table-cell table:style-name="ce2" table:formula="of:=IF([.O$18]=&quot;NEWLINE&quot;; NEWLINE; IF([.O$18]&lt;=[.$E21]; &quot;    &quot;; IF(AND(([.O$18]-[.$E21])&gt;0; ([.O$18]-[.$E21])&lt;=[.$C21]); &quot; [[&quot;&amp;JOURNAL_YEAR&amp;&quot;-&quot;&amp;TEXT([.$A21]; &quot;00&quot;)&amp;&quot;-&quot;&amp;TEXT([.O$18]-[.$E21]; &quot;00&quot;)&amp;&quot;\|&quot;&amp;TEXT([.O$18]-[.$E21]; &quot;00&quot;)&amp;&quot;]] &quot;; IF(OR([.$C21]+[.$E21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1]; &quot;    &quot;; IF(AND(([.P$18]-[.$E21])&gt;0; ([.P$18]-[.$E21])&lt;=[.$C21]); &quot; [[&quot;&amp;JOURNAL_YEAR&amp;&quot;-&quot;&amp;TEXT([.$A21]; &quot;00&quot;)&amp;&quot;-&quot;&amp;TEXT([.P$18]-[.$E21]; &quot;00&quot;)&amp;&quot;\|&quot;&amp;TEXT([.P$18]-[.$E21]; &quot;00&quot;)&amp;&quot;]] &quot;; IF(OR([.$C21]+[.$E21]&gt;35; [.P$18]&lt;=35); &quot;    &quot;; &quot;&quot;))))" office:value-type="string" office:string-value=" [[2024-03-03\|03]] " calcext:value-type="string">
            <text:p><text:s/>[[2024-03-03\|03]] </text:p>
          </table:table-cell>
          <table:table-cell table:style-name="ce2" table:formula="of:=IF([.Q$18]=&quot;NEWLINE&quot;; NEWLINE; IF([.Q$18]&lt;=[.$E21]; &quot;    &quot;; IF(AND(([.Q$18]-[.$E21])&gt;0; ([.Q$18]-[.$E21])&lt;=[.$C21]); &quot; [[&quot;&amp;JOURNAL_YEAR&amp;&quot;-&quot;&amp;TEXT([.$A21]; &quot;00&quot;)&amp;&quot;-&quot;&amp;TEXT([.Q$18]-[.$E21]; &quot;00&quot;)&amp;&quot;\|&quot;&amp;TEXT([.Q$18]-[.$E21]; &quot;00&quot;)&amp;&quot;]] &quot;; IF(OR([.$C21]+[.$E21]&gt;35; [.Q$18]&lt;=35); &quot;    &quot;; &quot;&quot;))))" office:value-type="string" office:string-value=" [[2024-03-04\|04]] " calcext:value-type="string">
            <text:p><text:s/>[[2024-03-04\|04]] </text:p>
          </table:table-cell>
          <table:table-cell table:style-name="ce2" table:formula="of:=IF([.R$18]=&quot;NEWLINE&quot;; NEWLINE; IF([.R$18]&lt;=[.$E21]; &quot;    &quot;; IF(AND(([.R$18]-[.$E21])&gt;0; ([.R$18]-[.$E21])&lt;=[.$C21]); &quot; [[&quot;&amp;JOURNAL_YEAR&amp;&quot;-&quot;&amp;TEXT([.$A21]; &quot;00&quot;)&amp;&quot;-&quot;&amp;TEXT([.R$18]-[.$E21]; &quot;00&quot;)&amp;&quot;\|&quot;&amp;TEXT([.R$18]-[.$E21]; &quot;00&quot;)&amp;&quot;]] &quot;; IF(OR([.$C21]+[.$E21]&gt;35; [.R$18]&lt;=35); &quot;    &quot;; &quot;&quot;))))" office:value-type="string" office:string-value=" [[2024-03-05\|05]] " calcext:value-type="string">
            <text:p><text:s/>[[2024-03-05\|05]] </text:p>
          </table:table-cell>
          <table:table-cell table:style-name="ce2" table:formula="of:=IF([.S$18]=&quot;NEWLINE&quot;; NEWLINE; IF([.S$18]&lt;=[.$E21]; &quot;    &quot;; IF(AND(([.S$18]-[.$E21])&gt;0; ([.S$18]-[.$E21])&lt;=[.$C21]); &quot; [[&quot;&amp;JOURNAL_YEAR&amp;&quot;-&quot;&amp;TEXT([.$A21]; &quot;00&quot;)&amp;&quot;-&quot;&amp;TEXT([.S$18]-[.$E21]; &quot;00&quot;)&amp;&quot;\|&quot;&amp;TEXT([.S$18]-[.$E21]; &quot;00&quot;)&amp;&quot;]] &quot;; IF(OR([.$C21]+[.$E21]&gt;35; [.S$18]&lt;=35); &quot;    &quot;; &quot;&quot;))))" office:value-type="string" office:string-value=" [[2024-03-06\|06]] " calcext:value-type="string">
            <text:p><text:s/>[[2024-03-06\|06]] </text:p>
          </table:table-cell>
          <table:table-cell table:style-name="ce2" table:formula="of:=IF([.T$18]=&quot;NEWLINE&quot;; NEWLINE; IF([.T$18]&lt;=[.$E21]; &quot;    &quot;; IF(AND(([.T$18]-[.$E21])&gt;0; ([.T$18]-[.$E21])&lt;=[.$C21]); &quot; [[&quot;&amp;JOURNAL_YEAR&amp;&quot;-&quot;&amp;TEXT([.$A21]; &quot;00&quot;)&amp;&quot;-&quot;&amp;TEXT([.T$18]-[.$E21]; &quot;00&quot;)&amp;&quot;\|&quot;&amp;TEXT([.T$18]-[.$E21]; &quot;00&quot;)&amp;&quot;]] &quot;; IF(OR([.$C21]+[.$E21]&gt;35; [.T$18]&lt;=35); &quot;    &quot;; &quot;&quot;))))" office:value-type="string" office:string-value=" [[2024-03-07\|07]] " calcext:value-type="string">
            <text:p><text:s/>[[2024-03-07\|07]] </text:p>
          </table:table-cell>
          <table:table-cell table:style-name="ce2" table:formula="of:=IF([.U$18]=&quot;NEWLINE&quot;; NEWLINE; IF([.U$18]&lt;=[.$E21]; &quot;    &quot;; IF(AND(([.U$18]-[.$E21])&gt;0; ([.U$18]-[.$E21])&lt;=[.$C21]); &quot; [[&quot;&amp;JOURNAL_YEAR&amp;&quot;-&quot;&amp;TEXT([.$A21]; &quot;00&quot;)&amp;&quot;-&quot;&amp;TEXT([.U$18]-[.$E21]; &quot;00&quot;)&amp;&quot;\|&quot;&amp;TEXT([.U$18]-[.$E21]; &quot;00&quot;)&amp;&quot;]] &quot;; IF(OR([.$C21]+[.$E21]&gt;35; [.U$18]&lt;=35); &quot;    &quot;; &quot;&quot;))))" office:value-type="string" office:string-value=" [[2024-03-08\|08]] " calcext:value-type="string">
            <text:p><text:s/>[[2024-03-08\|08]] </text:p>
          </table:table-cell>
          <table:table-cell table:style-name="ce2" table:formula="of:=IF([.V$18]=&quot;NEWLINE&quot;; NEWLINE; IF([.V$18]&lt;=[.$E21]; &quot;    &quot;; IF(AND(([.V$18]-[.$E21])&gt;0; ([.V$18]-[.$E21])&lt;=[.$C21]); &quot; [[&quot;&amp;JOURNAL_YEAR&amp;&quot;-&quot;&amp;TEXT([.$A21]; &quot;00&quot;)&amp;&quot;-&quot;&amp;TEXT([.V$18]-[.$E21]; &quot;00&quot;)&amp;&quot;\|&quot;&amp;TEXT([.V$18]-[.$E21]; &quot;00&quot;)&amp;&quot;]] &quot;; IF(OR([.$C21]+[.$E21]&gt;35; [.V$18]&lt;=35); &quot;    &quot;; &quot;&quot;))))" office:value-type="string" office:string-value=" [[2024-03-09\|09]] " calcext:value-type="string">
            <text:p><text:s/>[[2024-03-09\|09]] </text:p>
          </table:table-cell>
          <table:table-cell table:style-name="ce2" table:formula="of:=IF([.W$18]=&quot;NEWLINE&quot;; NEWLINE; IF([.W$18]&lt;=[.$E21]; &quot;    &quot;; IF(AND(([.W$18]-[.$E21])&gt;0; ([.W$18]-[.$E21])&lt;=[.$C21]); &quot; [[&quot;&amp;JOURNAL_YEAR&amp;&quot;-&quot;&amp;TEXT([.$A21]; &quot;00&quot;)&amp;&quot;-&quot;&amp;TEXT([.W$18]-[.$E21]; &quot;00&quot;)&amp;&quot;\|&quot;&amp;TEXT([.W$18]-[.$E21]; &quot;00&quot;)&amp;&quot;]] &quot;; IF(OR([.$C21]+[.$E21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1]; &quot;    &quot;; IF(AND(([.X$18]-[.$E21])&gt;0; ([.X$18]-[.$E21])&lt;=[.$C21]); &quot; [[&quot;&amp;JOURNAL_YEAR&amp;&quot;-&quot;&amp;TEXT([.$A21]; &quot;00&quot;)&amp;&quot;-&quot;&amp;TEXT([.X$18]-[.$E21]; &quot;00&quot;)&amp;&quot;\|&quot;&amp;TEXT([.X$18]-[.$E21]; &quot;00&quot;)&amp;&quot;]] &quot;; IF(OR([.$C21]+[.$E21]&gt;35; [.X$18]&lt;=35); &quot;    &quot;; &quot;&quot;))))" office:value-type="string" office:string-value=" [[2024-03-10\|10]] " calcext:value-type="string">
            <text:p><text:s/>[[2024-03-10\|10]] </text:p>
          </table:table-cell>
          <table:table-cell table:style-name="ce2" table:formula="of:=IF([.Y$18]=&quot;NEWLINE&quot;; NEWLINE; IF([.Y$18]&lt;=[.$E21]; &quot;    &quot;; IF(AND(([.Y$18]-[.$E21])&gt;0; ([.Y$18]-[.$E21])&lt;=[.$C21]); &quot; [[&quot;&amp;JOURNAL_YEAR&amp;&quot;-&quot;&amp;TEXT([.$A21]; &quot;00&quot;)&amp;&quot;-&quot;&amp;TEXT([.Y$18]-[.$E21]; &quot;00&quot;)&amp;&quot;\|&quot;&amp;TEXT([.Y$18]-[.$E21]; &quot;00&quot;)&amp;&quot;]] &quot;; IF(OR([.$C21]+[.$E21]&gt;35; [.Y$18]&lt;=35); &quot;    &quot;; &quot;&quot;))))" office:value-type="string" office:string-value=" [[2024-03-11\|11]] " calcext:value-type="string">
            <text:p><text:s/>[[2024-03-11\|11]] </text:p>
          </table:table-cell>
          <table:table-cell table:style-name="ce2" table:formula="of:=IF([.Z$18]=&quot;NEWLINE&quot;; NEWLINE; IF([.Z$18]&lt;=[.$E21]; &quot;    &quot;; IF(AND(([.Z$18]-[.$E21])&gt;0; ([.Z$18]-[.$E21])&lt;=[.$C21]); &quot; [[&quot;&amp;JOURNAL_YEAR&amp;&quot;-&quot;&amp;TEXT([.$A21]; &quot;00&quot;)&amp;&quot;-&quot;&amp;TEXT([.Z$18]-[.$E21]; &quot;00&quot;)&amp;&quot;\|&quot;&amp;TEXT([.Z$18]-[.$E21]; &quot;00&quot;)&amp;&quot;]] &quot;; IF(OR([.$C21]+[.$E21]&gt;35; [.Z$18]&lt;=35); &quot;    &quot;; &quot;&quot;))))" office:value-type="string" office:string-value=" [[2024-03-12\|12]] " calcext:value-type="string">
            <text:p><text:s/>[[2024-03-12\|12]] </text:p>
          </table:table-cell>
          <table:table-cell table:style-name="ce2" table:formula="of:=IF([.AA$18]=&quot;NEWLINE&quot;; NEWLINE; IF([.AA$18]&lt;=[.$E21]; &quot;    &quot;; IF(AND(([.AA$18]-[.$E21])&gt;0; ([.AA$18]-[.$E21])&lt;=[.$C21]); &quot; [[&quot;&amp;JOURNAL_YEAR&amp;&quot;-&quot;&amp;TEXT([.$A21]; &quot;00&quot;)&amp;&quot;-&quot;&amp;TEXT([.AA$18]-[.$E21]; &quot;00&quot;)&amp;&quot;\|&quot;&amp;TEXT([.AA$18]-[.$E21]; &quot;00&quot;)&amp;&quot;]] &quot;; IF(OR([.$C21]+[.$E21]&gt;35; [.AA$18]&lt;=35); &quot;    &quot;; &quot;&quot;))))" office:value-type="string" office:string-value=" [[2024-03-13\|13]] " calcext:value-type="string">
            <text:p><text:s/>[[2024-03-13\|13]] </text:p>
          </table:table-cell>
          <table:table-cell table:style-name="ce2" table:formula="of:=IF([.AB$18]=&quot;NEWLINE&quot;; NEWLINE; IF([.AB$18]&lt;=[.$E21]; &quot;    &quot;; IF(AND(([.AB$18]-[.$E21])&gt;0; ([.AB$18]-[.$E21])&lt;=[.$C21]); &quot; [[&quot;&amp;JOURNAL_YEAR&amp;&quot;-&quot;&amp;TEXT([.$A21]; &quot;00&quot;)&amp;&quot;-&quot;&amp;TEXT([.AB$18]-[.$E21]; &quot;00&quot;)&amp;&quot;\|&quot;&amp;TEXT([.AB$18]-[.$E21]; &quot;00&quot;)&amp;&quot;]] &quot;; IF(OR([.$C21]+[.$E21]&gt;35; [.AB$18]&lt;=35); &quot;    &quot;; &quot;&quot;))))" office:value-type="string" office:string-value=" [[2024-03-14\|14]] " calcext:value-type="string">
            <text:p><text:s/>[[2024-03-14\|14]] </text:p>
          </table:table-cell>
          <table:table-cell table:style-name="ce2" table:formula="of:=IF([.AC$18]=&quot;NEWLINE&quot;; NEWLINE; IF([.AC$18]&lt;=[.$E21]; &quot;    &quot;; IF(AND(([.AC$18]-[.$E21])&gt;0; ([.AC$18]-[.$E21])&lt;=[.$C21]); &quot; [[&quot;&amp;JOURNAL_YEAR&amp;&quot;-&quot;&amp;TEXT([.$A21]; &quot;00&quot;)&amp;&quot;-&quot;&amp;TEXT([.AC$18]-[.$E21]; &quot;00&quot;)&amp;&quot;\|&quot;&amp;TEXT([.AC$18]-[.$E21]; &quot;00&quot;)&amp;&quot;]] &quot;; IF(OR([.$C21]+[.$E21]&gt;35; [.AC$18]&lt;=35); &quot;    &quot;; &quot;&quot;))))" office:value-type="string" office:string-value=" [[2024-03-15\|15]] " calcext:value-type="string">
            <text:p><text:s/>[[2024-03-15\|15]] </text:p>
          </table:table-cell>
          <table:table-cell table:style-name="ce2" table:formula="of:=IF([.AD$18]=&quot;NEWLINE&quot;; NEWLINE; IF([.AD$18]&lt;=[.$E21]; &quot;    &quot;; IF(AND(([.AD$18]-[.$E21])&gt;0; ([.AD$18]-[.$E21])&lt;=[.$C21]); &quot; [[&quot;&amp;JOURNAL_YEAR&amp;&quot;-&quot;&amp;TEXT([.$A21]; &quot;00&quot;)&amp;&quot;-&quot;&amp;TEXT([.AD$18]-[.$E21]; &quot;00&quot;)&amp;&quot;\|&quot;&amp;TEXT([.AD$18]-[.$E21]; &quot;00&quot;)&amp;&quot;]] &quot;; IF(OR([.$C21]+[.$E21]&gt;35; [.AD$18]&lt;=35); &quot;    &quot;; &quot;&quot;))))" office:value-type="string" office:string-value=" [[2024-03-16\|16]] " calcext:value-type="string">
            <text:p><text:s/>[[2024-03-16\|16]] </text:p>
          </table:table-cell>
          <table:table-cell table:style-name="ce2" table:formula="of:=IF([.AE$18]=&quot;NEWLINE&quot;; NEWLINE; IF([.AE$18]&lt;=[.$E21]; &quot;    &quot;; IF(AND(([.AE$18]-[.$E21])&gt;0; ([.AE$18]-[.$E21])&lt;=[.$C21]); &quot; [[&quot;&amp;JOURNAL_YEAR&amp;&quot;-&quot;&amp;TEXT([.$A21]; &quot;00&quot;)&amp;&quot;-&quot;&amp;TEXT([.AE$18]-[.$E21]; &quot;00&quot;)&amp;&quot;\|&quot;&amp;TEXT([.AE$18]-[.$E21]; &quot;00&quot;)&amp;&quot;]] &quot;; IF(OR([.$C21]+[.$E21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1]; &quot;    &quot;; IF(AND(([.AF$18]-[.$E21])&gt;0; ([.AF$18]-[.$E21])&lt;=[.$C21]); &quot; [[&quot;&amp;JOURNAL_YEAR&amp;&quot;-&quot;&amp;TEXT([.$A21]; &quot;00&quot;)&amp;&quot;-&quot;&amp;TEXT([.AF$18]-[.$E21]; &quot;00&quot;)&amp;&quot;\|&quot;&amp;TEXT([.AF$18]-[.$E21]; &quot;00&quot;)&amp;&quot;]] &quot;; IF(OR([.$C21]+[.$E21]&gt;35; [.AF$18]&lt;=35); &quot;    &quot;; &quot;&quot;))))" office:value-type="string" office:string-value=" [[2024-03-17\|17]] " calcext:value-type="string">
            <text:p><text:s/>[[2024-03-17\|17]] </text:p>
          </table:table-cell>
          <table:table-cell table:style-name="ce2" table:formula="of:=IF([.AG$18]=&quot;NEWLINE&quot;; NEWLINE; IF([.AG$18]&lt;=[.$E21]; &quot;    &quot;; IF(AND(([.AG$18]-[.$E21])&gt;0; ([.AG$18]-[.$E21])&lt;=[.$C21]); &quot; [[&quot;&amp;JOURNAL_YEAR&amp;&quot;-&quot;&amp;TEXT([.$A21]; &quot;00&quot;)&amp;&quot;-&quot;&amp;TEXT([.AG$18]-[.$E21]; &quot;00&quot;)&amp;&quot;\|&quot;&amp;TEXT([.AG$18]-[.$E21]; &quot;00&quot;)&amp;&quot;]] &quot;; IF(OR([.$C21]+[.$E21]&gt;35; [.AG$18]&lt;=35); &quot;    &quot;; &quot;&quot;))))" office:value-type="string" office:string-value=" [[2024-03-18\|18]] " calcext:value-type="string">
            <text:p><text:s/>[[2024-03-18\|18]] </text:p>
          </table:table-cell>
          <table:table-cell table:style-name="ce2" table:formula="of:=IF([.AH$18]=&quot;NEWLINE&quot;; NEWLINE; IF([.AH$18]&lt;=[.$E21]; &quot;    &quot;; IF(AND(([.AH$18]-[.$E21])&gt;0; ([.AH$18]-[.$E21])&lt;=[.$C21]); &quot; [[&quot;&amp;JOURNAL_YEAR&amp;&quot;-&quot;&amp;TEXT([.$A21]; &quot;00&quot;)&amp;&quot;-&quot;&amp;TEXT([.AH$18]-[.$E21]; &quot;00&quot;)&amp;&quot;\|&quot;&amp;TEXT([.AH$18]-[.$E21]; &quot;00&quot;)&amp;&quot;]] &quot;; IF(OR([.$C21]+[.$E21]&gt;35; [.AH$18]&lt;=35); &quot;    &quot;; &quot;&quot;))))" office:value-type="string" office:string-value=" [[2024-03-19\|19]] " calcext:value-type="string">
            <text:p><text:s/>[[2024-03-19\|19]] </text:p>
          </table:table-cell>
          <table:table-cell table:style-name="ce2" table:formula="of:=IF([.AI$18]=&quot;NEWLINE&quot;; NEWLINE; IF([.AI$18]&lt;=[.$E21]; &quot;    &quot;; IF(AND(([.AI$18]-[.$E21])&gt;0; ([.AI$18]-[.$E21])&lt;=[.$C21]); &quot; [[&quot;&amp;JOURNAL_YEAR&amp;&quot;-&quot;&amp;TEXT([.$A21]; &quot;00&quot;)&amp;&quot;-&quot;&amp;TEXT([.AI$18]-[.$E21]; &quot;00&quot;)&amp;&quot;\|&quot;&amp;TEXT([.AI$18]-[.$E21]; &quot;00&quot;)&amp;&quot;]] &quot;; IF(OR([.$C21]+[.$E21]&gt;35; [.AI$18]&lt;=35); &quot;    &quot;; &quot;&quot;))))" office:value-type="string" office:string-value=" [[2024-03-20\|20]] " calcext:value-type="string">
            <text:p><text:s/>[[2024-03-20\|20]] </text:p>
          </table:table-cell>
          <table:table-cell table:style-name="ce2" table:formula="of:=IF([.AJ$18]=&quot;NEWLINE&quot;; NEWLINE; IF([.AJ$18]&lt;=[.$E21]; &quot;    &quot;; IF(AND(([.AJ$18]-[.$E21])&gt;0; ([.AJ$18]-[.$E21])&lt;=[.$C21]); &quot; [[&quot;&amp;JOURNAL_YEAR&amp;&quot;-&quot;&amp;TEXT([.$A21]; &quot;00&quot;)&amp;&quot;-&quot;&amp;TEXT([.AJ$18]-[.$E21]; &quot;00&quot;)&amp;&quot;\|&quot;&amp;TEXT([.AJ$18]-[.$E21]; &quot;00&quot;)&amp;&quot;]] &quot;; IF(OR([.$C21]+[.$E21]&gt;35; [.AJ$18]&lt;=35); &quot;    &quot;; &quot;&quot;))))" office:value-type="string" office:string-value=" [[2024-03-21\|21]] " calcext:value-type="string">
            <text:p><text:s/>[[2024-03-21\|21]] </text:p>
          </table:table-cell>
          <table:table-cell table:style-name="ce2" table:formula="of:=IF([.AK$18]=&quot;NEWLINE&quot;; NEWLINE; IF([.AK$18]&lt;=[.$E21]; &quot;    &quot;; IF(AND(([.AK$18]-[.$E21])&gt;0; ([.AK$18]-[.$E21])&lt;=[.$C21]); &quot; [[&quot;&amp;JOURNAL_YEAR&amp;&quot;-&quot;&amp;TEXT([.$A21]; &quot;00&quot;)&amp;&quot;-&quot;&amp;TEXT([.AK$18]-[.$E21]; &quot;00&quot;)&amp;&quot;\|&quot;&amp;TEXT([.AK$18]-[.$E21]; &quot;00&quot;)&amp;&quot;]] &quot;; IF(OR([.$C21]+[.$E21]&gt;35; [.AK$18]&lt;=35); &quot;    &quot;; &quot;&quot;))))" office:value-type="string" office:string-value=" [[2024-03-22\|22]] " calcext:value-type="string">
            <text:p><text:s/>[[2024-03-22\|22]] </text:p>
          </table:table-cell>
          <table:table-cell table:style-name="ce2" table:formula="of:=IF([.AL$18]=&quot;NEWLINE&quot;; NEWLINE; IF([.AL$18]&lt;=[.$E21]; &quot;    &quot;; IF(AND(([.AL$18]-[.$E21])&gt;0; ([.AL$18]-[.$E21])&lt;=[.$C21]); &quot; [[&quot;&amp;JOURNAL_YEAR&amp;&quot;-&quot;&amp;TEXT([.$A21]; &quot;00&quot;)&amp;&quot;-&quot;&amp;TEXT([.AL$18]-[.$E21]; &quot;00&quot;)&amp;&quot;\|&quot;&amp;TEXT([.AL$18]-[.$E21]; &quot;00&quot;)&amp;&quot;]] &quot;; IF(OR([.$C21]+[.$E21]&gt;35; [.AL$18]&lt;=35); &quot;    &quot;; &quot;&quot;))))" office:value-type="string" office:string-value=" [[2024-03-23\|23]] " calcext:value-type="string">
            <text:p><text:s/>[[2024-03-23\|23]] </text:p>
          </table:table-cell>
          <table:table-cell table:style-name="ce2" table:formula="of:=IF([.AM$18]=&quot;NEWLINE&quot;; NEWLINE; IF([.AM$18]&lt;=[.$E21]; &quot;    &quot;; IF(AND(([.AM$18]-[.$E21])&gt;0; ([.AM$18]-[.$E21])&lt;=[.$C21]); &quot; [[&quot;&amp;JOURNAL_YEAR&amp;&quot;-&quot;&amp;TEXT([.$A21]; &quot;00&quot;)&amp;&quot;-&quot;&amp;TEXT([.AM$18]-[.$E21]; &quot;00&quot;)&amp;&quot;\|&quot;&amp;TEXT([.AM$18]-[.$E21]; &quot;00&quot;)&amp;&quot;]] &quot;; IF(OR([.$C21]+[.$E21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1]; &quot;    &quot;; IF(AND(([.AN$18]-[.$E21])&gt;0; ([.AN$18]-[.$E21])&lt;=[.$C21]); &quot; [[&quot;&amp;JOURNAL_YEAR&amp;&quot;-&quot;&amp;TEXT([.$A21]; &quot;00&quot;)&amp;&quot;-&quot;&amp;TEXT([.AN$18]-[.$E21]; &quot;00&quot;)&amp;&quot;\|&quot;&amp;TEXT([.AN$18]-[.$E21]; &quot;00&quot;)&amp;&quot;]] &quot;; IF(OR([.$C21]+[.$E21]&gt;35; [.AN$18]&lt;=35); &quot;    &quot;; &quot;&quot;))))" office:value-type="string" office:string-value=" [[2024-03-24\|24]] " calcext:value-type="string">
            <text:p><text:s/>[[2024-03-24\|24]] </text:p>
          </table:table-cell>
          <table:table-cell table:style-name="ce2" table:formula="of:=IF([.AO$18]=&quot;NEWLINE&quot;; NEWLINE; IF([.AO$18]&lt;=[.$E21]; &quot;    &quot;; IF(AND(([.AO$18]-[.$E21])&gt;0; ([.AO$18]-[.$E21])&lt;=[.$C21]); &quot; [[&quot;&amp;JOURNAL_YEAR&amp;&quot;-&quot;&amp;TEXT([.$A21]; &quot;00&quot;)&amp;&quot;-&quot;&amp;TEXT([.AO$18]-[.$E21]; &quot;00&quot;)&amp;&quot;\|&quot;&amp;TEXT([.AO$18]-[.$E21]; &quot;00&quot;)&amp;&quot;]] &quot;; IF(OR([.$C21]+[.$E21]&gt;35; [.AO$18]&lt;=35); &quot;    &quot;; &quot;&quot;))))" office:value-type="string" office:string-value=" [[2024-03-25\|25]] " calcext:value-type="string">
            <text:p><text:s/>[[2024-03-25\|25]] </text:p>
          </table:table-cell>
          <table:table-cell table:style-name="ce2" table:formula="of:=IF([.AP$18]=&quot;NEWLINE&quot;; NEWLINE; IF([.AP$18]&lt;=[.$E21]; &quot;    &quot;; IF(AND(([.AP$18]-[.$E21])&gt;0; ([.AP$18]-[.$E21])&lt;=[.$C21]); &quot; [[&quot;&amp;JOURNAL_YEAR&amp;&quot;-&quot;&amp;TEXT([.$A21]; &quot;00&quot;)&amp;&quot;-&quot;&amp;TEXT([.AP$18]-[.$E21]; &quot;00&quot;)&amp;&quot;\|&quot;&amp;TEXT([.AP$18]-[.$E21]; &quot;00&quot;)&amp;&quot;]] &quot;; IF(OR([.$C21]+[.$E21]&gt;35; [.AP$18]&lt;=35); &quot;    &quot;; &quot;&quot;))))" office:value-type="string" office:string-value=" [[2024-03-26\|26]] " calcext:value-type="string">
            <text:p><text:s/>[[2024-03-26\|26]] </text:p>
          </table:table-cell>
          <table:table-cell table:style-name="ce2" table:formula="of:=IF([.AQ$18]=&quot;NEWLINE&quot;; NEWLINE; IF([.AQ$18]&lt;=[.$E21]; &quot;    &quot;; IF(AND(([.AQ$18]-[.$E21])&gt;0; ([.AQ$18]-[.$E21])&lt;=[.$C21]); &quot; [[&quot;&amp;JOURNAL_YEAR&amp;&quot;-&quot;&amp;TEXT([.$A21]; &quot;00&quot;)&amp;&quot;-&quot;&amp;TEXT([.AQ$18]-[.$E21]; &quot;00&quot;)&amp;&quot;\|&quot;&amp;TEXT([.AQ$18]-[.$E21]; &quot;00&quot;)&amp;&quot;]] &quot;; IF(OR([.$C21]+[.$E21]&gt;35; [.AQ$18]&lt;=35); &quot;    &quot;; &quot;&quot;))))" office:value-type="string" office:string-value=" [[2024-03-27\|27]] " calcext:value-type="string">
            <text:p><text:s/>[[2024-03-27\|27]] </text:p>
          </table:table-cell>
          <table:table-cell table:style-name="ce2" table:formula="of:=IF([.AR$18]=&quot;NEWLINE&quot;; NEWLINE; IF([.AR$18]&lt;=[.$E21]; &quot;    &quot;; IF(AND(([.AR$18]-[.$E21])&gt;0; ([.AR$18]-[.$E21])&lt;=[.$C21]); &quot; [[&quot;&amp;JOURNAL_YEAR&amp;&quot;-&quot;&amp;TEXT([.$A21]; &quot;00&quot;)&amp;&quot;-&quot;&amp;TEXT([.AR$18]-[.$E21]; &quot;00&quot;)&amp;&quot;\|&quot;&amp;TEXT([.AR$18]-[.$E21]; &quot;00&quot;)&amp;&quot;]] &quot;; IF(OR([.$C21]+[.$E21]&gt;35; [.AR$18]&lt;=35); &quot;    &quot;; &quot;&quot;))))" office:value-type="string" office:string-value=" [[2024-03-28\|28]] " calcext:value-type="string">
            <text:p><text:s/>[[2024-03-28\|28]] </text:p>
          </table:table-cell>
          <table:table-cell table:style-name="ce2" table:formula="of:=IF([.AS$18]=&quot;NEWLINE&quot;; NEWLINE; IF([.AS$18]&lt;=[.$E21]; &quot;    &quot;; IF(AND(([.AS$18]-[.$E21])&gt;0; ([.AS$18]-[.$E21])&lt;=[.$C21]); &quot; [[&quot;&amp;JOURNAL_YEAR&amp;&quot;-&quot;&amp;TEXT([.$A21]; &quot;00&quot;)&amp;&quot;-&quot;&amp;TEXT([.AS$18]-[.$E21]; &quot;00&quot;)&amp;&quot;\|&quot;&amp;TEXT([.AS$18]-[.$E21]; &quot;00&quot;)&amp;&quot;]] &quot;; IF(OR([.$C21]+[.$E21]&gt;35; [.AS$18]&lt;=35); &quot;    &quot;; &quot;&quot;))))" office:value-type="string" office:string-value=" [[2024-03-29\|29]] " calcext:value-type="string">
            <text:p><text:s/>[[2024-03-29\|29]] </text:p>
          </table:table-cell>
          <table:table-cell table:style-name="ce2" table:formula="of:=IF([.AT$18]=&quot;NEWLINE&quot;; NEWLINE; IF([.AT$18]&lt;=[.$E21]; &quot;    &quot;; IF(AND(([.AT$18]-[.$E21])&gt;0; ([.AT$18]-[.$E21])&lt;=[.$C21]); &quot; [[&quot;&amp;JOURNAL_YEAR&amp;&quot;-&quot;&amp;TEXT([.$A21]; &quot;00&quot;)&amp;&quot;-&quot;&amp;TEXT([.AT$18]-[.$E21]; &quot;00&quot;)&amp;&quot;\|&quot;&amp;TEXT([.AT$18]-[.$E21]; &quot;00&quot;)&amp;&quot;]] &quot;; IF(OR([.$C21]+[.$E21]&gt;35; [.AT$18]&lt;=35); &quot;    &quot;; &quot;&quot;))))" office:value-type="string" office:string-value=" [[2024-03-30\|30]] " calcext:value-type="string">
            <text:p><text:s/>[[2024-03-30\|30]] </text:p>
          </table:table-cell>
          <table:table-cell table:style-name="ce2" table:formula="of:=IF([.AU$18]=&quot;NEWLINE&quot;; NEWLINE; IF([.AU$18]&lt;=[.$E21]; &quot;    &quot;; IF(AND(([.AU$18]-[.$E21])&gt;0; ([.AU$18]-[.$E21])&lt;=[.$C21]); &quot; [[&quot;&amp;JOURNAL_YEAR&amp;&quot;-&quot;&amp;TEXT([.$A21]; &quot;00&quot;)&amp;&quot;-&quot;&amp;TEXT([.AU$18]-[.$E21]; &quot;00&quot;)&amp;&quot;\|&quot;&amp;TEXT([.AU$18]-[.$E21]; &quot;00&quot;)&amp;&quot;]] &quot;; IF(OR([.$C21]+[.$E21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1]; &quot;    &quot;; IF(AND(([.AV$18]-[.$E21])&gt;0; ([.AV$18]-[.$E21])&lt;=[.$C21]); &quot; [[&quot;&amp;JOURNAL_YEAR&amp;&quot;-&quot;&amp;TEXT([.$A21]; &quot;00&quot;)&amp;&quot;-&quot;&amp;TEXT([.AV$18]-[.$E21]; &quot;00&quot;)&amp;&quot;\|&quot;&amp;TEXT([.AV$18]-[.$E21]; &quot;00&quot;)&amp;&quot;]] &quot;; IF(OR([.$C21]+[.$E21]&gt;35; [.AV$18]&lt;=35); &quot;    &quot;; &quot;&quot;))))" office:value-type="string" office:string-value=" [[2024-03-31\|31]] " calcext:value-type="string">
            <text:p><text:s/>[[2024-03-31\|31]] </text:p>
          </table:table-cell>
          <table:table-cell table:style-name="ce2" table:formula="of:=IF([.AW$18]=&quot;NEWLINE&quot;; NEWLINE; IF([.AW$18]&lt;=[.$E21]; &quot;    &quot;; IF(AND(([.AW$18]-[.$E21])&gt;0; ([.AW$18]-[.$E21])&lt;=[.$C21]); &quot; [[&quot;&amp;JOURNAL_YEAR&amp;&quot;-&quot;&amp;TEXT([.$A21]; &quot;00&quot;)&amp;&quot;-&quot;&amp;TEXT([.AW$18]-[.$E21]; &quot;00&quot;)&amp;&quot;\|&quot;&amp;TEXT([.AW$18]-[.$E21]; &quot;00&quot;)&amp;&quot;]] &quot;; IF(OR([.$C21]+[.$E21]&gt;35; [.AW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X$18]=&quot;NEWLINE&quot;; NEWLINE; IF([.AX$18]&lt;=[.$E21]; &quot;    &quot;; IF(AND(([.AX$18]-[.$E21])&gt;0; ([.AX$18]-[.$E21])&lt;=[.$C21]); &quot; [[&quot;&amp;JOURNAL_YEAR&amp;&quot;-&quot;&amp;TEXT([.$A21]; &quot;00&quot;)&amp;&quot;-&quot;&amp;TEXT([.AX$18]-[.$E21]; &quot;00&quot;)&amp;&quot;\|&quot;&amp;TEXT([.AX$18]-[.$E21]; &quot;00&quot;)&amp;&quot;]] &quot;; IF(OR([.$C21]+[.$E21]&gt;35; [.AX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Y$18]=&quot;NEWLINE&quot;; NEWLINE; IF([.AY$18]&lt;=[.$E21]; &quot;    &quot;; IF(AND(([.AY$18]-[.$E21])&gt;0; ([.AY$18]-[.$E21])&lt;=[.$C21]); &quot; [[&quot;&amp;JOURNAL_YEAR&amp;&quot;-&quot;&amp;TEXT([.$A21]; &quot;00&quot;)&amp;&quot;-&quot;&amp;TEXT([.AY$18]-[.$E21]; &quot;00&quot;)&amp;&quot;\|&quot;&amp;TEXT([.AY$18]-[.$E21]; &quot;00&quot;)&amp;&quot;]] &quot;; IF(OR([.$C21]+[.$E21]&gt;35; [.AY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Z$18]=&quot;NEWLINE&quot;; NEWLINE; IF([.AZ$18]&lt;=[.$E21]; &quot;    &quot;; IF(AND(([.AZ$18]-[.$E21])&gt;0; ([.AZ$18]-[.$E21])&lt;=[.$C21]); &quot; [[&quot;&amp;JOURNAL_YEAR&amp;&quot;-&quot;&amp;TEXT([.$A21]; &quot;00&quot;)&amp;&quot;-&quot;&amp;TEXT([.AZ$18]-[.$E21]; &quot;00&quot;)&amp;&quot;\|&quot;&amp;TEXT([.AZ$18]-[.$E21]; &quot;00&quot;)&amp;&quot;]] &quot;; IF(OR([.$C21]+[.$E21]&gt;35; [.AZ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A$18]=&quot;NEWLINE&quot;; NEWLINE; IF([.BA$18]&lt;=[.$E21]; &quot;    &quot;; IF(AND(([.BA$18]-[.$E21])&gt;0; ([.BA$18]-[.$E21])&lt;=[.$C21]); &quot; [[&quot;&amp;JOURNAL_YEAR&amp;&quot;-&quot;&amp;TEXT([.$A21]; &quot;00&quot;)&amp;&quot;-&quot;&amp;TEXT([.BA$18]-[.$E21]; &quot;00&quot;)&amp;&quot;\|&quot;&amp;TEXT([.BA$18]-[.$E21]; &quot;00&quot;)&amp;&quot;]] &quot;; IF(OR([.$C21]+[.$E21]&gt;35; [.BA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B$18]=&quot;NEWLINE&quot;; NEWLINE; IF([.BB$18]&lt;=[.$E21]; &quot;    &quot;; IF(AND(([.BB$18]-[.$E21])&gt;0; ([.BB$18]-[.$E21])&lt;=[.$C21]); &quot; [[&quot;&amp;JOURNAL_YEAR&amp;&quot;-&quot;&amp;TEXT([.$A21]; &quot;00&quot;)&amp;&quot;-&quot;&amp;TEXT([.BB$18]-[.$E21]; &quot;00&quot;)&amp;&quot;\|&quot;&amp;TEXT([.BB$18]-[.$E21]; &quot;00&quot;)&amp;&quot;]] &quot;; IF(OR([.$C21]+[.$E21]&gt;35; [.BB$18]&lt;=35); &quot;    &quot;; &quot;&quot;))))" office:value-type="string" office:string-value="    " calcext:value-type="string">
            <text:p><text:s text:c="4"/></text:p>
          </table:table-cell>
        </table:table-row>
        <table:table-row table:style-name="ro5">
          <table:table-cell table:formula="of:=[.A21]+1" office:value-type="float" office:value="4" calcext:value-type="float">
            <text:p>4</text:p>
          </table:table-cell>
          <table:table-cell table:formula="of:=TEXT(DATE(2000; [.A22]; 1);&quot;MMMM&quot;)" office:value-type="string" office:string-value="April" calcext:value-type="string">
            <text:p>April</text:p>
          </table:table-cell>
          <table:table-cell table:style-name="Calc_20_Text" table:formula="of:=DAY(DATE(YEAR(JOURNAL_YEAR&amp;&quot;-&quot;&amp;[.B22]&amp;&quot;-01&quot;);MONTH(JOURNAL_YEAR&amp;&quot;-&quot;&amp;[.B22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2]&amp;&quot;-01&quot;;2)" office:value-type="float" office:value="1" calcext:value-type="float">
            <text:p>1</text:p>
          </table:table-cell>
          <table:table-cell table:style-name="Calc_20_Text" table:formula="of:=IF([.D22]=7; 0; [.D22])" office:value-type="float" office:value="1" calcext:value-type="float">
            <text:p>1</text:p>
          </table:table-cell>
          <table:table-cell table:style-name="Calc_20_Text" table:formula="of:=CHOOSE([.D22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alc_20_Text" table:formula="of:=[.B$14]&amp;NEWLINE&amp;[.B$15]&amp;NEWLINE&amp;&quot;|&quot;&amp;COM.MICROSOFT.TEXTJOIN(&quot;|&quot;; TRUE(); [.H22:.BB22])" office:value-type="string" office:string-value="| SUN | MON | TUE | WED | THU | FRI | SAT |&#13;&#10;|  ---  |  ---  |  ---  |  ---  |  ---  |  ---  |  ---  |&#13;&#10;|    | [[2024-04-01\|01]] | [[2024-04-02\|02]] | [[2024-04-03\|03]] | [[2024-04-04\|04]] | [[2024-04-05\|05]] | [[2024-04-06\|06]] |&#13;&#10;| [[2024-04-07\|07]] | [[2024-04-08\|08]] | [[2024-04-09\|09]] | [[2024-04-10\|10]] | [[2024-04-11\|11]] | [[2024-04-12\|12]] | [[2024-04-13\|13]] |&#13;&#10;| [[2024-04-14\|14]] | [[2024-04-15\|15]] | [[2024-04-16\|16]] | [[2024-04-17\|17]] | [[2024-04-18\|18]] | [[2024-04-19\|19]] | [[2024-04-20\|20]] |&#13;&#10;| [[2024-04-21\|21]] | [[2024-04-22\|22]] | [[2024-04-23\|23]] | [[2024-04-24\|24]] | [[2024-04-25\|25]] | [[2024-04-26\|26]] | [[2024-04-27\|27]] |&#13;&#10;| [[2024-04-28\|28]] | [[2024-04-29\|29]] | [[2024-04-30\|30]] |    |    |    |    |&#13;&#10;" calcext:value-type="string">
            <text:p>| SUN | MON | TUE | WED | THU | FRI | SAT |</text:p>
            <text:p>|  ---  |  ---  |  ---  |  ---  |  ---  |  ---  |  ---  |</text:p>
            <text:p>|    | [[2024-04-01\|01]] | [[2024-04-02\|02]] | [[2024-04-03\|03]] | [[2024-04-04\|04]] | [[2024-04-05\|05]] | [[2024-04-06\|06]] |</text:p>
            <text:p>| [[2024-04-07\|07]] | [[2024-04-08\|08]] | [[2024-04-09\|09]] | [[2024-04-10\|10]] | [[2024-04-11\|11]] | [[2024-04-12\|12]] | [[2024-04-13\|13]] |</text:p>
            <text:p>| [[2024-04-14\|14]] | [[2024-04-15\|15]] | [[2024-04-16\|16]] | [[2024-04-17\|17]] | [[2024-04-18\|18]] | [[2024-04-19\|19]] | [[2024-04-20\|20]] |</text:p>
            <text:p>| [[2024-04-21\|21]] | [[2024-04-22\|22]] | [[2024-04-23\|23]] | [[2024-04-24\|24]] | [[2024-04-25\|25]] | [[2024-04-26\|26]] | [[2024-04-27\|27]] |</text:p>
            <text:p>| [[2024-04-28\|28]] | [[2024-04-29\|29]] | [[2024-04-30\|30]] |    |    |    |    |</text:p>
            <text:p/>
          </table:table-cell>
          <table:table-cell table:style-name="ce2" table:formula="of:=IF([.H$18]=&quot;NEWLINE&quot;; NEWLINE; IF([.H$18]&lt;=[.$E22]; &quot;    &quot;; IF(AND(([.H$18]-[.$E22])&gt;0; ([.H$18]-[.$E22])&lt;=[.$C22]); &quot; [[&quot;&amp;JOURNAL_YEAR&amp;&quot;-&quot;&amp;TEXT([.$A22]; &quot;00&quot;)&amp;&quot;-&quot;&amp;TEXT([.H$18]-[.$E22]; &quot;00&quot;)&amp;&quot;\|&quot;&amp;TEXT([.H$18]-[.$E22]; &quot;00&quot;)&amp;&quot;]] &quot;; IF(OR([.$C22]+[.$E22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2]; &quot;    &quot;; IF(AND(([.I$18]-[.$E22])&gt;0; ([.I$18]-[.$E22])&lt;=[.$C22]); &quot; [[&quot;&amp;JOURNAL_YEAR&amp;&quot;-&quot;&amp;TEXT([.$A22]; &quot;00&quot;)&amp;&quot;-&quot;&amp;TEXT([.I$18]-[.$E22]; &quot;00&quot;)&amp;&quot;\|&quot;&amp;TEXT([.I$18]-[.$E22]; &quot;00&quot;)&amp;&quot;]] &quot;; IF(OR([.$C22]+[.$E22]&gt;35; [.I$18]&lt;=35); &quot;    &quot;; &quot;&quot;))))" office:value-type="string" office:string-value=" [[2024-04-01\|01]] " calcext:value-type="string">
            <text:p><text:s/>[[2024-04-01\|01]] </text:p>
          </table:table-cell>
          <table:table-cell table:style-name="ce2" table:formula="of:=IF([.J$18]=&quot;NEWLINE&quot;; NEWLINE; IF([.J$18]&lt;=[.$E22]; &quot;    &quot;; IF(AND(([.J$18]-[.$E22])&gt;0; ([.J$18]-[.$E22])&lt;=[.$C22]); &quot; [[&quot;&amp;JOURNAL_YEAR&amp;&quot;-&quot;&amp;TEXT([.$A22]; &quot;00&quot;)&amp;&quot;-&quot;&amp;TEXT([.J$18]-[.$E22]; &quot;00&quot;)&amp;&quot;\|&quot;&amp;TEXT([.J$18]-[.$E22]; &quot;00&quot;)&amp;&quot;]] &quot;; IF(OR([.$C22]+[.$E22]&gt;35; [.J$18]&lt;=35); &quot;    &quot;; &quot;&quot;))))" office:value-type="string" office:string-value=" [[2024-04-02\|02]] " calcext:value-type="string">
            <text:p><text:s/>[[2024-04-02\|02]] </text:p>
          </table:table-cell>
          <table:table-cell table:style-name="ce2" table:formula="of:=IF([.K$18]=&quot;NEWLINE&quot;; NEWLINE; IF([.K$18]&lt;=[.$E22]; &quot;    &quot;; IF(AND(([.K$18]-[.$E22])&gt;0; ([.K$18]-[.$E22])&lt;=[.$C22]); &quot; [[&quot;&amp;JOURNAL_YEAR&amp;&quot;-&quot;&amp;TEXT([.$A22]; &quot;00&quot;)&amp;&quot;-&quot;&amp;TEXT([.K$18]-[.$E22]; &quot;00&quot;)&amp;&quot;\|&quot;&amp;TEXT([.K$18]-[.$E22]; &quot;00&quot;)&amp;&quot;]] &quot;; IF(OR([.$C22]+[.$E22]&gt;35; [.K$18]&lt;=35); &quot;    &quot;; &quot;&quot;))))" office:value-type="string" office:string-value=" [[2024-04-03\|03]] " calcext:value-type="string">
            <text:p><text:s/>[[2024-04-03\|03]] </text:p>
          </table:table-cell>
          <table:table-cell table:style-name="ce2" table:formula="of:=IF([.L$18]=&quot;NEWLINE&quot;; NEWLINE; IF([.L$18]&lt;=[.$E22]; &quot;    &quot;; IF(AND(([.L$18]-[.$E22])&gt;0; ([.L$18]-[.$E22])&lt;=[.$C22]); &quot; [[&quot;&amp;JOURNAL_YEAR&amp;&quot;-&quot;&amp;TEXT([.$A22]; &quot;00&quot;)&amp;&quot;-&quot;&amp;TEXT([.L$18]-[.$E22]; &quot;00&quot;)&amp;&quot;\|&quot;&amp;TEXT([.L$18]-[.$E22]; &quot;00&quot;)&amp;&quot;]] &quot;; IF(OR([.$C22]+[.$E22]&gt;35; [.L$18]&lt;=35); &quot;    &quot;; &quot;&quot;))))" office:value-type="string" office:string-value=" [[2024-04-04\|04]] " calcext:value-type="string">
            <text:p><text:s/>[[2024-04-04\|04]] </text:p>
          </table:table-cell>
          <table:table-cell table:style-name="ce2" table:formula="of:=IF([.M$18]=&quot;NEWLINE&quot;; NEWLINE; IF([.M$18]&lt;=[.$E22]; &quot;    &quot;; IF(AND(([.M$18]-[.$E22])&gt;0; ([.M$18]-[.$E22])&lt;=[.$C22]); &quot; [[&quot;&amp;JOURNAL_YEAR&amp;&quot;-&quot;&amp;TEXT([.$A22]; &quot;00&quot;)&amp;&quot;-&quot;&amp;TEXT([.M$18]-[.$E22]; &quot;00&quot;)&amp;&quot;\|&quot;&amp;TEXT([.M$18]-[.$E22]; &quot;00&quot;)&amp;&quot;]] &quot;; IF(OR([.$C22]+[.$E22]&gt;35; [.M$18]&lt;=35); &quot;    &quot;; &quot;&quot;))))" office:value-type="string" office:string-value=" [[2024-04-05\|05]] " calcext:value-type="string">
            <text:p><text:s/>[[2024-04-05\|05]] </text:p>
          </table:table-cell>
          <table:table-cell table:style-name="ce2" table:formula="of:=IF([.N$18]=&quot;NEWLINE&quot;; NEWLINE; IF([.N$18]&lt;=[.$E22]; &quot;    &quot;; IF(AND(([.N$18]-[.$E22])&gt;0; ([.N$18]-[.$E22])&lt;=[.$C22]); &quot; [[&quot;&amp;JOURNAL_YEAR&amp;&quot;-&quot;&amp;TEXT([.$A22]; &quot;00&quot;)&amp;&quot;-&quot;&amp;TEXT([.N$18]-[.$E22]; &quot;00&quot;)&amp;&quot;\|&quot;&amp;TEXT([.N$18]-[.$E22]; &quot;00&quot;)&amp;&quot;]] &quot;; IF(OR([.$C22]+[.$E22]&gt;35; [.N$18]&lt;=35); &quot;    &quot;; &quot;&quot;))))" office:value-type="string" office:string-value=" [[2024-04-06\|06]] " calcext:value-type="string">
            <text:p><text:s/>[[2024-04-06\|06]] </text:p>
          </table:table-cell>
          <table:table-cell table:style-name="ce2" table:formula="of:=IF([.O$18]=&quot;NEWLINE&quot;; NEWLINE; IF([.O$18]&lt;=[.$E22]; &quot;    &quot;; IF(AND(([.O$18]-[.$E22])&gt;0; ([.O$18]-[.$E22])&lt;=[.$C22]); &quot; [[&quot;&amp;JOURNAL_YEAR&amp;&quot;-&quot;&amp;TEXT([.$A22]; &quot;00&quot;)&amp;&quot;-&quot;&amp;TEXT([.O$18]-[.$E22]; &quot;00&quot;)&amp;&quot;\|&quot;&amp;TEXT([.O$18]-[.$E22]; &quot;00&quot;)&amp;&quot;]] &quot;; IF(OR([.$C22]+[.$E22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2]; &quot;    &quot;; IF(AND(([.P$18]-[.$E22])&gt;0; ([.P$18]-[.$E22])&lt;=[.$C22]); &quot; [[&quot;&amp;JOURNAL_YEAR&amp;&quot;-&quot;&amp;TEXT([.$A22]; &quot;00&quot;)&amp;&quot;-&quot;&amp;TEXT([.P$18]-[.$E22]; &quot;00&quot;)&amp;&quot;\|&quot;&amp;TEXT([.P$18]-[.$E22]; &quot;00&quot;)&amp;&quot;]] &quot;; IF(OR([.$C22]+[.$E22]&gt;35; [.P$18]&lt;=35); &quot;    &quot;; &quot;&quot;))))" office:value-type="string" office:string-value=" [[2024-04-07\|07]] " calcext:value-type="string">
            <text:p><text:s/>[[2024-04-07\|07]] </text:p>
          </table:table-cell>
          <table:table-cell table:style-name="ce2" table:formula="of:=IF([.Q$18]=&quot;NEWLINE&quot;; NEWLINE; IF([.Q$18]&lt;=[.$E22]; &quot;    &quot;; IF(AND(([.Q$18]-[.$E22])&gt;0; ([.Q$18]-[.$E22])&lt;=[.$C22]); &quot; [[&quot;&amp;JOURNAL_YEAR&amp;&quot;-&quot;&amp;TEXT([.$A22]; &quot;00&quot;)&amp;&quot;-&quot;&amp;TEXT([.Q$18]-[.$E22]; &quot;00&quot;)&amp;&quot;\|&quot;&amp;TEXT([.Q$18]-[.$E22]; &quot;00&quot;)&amp;&quot;]] &quot;; IF(OR([.$C22]+[.$E22]&gt;35; [.Q$18]&lt;=35); &quot;    &quot;; &quot;&quot;))))" office:value-type="string" office:string-value=" [[2024-04-08\|08]] " calcext:value-type="string">
            <text:p><text:s/>[[2024-04-08\|08]] </text:p>
          </table:table-cell>
          <table:table-cell table:style-name="ce2" table:formula="of:=IF([.R$18]=&quot;NEWLINE&quot;; NEWLINE; IF([.R$18]&lt;=[.$E22]; &quot;    &quot;; IF(AND(([.R$18]-[.$E22])&gt;0; ([.R$18]-[.$E22])&lt;=[.$C22]); &quot; [[&quot;&amp;JOURNAL_YEAR&amp;&quot;-&quot;&amp;TEXT([.$A22]; &quot;00&quot;)&amp;&quot;-&quot;&amp;TEXT([.R$18]-[.$E22]; &quot;00&quot;)&amp;&quot;\|&quot;&amp;TEXT([.R$18]-[.$E22]; &quot;00&quot;)&amp;&quot;]] &quot;; IF(OR([.$C22]+[.$E22]&gt;35; [.R$18]&lt;=35); &quot;    &quot;; &quot;&quot;))))" office:value-type="string" office:string-value=" [[2024-04-09\|09]] " calcext:value-type="string">
            <text:p><text:s/>[[2024-04-09\|09]] </text:p>
          </table:table-cell>
          <table:table-cell table:style-name="ce2" table:formula="of:=IF([.S$18]=&quot;NEWLINE&quot;; NEWLINE; IF([.S$18]&lt;=[.$E22]; &quot;    &quot;; IF(AND(([.S$18]-[.$E22])&gt;0; ([.S$18]-[.$E22])&lt;=[.$C22]); &quot; [[&quot;&amp;JOURNAL_YEAR&amp;&quot;-&quot;&amp;TEXT([.$A22]; &quot;00&quot;)&amp;&quot;-&quot;&amp;TEXT([.S$18]-[.$E22]; &quot;00&quot;)&amp;&quot;\|&quot;&amp;TEXT([.S$18]-[.$E22]; &quot;00&quot;)&amp;&quot;]] &quot;; IF(OR([.$C22]+[.$E22]&gt;35; [.S$18]&lt;=35); &quot;    &quot;; &quot;&quot;))))" office:value-type="string" office:string-value=" [[2024-04-10\|10]] " calcext:value-type="string">
            <text:p><text:s/>[[2024-04-10\|10]] </text:p>
          </table:table-cell>
          <table:table-cell table:style-name="ce2" table:formula="of:=IF([.T$18]=&quot;NEWLINE&quot;; NEWLINE; IF([.T$18]&lt;=[.$E22]; &quot;    &quot;; IF(AND(([.T$18]-[.$E22])&gt;0; ([.T$18]-[.$E22])&lt;=[.$C22]); &quot; [[&quot;&amp;JOURNAL_YEAR&amp;&quot;-&quot;&amp;TEXT([.$A22]; &quot;00&quot;)&amp;&quot;-&quot;&amp;TEXT([.T$18]-[.$E22]; &quot;00&quot;)&amp;&quot;\|&quot;&amp;TEXT([.T$18]-[.$E22]; &quot;00&quot;)&amp;&quot;]] &quot;; IF(OR([.$C22]+[.$E22]&gt;35; [.T$18]&lt;=35); &quot;    &quot;; &quot;&quot;))))" office:value-type="string" office:string-value=" [[2024-04-11\|11]] " calcext:value-type="string">
            <text:p><text:s/>[[2024-04-11\|11]] </text:p>
          </table:table-cell>
          <table:table-cell table:style-name="ce2" table:formula="of:=IF([.U$18]=&quot;NEWLINE&quot;; NEWLINE; IF([.U$18]&lt;=[.$E22]; &quot;    &quot;; IF(AND(([.U$18]-[.$E22])&gt;0; ([.U$18]-[.$E22])&lt;=[.$C22]); &quot; [[&quot;&amp;JOURNAL_YEAR&amp;&quot;-&quot;&amp;TEXT([.$A22]; &quot;00&quot;)&amp;&quot;-&quot;&amp;TEXT([.U$18]-[.$E22]; &quot;00&quot;)&amp;&quot;\|&quot;&amp;TEXT([.U$18]-[.$E22]; &quot;00&quot;)&amp;&quot;]] &quot;; IF(OR([.$C22]+[.$E22]&gt;35; [.U$18]&lt;=35); &quot;    &quot;; &quot;&quot;))))" office:value-type="string" office:string-value=" [[2024-04-12\|12]] " calcext:value-type="string">
            <text:p><text:s/>[[2024-04-12\|12]] </text:p>
          </table:table-cell>
          <table:table-cell table:style-name="ce2" table:formula="of:=IF([.V$18]=&quot;NEWLINE&quot;; NEWLINE; IF([.V$18]&lt;=[.$E22]; &quot;    &quot;; IF(AND(([.V$18]-[.$E22])&gt;0; ([.V$18]-[.$E22])&lt;=[.$C22]); &quot; [[&quot;&amp;JOURNAL_YEAR&amp;&quot;-&quot;&amp;TEXT([.$A22]; &quot;00&quot;)&amp;&quot;-&quot;&amp;TEXT([.V$18]-[.$E22]; &quot;00&quot;)&amp;&quot;\|&quot;&amp;TEXT([.V$18]-[.$E22]; &quot;00&quot;)&amp;&quot;]] &quot;; IF(OR([.$C22]+[.$E22]&gt;35; [.V$18]&lt;=35); &quot;    &quot;; &quot;&quot;))))" office:value-type="string" office:string-value=" [[2024-04-13\|13]] " calcext:value-type="string">
            <text:p><text:s/>[[2024-04-13\|13]] </text:p>
          </table:table-cell>
          <table:table-cell table:style-name="ce2" table:formula="of:=IF([.W$18]=&quot;NEWLINE&quot;; NEWLINE; IF([.W$18]&lt;=[.$E22]; &quot;    &quot;; IF(AND(([.W$18]-[.$E22])&gt;0; ([.W$18]-[.$E22])&lt;=[.$C22]); &quot; [[&quot;&amp;JOURNAL_YEAR&amp;&quot;-&quot;&amp;TEXT([.$A22]; &quot;00&quot;)&amp;&quot;-&quot;&amp;TEXT([.W$18]-[.$E22]; &quot;00&quot;)&amp;&quot;\|&quot;&amp;TEXT([.W$18]-[.$E22]; &quot;00&quot;)&amp;&quot;]] &quot;; IF(OR([.$C22]+[.$E22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2]; &quot;    &quot;; IF(AND(([.X$18]-[.$E22])&gt;0; ([.X$18]-[.$E22])&lt;=[.$C22]); &quot; [[&quot;&amp;JOURNAL_YEAR&amp;&quot;-&quot;&amp;TEXT([.$A22]; &quot;00&quot;)&amp;&quot;-&quot;&amp;TEXT([.X$18]-[.$E22]; &quot;00&quot;)&amp;&quot;\|&quot;&amp;TEXT([.X$18]-[.$E22]; &quot;00&quot;)&amp;&quot;]] &quot;; IF(OR([.$C22]+[.$E22]&gt;35; [.X$18]&lt;=35); &quot;    &quot;; &quot;&quot;))))" office:value-type="string" office:string-value=" [[2024-04-14\|14]] " calcext:value-type="string">
            <text:p><text:s/>[[2024-04-14\|14]] </text:p>
          </table:table-cell>
          <table:table-cell table:style-name="ce2" table:formula="of:=IF([.Y$18]=&quot;NEWLINE&quot;; NEWLINE; IF([.Y$18]&lt;=[.$E22]; &quot;    &quot;; IF(AND(([.Y$18]-[.$E22])&gt;0; ([.Y$18]-[.$E22])&lt;=[.$C22]); &quot; [[&quot;&amp;JOURNAL_YEAR&amp;&quot;-&quot;&amp;TEXT([.$A22]; &quot;00&quot;)&amp;&quot;-&quot;&amp;TEXT([.Y$18]-[.$E22]; &quot;00&quot;)&amp;&quot;\|&quot;&amp;TEXT([.Y$18]-[.$E22]; &quot;00&quot;)&amp;&quot;]] &quot;; IF(OR([.$C22]+[.$E22]&gt;35; [.Y$18]&lt;=35); &quot;    &quot;; &quot;&quot;))))" office:value-type="string" office:string-value=" [[2024-04-15\|15]] " calcext:value-type="string">
            <text:p><text:s/>[[2024-04-15\|15]] </text:p>
          </table:table-cell>
          <table:table-cell table:style-name="ce2" table:formula="of:=IF([.Z$18]=&quot;NEWLINE&quot;; NEWLINE; IF([.Z$18]&lt;=[.$E22]; &quot;    &quot;; IF(AND(([.Z$18]-[.$E22])&gt;0; ([.Z$18]-[.$E22])&lt;=[.$C22]); &quot; [[&quot;&amp;JOURNAL_YEAR&amp;&quot;-&quot;&amp;TEXT([.$A22]; &quot;00&quot;)&amp;&quot;-&quot;&amp;TEXT([.Z$18]-[.$E22]; &quot;00&quot;)&amp;&quot;\|&quot;&amp;TEXT([.Z$18]-[.$E22]; &quot;00&quot;)&amp;&quot;]] &quot;; IF(OR([.$C22]+[.$E22]&gt;35; [.Z$18]&lt;=35); &quot;    &quot;; &quot;&quot;))))" office:value-type="string" office:string-value=" [[2024-04-16\|16]] " calcext:value-type="string">
            <text:p><text:s/>[[2024-04-16\|16]] </text:p>
          </table:table-cell>
          <table:table-cell table:style-name="ce2" table:formula="of:=IF([.AA$18]=&quot;NEWLINE&quot;; NEWLINE; IF([.AA$18]&lt;=[.$E22]; &quot;    &quot;; IF(AND(([.AA$18]-[.$E22])&gt;0; ([.AA$18]-[.$E22])&lt;=[.$C22]); &quot; [[&quot;&amp;JOURNAL_YEAR&amp;&quot;-&quot;&amp;TEXT([.$A22]; &quot;00&quot;)&amp;&quot;-&quot;&amp;TEXT([.AA$18]-[.$E22]; &quot;00&quot;)&amp;&quot;\|&quot;&amp;TEXT([.AA$18]-[.$E22]; &quot;00&quot;)&amp;&quot;]] &quot;; IF(OR([.$C22]+[.$E22]&gt;35; [.AA$18]&lt;=35); &quot;    &quot;; &quot;&quot;))))" office:value-type="string" office:string-value=" [[2024-04-17\|17]] " calcext:value-type="string">
            <text:p><text:s/>[[2024-04-17\|17]] </text:p>
          </table:table-cell>
          <table:table-cell table:style-name="ce2" table:formula="of:=IF([.AB$18]=&quot;NEWLINE&quot;; NEWLINE; IF([.AB$18]&lt;=[.$E22]; &quot;    &quot;; IF(AND(([.AB$18]-[.$E22])&gt;0; ([.AB$18]-[.$E22])&lt;=[.$C22]); &quot; [[&quot;&amp;JOURNAL_YEAR&amp;&quot;-&quot;&amp;TEXT([.$A22]; &quot;00&quot;)&amp;&quot;-&quot;&amp;TEXT([.AB$18]-[.$E22]; &quot;00&quot;)&amp;&quot;\|&quot;&amp;TEXT([.AB$18]-[.$E22]; &quot;00&quot;)&amp;&quot;]] &quot;; IF(OR([.$C22]+[.$E22]&gt;35; [.AB$18]&lt;=35); &quot;    &quot;; &quot;&quot;))))" office:value-type="string" office:string-value=" [[2024-04-18\|18]] " calcext:value-type="string">
            <text:p><text:s/>[[2024-04-18\|18]] </text:p>
          </table:table-cell>
          <table:table-cell table:style-name="ce2" table:formula="of:=IF([.AC$18]=&quot;NEWLINE&quot;; NEWLINE; IF([.AC$18]&lt;=[.$E22]; &quot;    &quot;; IF(AND(([.AC$18]-[.$E22])&gt;0; ([.AC$18]-[.$E22])&lt;=[.$C22]); &quot; [[&quot;&amp;JOURNAL_YEAR&amp;&quot;-&quot;&amp;TEXT([.$A22]; &quot;00&quot;)&amp;&quot;-&quot;&amp;TEXT([.AC$18]-[.$E22]; &quot;00&quot;)&amp;&quot;\|&quot;&amp;TEXT([.AC$18]-[.$E22]; &quot;00&quot;)&amp;&quot;]] &quot;; IF(OR([.$C22]+[.$E22]&gt;35; [.AC$18]&lt;=35); &quot;    &quot;; &quot;&quot;))))" office:value-type="string" office:string-value=" [[2024-04-19\|19]] " calcext:value-type="string">
            <text:p><text:s/>[[2024-04-19\|19]] </text:p>
          </table:table-cell>
          <table:table-cell table:style-name="ce2" table:formula="of:=IF([.AD$18]=&quot;NEWLINE&quot;; NEWLINE; IF([.AD$18]&lt;=[.$E22]; &quot;    &quot;; IF(AND(([.AD$18]-[.$E22])&gt;0; ([.AD$18]-[.$E22])&lt;=[.$C22]); &quot; [[&quot;&amp;JOURNAL_YEAR&amp;&quot;-&quot;&amp;TEXT([.$A22]; &quot;00&quot;)&amp;&quot;-&quot;&amp;TEXT([.AD$18]-[.$E22]; &quot;00&quot;)&amp;&quot;\|&quot;&amp;TEXT([.AD$18]-[.$E22]; &quot;00&quot;)&amp;&quot;]] &quot;; IF(OR([.$C22]+[.$E22]&gt;35; [.AD$18]&lt;=35); &quot;    &quot;; &quot;&quot;))))" office:value-type="string" office:string-value=" [[2024-04-20\|20]] " calcext:value-type="string">
            <text:p><text:s/>[[2024-04-20\|20]] </text:p>
          </table:table-cell>
          <table:table-cell table:style-name="ce2" table:formula="of:=IF([.AE$18]=&quot;NEWLINE&quot;; NEWLINE; IF([.AE$18]&lt;=[.$E22]; &quot;    &quot;; IF(AND(([.AE$18]-[.$E22])&gt;0; ([.AE$18]-[.$E22])&lt;=[.$C22]); &quot; [[&quot;&amp;JOURNAL_YEAR&amp;&quot;-&quot;&amp;TEXT([.$A22]; &quot;00&quot;)&amp;&quot;-&quot;&amp;TEXT([.AE$18]-[.$E22]; &quot;00&quot;)&amp;&quot;\|&quot;&amp;TEXT([.AE$18]-[.$E22]; &quot;00&quot;)&amp;&quot;]] &quot;; IF(OR([.$C22]+[.$E22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2]; &quot;    &quot;; IF(AND(([.AF$18]-[.$E22])&gt;0; ([.AF$18]-[.$E22])&lt;=[.$C22]); &quot; [[&quot;&amp;JOURNAL_YEAR&amp;&quot;-&quot;&amp;TEXT([.$A22]; &quot;00&quot;)&amp;&quot;-&quot;&amp;TEXT([.AF$18]-[.$E22]; &quot;00&quot;)&amp;&quot;\|&quot;&amp;TEXT([.AF$18]-[.$E22]; &quot;00&quot;)&amp;&quot;]] &quot;; IF(OR([.$C22]+[.$E22]&gt;35; [.AF$18]&lt;=35); &quot;    &quot;; &quot;&quot;))))" office:value-type="string" office:string-value=" [[2024-04-21\|21]] " calcext:value-type="string">
            <text:p><text:s/>[[2024-04-21\|21]] </text:p>
          </table:table-cell>
          <table:table-cell table:style-name="ce2" table:formula="of:=IF([.AG$18]=&quot;NEWLINE&quot;; NEWLINE; IF([.AG$18]&lt;=[.$E22]; &quot;    &quot;; IF(AND(([.AG$18]-[.$E22])&gt;0; ([.AG$18]-[.$E22])&lt;=[.$C22]); &quot; [[&quot;&amp;JOURNAL_YEAR&amp;&quot;-&quot;&amp;TEXT([.$A22]; &quot;00&quot;)&amp;&quot;-&quot;&amp;TEXT([.AG$18]-[.$E22]; &quot;00&quot;)&amp;&quot;\|&quot;&amp;TEXT([.AG$18]-[.$E22]; &quot;00&quot;)&amp;&quot;]] &quot;; IF(OR([.$C22]+[.$E22]&gt;35; [.AG$18]&lt;=35); &quot;    &quot;; &quot;&quot;))))" office:value-type="string" office:string-value=" [[2024-04-22\|22]] " calcext:value-type="string">
            <text:p><text:s/>[[2024-04-22\|22]] </text:p>
          </table:table-cell>
          <table:table-cell table:style-name="ce2" table:formula="of:=IF([.AH$18]=&quot;NEWLINE&quot;; NEWLINE; IF([.AH$18]&lt;=[.$E22]; &quot;    &quot;; IF(AND(([.AH$18]-[.$E22])&gt;0; ([.AH$18]-[.$E22])&lt;=[.$C22]); &quot; [[&quot;&amp;JOURNAL_YEAR&amp;&quot;-&quot;&amp;TEXT([.$A22]; &quot;00&quot;)&amp;&quot;-&quot;&amp;TEXT([.AH$18]-[.$E22]; &quot;00&quot;)&amp;&quot;\|&quot;&amp;TEXT([.AH$18]-[.$E22]; &quot;00&quot;)&amp;&quot;]] &quot;; IF(OR([.$C22]+[.$E22]&gt;35; [.AH$18]&lt;=35); &quot;    &quot;; &quot;&quot;))))" office:value-type="string" office:string-value=" [[2024-04-23\|23]] " calcext:value-type="string">
            <text:p><text:s/>[[2024-04-23\|23]] </text:p>
          </table:table-cell>
          <table:table-cell table:style-name="ce2" table:formula="of:=IF([.AI$18]=&quot;NEWLINE&quot;; NEWLINE; IF([.AI$18]&lt;=[.$E22]; &quot;    &quot;; IF(AND(([.AI$18]-[.$E22])&gt;0; ([.AI$18]-[.$E22])&lt;=[.$C22]); &quot; [[&quot;&amp;JOURNAL_YEAR&amp;&quot;-&quot;&amp;TEXT([.$A22]; &quot;00&quot;)&amp;&quot;-&quot;&amp;TEXT([.AI$18]-[.$E22]; &quot;00&quot;)&amp;&quot;\|&quot;&amp;TEXT([.AI$18]-[.$E22]; &quot;00&quot;)&amp;&quot;]] &quot;; IF(OR([.$C22]+[.$E22]&gt;35; [.AI$18]&lt;=35); &quot;    &quot;; &quot;&quot;))))" office:value-type="string" office:string-value=" [[2024-04-24\|24]] " calcext:value-type="string">
            <text:p><text:s/>[[2024-04-24\|24]] </text:p>
          </table:table-cell>
          <table:table-cell table:style-name="ce2" table:formula="of:=IF([.AJ$18]=&quot;NEWLINE&quot;; NEWLINE; IF([.AJ$18]&lt;=[.$E22]; &quot;    &quot;; IF(AND(([.AJ$18]-[.$E22])&gt;0; ([.AJ$18]-[.$E22])&lt;=[.$C22]); &quot; [[&quot;&amp;JOURNAL_YEAR&amp;&quot;-&quot;&amp;TEXT([.$A22]; &quot;00&quot;)&amp;&quot;-&quot;&amp;TEXT([.AJ$18]-[.$E22]; &quot;00&quot;)&amp;&quot;\|&quot;&amp;TEXT([.AJ$18]-[.$E22]; &quot;00&quot;)&amp;&quot;]] &quot;; IF(OR([.$C22]+[.$E22]&gt;35; [.AJ$18]&lt;=35); &quot;    &quot;; &quot;&quot;))))" office:value-type="string" office:string-value=" [[2024-04-25\|25]] " calcext:value-type="string">
            <text:p><text:s/>[[2024-04-25\|25]] </text:p>
          </table:table-cell>
          <table:table-cell table:style-name="ce2" table:formula="of:=IF([.AK$18]=&quot;NEWLINE&quot;; NEWLINE; IF([.AK$18]&lt;=[.$E22]; &quot;    &quot;; IF(AND(([.AK$18]-[.$E22])&gt;0; ([.AK$18]-[.$E22])&lt;=[.$C22]); &quot; [[&quot;&amp;JOURNAL_YEAR&amp;&quot;-&quot;&amp;TEXT([.$A22]; &quot;00&quot;)&amp;&quot;-&quot;&amp;TEXT([.AK$18]-[.$E22]; &quot;00&quot;)&amp;&quot;\|&quot;&amp;TEXT([.AK$18]-[.$E22]; &quot;00&quot;)&amp;&quot;]] &quot;; IF(OR([.$C22]+[.$E22]&gt;35; [.AK$18]&lt;=35); &quot;    &quot;; &quot;&quot;))))" office:value-type="string" office:string-value=" [[2024-04-26\|26]] " calcext:value-type="string">
            <text:p><text:s/>[[2024-04-26\|26]] </text:p>
          </table:table-cell>
          <table:table-cell table:style-name="ce2" table:formula="of:=IF([.AL$18]=&quot;NEWLINE&quot;; NEWLINE; IF([.AL$18]&lt;=[.$E22]; &quot;    &quot;; IF(AND(([.AL$18]-[.$E22])&gt;0; ([.AL$18]-[.$E22])&lt;=[.$C22]); &quot; [[&quot;&amp;JOURNAL_YEAR&amp;&quot;-&quot;&amp;TEXT([.$A22]; &quot;00&quot;)&amp;&quot;-&quot;&amp;TEXT([.AL$18]-[.$E22]; &quot;00&quot;)&amp;&quot;\|&quot;&amp;TEXT([.AL$18]-[.$E22]; &quot;00&quot;)&amp;&quot;]] &quot;; IF(OR([.$C22]+[.$E22]&gt;35; [.AL$18]&lt;=35); &quot;    &quot;; &quot;&quot;))))" office:value-type="string" office:string-value=" [[2024-04-27\|27]] " calcext:value-type="string">
            <text:p><text:s/>[[2024-04-27\|27]] </text:p>
          </table:table-cell>
          <table:table-cell table:style-name="ce2" table:formula="of:=IF([.AM$18]=&quot;NEWLINE&quot;; NEWLINE; IF([.AM$18]&lt;=[.$E22]; &quot;    &quot;; IF(AND(([.AM$18]-[.$E22])&gt;0; ([.AM$18]-[.$E22])&lt;=[.$C22]); &quot; [[&quot;&amp;JOURNAL_YEAR&amp;&quot;-&quot;&amp;TEXT([.$A22]; &quot;00&quot;)&amp;&quot;-&quot;&amp;TEXT([.AM$18]-[.$E22]; &quot;00&quot;)&amp;&quot;\|&quot;&amp;TEXT([.AM$18]-[.$E22]; &quot;00&quot;)&amp;&quot;]] &quot;; IF(OR([.$C22]+[.$E22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2]; &quot;    &quot;; IF(AND(([.AN$18]-[.$E22])&gt;0; ([.AN$18]-[.$E22])&lt;=[.$C22]); &quot; [[&quot;&amp;JOURNAL_YEAR&amp;&quot;-&quot;&amp;TEXT([.$A22]; &quot;00&quot;)&amp;&quot;-&quot;&amp;TEXT([.AN$18]-[.$E22]; &quot;00&quot;)&amp;&quot;\|&quot;&amp;TEXT([.AN$18]-[.$E22]; &quot;00&quot;)&amp;&quot;]] &quot;; IF(OR([.$C22]+[.$E22]&gt;35; [.AN$18]&lt;=35); &quot;    &quot;; &quot;&quot;))))" office:value-type="string" office:string-value=" [[2024-04-28\|28]] " calcext:value-type="string">
            <text:p><text:s/>[[2024-04-28\|28]] </text:p>
          </table:table-cell>
          <table:table-cell table:style-name="ce2" table:formula="of:=IF([.AO$18]=&quot;NEWLINE&quot;; NEWLINE; IF([.AO$18]&lt;=[.$E22]; &quot;    &quot;; IF(AND(([.AO$18]-[.$E22])&gt;0; ([.AO$18]-[.$E22])&lt;=[.$C22]); &quot; [[&quot;&amp;JOURNAL_YEAR&amp;&quot;-&quot;&amp;TEXT([.$A22]; &quot;00&quot;)&amp;&quot;-&quot;&amp;TEXT([.AO$18]-[.$E22]; &quot;00&quot;)&amp;&quot;\|&quot;&amp;TEXT([.AO$18]-[.$E22]; &quot;00&quot;)&amp;&quot;]] &quot;; IF(OR([.$C22]+[.$E22]&gt;35; [.AO$18]&lt;=35); &quot;    &quot;; &quot;&quot;))))" office:value-type="string" office:string-value=" [[2024-04-29\|29]] " calcext:value-type="string">
            <text:p><text:s/>[[2024-04-29\|29]] </text:p>
          </table:table-cell>
          <table:table-cell table:style-name="ce2" table:formula="of:=IF([.AP$18]=&quot;NEWLINE&quot;; NEWLINE; IF([.AP$18]&lt;=[.$E22]; &quot;    &quot;; IF(AND(([.AP$18]-[.$E22])&gt;0; ([.AP$18]-[.$E22])&lt;=[.$C22]); &quot; [[&quot;&amp;JOURNAL_YEAR&amp;&quot;-&quot;&amp;TEXT([.$A22]; &quot;00&quot;)&amp;&quot;-&quot;&amp;TEXT([.AP$18]-[.$E22]; &quot;00&quot;)&amp;&quot;\|&quot;&amp;TEXT([.AP$18]-[.$E22]; &quot;00&quot;)&amp;&quot;]] &quot;; IF(OR([.$C22]+[.$E22]&gt;35; [.AP$18]&lt;=35); &quot;    &quot;; &quot;&quot;))))" office:value-type="string" office:string-value=" [[2024-04-30\|30]] " calcext:value-type="string">
            <text:p><text:s/>[[2024-04-30\|30]] </text:p>
          </table:table-cell>
          <table:table-cell table:style-name="ce2" table:formula="of:=IF([.AQ$18]=&quot;NEWLINE&quot;; NEWLINE; IF([.AQ$18]&lt;=[.$E22]; &quot;    &quot;; IF(AND(([.AQ$18]-[.$E22])&gt;0; ([.AQ$18]-[.$E22])&lt;=[.$C22]); &quot; [[&quot;&amp;JOURNAL_YEAR&amp;&quot;-&quot;&amp;TEXT([.$A22]; &quot;00&quot;)&amp;&quot;-&quot;&amp;TEXT([.AQ$18]-[.$E22]; &quot;00&quot;)&amp;&quot;\|&quot;&amp;TEXT([.AQ$18]-[.$E22]; &quot;00&quot;)&amp;&quot;]] &quot;; IF(OR([.$C22]+[.$E22]&gt;35; [.AQ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8]=&quot;NEWLINE&quot;; NEWLINE; IF([.AR$18]&lt;=[.$E22]; &quot;    &quot;; IF(AND(([.AR$18]-[.$E22])&gt;0; ([.AR$18]-[.$E22])&lt;=[.$C22]); &quot; [[&quot;&amp;JOURNAL_YEAR&amp;&quot;-&quot;&amp;TEXT([.$A22]; &quot;00&quot;)&amp;&quot;-&quot;&amp;TEXT([.AR$18]-[.$E22]; &quot;00&quot;)&amp;&quot;\|&quot;&amp;TEXT([.AR$18]-[.$E22]; &quot;00&quot;)&amp;&quot;]] &quot;; IF(OR([.$C22]+[.$E22]&gt;35; [.AR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8]=&quot;NEWLINE&quot;; NEWLINE; IF([.AS$18]&lt;=[.$E22]; &quot;    &quot;; IF(AND(([.AS$18]-[.$E22])&gt;0; ([.AS$18]-[.$E22])&lt;=[.$C22]); &quot; [[&quot;&amp;JOURNAL_YEAR&amp;&quot;-&quot;&amp;TEXT([.$A22]; &quot;00&quot;)&amp;&quot;-&quot;&amp;TEXT([.AS$18]-[.$E22]; &quot;00&quot;)&amp;&quot;\|&quot;&amp;TEXT([.AS$18]-[.$E22]; &quot;00&quot;)&amp;&quot;]] &quot;; IF(OR([.$C22]+[.$E22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22]; &quot;    &quot;; IF(AND(([.AT$18]-[.$E22])&gt;0; ([.AT$18]-[.$E22])&lt;=[.$C22]); &quot; [[&quot;&amp;JOURNAL_YEAR&amp;&quot;-&quot;&amp;TEXT([.$A22]; &quot;00&quot;)&amp;&quot;-&quot;&amp;TEXT([.AT$18]-[.$E22]; &quot;00&quot;)&amp;&quot;\|&quot;&amp;TEXT([.AT$18]-[.$E22]; &quot;00&quot;)&amp;&quot;]] &quot;; IF(OR([.$C22]+[.$E22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22]; &quot;    &quot;; IF(AND(([.AU$18]-[.$E22])&gt;0; ([.AU$18]-[.$E22])&lt;=[.$C22]); &quot; [[&quot;&amp;JOURNAL_YEAR&amp;&quot;-&quot;&amp;TEXT([.$A22]; &quot;00&quot;)&amp;&quot;-&quot;&amp;TEXT([.AU$18]-[.$E22]; &quot;00&quot;)&amp;&quot;\|&quot;&amp;TEXT([.AU$18]-[.$E22]; &quot;00&quot;)&amp;&quot;]] &quot;; IF(OR([.$C22]+[.$E22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2]; &quot;    &quot;; IF(AND(([.AV$18]-[.$E22])&gt;0; ([.AV$18]-[.$E22])&lt;=[.$C22]); &quot; [[&quot;&amp;JOURNAL_YEAR&amp;&quot;-&quot;&amp;TEXT([.$A22]; &quot;00&quot;)&amp;&quot;-&quot;&amp;TEXT([.AV$18]-[.$E22]; &quot;00&quot;)&amp;&quot;\|&quot;&amp;TEXT([.AV$18]-[.$E22]; &quot;00&quot;)&amp;&quot;]] &quot;; IF(OR([.$C22]+[.$E22]&gt;35; [.AV$18]&lt;=35); &quot;    &quot;; &quot;&quot;))))">
            <text:p/>
          </table:table-cell>
          <table:table-cell table:style-name="ce2" table:formula="of:=IF([.AW$18]=&quot;NEWLINE&quot;; NEWLINE; IF([.AW$18]&lt;=[.$E22]; &quot;    &quot;; IF(AND(([.AW$18]-[.$E22])&gt;0; ([.AW$18]-[.$E22])&lt;=[.$C22]); &quot; [[&quot;&amp;JOURNAL_YEAR&amp;&quot;-&quot;&amp;TEXT([.$A22]; &quot;00&quot;)&amp;&quot;-&quot;&amp;TEXT([.AW$18]-[.$E22]; &quot;00&quot;)&amp;&quot;\|&quot;&amp;TEXT([.AW$18]-[.$E22]; &quot;00&quot;)&amp;&quot;]] &quot;; IF(OR([.$C22]+[.$E22]&gt;35; [.AW$18]&lt;=35); &quot;    &quot;; &quot;&quot;))))">
            <text:p/>
          </table:table-cell>
          <table:table-cell table:style-name="ce2" table:formula="of:=IF([.AX$18]=&quot;NEWLINE&quot;; NEWLINE; IF([.AX$18]&lt;=[.$E22]; &quot;    &quot;; IF(AND(([.AX$18]-[.$E22])&gt;0; ([.AX$18]-[.$E22])&lt;=[.$C22]); &quot; [[&quot;&amp;JOURNAL_YEAR&amp;&quot;-&quot;&amp;TEXT([.$A22]; &quot;00&quot;)&amp;&quot;-&quot;&amp;TEXT([.AX$18]-[.$E22]; &quot;00&quot;)&amp;&quot;\|&quot;&amp;TEXT([.AX$18]-[.$E22]; &quot;00&quot;)&amp;&quot;]] &quot;; IF(OR([.$C22]+[.$E22]&gt;35; [.AX$18]&lt;=35); &quot;    &quot;; &quot;&quot;))))">
            <text:p/>
          </table:table-cell>
          <table:table-cell table:style-name="ce2" table:formula="of:=IF([.AY$18]=&quot;NEWLINE&quot;; NEWLINE; IF([.AY$18]&lt;=[.$E22]; &quot;    &quot;; IF(AND(([.AY$18]-[.$E22])&gt;0; ([.AY$18]-[.$E22])&lt;=[.$C22]); &quot; [[&quot;&amp;JOURNAL_YEAR&amp;&quot;-&quot;&amp;TEXT([.$A22]; &quot;00&quot;)&amp;&quot;-&quot;&amp;TEXT([.AY$18]-[.$E22]; &quot;00&quot;)&amp;&quot;\|&quot;&amp;TEXT([.AY$18]-[.$E22]; &quot;00&quot;)&amp;&quot;]] &quot;; IF(OR([.$C22]+[.$E22]&gt;35; [.AY$18]&lt;=35); &quot;    &quot;; &quot;&quot;))))">
            <text:p/>
          </table:table-cell>
          <table:table-cell table:style-name="ce2" table:formula="of:=IF([.AZ$18]=&quot;NEWLINE&quot;; NEWLINE; IF([.AZ$18]&lt;=[.$E22]; &quot;    &quot;; IF(AND(([.AZ$18]-[.$E22])&gt;0; ([.AZ$18]-[.$E22])&lt;=[.$C22]); &quot; [[&quot;&amp;JOURNAL_YEAR&amp;&quot;-&quot;&amp;TEXT([.$A22]; &quot;00&quot;)&amp;&quot;-&quot;&amp;TEXT([.AZ$18]-[.$E22]; &quot;00&quot;)&amp;&quot;\|&quot;&amp;TEXT([.AZ$18]-[.$E22]; &quot;00&quot;)&amp;&quot;]] &quot;; IF(OR([.$C22]+[.$E22]&gt;35; [.AZ$18]&lt;=35); &quot;    &quot;; &quot;&quot;))))">
            <text:p/>
          </table:table-cell>
          <table:table-cell table:style-name="ce2" table:formula="of:=IF([.BA$18]=&quot;NEWLINE&quot;; NEWLINE; IF([.BA$18]&lt;=[.$E22]; &quot;    &quot;; IF(AND(([.BA$18]-[.$E22])&gt;0; ([.BA$18]-[.$E22])&lt;=[.$C22]); &quot; [[&quot;&amp;JOURNAL_YEAR&amp;&quot;-&quot;&amp;TEXT([.$A22]; &quot;00&quot;)&amp;&quot;-&quot;&amp;TEXT([.BA$18]-[.$E22]; &quot;00&quot;)&amp;&quot;\|&quot;&amp;TEXT([.BA$18]-[.$E22]; &quot;00&quot;)&amp;&quot;]] &quot;; IF(OR([.$C22]+[.$E22]&gt;35; [.BA$18]&lt;=35); &quot;    &quot;; &quot;&quot;))))">
            <text:p/>
          </table:table-cell>
          <table:table-cell table:style-name="ce2" table:formula="of:=IF([.BB$18]=&quot;NEWLINE&quot;; NEWLINE; IF([.BB$18]&lt;=[.$E22]; &quot;    &quot;; IF(AND(([.BB$18]-[.$E22])&gt;0; ([.BB$18]-[.$E22])&lt;=[.$C22]); &quot; [[&quot;&amp;JOURNAL_YEAR&amp;&quot;-&quot;&amp;TEXT([.$A22]; &quot;00&quot;)&amp;&quot;-&quot;&amp;TEXT([.BB$18]-[.$E22]; &quot;00&quot;)&amp;&quot;\|&quot;&amp;TEXT([.BB$18]-[.$E22]; &quot;00&quot;)&amp;&quot;]] &quot;; IF(OR([.$C22]+[.$E22]&gt;35; [.BB$18]&lt;=35); &quot;    &quot;; &quot;&quot;))))">
            <text:p/>
          </table:table-cell>
        </table:table-row>
        <table:table-row table:style-name="ro5">
          <table:table-cell table:formula="of:=[.A22]+1" office:value-type="float" office:value="5" calcext:value-type="float">
            <text:p>5</text:p>
          </table:table-cell>
          <table:table-cell table:formula="of:=TEXT(DATE(2000; [.A23]; 1);&quot;MMMM&quot;)" office:value-type="string" office:string-value="May" calcext:value-type="string">
            <text:p>May</text:p>
          </table:table-cell>
          <table:table-cell table:style-name="Calc_20_Text" table:formula="of:=DAY(DATE(YEAR(JOURNAL_YEAR&amp;&quot;-&quot;&amp;[.B23]&amp;&quot;-01&quot;);MONTH(JOURNAL_YEAR&amp;&quot;-&quot;&amp;[.B23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3]&amp;&quot;-01&quot;;2)" office:value-type="float" office:value="3" calcext:value-type="float">
            <text:p>3</text:p>
          </table:table-cell>
          <table:table-cell table:style-name="Calc_20_Text" table:formula="of:=IF([.D23]=7; 0; [.D23])" office:value-type="float" office:value="3" calcext:value-type="float">
            <text:p>3</text:p>
          </table:table-cell>
          <table:table-cell table:style-name="Calc_20_Text" table:formula="of:=CHOOSE([.D23];&quot;Monday&quot;; &quot;Tuesday&quot;; &quot;Wednesday&quot;;&quot;Thursday&quot;;&quot;Friday&quot;;&quot;Saturday&quot;;&quot;Sunday&quot;)" office:value-type="string" office:string-value="Wednesday" calcext:value-type="string">
            <text:p>Wednesday</text:p>
          </table:table-cell>
          <table:table-cell table:style-name="Calc_20_Text" table:formula="of:=[.B$14]&amp;NEWLINE&amp;[.B$15]&amp;NEWLINE&amp;&quot;|&quot;&amp;COM.MICROSOFT.TEXTJOIN(&quot;|&quot;; TRUE(); [.H23:.BB23])" office:value-type="string" office:string-value="| SUN | MON | TUE | WED | THU | FRI | SAT |&#13;&#10;|  ---  |  ---  |  ---  |  ---  |  ---  |  ---  |  ---  |&#13;&#10;|    |    |    | [[2024-05-01\|01]] | [[2024-05-02\|02]] | [[2024-05-03\|03]] | [[2024-05-04\|04]] |&#13;&#10;| [[2024-05-05\|05]] | [[2024-05-06\|06]] | [[2024-05-07\|07]] | [[2024-05-08\|08]] | [[2024-05-09\|09]] | [[2024-05-10\|10]] | [[2024-05-11\|11]] |&#13;&#10;| [[2024-05-12\|12]] | [[2024-05-13\|13]] | [[2024-05-14\|14]] | [[2024-05-15\|15]] | [[2024-05-16\|16]] | [[2024-05-17\|17]] | [[2024-05-18\|18]] |&#13;&#10;| [[2024-05-19\|19]] | [[2024-05-20\|20]] | [[2024-05-21\|21]] | [[2024-05-22\|22]] | [[2024-05-23\|23]] | [[2024-05-24\|24]] | [[2024-05-25\|25]] |&#13;&#10;| [[2024-05-26\|26]] | [[2024-05-27\|27]] | [[2024-05-28\|28]] | [[2024-05-29\|29]] | [[2024-05-30\|30]] | [[2024-05-31\|31]] |    |&#13;&#10;" calcext:value-type="string">
            <text:p>| SUN | MON | TUE | WED | THU | FRI | SAT |</text:p>
            <text:p>|  ---  |  ---  |  ---  |  ---  |  ---  |  ---  |  ---  |</text:p>
            <text:p>|    |    |    | [[2024-05-01\|01]] | [[2024-05-02\|02]] | [[2024-05-03\|03]] | [[2024-05-04\|04]] |</text:p>
            <text:p>| [[2024-05-05\|05]] | [[2024-05-06\|06]] | [[2024-05-07\|07]] | [[2024-05-08\|08]] | [[2024-05-09\|09]] | [[2024-05-10\|10]] | [[2024-05-11\|11]] |</text:p>
            <text:p>| [[2024-05-12\|12]] | [[2024-05-13\|13]] | [[2024-05-14\|14]] | [[2024-05-15\|15]] | [[2024-05-16\|16]] | [[2024-05-17\|17]] | [[2024-05-18\|18]] |</text:p>
            <text:p>| [[2024-05-19\|19]] | [[2024-05-20\|20]] | [[2024-05-21\|21]] | [[2024-05-22\|22]] | [[2024-05-23\|23]] | [[2024-05-24\|24]] | [[2024-05-25\|25]] |</text:p>
            <text:p>| [[2024-05-26\|26]] | [[2024-05-27\|27]] | [[2024-05-28\|28]] | [[2024-05-29\|29]] | [[2024-05-30\|30]] | [[2024-05-31\|31]] |    |</text:p>
            <text:p/>
          </table:table-cell>
          <table:table-cell table:style-name="ce2" table:formula="of:=IF([.H$18]=&quot;NEWLINE&quot;; NEWLINE; IF([.H$18]&lt;=[.$E23]; &quot;    &quot;; IF(AND(([.H$18]-[.$E23])&gt;0; ([.H$18]-[.$E23])&lt;=[.$C23]); &quot; [[&quot;&amp;JOURNAL_YEAR&amp;&quot;-&quot;&amp;TEXT([.$A23]; &quot;00&quot;)&amp;&quot;-&quot;&amp;TEXT([.H$18]-[.$E23]; &quot;00&quot;)&amp;&quot;\|&quot;&amp;TEXT([.H$18]-[.$E23]; &quot;00&quot;)&amp;&quot;]] &quot;; IF(OR([.$C23]+[.$E23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3]; &quot;    &quot;; IF(AND(([.I$18]-[.$E23])&gt;0; ([.I$18]-[.$E23])&lt;=[.$C23]); &quot; [[&quot;&amp;JOURNAL_YEAR&amp;&quot;-&quot;&amp;TEXT([.$A23]; &quot;00&quot;)&amp;&quot;-&quot;&amp;TEXT([.I$18]-[.$E23]; &quot;00&quot;)&amp;&quot;\|&quot;&amp;TEXT([.I$18]-[.$E23]; &quot;00&quot;)&amp;&quot;]] &quot;; IF(OR([.$C23]+[.$E23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3]; &quot;    &quot;; IF(AND(([.J$18]-[.$E23])&gt;0; ([.J$18]-[.$E23])&lt;=[.$C23]); &quot; [[&quot;&amp;JOURNAL_YEAR&amp;&quot;-&quot;&amp;TEXT([.$A23]; &quot;00&quot;)&amp;&quot;-&quot;&amp;TEXT([.J$18]-[.$E23]; &quot;00&quot;)&amp;&quot;\|&quot;&amp;TEXT([.J$18]-[.$E23]; &quot;00&quot;)&amp;&quot;]] &quot;; IF(OR([.$C23]+[.$E23]&gt;35; [.J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8]=&quot;NEWLINE&quot;; NEWLINE; IF([.K$18]&lt;=[.$E23]; &quot;    &quot;; IF(AND(([.K$18]-[.$E23])&gt;0; ([.K$18]-[.$E23])&lt;=[.$C23]); &quot; [[&quot;&amp;JOURNAL_YEAR&amp;&quot;-&quot;&amp;TEXT([.$A23]; &quot;00&quot;)&amp;&quot;-&quot;&amp;TEXT([.K$18]-[.$E23]; &quot;00&quot;)&amp;&quot;\|&quot;&amp;TEXT([.K$18]-[.$E23]; &quot;00&quot;)&amp;&quot;]] &quot;; IF(OR([.$C23]+[.$E23]&gt;35; [.K$18]&lt;=35); &quot;    &quot;; &quot;&quot;))))" office:value-type="string" office:string-value=" [[2024-05-01\|01]] " calcext:value-type="string">
            <text:p><text:s/>[[2024-05-01\|01]] </text:p>
          </table:table-cell>
          <table:table-cell table:style-name="ce2" table:formula="of:=IF([.L$18]=&quot;NEWLINE&quot;; NEWLINE; IF([.L$18]&lt;=[.$E23]; &quot;    &quot;; IF(AND(([.L$18]-[.$E23])&gt;0; ([.L$18]-[.$E23])&lt;=[.$C23]); &quot; [[&quot;&amp;JOURNAL_YEAR&amp;&quot;-&quot;&amp;TEXT([.$A23]; &quot;00&quot;)&amp;&quot;-&quot;&amp;TEXT([.L$18]-[.$E23]; &quot;00&quot;)&amp;&quot;\|&quot;&amp;TEXT([.L$18]-[.$E23]; &quot;00&quot;)&amp;&quot;]] &quot;; IF(OR([.$C23]+[.$E23]&gt;35; [.L$18]&lt;=35); &quot;    &quot;; &quot;&quot;))))" office:value-type="string" office:string-value=" [[2024-05-02\|02]] " calcext:value-type="string">
            <text:p><text:s/>[[2024-05-02\|02]] </text:p>
          </table:table-cell>
          <table:table-cell table:style-name="ce2" table:formula="of:=IF([.M$18]=&quot;NEWLINE&quot;; NEWLINE; IF([.M$18]&lt;=[.$E23]; &quot;    &quot;; IF(AND(([.M$18]-[.$E23])&gt;0; ([.M$18]-[.$E23])&lt;=[.$C23]); &quot; [[&quot;&amp;JOURNAL_YEAR&amp;&quot;-&quot;&amp;TEXT([.$A23]; &quot;00&quot;)&amp;&quot;-&quot;&amp;TEXT([.M$18]-[.$E23]; &quot;00&quot;)&amp;&quot;\|&quot;&amp;TEXT([.M$18]-[.$E23]; &quot;00&quot;)&amp;&quot;]] &quot;; IF(OR([.$C23]+[.$E23]&gt;35; [.M$18]&lt;=35); &quot;    &quot;; &quot;&quot;))))" office:value-type="string" office:string-value=" [[2024-05-03\|03]] " calcext:value-type="string">
            <text:p><text:s/>[[2024-05-03\|03]] </text:p>
          </table:table-cell>
          <table:table-cell table:style-name="ce2" table:formula="of:=IF([.N$18]=&quot;NEWLINE&quot;; NEWLINE; IF([.N$18]&lt;=[.$E23]; &quot;    &quot;; IF(AND(([.N$18]-[.$E23])&gt;0; ([.N$18]-[.$E23])&lt;=[.$C23]); &quot; [[&quot;&amp;JOURNAL_YEAR&amp;&quot;-&quot;&amp;TEXT([.$A23]; &quot;00&quot;)&amp;&quot;-&quot;&amp;TEXT([.N$18]-[.$E23]; &quot;00&quot;)&amp;&quot;\|&quot;&amp;TEXT([.N$18]-[.$E23]; &quot;00&quot;)&amp;&quot;]] &quot;; IF(OR([.$C23]+[.$E23]&gt;35; [.N$18]&lt;=35); &quot;    &quot;; &quot;&quot;))))" office:value-type="string" office:string-value=" [[2024-05-04\|04]] " calcext:value-type="string">
            <text:p><text:s/>[[2024-05-04\|04]] </text:p>
          </table:table-cell>
          <table:table-cell table:style-name="ce2" table:formula="of:=IF([.O$18]=&quot;NEWLINE&quot;; NEWLINE; IF([.O$18]&lt;=[.$E23]; &quot;    &quot;; IF(AND(([.O$18]-[.$E23])&gt;0; ([.O$18]-[.$E23])&lt;=[.$C23]); &quot; [[&quot;&amp;JOURNAL_YEAR&amp;&quot;-&quot;&amp;TEXT([.$A23]; &quot;00&quot;)&amp;&quot;-&quot;&amp;TEXT([.O$18]-[.$E23]; &quot;00&quot;)&amp;&quot;\|&quot;&amp;TEXT([.O$18]-[.$E23]; &quot;00&quot;)&amp;&quot;]] &quot;; IF(OR([.$C23]+[.$E23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3]; &quot;    &quot;; IF(AND(([.P$18]-[.$E23])&gt;0; ([.P$18]-[.$E23])&lt;=[.$C23]); &quot; [[&quot;&amp;JOURNAL_YEAR&amp;&quot;-&quot;&amp;TEXT([.$A23]; &quot;00&quot;)&amp;&quot;-&quot;&amp;TEXT([.P$18]-[.$E23]; &quot;00&quot;)&amp;&quot;\|&quot;&amp;TEXT([.P$18]-[.$E23]; &quot;00&quot;)&amp;&quot;]] &quot;; IF(OR([.$C23]+[.$E23]&gt;35; [.P$18]&lt;=35); &quot;    &quot;; &quot;&quot;))))" office:value-type="string" office:string-value=" [[2024-05-05\|05]] " calcext:value-type="string">
            <text:p><text:s/>[[2024-05-05\|05]] </text:p>
          </table:table-cell>
          <table:table-cell table:style-name="ce2" table:formula="of:=IF([.Q$18]=&quot;NEWLINE&quot;; NEWLINE; IF([.Q$18]&lt;=[.$E23]; &quot;    &quot;; IF(AND(([.Q$18]-[.$E23])&gt;0; ([.Q$18]-[.$E23])&lt;=[.$C23]); &quot; [[&quot;&amp;JOURNAL_YEAR&amp;&quot;-&quot;&amp;TEXT([.$A23]; &quot;00&quot;)&amp;&quot;-&quot;&amp;TEXT([.Q$18]-[.$E23]; &quot;00&quot;)&amp;&quot;\|&quot;&amp;TEXT([.Q$18]-[.$E23]; &quot;00&quot;)&amp;&quot;]] &quot;; IF(OR([.$C23]+[.$E23]&gt;35; [.Q$18]&lt;=35); &quot;    &quot;; &quot;&quot;))))" office:value-type="string" office:string-value=" [[2024-05-06\|06]] " calcext:value-type="string">
            <text:p><text:s/>[[2024-05-06\|06]] </text:p>
          </table:table-cell>
          <table:table-cell table:style-name="ce2" table:formula="of:=IF([.R$18]=&quot;NEWLINE&quot;; NEWLINE; IF([.R$18]&lt;=[.$E23]; &quot;    &quot;; IF(AND(([.R$18]-[.$E23])&gt;0; ([.R$18]-[.$E23])&lt;=[.$C23]); &quot; [[&quot;&amp;JOURNAL_YEAR&amp;&quot;-&quot;&amp;TEXT([.$A23]; &quot;00&quot;)&amp;&quot;-&quot;&amp;TEXT([.R$18]-[.$E23]; &quot;00&quot;)&amp;&quot;\|&quot;&amp;TEXT([.R$18]-[.$E23]; &quot;00&quot;)&amp;&quot;]] &quot;; IF(OR([.$C23]+[.$E23]&gt;35; [.R$18]&lt;=35); &quot;    &quot;; &quot;&quot;))))" office:value-type="string" office:string-value=" [[2024-05-07\|07]] " calcext:value-type="string">
            <text:p><text:s/>[[2024-05-07\|07]] </text:p>
          </table:table-cell>
          <table:table-cell table:style-name="ce2" table:formula="of:=IF([.S$18]=&quot;NEWLINE&quot;; NEWLINE; IF([.S$18]&lt;=[.$E23]; &quot;    &quot;; IF(AND(([.S$18]-[.$E23])&gt;0; ([.S$18]-[.$E23])&lt;=[.$C23]); &quot; [[&quot;&amp;JOURNAL_YEAR&amp;&quot;-&quot;&amp;TEXT([.$A23]; &quot;00&quot;)&amp;&quot;-&quot;&amp;TEXT([.S$18]-[.$E23]; &quot;00&quot;)&amp;&quot;\|&quot;&amp;TEXT([.S$18]-[.$E23]; &quot;00&quot;)&amp;&quot;]] &quot;; IF(OR([.$C23]+[.$E23]&gt;35; [.S$18]&lt;=35); &quot;    &quot;; &quot;&quot;))))" office:value-type="string" office:string-value=" [[2024-05-08\|08]] " calcext:value-type="string">
            <text:p><text:s/>[[2024-05-08\|08]] </text:p>
          </table:table-cell>
          <table:table-cell table:style-name="ce2" table:formula="of:=IF([.T$18]=&quot;NEWLINE&quot;; NEWLINE; IF([.T$18]&lt;=[.$E23]; &quot;    &quot;; IF(AND(([.T$18]-[.$E23])&gt;0; ([.T$18]-[.$E23])&lt;=[.$C23]); &quot; [[&quot;&amp;JOURNAL_YEAR&amp;&quot;-&quot;&amp;TEXT([.$A23]; &quot;00&quot;)&amp;&quot;-&quot;&amp;TEXT([.T$18]-[.$E23]; &quot;00&quot;)&amp;&quot;\|&quot;&amp;TEXT([.T$18]-[.$E23]; &quot;00&quot;)&amp;&quot;]] &quot;; IF(OR([.$C23]+[.$E23]&gt;35; [.T$18]&lt;=35); &quot;    &quot;; &quot;&quot;))))" office:value-type="string" office:string-value=" [[2024-05-09\|09]] " calcext:value-type="string">
            <text:p><text:s/>[[2024-05-09\|09]] </text:p>
          </table:table-cell>
          <table:table-cell table:style-name="ce2" table:formula="of:=IF([.U$18]=&quot;NEWLINE&quot;; NEWLINE; IF([.U$18]&lt;=[.$E23]; &quot;    &quot;; IF(AND(([.U$18]-[.$E23])&gt;0; ([.U$18]-[.$E23])&lt;=[.$C23]); &quot; [[&quot;&amp;JOURNAL_YEAR&amp;&quot;-&quot;&amp;TEXT([.$A23]; &quot;00&quot;)&amp;&quot;-&quot;&amp;TEXT([.U$18]-[.$E23]; &quot;00&quot;)&amp;&quot;\|&quot;&amp;TEXT([.U$18]-[.$E23]; &quot;00&quot;)&amp;&quot;]] &quot;; IF(OR([.$C23]+[.$E23]&gt;35; [.U$18]&lt;=35); &quot;    &quot;; &quot;&quot;))))" office:value-type="string" office:string-value=" [[2024-05-10\|10]] " calcext:value-type="string">
            <text:p><text:s/>[[2024-05-10\|10]] </text:p>
          </table:table-cell>
          <table:table-cell table:style-name="ce2" table:formula="of:=IF([.V$18]=&quot;NEWLINE&quot;; NEWLINE; IF([.V$18]&lt;=[.$E23]; &quot;    &quot;; IF(AND(([.V$18]-[.$E23])&gt;0; ([.V$18]-[.$E23])&lt;=[.$C23]); &quot; [[&quot;&amp;JOURNAL_YEAR&amp;&quot;-&quot;&amp;TEXT([.$A23]; &quot;00&quot;)&amp;&quot;-&quot;&amp;TEXT([.V$18]-[.$E23]; &quot;00&quot;)&amp;&quot;\|&quot;&amp;TEXT([.V$18]-[.$E23]; &quot;00&quot;)&amp;&quot;]] &quot;; IF(OR([.$C23]+[.$E23]&gt;35; [.V$18]&lt;=35); &quot;    &quot;; &quot;&quot;))))" office:value-type="string" office:string-value=" [[2024-05-11\|11]] " calcext:value-type="string">
            <text:p><text:s/>[[2024-05-11\|11]] </text:p>
          </table:table-cell>
          <table:table-cell table:style-name="ce2" table:formula="of:=IF([.W$18]=&quot;NEWLINE&quot;; NEWLINE; IF([.W$18]&lt;=[.$E23]; &quot;    &quot;; IF(AND(([.W$18]-[.$E23])&gt;0; ([.W$18]-[.$E23])&lt;=[.$C23]); &quot; [[&quot;&amp;JOURNAL_YEAR&amp;&quot;-&quot;&amp;TEXT([.$A23]; &quot;00&quot;)&amp;&quot;-&quot;&amp;TEXT([.W$18]-[.$E23]; &quot;00&quot;)&amp;&quot;\|&quot;&amp;TEXT([.W$18]-[.$E23]; &quot;00&quot;)&amp;&quot;]] &quot;; IF(OR([.$C23]+[.$E23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3]; &quot;    &quot;; IF(AND(([.X$18]-[.$E23])&gt;0; ([.X$18]-[.$E23])&lt;=[.$C23]); &quot; [[&quot;&amp;JOURNAL_YEAR&amp;&quot;-&quot;&amp;TEXT([.$A23]; &quot;00&quot;)&amp;&quot;-&quot;&amp;TEXT([.X$18]-[.$E23]; &quot;00&quot;)&amp;&quot;\|&quot;&amp;TEXT([.X$18]-[.$E23]; &quot;00&quot;)&amp;&quot;]] &quot;; IF(OR([.$C23]+[.$E23]&gt;35; [.X$18]&lt;=35); &quot;    &quot;; &quot;&quot;))))" office:value-type="string" office:string-value=" [[2024-05-12\|12]] " calcext:value-type="string">
            <text:p><text:s/>[[2024-05-12\|12]] </text:p>
          </table:table-cell>
          <table:table-cell table:style-name="ce2" table:formula="of:=IF([.Y$18]=&quot;NEWLINE&quot;; NEWLINE; IF([.Y$18]&lt;=[.$E23]; &quot;    &quot;; IF(AND(([.Y$18]-[.$E23])&gt;0; ([.Y$18]-[.$E23])&lt;=[.$C23]); &quot; [[&quot;&amp;JOURNAL_YEAR&amp;&quot;-&quot;&amp;TEXT([.$A23]; &quot;00&quot;)&amp;&quot;-&quot;&amp;TEXT([.Y$18]-[.$E23]; &quot;00&quot;)&amp;&quot;\|&quot;&amp;TEXT([.Y$18]-[.$E23]; &quot;00&quot;)&amp;&quot;]] &quot;; IF(OR([.$C23]+[.$E23]&gt;35; [.Y$18]&lt;=35); &quot;    &quot;; &quot;&quot;))))" office:value-type="string" office:string-value=" [[2024-05-13\|13]] " calcext:value-type="string">
            <text:p><text:s/>[[2024-05-13\|13]] </text:p>
          </table:table-cell>
          <table:table-cell table:style-name="ce2" table:formula="of:=IF([.Z$18]=&quot;NEWLINE&quot;; NEWLINE; IF([.Z$18]&lt;=[.$E23]; &quot;    &quot;; IF(AND(([.Z$18]-[.$E23])&gt;0; ([.Z$18]-[.$E23])&lt;=[.$C23]); &quot; [[&quot;&amp;JOURNAL_YEAR&amp;&quot;-&quot;&amp;TEXT([.$A23]; &quot;00&quot;)&amp;&quot;-&quot;&amp;TEXT([.Z$18]-[.$E23]; &quot;00&quot;)&amp;&quot;\|&quot;&amp;TEXT([.Z$18]-[.$E23]; &quot;00&quot;)&amp;&quot;]] &quot;; IF(OR([.$C23]+[.$E23]&gt;35; [.Z$18]&lt;=35); &quot;    &quot;; &quot;&quot;))))" office:value-type="string" office:string-value=" [[2024-05-14\|14]] " calcext:value-type="string">
            <text:p><text:s/>[[2024-05-14\|14]] </text:p>
          </table:table-cell>
          <table:table-cell table:style-name="ce2" table:formula="of:=IF([.AA$18]=&quot;NEWLINE&quot;; NEWLINE; IF([.AA$18]&lt;=[.$E23]; &quot;    &quot;; IF(AND(([.AA$18]-[.$E23])&gt;0; ([.AA$18]-[.$E23])&lt;=[.$C23]); &quot; [[&quot;&amp;JOURNAL_YEAR&amp;&quot;-&quot;&amp;TEXT([.$A23]; &quot;00&quot;)&amp;&quot;-&quot;&amp;TEXT([.AA$18]-[.$E23]; &quot;00&quot;)&amp;&quot;\|&quot;&amp;TEXT([.AA$18]-[.$E23]; &quot;00&quot;)&amp;&quot;]] &quot;; IF(OR([.$C23]+[.$E23]&gt;35; [.AA$18]&lt;=35); &quot;    &quot;; &quot;&quot;))))" office:value-type="string" office:string-value=" [[2024-05-15\|15]] " calcext:value-type="string">
            <text:p><text:s/>[[2024-05-15\|15]] </text:p>
          </table:table-cell>
          <table:table-cell table:style-name="ce2" table:formula="of:=IF([.AB$18]=&quot;NEWLINE&quot;; NEWLINE; IF([.AB$18]&lt;=[.$E23]; &quot;    &quot;; IF(AND(([.AB$18]-[.$E23])&gt;0; ([.AB$18]-[.$E23])&lt;=[.$C23]); &quot; [[&quot;&amp;JOURNAL_YEAR&amp;&quot;-&quot;&amp;TEXT([.$A23]; &quot;00&quot;)&amp;&quot;-&quot;&amp;TEXT([.AB$18]-[.$E23]; &quot;00&quot;)&amp;&quot;\|&quot;&amp;TEXT([.AB$18]-[.$E23]; &quot;00&quot;)&amp;&quot;]] &quot;; IF(OR([.$C23]+[.$E23]&gt;35; [.AB$18]&lt;=35); &quot;    &quot;; &quot;&quot;))))" office:value-type="string" office:string-value=" [[2024-05-16\|16]] " calcext:value-type="string">
            <text:p><text:s/>[[2024-05-16\|16]] </text:p>
          </table:table-cell>
          <table:table-cell table:style-name="ce2" table:formula="of:=IF([.AC$18]=&quot;NEWLINE&quot;; NEWLINE; IF([.AC$18]&lt;=[.$E23]; &quot;    &quot;; IF(AND(([.AC$18]-[.$E23])&gt;0; ([.AC$18]-[.$E23])&lt;=[.$C23]); &quot; [[&quot;&amp;JOURNAL_YEAR&amp;&quot;-&quot;&amp;TEXT([.$A23]; &quot;00&quot;)&amp;&quot;-&quot;&amp;TEXT([.AC$18]-[.$E23]; &quot;00&quot;)&amp;&quot;\|&quot;&amp;TEXT([.AC$18]-[.$E23]; &quot;00&quot;)&amp;&quot;]] &quot;; IF(OR([.$C23]+[.$E23]&gt;35; [.AC$18]&lt;=35); &quot;    &quot;; &quot;&quot;))))" office:value-type="string" office:string-value=" [[2024-05-17\|17]] " calcext:value-type="string">
            <text:p><text:s/>[[2024-05-17\|17]] </text:p>
          </table:table-cell>
          <table:table-cell table:style-name="ce2" table:formula="of:=IF([.AD$18]=&quot;NEWLINE&quot;; NEWLINE; IF([.AD$18]&lt;=[.$E23]; &quot;    &quot;; IF(AND(([.AD$18]-[.$E23])&gt;0; ([.AD$18]-[.$E23])&lt;=[.$C23]); &quot; [[&quot;&amp;JOURNAL_YEAR&amp;&quot;-&quot;&amp;TEXT([.$A23]; &quot;00&quot;)&amp;&quot;-&quot;&amp;TEXT([.AD$18]-[.$E23]; &quot;00&quot;)&amp;&quot;\|&quot;&amp;TEXT([.AD$18]-[.$E23]; &quot;00&quot;)&amp;&quot;]] &quot;; IF(OR([.$C23]+[.$E23]&gt;35; [.AD$18]&lt;=35); &quot;    &quot;; &quot;&quot;))))" office:value-type="string" office:string-value=" [[2024-05-18\|18]] " calcext:value-type="string">
            <text:p><text:s/>[[2024-05-18\|18]] </text:p>
          </table:table-cell>
          <table:table-cell table:style-name="ce2" table:formula="of:=IF([.AE$18]=&quot;NEWLINE&quot;; NEWLINE; IF([.AE$18]&lt;=[.$E23]; &quot;    &quot;; IF(AND(([.AE$18]-[.$E23])&gt;0; ([.AE$18]-[.$E23])&lt;=[.$C23]); &quot; [[&quot;&amp;JOURNAL_YEAR&amp;&quot;-&quot;&amp;TEXT([.$A23]; &quot;00&quot;)&amp;&quot;-&quot;&amp;TEXT([.AE$18]-[.$E23]; &quot;00&quot;)&amp;&quot;\|&quot;&amp;TEXT([.AE$18]-[.$E23]; &quot;00&quot;)&amp;&quot;]] &quot;; IF(OR([.$C23]+[.$E23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3]; &quot;    &quot;; IF(AND(([.AF$18]-[.$E23])&gt;0; ([.AF$18]-[.$E23])&lt;=[.$C23]); &quot; [[&quot;&amp;JOURNAL_YEAR&amp;&quot;-&quot;&amp;TEXT([.$A23]; &quot;00&quot;)&amp;&quot;-&quot;&amp;TEXT([.AF$18]-[.$E23]; &quot;00&quot;)&amp;&quot;\|&quot;&amp;TEXT([.AF$18]-[.$E23]; &quot;00&quot;)&amp;&quot;]] &quot;; IF(OR([.$C23]+[.$E23]&gt;35; [.AF$18]&lt;=35); &quot;    &quot;; &quot;&quot;))))" office:value-type="string" office:string-value=" [[2024-05-19\|19]] " calcext:value-type="string">
            <text:p><text:s/>[[2024-05-19\|19]] </text:p>
          </table:table-cell>
          <table:table-cell table:style-name="ce2" table:formula="of:=IF([.AG$18]=&quot;NEWLINE&quot;; NEWLINE; IF([.AG$18]&lt;=[.$E23]; &quot;    &quot;; IF(AND(([.AG$18]-[.$E23])&gt;0; ([.AG$18]-[.$E23])&lt;=[.$C23]); &quot; [[&quot;&amp;JOURNAL_YEAR&amp;&quot;-&quot;&amp;TEXT([.$A23]; &quot;00&quot;)&amp;&quot;-&quot;&amp;TEXT([.AG$18]-[.$E23]; &quot;00&quot;)&amp;&quot;\|&quot;&amp;TEXT([.AG$18]-[.$E23]; &quot;00&quot;)&amp;&quot;]] &quot;; IF(OR([.$C23]+[.$E23]&gt;35; [.AG$18]&lt;=35); &quot;    &quot;; &quot;&quot;))))" office:value-type="string" office:string-value=" [[2024-05-20\|20]] " calcext:value-type="string">
            <text:p><text:s/>[[2024-05-20\|20]] </text:p>
          </table:table-cell>
          <table:table-cell table:style-name="ce2" table:formula="of:=IF([.AH$18]=&quot;NEWLINE&quot;; NEWLINE; IF([.AH$18]&lt;=[.$E23]; &quot;    &quot;; IF(AND(([.AH$18]-[.$E23])&gt;0; ([.AH$18]-[.$E23])&lt;=[.$C23]); &quot; [[&quot;&amp;JOURNAL_YEAR&amp;&quot;-&quot;&amp;TEXT([.$A23]; &quot;00&quot;)&amp;&quot;-&quot;&amp;TEXT([.AH$18]-[.$E23]; &quot;00&quot;)&amp;&quot;\|&quot;&amp;TEXT([.AH$18]-[.$E23]; &quot;00&quot;)&amp;&quot;]] &quot;; IF(OR([.$C23]+[.$E23]&gt;35; [.AH$18]&lt;=35); &quot;    &quot;; &quot;&quot;))))" office:value-type="string" office:string-value=" [[2024-05-21\|21]] " calcext:value-type="string">
            <text:p><text:s/>[[2024-05-21\|21]] </text:p>
          </table:table-cell>
          <table:table-cell table:style-name="ce2" table:formula="of:=IF([.AI$18]=&quot;NEWLINE&quot;; NEWLINE; IF([.AI$18]&lt;=[.$E23]; &quot;    &quot;; IF(AND(([.AI$18]-[.$E23])&gt;0; ([.AI$18]-[.$E23])&lt;=[.$C23]); &quot; [[&quot;&amp;JOURNAL_YEAR&amp;&quot;-&quot;&amp;TEXT([.$A23]; &quot;00&quot;)&amp;&quot;-&quot;&amp;TEXT([.AI$18]-[.$E23]; &quot;00&quot;)&amp;&quot;\|&quot;&amp;TEXT([.AI$18]-[.$E23]; &quot;00&quot;)&amp;&quot;]] &quot;; IF(OR([.$C23]+[.$E23]&gt;35; [.AI$18]&lt;=35); &quot;    &quot;; &quot;&quot;))))" office:value-type="string" office:string-value=" [[2024-05-22\|22]] " calcext:value-type="string">
            <text:p><text:s/>[[2024-05-22\|22]] </text:p>
          </table:table-cell>
          <table:table-cell table:style-name="ce2" table:formula="of:=IF([.AJ$18]=&quot;NEWLINE&quot;; NEWLINE; IF([.AJ$18]&lt;=[.$E23]; &quot;    &quot;; IF(AND(([.AJ$18]-[.$E23])&gt;0; ([.AJ$18]-[.$E23])&lt;=[.$C23]); &quot; [[&quot;&amp;JOURNAL_YEAR&amp;&quot;-&quot;&amp;TEXT([.$A23]; &quot;00&quot;)&amp;&quot;-&quot;&amp;TEXT([.AJ$18]-[.$E23]; &quot;00&quot;)&amp;&quot;\|&quot;&amp;TEXT([.AJ$18]-[.$E23]; &quot;00&quot;)&amp;&quot;]] &quot;; IF(OR([.$C23]+[.$E23]&gt;35; [.AJ$18]&lt;=35); &quot;    &quot;; &quot;&quot;))))" office:value-type="string" office:string-value=" [[2024-05-23\|23]] " calcext:value-type="string">
            <text:p><text:s/>[[2024-05-23\|23]] </text:p>
          </table:table-cell>
          <table:table-cell table:style-name="ce2" table:formula="of:=IF([.AK$18]=&quot;NEWLINE&quot;; NEWLINE; IF([.AK$18]&lt;=[.$E23]; &quot;    &quot;; IF(AND(([.AK$18]-[.$E23])&gt;0; ([.AK$18]-[.$E23])&lt;=[.$C23]); &quot; [[&quot;&amp;JOURNAL_YEAR&amp;&quot;-&quot;&amp;TEXT([.$A23]; &quot;00&quot;)&amp;&quot;-&quot;&amp;TEXT([.AK$18]-[.$E23]; &quot;00&quot;)&amp;&quot;\|&quot;&amp;TEXT([.AK$18]-[.$E23]; &quot;00&quot;)&amp;&quot;]] &quot;; IF(OR([.$C23]+[.$E23]&gt;35; [.AK$18]&lt;=35); &quot;    &quot;; &quot;&quot;))))" office:value-type="string" office:string-value=" [[2024-05-24\|24]] " calcext:value-type="string">
            <text:p><text:s/>[[2024-05-24\|24]] </text:p>
          </table:table-cell>
          <table:table-cell table:style-name="ce2" table:formula="of:=IF([.AL$18]=&quot;NEWLINE&quot;; NEWLINE; IF([.AL$18]&lt;=[.$E23]; &quot;    &quot;; IF(AND(([.AL$18]-[.$E23])&gt;0; ([.AL$18]-[.$E23])&lt;=[.$C23]); &quot; [[&quot;&amp;JOURNAL_YEAR&amp;&quot;-&quot;&amp;TEXT([.$A23]; &quot;00&quot;)&amp;&quot;-&quot;&amp;TEXT([.AL$18]-[.$E23]; &quot;00&quot;)&amp;&quot;\|&quot;&amp;TEXT([.AL$18]-[.$E23]; &quot;00&quot;)&amp;&quot;]] &quot;; IF(OR([.$C23]+[.$E23]&gt;35; [.AL$18]&lt;=35); &quot;    &quot;; &quot;&quot;))))" office:value-type="string" office:string-value=" [[2024-05-25\|25]] " calcext:value-type="string">
            <text:p><text:s/>[[2024-05-25\|25]] </text:p>
          </table:table-cell>
          <table:table-cell table:style-name="ce2" table:formula="of:=IF([.AM$18]=&quot;NEWLINE&quot;; NEWLINE; IF([.AM$18]&lt;=[.$E23]; &quot;    &quot;; IF(AND(([.AM$18]-[.$E23])&gt;0; ([.AM$18]-[.$E23])&lt;=[.$C23]); &quot; [[&quot;&amp;JOURNAL_YEAR&amp;&quot;-&quot;&amp;TEXT([.$A23]; &quot;00&quot;)&amp;&quot;-&quot;&amp;TEXT([.AM$18]-[.$E23]; &quot;00&quot;)&amp;&quot;\|&quot;&amp;TEXT([.AM$18]-[.$E23]; &quot;00&quot;)&amp;&quot;]] &quot;; IF(OR([.$C23]+[.$E23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3]; &quot;    &quot;; IF(AND(([.AN$18]-[.$E23])&gt;0; ([.AN$18]-[.$E23])&lt;=[.$C23]); &quot; [[&quot;&amp;JOURNAL_YEAR&amp;&quot;-&quot;&amp;TEXT([.$A23]; &quot;00&quot;)&amp;&quot;-&quot;&amp;TEXT([.AN$18]-[.$E23]; &quot;00&quot;)&amp;&quot;\|&quot;&amp;TEXT([.AN$18]-[.$E23]; &quot;00&quot;)&amp;&quot;]] &quot;; IF(OR([.$C23]+[.$E23]&gt;35; [.AN$18]&lt;=35); &quot;    &quot;; &quot;&quot;))))" office:value-type="string" office:string-value=" [[2024-05-26\|26]] " calcext:value-type="string">
            <text:p><text:s/>[[2024-05-26\|26]] </text:p>
          </table:table-cell>
          <table:table-cell table:style-name="ce2" table:formula="of:=IF([.AO$18]=&quot;NEWLINE&quot;; NEWLINE; IF([.AO$18]&lt;=[.$E23]; &quot;    &quot;; IF(AND(([.AO$18]-[.$E23])&gt;0; ([.AO$18]-[.$E23])&lt;=[.$C23]); &quot; [[&quot;&amp;JOURNAL_YEAR&amp;&quot;-&quot;&amp;TEXT([.$A23]; &quot;00&quot;)&amp;&quot;-&quot;&amp;TEXT([.AO$18]-[.$E23]; &quot;00&quot;)&amp;&quot;\|&quot;&amp;TEXT([.AO$18]-[.$E23]; &quot;00&quot;)&amp;&quot;]] &quot;; IF(OR([.$C23]+[.$E23]&gt;35; [.AO$18]&lt;=35); &quot;    &quot;; &quot;&quot;))))" office:value-type="string" office:string-value=" [[2024-05-27\|27]] " calcext:value-type="string">
            <text:p><text:s/>[[2024-05-27\|27]] </text:p>
          </table:table-cell>
          <table:table-cell table:style-name="ce2" table:formula="of:=IF([.AP$18]=&quot;NEWLINE&quot;; NEWLINE; IF([.AP$18]&lt;=[.$E23]; &quot;    &quot;; IF(AND(([.AP$18]-[.$E23])&gt;0; ([.AP$18]-[.$E23])&lt;=[.$C23]); &quot; [[&quot;&amp;JOURNAL_YEAR&amp;&quot;-&quot;&amp;TEXT([.$A23]; &quot;00&quot;)&amp;&quot;-&quot;&amp;TEXT([.AP$18]-[.$E23]; &quot;00&quot;)&amp;&quot;\|&quot;&amp;TEXT([.AP$18]-[.$E23]; &quot;00&quot;)&amp;&quot;]] &quot;; IF(OR([.$C23]+[.$E23]&gt;35; [.AP$18]&lt;=35); &quot;    &quot;; &quot;&quot;))))" office:value-type="string" office:string-value=" [[2024-05-28\|28]] " calcext:value-type="string">
            <text:p><text:s/>[[2024-05-28\|28]] </text:p>
          </table:table-cell>
          <table:table-cell table:style-name="ce2" table:formula="of:=IF([.AQ$18]=&quot;NEWLINE&quot;; NEWLINE; IF([.AQ$18]&lt;=[.$E23]; &quot;    &quot;; IF(AND(([.AQ$18]-[.$E23])&gt;0; ([.AQ$18]-[.$E23])&lt;=[.$C23]); &quot; [[&quot;&amp;JOURNAL_YEAR&amp;&quot;-&quot;&amp;TEXT([.$A23]; &quot;00&quot;)&amp;&quot;-&quot;&amp;TEXT([.AQ$18]-[.$E23]; &quot;00&quot;)&amp;&quot;\|&quot;&amp;TEXT([.AQ$18]-[.$E23]; &quot;00&quot;)&amp;&quot;]] &quot;; IF(OR([.$C23]+[.$E23]&gt;35; [.AQ$18]&lt;=35); &quot;    &quot;; &quot;&quot;))))" office:value-type="string" office:string-value=" [[2024-05-29\|29]] " calcext:value-type="string">
            <text:p><text:s/>[[2024-05-29\|29]] </text:p>
          </table:table-cell>
          <table:table-cell table:style-name="ce2" table:formula="of:=IF([.AR$18]=&quot;NEWLINE&quot;; NEWLINE; IF([.AR$18]&lt;=[.$E23]; &quot;    &quot;; IF(AND(([.AR$18]-[.$E23])&gt;0; ([.AR$18]-[.$E23])&lt;=[.$C23]); &quot; [[&quot;&amp;JOURNAL_YEAR&amp;&quot;-&quot;&amp;TEXT([.$A23]; &quot;00&quot;)&amp;&quot;-&quot;&amp;TEXT([.AR$18]-[.$E23]; &quot;00&quot;)&amp;&quot;\|&quot;&amp;TEXT([.AR$18]-[.$E23]; &quot;00&quot;)&amp;&quot;]] &quot;; IF(OR([.$C23]+[.$E23]&gt;35; [.AR$18]&lt;=35); &quot;    &quot;; &quot;&quot;))))" office:value-type="string" office:string-value=" [[2024-05-30\|30]] " calcext:value-type="string">
            <text:p><text:s/>[[2024-05-30\|30]] </text:p>
          </table:table-cell>
          <table:table-cell table:style-name="ce2" table:formula="of:=IF([.AS$18]=&quot;NEWLINE&quot;; NEWLINE; IF([.AS$18]&lt;=[.$E23]; &quot;    &quot;; IF(AND(([.AS$18]-[.$E23])&gt;0; ([.AS$18]-[.$E23])&lt;=[.$C23]); &quot; [[&quot;&amp;JOURNAL_YEAR&amp;&quot;-&quot;&amp;TEXT([.$A23]; &quot;00&quot;)&amp;&quot;-&quot;&amp;TEXT([.AS$18]-[.$E23]; &quot;00&quot;)&amp;&quot;\|&quot;&amp;TEXT([.AS$18]-[.$E23]; &quot;00&quot;)&amp;&quot;]] &quot;; IF(OR([.$C23]+[.$E23]&gt;35; [.AS$18]&lt;=35); &quot;    &quot;; &quot;&quot;))))" office:value-type="string" office:string-value=" [[2024-05-31\|31]] " calcext:value-type="string">
            <text:p><text:s/>[[2024-05-31\|31]] </text:p>
          </table:table-cell>
          <table:table-cell table:style-name="ce2" table:formula="of:=IF([.AT$18]=&quot;NEWLINE&quot;; NEWLINE; IF([.AT$18]&lt;=[.$E23]; &quot;    &quot;; IF(AND(([.AT$18]-[.$E23])&gt;0; ([.AT$18]-[.$E23])&lt;=[.$C23]); &quot; [[&quot;&amp;JOURNAL_YEAR&amp;&quot;-&quot;&amp;TEXT([.$A23]; &quot;00&quot;)&amp;&quot;-&quot;&amp;TEXT([.AT$18]-[.$E23]; &quot;00&quot;)&amp;&quot;\|&quot;&amp;TEXT([.AT$18]-[.$E23]; &quot;00&quot;)&amp;&quot;]] &quot;; IF(OR([.$C23]+[.$E23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23]; &quot;    &quot;; IF(AND(([.AU$18]-[.$E23])&gt;0; ([.AU$18]-[.$E23])&lt;=[.$C23]); &quot; [[&quot;&amp;JOURNAL_YEAR&amp;&quot;-&quot;&amp;TEXT([.$A23]; &quot;00&quot;)&amp;&quot;-&quot;&amp;TEXT([.AU$18]-[.$E23]; &quot;00&quot;)&amp;&quot;\|&quot;&amp;TEXT([.AU$18]-[.$E23]; &quot;00&quot;)&amp;&quot;]] &quot;; IF(OR([.$C23]+[.$E23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3]; &quot;    &quot;; IF(AND(([.AV$18]-[.$E23])&gt;0; ([.AV$18]-[.$E23])&lt;=[.$C23]); &quot; [[&quot;&amp;JOURNAL_YEAR&amp;&quot;-&quot;&amp;TEXT([.$A23]; &quot;00&quot;)&amp;&quot;-&quot;&amp;TEXT([.AV$18]-[.$E23]; &quot;00&quot;)&amp;&quot;\|&quot;&amp;TEXT([.AV$18]-[.$E23]; &quot;00&quot;)&amp;&quot;]] &quot;; IF(OR([.$C23]+[.$E23]&gt;35; [.AV$18]&lt;=35); &quot;    &quot;; &quot;&quot;))))">
            <text:p/>
          </table:table-cell>
          <table:table-cell table:style-name="ce2" table:formula="of:=IF([.AW$18]=&quot;NEWLINE&quot;; NEWLINE; IF([.AW$18]&lt;=[.$E23]; &quot;    &quot;; IF(AND(([.AW$18]-[.$E23])&gt;0; ([.AW$18]-[.$E23])&lt;=[.$C23]); &quot; [[&quot;&amp;JOURNAL_YEAR&amp;&quot;-&quot;&amp;TEXT([.$A23]; &quot;00&quot;)&amp;&quot;-&quot;&amp;TEXT([.AW$18]-[.$E23]; &quot;00&quot;)&amp;&quot;\|&quot;&amp;TEXT([.AW$18]-[.$E23]; &quot;00&quot;)&amp;&quot;]] &quot;; IF(OR([.$C23]+[.$E23]&gt;35; [.AW$18]&lt;=35); &quot;    &quot;; &quot;&quot;))))">
            <text:p/>
          </table:table-cell>
          <table:table-cell table:style-name="ce2" table:formula="of:=IF([.AX$18]=&quot;NEWLINE&quot;; NEWLINE; IF([.AX$18]&lt;=[.$E23]; &quot;    &quot;; IF(AND(([.AX$18]-[.$E23])&gt;0; ([.AX$18]-[.$E23])&lt;=[.$C23]); &quot; [[&quot;&amp;JOURNAL_YEAR&amp;&quot;-&quot;&amp;TEXT([.$A23]; &quot;00&quot;)&amp;&quot;-&quot;&amp;TEXT([.AX$18]-[.$E23]; &quot;00&quot;)&amp;&quot;\|&quot;&amp;TEXT([.AX$18]-[.$E23]; &quot;00&quot;)&amp;&quot;]] &quot;; IF(OR([.$C23]+[.$E23]&gt;35; [.AX$18]&lt;=35); &quot;    &quot;; &quot;&quot;))))">
            <text:p/>
          </table:table-cell>
          <table:table-cell table:style-name="ce2" table:formula="of:=IF([.AY$18]=&quot;NEWLINE&quot;; NEWLINE; IF([.AY$18]&lt;=[.$E23]; &quot;    &quot;; IF(AND(([.AY$18]-[.$E23])&gt;0; ([.AY$18]-[.$E23])&lt;=[.$C23]); &quot; [[&quot;&amp;JOURNAL_YEAR&amp;&quot;-&quot;&amp;TEXT([.$A23]; &quot;00&quot;)&amp;&quot;-&quot;&amp;TEXT([.AY$18]-[.$E23]; &quot;00&quot;)&amp;&quot;\|&quot;&amp;TEXT([.AY$18]-[.$E23]; &quot;00&quot;)&amp;&quot;]] &quot;; IF(OR([.$C23]+[.$E23]&gt;35; [.AY$18]&lt;=35); &quot;    &quot;; &quot;&quot;))))">
            <text:p/>
          </table:table-cell>
          <table:table-cell table:style-name="ce2" table:formula="of:=IF([.AZ$18]=&quot;NEWLINE&quot;; NEWLINE; IF([.AZ$18]&lt;=[.$E23]; &quot;    &quot;; IF(AND(([.AZ$18]-[.$E23])&gt;0; ([.AZ$18]-[.$E23])&lt;=[.$C23]); &quot; [[&quot;&amp;JOURNAL_YEAR&amp;&quot;-&quot;&amp;TEXT([.$A23]; &quot;00&quot;)&amp;&quot;-&quot;&amp;TEXT([.AZ$18]-[.$E23]; &quot;00&quot;)&amp;&quot;\|&quot;&amp;TEXT([.AZ$18]-[.$E23]; &quot;00&quot;)&amp;&quot;]] &quot;; IF(OR([.$C23]+[.$E23]&gt;35; [.AZ$18]&lt;=35); &quot;    &quot;; &quot;&quot;))))">
            <text:p/>
          </table:table-cell>
          <table:table-cell table:style-name="ce2" table:formula="of:=IF([.BA$18]=&quot;NEWLINE&quot;; NEWLINE; IF([.BA$18]&lt;=[.$E23]; &quot;    &quot;; IF(AND(([.BA$18]-[.$E23])&gt;0; ([.BA$18]-[.$E23])&lt;=[.$C23]); &quot; [[&quot;&amp;JOURNAL_YEAR&amp;&quot;-&quot;&amp;TEXT([.$A23]; &quot;00&quot;)&amp;&quot;-&quot;&amp;TEXT([.BA$18]-[.$E23]; &quot;00&quot;)&amp;&quot;\|&quot;&amp;TEXT([.BA$18]-[.$E23]; &quot;00&quot;)&amp;&quot;]] &quot;; IF(OR([.$C23]+[.$E23]&gt;35; [.BA$18]&lt;=35); &quot;    &quot;; &quot;&quot;))))">
            <text:p/>
          </table:table-cell>
          <table:table-cell table:style-name="ce2" table:formula="of:=IF([.BB$18]=&quot;NEWLINE&quot;; NEWLINE; IF([.BB$18]&lt;=[.$E23]; &quot;    &quot;; IF(AND(([.BB$18]-[.$E23])&gt;0; ([.BB$18]-[.$E23])&lt;=[.$C23]); &quot; [[&quot;&amp;JOURNAL_YEAR&amp;&quot;-&quot;&amp;TEXT([.$A23]; &quot;00&quot;)&amp;&quot;-&quot;&amp;TEXT([.BB$18]-[.$E23]; &quot;00&quot;)&amp;&quot;\|&quot;&amp;TEXT([.BB$18]-[.$E23]; &quot;00&quot;)&amp;&quot;]] &quot;; IF(OR([.$C23]+[.$E23]&gt;35; [.BB$18]&lt;=35); &quot;    &quot;; &quot;&quot;))))">
            <text:p/>
          </table:table-cell>
        </table:table-row>
        <table:table-row table:style-name="ro5">
          <table:table-cell table:formula="of:=[.A23]+1" office:value-type="float" office:value="6" calcext:value-type="float">
            <text:p>6</text:p>
          </table:table-cell>
          <table:table-cell table:formula="of:=TEXT(DATE(2000; [.A24]; 1);&quot;MMMM&quot;)" office:value-type="string" office:string-value="June" calcext:value-type="string">
            <text:p>June</text:p>
          </table:table-cell>
          <table:table-cell table:style-name="Calc_20_Text" table:formula="of:=DAY(DATE(YEAR(JOURNAL_YEAR&amp;&quot;-&quot;&amp;[.B24]&amp;&quot;-01&quot;);MONTH(JOURNAL_YEAR&amp;&quot;-&quot;&amp;[.B24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4]&amp;&quot;-01&quot;;2)" office:value-type="float" office:value="6" calcext:value-type="float">
            <text:p>6</text:p>
          </table:table-cell>
          <table:table-cell table:style-name="Calc_20_Text" table:formula="of:=IF([.D24]=7; 0; [.D24])" office:value-type="float" office:value="6" calcext:value-type="float">
            <text:p>6</text:p>
          </table:table-cell>
          <table:table-cell table:style-name="Calc_20_Text" table:formula="of:=CHOOSE([.D24];&quot;Monday&quot;; &quot;Tuesday&quot;; &quot;Wednesday&quot;;&quot;Thursday&quot;;&quot;Friday&quot;;&quot;Saturday&quot;;&quot;Sunday&quot;)" office:value-type="string" office:string-value="Saturday" calcext:value-type="string">
            <text:p>Saturday</text:p>
          </table:table-cell>
          <table:table-cell table:style-name="Calc_20_Text" table:formula="of:=[.B$14]&amp;NEWLINE&amp;[.B$15]&amp;NEWLINE&amp;&quot;|&quot;&amp;COM.MICROSOFT.TEXTJOIN(&quot;|&quot;; TRUE(); [.H24:.BB24])" office:value-type="string" office:string-value="| SUN | MON | TUE | WED | THU | FRI | SAT |&#13;&#10;|  ---  |  ---  |  ---  |  ---  |  ---  |  ---  |  ---  |&#13;&#10;|    |    |    |    |    |    | [[2024-06-01\|01]] |&#13;&#10;| [[2024-06-02\|02]] | [[2024-06-03\|03]] | [[2024-06-04\|04]] | [[2024-06-05\|05]] | [[2024-06-06\|06]] | [[2024-06-07\|07]] | [[2024-06-08\|08]] |&#13;&#10;| [[2024-06-09\|09]] | [[2024-06-10\|10]] | [[2024-06-11\|11]] | [[2024-06-12\|12]] | [[2024-06-13\|13]] | [[2024-06-14\|14]] | [[2024-06-15\|15]] |&#13;&#10;| [[2024-06-16\|16]] | [[2024-06-17\|17]] | [[2024-06-18\|18]] | [[2024-06-19\|19]] | [[2024-06-20\|20]] | [[2024-06-21\|21]] | [[2024-06-22\|22]] |&#13;&#10;| [[2024-06-23\|23]] | [[2024-06-24\|24]] | [[2024-06-25\|25]] | [[2024-06-26\|26]] | [[2024-06-27\|27]] | [[2024-06-28\|28]] | [[2024-06-29\|29]] |&#13;&#10;| [[2024-06-30\|30]] |    |    |    |    |    |    " calcext:value-type="string">
            <text:p>| SUN | MON | TUE | WED | THU | FRI | SAT |</text:p>
            <text:p>|  ---  |  ---  |  ---  |  ---  |  ---  |  ---  |  ---  |</text:p>
            <text:p>|    |    |    |    |    |    | [[2024-06-01\|01]] |</text:p>
            <text:p>| [[2024-06-02\|02]] | [[2024-06-03\|03]] | [[2024-06-04\|04]] | [[2024-06-05\|05]] | [[2024-06-06\|06]] | [[2024-06-07\|07]] | [[2024-06-08\|08]] |</text:p>
            <text:p>| [[2024-06-09\|09]] | [[2024-06-10\|10]] | [[2024-06-11\|11]] | [[2024-06-12\|12]] | [[2024-06-13\|13]] | [[2024-06-14\|14]] | [[2024-06-15\|15]] |</text:p>
            <text:p>| [[2024-06-16\|16]] | [[2024-06-17\|17]] | [[2024-06-18\|18]] | [[2024-06-19\|19]] | [[2024-06-20\|20]] | [[2024-06-21\|21]] | [[2024-06-22\|22]] |</text:p>
            <text:p>| [[2024-06-23\|23]] | [[2024-06-24\|24]] | [[2024-06-25\|25]] | [[2024-06-26\|26]] | [[2024-06-27\|27]] | [[2024-06-28\|28]] | [[2024-06-29\|29]] |</text:p>
            <text:p>| [[2024-06-30\|30]] |    |    |    |    |    |    </text:p>
          </table:table-cell>
          <table:table-cell table:style-name="ce2" table:formula="of:=IF([.H$18]=&quot;NEWLINE&quot;; NEWLINE; IF([.H$18]&lt;=[.$E24]; &quot;    &quot;; IF(AND(([.H$18]-[.$E24])&gt;0; ([.H$18]-[.$E24])&lt;=[.$C24]); &quot; [[&quot;&amp;JOURNAL_YEAR&amp;&quot;-&quot;&amp;TEXT([.$A24]; &quot;00&quot;)&amp;&quot;-&quot;&amp;TEXT([.H$18]-[.$E24]; &quot;00&quot;)&amp;&quot;\|&quot;&amp;TEXT([.H$18]-[.$E24]; &quot;00&quot;)&amp;&quot;]] &quot;; IF(OR([.$C24]+[.$E24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4]; &quot;    &quot;; IF(AND(([.I$18]-[.$E24])&gt;0; ([.I$18]-[.$E24])&lt;=[.$C24]); &quot; [[&quot;&amp;JOURNAL_YEAR&amp;&quot;-&quot;&amp;TEXT([.$A24]; &quot;00&quot;)&amp;&quot;-&quot;&amp;TEXT([.I$18]-[.$E24]; &quot;00&quot;)&amp;&quot;\|&quot;&amp;TEXT([.I$18]-[.$E24]; &quot;00&quot;)&amp;&quot;]] &quot;; IF(OR([.$C24]+[.$E24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4]; &quot;    &quot;; IF(AND(([.J$18]-[.$E24])&gt;0; ([.J$18]-[.$E24])&lt;=[.$C24]); &quot; [[&quot;&amp;JOURNAL_YEAR&amp;&quot;-&quot;&amp;TEXT([.$A24]; &quot;00&quot;)&amp;&quot;-&quot;&amp;TEXT([.J$18]-[.$E24]; &quot;00&quot;)&amp;&quot;\|&quot;&amp;TEXT([.J$18]-[.$E24]; &quot;00&quot;)&amp;&quot;]] &quot;; IF(OR([.$C24]+[.$E24]&gt;35; [.J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8]=&quot;NEWLINE&quot;; NEWLINE; IF([.K$18]&lt;=[.$E24]; &quot;    &quot;; IF(AND(([.K$18]-[.$E24])&gt;0; ([.K$18]-[.$E24])&lt;=[.$C24]); &quot; [[&quot;&amp;JOURNAL_YEAR&amp;&quot;-&quot;&amp;TEXT([.$A24]; &quot;00&quot;)&amp;&quot;-&quot;&amp;TEXT([.K$18]-[.$E24]; &quot;00&quot;)&amp;&quot;\|&quot;&amp;TEXT([.K$18]-[.$E24]; &quot;00&quot;)&amp;&quot;]] &quot;; IF(OR([.$C24]+[.$E24]&gt;35; [.K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8]=&quot;NEWLINE&quot;; NEWLINE; IF([.L$18]&lt;=[.$E24]; &quot;    &quot;; IF(AND(([.L$18]-[.$E24])&gt;0; ([.L$18]-[.$E24])&lt;=[.$C24]); &quot; [[&quot;&amp;JOURNAL_YEAR&amp;&quot;-&quot;&amp;TEXT([.$A24]; &quot;00&quot;)&amp;&quot;-&quot;&amp;TEXT([.L$18]-[.$E24]; &quot;00&quot;)&amp;&quot;\|&quot;&amp;TEXT([.L$18]-[.$E24]; &quot;00&quot;)&amp;&quot;]] &quot;; IF(OR([.$C24]+[.$E24]&gt;35; [.L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8]=&quot;NEWLINE&quot;; NEWLINE; IF([.M$18]&lt;=[.$E24]; &quot;    &quot;; IF(AND(([.M$18]-[.$E24])&gt;0; ([.M$18]-[.$E24])&lt;=[.$C24]); &quot; [[&quot;&amp;JOURNAL_YEAR&amp;&quot;-&quot;&amp;TEXT([.$A24]; &quot;00&quot;)&amp;&quot;-&quot;&amp;TEXT([.M$18]-[.$E24]; &quot;00&quot;)&amp;&quot;\|&quot;&amp;TEXT([.M$18]-[.$E24]; &quot;00&quot;)&amp;&quot;]] &quot;; IF(OR([.$C24]+[.$E24]&gt;35; [.M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N$18]=&quot;NEWLINE&quot;; NEWLINE; IF([.N$18]&lt;=[.$E24]; &quot;    &quot;; IF(AND(([.N$18]-[.$E24])&gt;0; ([.N$18]-[.$E24])&lt;=[.$C24]); &quot; [[&quot;&amp;JOURNAL_YEAR&amp;&quot;-&quot;&amp;TEXT([.$A24]; &quot;00&quot;)&amp;&quot;-&quot;&amp;TEXT([.N$18]-[.$E24]; &quot;00&quot;)&amp;&quot;\|&quot;&amp;TEXT([.N$18]-[.$E24]; &quot;00&quot;)&amp;&quot;]] &quot;; IF(OR([.$C24]+[.$E24]&gt;35; [.N$18]&lt;=35); &quot;    &quot;; &quot;&quot;))))" office:value-type="string" office:string-value=" [[2024-06-01\|01]] " calcext:value-type="string">
            <text:p><text:s/>[[2024-06-01\|01]] </text:p>
          </table:table-cell>
          <table:table-cell table:style-name="ce2" table:formula="of:=IF([.O$18]=&quot;NEWLINE&quot;; NEWLINE; IF([.O$18]&lt;=[.$E24]; &quot;    &quot;; IF(AND(([.O$18]-[.$E24])&gt;0; ([.O$18]-[.$E24])&lt;=[.$C24]); &quot; [[&quot;&amp;JOURNAL_YEAR&amp;&quot;-&quot;&amp;TEXT([.$A24]; &quot;00&quot;)&amp;&quot;-&quot;&amp;TEXT([.O$18]-[.$E24]; &quot;00&quot;)&amp;&quot;\|&quot;&amp;TEXT([.O$18]-[.$E24]; &quot;00&quot;)&amp;&quot;]] &quot;; IF(OR([.$C24]+[.$E24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4]; &quot;    &quot;; IF(AND(([.P$18]-[.$E24])&gt;0; ([.P$18]-[.$E24])&lt;=[.$C24]); &quot; [[&quot;&amp;JOURNAL_YEAR&amp;&quot;-&quot;&amp;TEXT([.$A24]; &quot;00&quot;)&amp;&quot;-&quot;&amp;TEXT([.P$18]-[.$E24]; &quot;00&quot;)&amp;&quot;\|&quot;&amp;TEXT([.P$18]-[.$E24]; &quot;00&quot;)&amp;&quot;]] &quot;; IF(OR([.$C24]+[.$E24]&gt;35; [.P$18]&lt;=35); &quot;    &quot;; &quot;&quot;))))" office:value-type="string" office:string-value=" [[2024-06-02\|02]] " calcext:value-type="string">
            <text:p><text:s/>[[2024-06-02\|02]] </text:p>
          </table:table-cell>
          <table:table-cell table:style-name="ce2" table:formula="of:=IF([.Q$18]=&quot;NEWLINE&quot;; NEWLINE; IF([.Q$18]&lt;=[.$E24]; &quot;    &quot;; IF(AND(([.Q$18]-[.$E24])&gt;0; ([.Q$18]-[.$E24])&lt;=[.$C24]); &quot; [[&quot;&amp;JOURNAL_YEAR&amp;&quot;-&quot;&amp;TEXT([.$A24]; &quot;00&quot;)&amp;&quot;-&quot;&amp;TEXT([.Q$18]-[.$E24]; &quot;00&quot;)&amp;&quot;\|&quot;&amp;TEXT([.Q$18]-[.$E24]; &quot;00&quot;)&amp;&quot;]] &quot;; IF(OR([.$C24]+[.$E24]&gt;35; [.Q$18]&lt;=35); &quot;    &quot;; &quot;&quot;))))" office:value-type="string" office:string-value=" [[2024-06-03\|03]] " calcext:value-type="string">
            <text:p><text:s/>[[2024-06-03\|03]] </text:p>
          </table:table-cell>
          <table:table-cell table:style-name="ce2" table:formula="of:=IF([.R$18]=&quot;NEWLINE&quot;; NEWLINE; IF([.R$18]&lt;=[.$E24]; &quot;    &quot;; IF(AND(([.R$18]-[.$E24])&gt;0; ([.R$18]-[.$E24])&lt;=[.$C24]); &quot; [[&quot;&amp;JOURNAL_YEAR&amp;&quot;-&quot;&amp;TEXT([.$A24]; &quot;00&quot;)&amp;&quot;-&quot;&amp;TEXT([.R$18]-[.$E24]; &quot;00&quot;)&amp;&quot;\|&quot;&amp;TEXT([.R$18]-[.$E24]; &quot;00&quot;)&amp;&quot;]] &quot;; IF(OR([.$C24]+[.$E24]&gt;35; [.R$18]&lt;=35); &quot;    &quot;; &quot;&quot;))))" office:value-type="string" office:string-value=" [[2024-06-04\|04]] " calcext:value-type="string">
            <text:p><text:s/>[[2024-06-04\|04]] </text:p>
          </table:table-cell>
          <table:table-cell table:style-name="ce2" table:formula="of:=IF([.S$18]=&quot;NEWLINE&quot;; NEWLINE; IF([.S$18]&lt;=[.$E24]; &quot;    &quot;; IF(AND(([.S$18]-[.$E24])&gt;0; ([.S$18]-[.$E24])&lt;=[.$C24]); &quot; [[&quot;&amp;JOURNAL_YEAR&amp;&quot;-&quot;&amp;TEXT([.$A24]; &quot;00&quot;)&amp;&quot;-&quot;&amp;TEXT([.S$18]-[.$E24]; &quot;00&quot;)&amp;&quot;\|&quot;&amp;TEXT([.S$18]-[.$E24]; &quot;00&quot;)&amp;&quot;]] &quot;; IF(OR([.$C24]+[.$E24]&gt;35; [.S$18]&lt;=35); &quot;    &quot;; &quot;&quot;))))" office:value-type="string" office:string-value=" [[2024-06-05\|05]] " calcext:value-type="string">
            <text:p><text:s/>[[2024-06-05\|05]] </text:p>
          </table:table-cell>
          <table:table-cell table:style-name="ce2" table:formula="of:=IF([.T$18]=&quot;NEWLINE&quot;; NEWLINE; IF([.T$18]&lt;=[.$E24]; &quot;    &quot;; IF(AND(([.T$18]-[.$E24])&gt;0; ([.T$18]-[.$E24])&lt;=[.$C24]); &quot; [[&quot;&amp;JOURNAL_YEAR&amp;&quot;-&quot;&amp;TEXT([.$A24]; &quot;00&quot;)&amp;&quot;-&quot;&amp;TEXT([.T$18]-[.$E24]; &quot;00&quot;)&amp;&quot;\|&quot;&amp;TEXT([.T$18]-[.$E24]; &quot;00&quot;)&amp;&quot;]] &quot;; IF(OR([.$C24]+[.$E24]&gt;35; [.T$18]&lt;=35); &quot;    &quot;; &quot;&quot;))))" office:value-type="string" office:string-value=" [[2024-06-06\|06]] " calcext:value-type="string">
            <text:p><text:s/>[[2024-06-06\|06]] </text:p>
          </table:table-cell>
          <table:table-cell table:style-name="ce2" table:formula="of:=IF([.U$18]=&quot;NEWLINE&quot;; NEWLINE; IF([.U$18]&lt;=[.$E24]; &quot;    &quot;; IF(AND(([.U$18]-[.$E24])&gt;0; ([.U$18]-[.$E24])&lt;=[.$C24]); &quot; [[&quot;&amp;JOURNAL_YEAR&amp;&quot;-&quot;&amp;TEXT([.$A24]; &quot;00&quot;)&amp;&quot;-&quot;&amp;TEXT([.U$18]-[.$E24]; &quot;00&quot;)&amp;&quot;\|&quot;&amp;TEXT([.U$18]-[.$E24]; &quot;00&quot;)&amp;&quot;]] &quot;; IF(OR([.$C24]+[.$E24]&gt;35; [.U$18]&lt;=35); &quot;    &quot;; &quot;&quot;))))" office:value-type="string" office:string-value=" [[2024-06-07\|07]] " calcext:value-type="string">
            <text:p><text:s/>[[2024-06-07\|07]] </text:p>
          </table:table-cell>
          <table:table-cell table:style-name="ce2" table:formula="of:=IF([.V$18]=&quot;NEWLINE&quot;; NEWLINE; IF([.V$18]&lt;=[.$E24]; &quot;    &quot;; IF(AND(([.V$18]-[.$E24])&gt;0; ([.V$18]-[.$E24])&lt;=[.$C24]); &quot; [[&quot;&amp;JOURNAL_YEAR&amp;&quot;-&quot;&amp;TEXT([.$A24]; &quot;00&quot;)&amp;&quot;-&quot;&amp;TEXT([.V$18]-[.$E24]; &quot;00&quot;)&amp;&quot;\|&quot;&amp;TEXT([.V$18]-[.$E24]; &quot;00&quot;)&amp;&quot;]] &quot;; IF(OR([.$C24]+[.$E24]&gt;35; [.V$18]&lt;=35); &quot;    &quot;; &quot;&quot;))))" office:value-type="string" office:string-value=" [[2024-06-08\|08]] " calcext:value-type="string">
            <text:p><text:s/>[[2024-06-08\|08]] </text:p>
          </table:table-cell>
          <table:table-cell table:style-name="ce2" table:formula="of:=IF([.W$18]=&quot;NEWLINE&quot;; NEWLINE; IF([.W$18]&lt;=[.$E24]; &quot;    &quot;; IF(AND(([.W$18]-[.$E24])&gt;0; ([.W$18]-[.$E24])&lt;=[.$C24]); &quot; [[&quot;&amp;JOURNAL_YEAR&amp;&quot;-&quot;&amp;TEXT([.$A24]; &quot;00&quot;)&amp;&quot;-&quot;&amp;TEXT([.W$18]-[.$E24]; &quot;00&quot;)&amp;&quot;\|&quot;&amp;TEXT([.W$18]-[.$E24]; &quot;00&quot;)&amp;&quot;]] &quot;; IF(OR([.$C24]+[.$E24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4]; &quot;    &quot;; IF(AND(([.X$18]-[.$E24])&gt;0; ([.X$18]-[.$E24])&lt;=[.$C24]); &quot; [[&quot;&amp;JOURNAL_YEAR&amp;&quot;-&quot;&amp;TEXT([.$A24]; &quot;00&quot;)&amp;&quot;-&quot;&amp;TEXT([.X$18]-[.$E24]; &quot;00&quot;)&amp;&quot;\|&quot;&amp;TEXT([.X$18]-[.$E24]; &quot;00&quot;)&amp;&quot;]] &quot;; IF(OR([.$C24]+[.$E24]&gt;35; [.X$18]&lt;=35); &quot;    &quot;; &quot;&quot;))))" office:value-type="string" office:string-value=" [[2024-06-09\|09]] " calcext:value-type="string">
            <text:p><text:s/>[[2024-06-09\|09]] </text:p>
          </table:table-cell>
          <table:table-cell table:style-name="ce2" table:formula="of:=IF([.Y$18]=&quot;NEWLINE&quot;; NEWLINE; IF([.Y$18]&lt;=[.$E24]; &quot;    &quot;; IF(AND(([.Y$18]-[.$E24])&gt;0; ([.Y$18]-[.$E24])&lt;=[.$C24]); &quot; [[&quot;&amp;JOURNAL_YEAR&amp;&quot;-&quot;&amp;TEXT([.$A24]; &quot;00&quot;)&amp;&quot;-&quot;&amp;TEXT([.Y$18]-[.$E24]; &quot;00&quot;)&amp;&quot;\|&quot;&amp;TEXT([.Y$18]-[.$E24]; &quot;00&quot;)&amp;&quot;]] &quot;; IF(OR([.$C24]+[.$E24]&gt;35; [.Y$18]&lt;=35); &quot;    &quot;; &quot;&quot;))))" office:value-type="string" office:string-value=" [[2024-06-10\|10]] " calcext:value-type="string">
            <text:p><text:s/>[[2024-06-10\|10]] </text:p>
          </table:table-cell>
          <table:table-cell table:style-name="ce2" table:formula="of:=IF([.Z$18]=&quot;NEWLINE&quot;; NEWLINE; IF([.Z$18]&lt;=[.$E24]; &quot;    &quot;; IF(AND(([.Z$18]-[.$E24])&gt;0; ([.Z$18]-[.$E24])&lt;=[.$C24]); &quot; [[&quot;&amp;JOURNAL_YEAR&amp;&quot;-&quot;&amp;TEXT([.$A24]; &quot;00&quot;)&amp;&quot;-&quot;&amp;TEXT([.Z$18]-[.$E24]; &quot;00&quot;)&amp;&quot;\|&quot;&amp;TEXT([.Z$18]-[.$E24]; &quot;00&quot;)&amp;&quot;]] &quot;; IF(OR([.$C24]+[.$E24]&gt;35; [.Z$18]&lt;=35); &quot;    &quot;; &quot;&quot;))))" office:value-type="string" office:string-value=" [[2024-06-11\|11]] " calcext:value-type="string">
            <text:p><text:s/>[[2024-06-11\|11]] </text:p>
          </table:table-cell>
          <table:table-cell table:style-name="ce2" table:formula="of:=IF([.AA$18]=&quot;NEWLINE&quot;; NEWLINE; IF([.AA$18]&lt;=[.$E24]; &quot;    &quot;; IF(AND(([.AA$18]-[.$E24])&gt;0; ([.AA$18]-[.$E24])&lt;=[.$C24]); &quot; [[&quot;&amp;JOURNAL_YEAR&amp;&quot;-&quot;&amp;TEXT([.$A24]; &quot;00&quot;)&amp;&quot;-&quot;&amp;TEXT([.AA$18]-[.$E24]; &quot;00&quot;)&amp;&quot;\|&quot;&amp;TEXT([.AA$18]-[.$E24]; &quot;00&quot;)&amp;&quot;]] &quot;; IF(OR([.$C24]+[.$E24]&gt;35; [.AA$18]&lt;=35); &quot;    &quot;; &quot;&quot;))))" office:value-type="string" office:string-value=" [[2024-06-12\|12]] " calcext:value-type="string">
            <text:p><text:s/>[[2024-06-12\|12]] </text:p>
          </table:table-cell>
          <table:table-cell table:style-name="ce2" table:formula="of:=IF([.AB$18]=&quot;NEWLINE&quot;; NEWLINE; IF([.AB$18]&lt;=[.$E24]; &quot;    &quot;; IF(AND(([.AB$18]-[.$E24])&gt;0; ([.AB$18]-[.$E24])&lt;=[.$C24]); &quot; [[&quot;&amp;JOURNAL_YEAR&amp;&quot;-&quot;&amp;TEXT([.$A24]; &quot;00&quot;)&amp;&quot;-&quot;&amp;TEXT([.AB$18]-[.$E24]; &quot;00&quot;)&amp;&quot;\|&quot;&amp;TEXT([.AB$18]-[.$E24]; &quot;00&quot;)&amp;&quot;]] &quot;; IF(OR([.$C24]+[.$E24]&gt;35; [.AB$18]&lt;=35); &quot;    &quot;; &quot;&quot;))))" office:value-type="string" office:string-value=" [[2024-06-13\|13]] " calcext:value-type="string">
            <text:p><text:s/>[[2024-06-13\|13]] </text:p>
          </table:table-cell>
          <table:table-cell table:style-name="ce2" table:formula="of:=IF([.AC$18]=&quot;NEWLINE&quot;; NEWLINE; IF([.AC$18]&lt;=[.$E24]; &quot;    &quot;; IF(AND(([.AC$18]-[.$E24])&gt;0; ([.AC$18]-[.$E24])&lt;=[.$C24]); &quot; [[&quot;&amp;JOURNAL_YEAR&amp;&quot;-&quot;&amp;TEXT([.$A24]; &quot;00&quot;)&amp;&quot;-&quot;&amp;TEXT([.AC$18]-[.$E24]; &quot;00&quot;)&amp;&quot;\|&quot;&amp;TEXT([.AC$18]-[.$E24]; &quot;00&quot;)&amp;&quot;]] &quot;; IF(OR([.$C24]+[.$E24]&gt;35; [.AC$18]&lt;=35); &quot;    &quot;; &quot;&quot;))))" office:value-type="string" office:string-value=" [[2024-06-14\|14]] " calcext:value-type="string">
            <text:p><text:s/>[[2024-06-14\|14]] </text:p>
          </table:table-cell>
          <table:table-cell table:style-name="ce2" table:formula="of:=IF([.AD$18]=&quot;NEWLINE&quot;; NEWLINE; IF([.AD$18]&lt;=[.$E24]; &quot;    &quot;; IF(AND(([.AD$18]-[.$E24])&gt;0; ([.AD$18]-[.$E24])&lt;=[.$C24]); &quot; [[&quot;&amp;JOURNAL_YEAR&amp;&quot;-&quot;&amp;TEXT([.$A24]; &quot;00&quot;)&amp;&quot;-&quot;&amp;TEXT([.AD$18]-[.$E24]; &quot;00&quot;)&amp;&quot;\|&quot;&amp;TEXT([.AD$18]-[.$E24]; &quot;00&quot;)&amp;&quot;]] &quot;; IF(OR([.$C24]+[.$E24]&gt;35; [.AD$18]&lt;=35); &quot;    &quot;; &quot;&quot;))))" office:value-type="string" office:string-value=" [[2024-06-15\|15]] " calcext:value-type="string">
            <text:p><text:s/>[[2024-06-15\|15]] </text:p>
          </table:table-cell>
          <table:table-cell table:style-name="ce2" table:formula="of:=IF([.AE$18]=&quot;NEWLINE&quot;; NEWLINE; IF([.AE$18]&lt;=[.$E24]; &quot;    &quot;; IF(AND(([.AE$18]-[.$E24])&gt;0; ([.AE$18]-[.$E24])&lt;=[.$C24]); &quot; [[&quot;&amp;JOURNAL_YEAR&amp;&quot;-&quot;&amp;TEXT([.$A24]; &quot;00&quot;)&amp;&quot;-&quot;&amp;TEXT([.AE$18]-[.$E24]; &quot;00&quot;)&amp;&quot;\|&quot;&amp;TEXT([.AE$18]-[.$E24]; &quot;00&quot;)&amp;&quot;]] &quot;; IF(OR([.$C24]+[.$E24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4]; &quot;    &quot;; IF(AND(([.AF$18]-[.$E24])&gt;0; ([.AF$18]-[.$E24])&lt;=[.$C24]); &quot; [[&quot;&amp;JOURNAL_YEAR&amp;&quot;-&quot;&amp;TEXT([.$A24]; &quot;00&quot;)&amp;&quot;-&quot;&amp;TEXT([.AF$18]-[.$E24]; &quot;00&quot;)&amp;&quot;\|&quot;&amp;TEXT([.AF$18]-[.$E24]; &quot;00&quot;)&amp;&quot;]] &quot;; IF(OR([.$C24]+[.$E24]&gt;35; [.AF$18]&lt;=35); &quot;    &quot;; &quot;&quot;))))" office:value-type="string" office:string-value=" [[2024-06-16\|16]] " calcext:value-type="string">
            <text:p><text:s/>[[2024-06-16\|16]] </text:p>
          </table:table-cell>
          <table:table-cell table:style-name="ce2" table:formula="of:=IF([.AG$18]=&quot;NEWLINE&quot;; NEWLINE; IF([.AG$18]&lt;=[.$E24]; &quot;    &quot;; IF(AND(([.AG$18]-[.$E24])&gt;0; ([.AG$18]-[.$E24])&lt;=[.$C24]); &quot; [[&quot;&amp;JOURNAL_YEAR&amp;&quot;-&quot;&amp;TEXT([.$A24]; &quot;00&quot;)&amp;&quot;-&quot;&amp;TEXT([.AG$18]-[.$E24]; &quot;00&quot;)&amp;&quot;\|&quot;&amp;TEXT([.AG$18]-[.$E24]; &quot;00&quot;)&amp;&quot;]] &quot;; IF(OR([.$C24]+[.$E24]&gt;35; [.AG$18]&lt;=35); &quot;    &quot;; &quot;&quot;))))" office:value-type="string" office:string-value=" [[2024-06-17\|17]] " calcext:value-type="string">
            <text:p><text:s/>[[2024-06-17\|17]] </text:p>
          </table:table-cell>
          <table:table-cell table:style-name="ce2" table:formula="of:=IF([.AH$18]=&quot;NEWLINE&quot;; NEWLINE; IF([.AH$18]&lt;=[.$E24]; &quot;    &quot;; IF(AND(([.AH$18]-[.$E24])&gt;0; ([.AH$18]-[.$E24])&lt;=[.$C24]); &quot; [[&quot;&amp;JOURNAL_YEAR&amp;&quot;-&quot;&amp;TEXT([.$A24]; &quot;00&quot;)&amp;&quot;-&quot;&amp;TEXT([.AH$18]-[.$E24]; &quot;00&quot;)&amp;&quot;\|&quot;&amp;TEXT([.AH$18]-[.$E24]; &quot;00&quot;)&amp;&quot;]] &quot;; IF(OR([.$C24]+[.$E24]&gt;35; [.AH$18]&lt;=35); &quot;    &quot;; &quot;&quot;))))" office:value-type="string" office:string-value=" [[2024-06-18\|18]] " calcext:value-type="string">
            <text:p><text:s/>[[2024-06-18\|18]] </text:p>
          </table:table-cell>
          <table:table-cell table:style-name="ce2" table:formula="of:=IF([.AI$18]=&quot;NEWLINE&quot;; NEWLINE; IF([.AI$18]&lt;=[.$E24]; &quot;    &quot;; IF(AND(([.AI$18]-[.$E24])&gt;0; ([.AI$18]-[.$E24])&lt;=[.$C24]); &quot; [[&quot;&amp;JOURNAL_YEAR&amp;&quot;-&quot;&amp;TEXT([.$A24]; &quot;00&quot;)&amp;&quot;-&quot;&amp;TEXT([.AI$18]-[.$E24]; &quot;00&quot;)&amp;&quot;\|&quot;&amp;TEXT([.AI$18]-[.$E24]; &quot;00&quot;)&amp;&quot;]] &quot;; IF(OR([.$C24]+[.$E24]&gt;35; [.AI$18]&lt;=35); &quot;    &quot;; &quot;&quot;))))" office:value-type="string" office:string-value=" [[2024-06-19\|19]] " calcext:value-type="string">
            <text:p><text:s/>[[2024-06-19\|19]] </text:p>
          </table:table-cell>
          <table:table-cell table:style-name="ce2" table:formula="of:=IF([.AJ$18]=&quot;NEWLINE&quot;; NEWLINE; IF([.AJ$18]&lt;=[.$E24]; &quot;    &quot;; IF(AND(([.AJ$18]-[.$E24])&gt;0; ([.AJ$18]-[.$E24])&lt;=[.$C24]); &quot; [[&quot;&amp;JOURNAL_YEAR&amp;&quot;-&quot;&amp;TEXT([.$A24]; &quot;00&quot;)&amp;&quot;-&quot;&amp;TEXT([.AJ$18]-[.$E24]; &quot;00&quot;)&amp;&quot;\|&quot;&amp;TEXT([.AJ$18]-[.$E24]; &quot;00&quot;)&amp;&quot;]] &quot;; IF(OR([.$C24]+[.$E24]&gt;35; [.AJ$18]&lt;=35); &quot;    &quot;; &quot;&quot;))))" office:value-type="string" office:string-value=" [[2024-06-20\|20]] " calcext:value-type="string">
            <text:p><text:s/>[[2024-06-20\|20]] </text:p>
          </table:table-cell>
          <table:table-cell table:style-name="ce2" table:formula="of:=IF([.AK$18]=&quot;NEWLINE&quot;; NEWLINE; IF([.AK$18]&lt;=[.$E24]; &quot;    &quot;; IF(AND(([.AK$18]-[.$E24])&gt;0; ([.AK$18]-[.$E24])&lt;=[.$C24]); &quot; [[&quot;&amp;JOURNAL_YEAR&amp;&quot;-&quot;&amp;TEXT([.$A24]; &quot;00&quot;)&amp;&quot;-&quot;&amp;TEXT([.AK$18]-[.$E24]; &quot;00&quot;)&amp;&quot;\|&quot;&amp;TEXT([.AK$18]-[.$E24]; &quot;00&quot;)&amp;&quot;]] &quot;; IF(OR([.$C24]+[.$E24]&gt;35; [.AK$18]&lt;=35); &quot;    &quot;; &quot;&quot;))))" office:value-type="string" office:string-value=" [[2024-06-21\|21]] " calcext:value-type="string">
            <text:p><text:s/>[[2024-06-21\|21]] </text:p>
          </table:table-cell>
          <table:table-cell table:style-name="ce2" table:formula="of:=IF([.AL$18]=&quot;NEWLINE&quot;; NEWLINE; IF([.AL$18]&lt;=[.$E24]; &quot;    &quot;; IF(AND(([.AL$18]-[.$E24])&gt;0; ([.AL$18]-[.$E24])&lt;=[.$C24]); &quot; [[&quot;&amp;JOURNAL_YEAR&amp;&quot;-&quot;&amp;TEXT([.$A24]; &quot;00&quot;)&amp;&quot;-&quot;&amp;TEXT([.AL$18]-[.$E24]; &quot;00&quot;)&amp;&quot;\|&quot;&amp;TEXT([.AL$18]-[.$E24]; &quot;00&quot;)&amp;&quot;]] &quot;; IF(OR([.$C24]+[.$E24]&gt;35; [.AL$18]&lt;=35); &quot;    &quot;; &quot;&quot;))))" office:value-type="string" office:string-value=" [[2024-06-22\|22]] " calcext:value-type="string">
            <text:p><text:s/>[[2024-06-22\|22]] </text:p>
          </table:table-cell>
          <table:table-cell table:style-name="ce2" table:formula="of:=IF([.AM$18]=&quot;NEWLINE&quot;; NEWLINE; IF([.AM$18]&lt;=[.$E24]; &quot;    &quot;; IF(AND(([.AM$18]-[.$E24])&gt;0; ([.AM$18]-[.$E24])&lt;=[.$C24]); &quot; [[&quot;&amp;JOURNAL_YEAR&amp;&quot;-&quot;&amp;TEXT([.$A24]; &quot;00&quot;)&amp;&quot;-&quot;&amp;TEXT([.AM$18]-[.$E24]; &quot;00&quot;)&amp;&quot;\|&quot;&amp;TEXT([.AM$18]-[.$E24]; &quot;00&quot;)&amp;&quot;]] &quot;; IF(OR([.$C24]+[.$E24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4]; &quot;    &quot;; IF(AND(([.AN$18]-[.$E24])&gt;0; ([.AN$18]-[.$E24])&lt;=[.$C24]); &quot; [[&quot;&amp;JOURNAL_YEAR&amp;&quot;-&quot;&amp;TEXT([.$A24]; &quot;00&quot;)&amp;&quot;-&quot;&amp;TEXT([.AN$18]-[.$E24]; &quot;00&quot;)&amp;&quot;\|&quot;&amp;TEXT([.AN$18]-[.$E24]; &quot;00&quot;)&amp;&quot;]] &quot;; IF(OR([.$C24]+[.$E24]&gt;35; [.AN$18]&lt;=35); &quot;    &quot;; &quot;&quot;))))" office:value-type="string" office:string-value=" [[2024-06-23\|23]] " calcext:value-type="string">
            <text:p><text:s/>[[2024-06-23\|23]] </text:p>
          </table:table-cell>
          <table:table-cell table:style-name="ce2" table:formula="of:=IF([.AO$18]=&quot;NEWLINE&quot;; NEWLINE; IF([.AO$18]&lt;=[.$E24]; &quot;    &quot;; IF(AND(([.AO$18]-[.$E24])&gt;0; ([.AO$18]-[.$E24])&lt;=[.$C24]); &quot; [[&quot;&amp;JOURNAL_YEAR&amp;&quot;-&quot;&amp;TEXT([.$A24]; &quot;00&quot;)&amp;&quot;-&quot;&amp;TEXT([.AO$18]-[.$E24]; &quot;00&quot;)&amp;&quot;\|&quot;&amp;TEXT([.AO$18]-[.$E24]; &quot;00&quot;)&amp;&quot;]] &quot;; IF(OR([.$C24]+[.$E24]&gt;35; [.AO$18]&lt;=35); &quot;    &quot;; &quot;&quot;))))" office:value-type="string" office:string-value=" [[2024-06-24\|24]] " calcext:value-type="string">
            <text:p><text:s/>[[2024-06-24\|24]] </text:p>
          </table:table-cell>
          <table:table-cell table:style-name="ce2" table:formula="of:=IF([.AP$18]=&quot;NEWLINE&quot;; NEWLINE; IF([.AP$18]&lt;=[.$E24]; &quot;    &quot;; IF(AND(([.AP$18]-[.$E24])&gt;0; ([.AP$18]-[.$E24])&lt;=[.$C24]); &quot; [[&quot;&amp;JOURNAL_YEAR&amp;&quot;-&quot;&amp;TEXT([.$A24]; &quot;00&quot;)&amp;&quot;-&quot;&amp;TEXT([.AP$18]-[.$E24]; &quot;00&quot;)&amp;&quot;\|&quot;&amp;TEXT([.AP$18]-[.$E24]; &quot;00&quot;)&amp;&quot;]] &quot;; IF(OR([.$C24]+[.$E24]&gt;35; [.AP$18]&lt;=35); &quot;    &quot;; &quot;&quot;))))" office:value-type="string" office:string-value=" [[2024-06-25\|25]] " calcext:value-type="string">
            <text:p><text:s/>[[2024-06-25\|25]] </text:p>
          </table:table-cell>
          <table:table-cell table:style-name="ce2" table:formula="of:=IF([.AQ$18]=&quot;NEWLINE&quot;; NEWLINE; IF([.AQ$18]&lt;=[.$E24]; &quot;    &quot;; IF(AND(([.AQ$18]-[.$E24])&gt;0; ([.AQ$18]-[.$E24])&lt;=[.$C24]); &quot; [[&quot;&amp;JOURNAL_YEAR&amp;&quot;-&quot;&amp;TEXT([.$A24]; &quot;00&quot;)&amp;&quot;-&quot;&amp;TEXT([.AQ$18]-[.$E24]; &quot;00&quot;)&amp;&quot;\|&quot;&amp;TEXT([.AQ$18]-[.$E24]; &quot;00&quot;)&amp;&quot;]] &quot;; IF(OR([.$C24]+[.$E24]&gt;35; [.AQ$18]&lt;=35); &quot;    &quot;; &quot;&quot;))))" office:value-type="string" office:string-value=" [[2024-06-26\|26]] " calcext:value-type="string">
            <text:p><text:s/>[[2024-06-26\|26]] </text:p>
          </table:table-cell>
          <table:table-cell table:style-name="ce2" table:formula="of:=IF([.AR$18]=&quot;NEWLINE&quot;; NEWLINE; IF([.AR$18]&lt;=[.$E24]; &quot;    &quot;; IF(AND(([.AR$18]-[.$E24])&gt;0; ([.AR$18]-[.$E24])&lt;=[.$C24]); &quot; [[&quot;&amp;JOURNAL_YEAR&amp;&quot;-&quot;&amp;TEXT([.$A24]; &quot;00&quot;)&amp;&quot;-&quot;&amp;TEXT([.AR$18]-[.$E24]; &quot;00&quot;)&amp;&quot;\|&quot;&amp;TEXT([.AR$18]-[.$E24]; &quot;00&quot;)&amp;&quot;]] &quot;; IF(OR([.$C24]+[.$E24]&gt;35; [.AR$18]&lt;=35); &quot;    &quot;; &quot;&quot;))))" office:value-type="string" office:string-value=" [[2024-06-27\|27]] " calcext:value-type="string">
            <text:p><text:s/>[[2024-06-27\|27]] </text:p>
          </table:table-cell>
          <table:table-cell table:style-name="ce2" table:formula="of:=IF([.AS$18]=&quot;NEWLINE&quot;; NEWLINE; IF([.AS$18]&lt;=[.$E24]; &quot;    &quot;; IF(AND(([.AS$18]-[.$E24])&gt;0; ([.AS$18]-[.$E24])&lt;=[.$C24]); &quot; [[&quot;&amp;JOURNAL_YEAR&amp;&quot;-&quot;&amp;TEXT([.$A24]; &quot;00&quot;)&amp;&quot;-&quot;&amp;TEXT([.AS$18]-[.$E24]; &quot;00&quot;)&amp;&quot;\|&quot;&amp;TEXT([.AS$18]-[.$E24]; &quot;00&quot;)&amp;&quot;]] &quot;; IF(OR([.$C24]+[.$E24]&gt;35; [.AS$18]&lt;=35); &quot;    &quot;; &quot;&quot;))))" office:value-type="string" office:string-value=" [[2024-06-28\|28]] " calcext:value-type="string">
            <text:p><text:s/>[[2024-06-28\|28]] </text:p>
          </table:table-cell>
          <table:table-cell table:style-name="ce2" table:formula="of:=IF([.AT$18]=&quot;NEWLINE&quot;; NEWLINE; IF([.AT$18]&lt;=[.$E24]; &quot;    &quot;; IF(AND(([.AT$18]-[.$E24])&gt;0; ([.AT$18]-[.$E24])&lt;=[.$C24]); &quot; [[&quot;&amp;JOURNAL_YEAR&amp;&quot;-&quot;&amp;TEXT([.$A24]; &quot;00&quot;)&amp;&quot;-&quot;&amp;TEXT([.AT$18]-[.$E24]; &quot;00&quot;)&amp;&quot;\|&quot;&amp;TEXT([.AT$18]-[.$E24]; &quot;00&quot;)&amp;&quot;]] &quot;; IF(OR([.$C24]+[.$E24]&gt;35; [.AT$18]&lt;=35); &quot;    &quot;; &quot;&quot;))))" office:value-type="string" office:string-value=" [[2024-06-29\|29]] " calcext:value-type="string">
            <text:p><text:s/>[[2024-06-29\|29]] </text:p>
          </table:table-cell>
          <table:table-cell table:style-name="ce2" table:formula="of:=IF([.AU$18]=&quot;NEWLINE&quot;; NEWLINE; IF([.AU$18]&lt;=[.$E24]; &quot;    &quot;; IF(AND(([.AU$18]-[.$E24])&gt;0; ([.AU$18]-[.$E24])&lt;=[.$C24]); &quot; [[&quot;&amp;JOURNAL_YEAR&amp;&quot;-&quot;&amp;TEXT([.$A24]; &quot;00&quot;)&amp;&quot;-&quot;&amp;TEXT([.AU$18]-[.$E24]; &quot;00&quot;)&amp;&quot;\|&quot;&amp;TEXT([.AU$18]-[.$E24]; &quot;00&quot;)&amp;&quot;]] &quot;; IF(OR([.$C24]+[.$E24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4]; &quot;    &quot;; IF(AND(([.AV$18]-[.$E24])&gt;0; ([.AV$18]-[.$E24])&lt;=[.$C24]); &quot; [[&quot;&amp;JOURNAL_YEAR&amp;&quot;-&quot;&amp;TEXT([.$A24]; &quot;00&quot;)&amp;&quot;-&quot;&amp;TEXT([.AV$18]-[.$E24]; &quot;00&quot;)&amp;&quot;\|&quot;&amp;TEXT([.AV$18]-[.$E24]; &quot;00&quot;)&amp;&quot;]] &quot;; IF(OR([.$C24]+[.$E24]&gt;35; [.AV$18]&lt;=35); &quot;    &quot;; &quot;&quot;))))" office:value-type="string" office:string-value=" [[2024-06-30\|30]] " calcext:value-type="string">
            <text:p><text:s/>[[2024-06-30\|30]] </text:p>
          </table:table-cell>
          <table:table-cell table:style-name="ce2" table:formula="of:=IF([.AW$18]=&quot;NEWLINE&quot;; NEWLINE; IF([.AW$18]&lt;=[.$E24]; &quot;    &quot;; IF(AND(([.AW$18]-[.$E24])&gt;0; ([.AW$18]-[.$E24])&lt;=[.$C24]); &quot; [[&quot;&amp;JOURNAL_YEAR&amp;&quot;-&quot;&amp;TEXT([.$A24]; &quot;00&quot;)&amp;&quot;-&quot;&amp;TEXT([.AW$18]-[.$E24]; &quot;00&quot;)&amp;&quot;\|&quot;&amp;TEXT([.AW$18]-[.$E24]; &quot;00&quot;)&amp;&quot;]] &quot;; IF(OR([.$C24]+[.$E24]&gt;35; [.AW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X$18]=&quot;NEWLINE&quot;; NEWLINE; IF([.AX$18]&lt;=[.$E24]; &quot;    &quot;; IF(AND(([.AX$18]-[.$E24])&gt;0; ([.AX$18]-[.$E24])&lt;=[.$C24]); &quot; [[&quot;&amp;JOURNAL_YEAR&amp;&quot;-&quot;&amp;TEXT([.$A24]; &quot;00&quot;)&amp;&quot;-&quot;&amp;TEXT([.AX$18]-[.$E24]; &quot;00&quot;)&amp;&quot;\|&quot;&amp;TEXT([.AX$18]-[.$E24]; &quot;00&quot;)&amp;&quot;]] &quot;; IF(OR([.$C24]+[.$E24]&gt;35; [.AX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Y$18]=&quot;NEWLINE&quot;; NEWLINE; IF([.AY$18]&lt;=[.$E24]; &quot;    &quot;; IF(AND(([.AY$18]-[.$E24])&gt;0; ([.AY$18]-[.$E24])&lt;=[.$C24]); &quot; [[&quot;&amp;JOURNAL_YEAR&amp;&quot;-&quot;&amp;TEXT([.$A24]; &quot;00&quot;)&amp;&quot;-&quot;&amp;TEXT([.AY$18]-[.$E24]; &quot;00&quot;)&amp;&quot;\|&quot;&amp;TEXT([.AY$18]-[.$E24]; &quot;00&quot;)&amp;&quot;]] &quot;; IF(OR([.$C24]+[.$E24]&gt;35; [.AY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Z$18]=&quot;NEWLINE&quot;; NEWLINE; IF([.AZ$18]&lt;=[.$E24]; &quot;    &quot;; IF(AND(([.AZ$18]-[.$E24])&gt;0; ([.AZ$18]-[.$E24])&lt;=[.$C24]); &quot; [[&quot;&amp;JOURNAL_YEAR&amp;&quot;-&quot;&amp;TEXT([.$A24]; &quot;00&quot;)&amp;&quot;-&quot;&amp;TEXT([.AZ$18]-[.$E24]; &quot;00&quot;)&amp;&quot;\|&quot;&amp;TEXT([.AZ$18]-[.$E24]; &quot;00&quot;)&amp;&quot;]] &quot;; IF(OR([.$C24]+[.$E24]&gt;35; [.AZ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A$18]=&quot;NEWLINE&quot;; NEWLINE; IF([.BA$18]&lt;=[.$E24]; &quot;    &quot;; IF(AND(([.BA$18]-[.$E24])&gt;0; ([.BA$18]-[.$E24])&lt;=[.$C24]); &quot; [[&quot;&amp;JOURNAL_YEAR&amp;&quot;-&quot;&amp;TEXT([.$A24]; &quot;00&quot;)&amp;&quot;-&quot;&amp;TEXT([.BA$18]-[.$E24]; &quot;00&quot;)&amp;&quot;\|&quot;&amp;TEXT([.BA$18]-[.$E24]; &quot;00&quot;)&amp;&quot;]] &quot;; IF(OR([.$C24]+[.$E24]&gt;35; [.BA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B$18]=&quot;NEWLINE&quot;; NEWLINE; IF([.BB$18]&lt;=[.$E24]; &quot;    &quot;; IF(AND(([.BB$18]-[.$E24])&gt;0; ([.BB$18]-[.$E24])&lt;=[.$C24]); &quot; [[&quot;&amp;JOURNAL_YEAR&amp;&quot;-&quot;&amp;TEXT([.$A24]; &quot;00&quot;)&amp;&quot;-&quot;&amp;TEXT([.BB$18]-[.$E24]; &quot;00&quot;)&amp;&quot;\|&quot;&amp;TEXT([.BB$18]-[.$E24]; &quot;00&quot;)&amp;&quot;]] &quot;; IF(OR([.$C24]+[.$E24]&gt;35; [.BB$18]&lt;=35); &quot;    &quot;; &quot;&quot;))))" office:value-type="string" office:string-value="    " calcext:value-type="string">
            <text:p><text:s text:c="4"/></text:p>
          </table:table-cell>
        </table:table-row>
        <table:table-row table:style-name="ro5">
          <table:table-cell table:formula="of:=[.A24]+1" office:value-type="float" office:value="7" calcext:value-type="float">
            <text:p>7</text:p>
          </table:table-cell>
          <table:table-cell table:formula="of:=TEXT(DATE(2000; [.A25]; 1);&quot;MMMM&quot;)" office:value-type="string" office:string-value="July" calcext:value-type="string">
            <text:p>July</text:p>
          </table:table-cell>
          <table:table-cell table:style-name="Calc_20_Text" table:formula="of:=DAY(DATE(YEAR(JOURNAL_YEAR&amp;&quot;-&quot;&amp;[.B25]&amp;&quot;-01&quot;);MONTH(JOURNAL_YEAR&amp;&quot;-&quot;&amp;[.B25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5]&amp;&quot;-01&quot;;2)" office:value-type="float" office:value="1" calcext:value-type="float">
            <text:p>1</text:p>
          </table:table-cell>
          <table:table-cell table:style-name="Calc_20_Text" table:formula="of:=IF([.D25]=7; 0; [.D25])" office:value-type="float" office:value="1" calcext:value-type="float">
            <text:p>1</text:p>
          </table:table-cell>
          <table:table-cell table:style-name="Calc_20_Text" table:formula="of:=CHOOSE([.D25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alc_20_Text" table:formula="of:=[.B$14]&amp;NEWLINE&amp;[.B$15]&amp;NEWLINE&amp;&quot;|&quot;&amp;COM.MICROSOFT.TEXTJOIN(&quot;|&quot;; TRUE(); [.H25:.BB25])" office:value-type="string" office:string-value="| SUN | MON | TUE | WED | THU | FRI | SAT |&#13;&#10;|  ---  |  ---  |  ---  |  ---  |  ---  |  ---  |  ---  |&#13;&#10;|    | [[2024-07-01\|01]] | [[2024-07-02\|02]] | [[2024-07-03\|03]] | [[2024-07-04\|04]] | [[2024-07-05\|05]] | [[2024-07-06\|06]] |&#13;&#10;| [[2024-07-07\|07]] | [[2024-07-08\|08]] | [[2024-07-09\|09]] | [[2024-07-10\|10]] | [[2024-07-11\|11]] | [[2024-07-12\|12]] | [[2024-07-13\|13]] |&#13;&#10;| [[2024-07-14\|14]] | [[2024-07-15\|15]] | [[2024-07-16\|16]] | [[2024-07-17\|17]] | [[2024-07-18\|18]] | [[2024-07-19\|19]] | [[2024-07-20\|20]] |&#13;&#10;| [[2024-07-21\|21]] | [[2024-07-22\|22]] | [[2024-07-23\|23]] | [[2024-07-24\|24]] | [[2024-07-25\|25]] | [[2024-07-26\|26]] | [[2024-07-27\|27]] |&#13;&#10;| [[2024-07-28\|28]] | [[2024-07-29\|29]] | [[2024-07-30\|30]] | [[2024-07-31\|31]] |    |    |    |&#13;&#10;" calcext:value-type="string">
            <text:p>| SUN | MON | TUE | WED | THU | FRI | SAT |</text:p>
            <text:p>|  ---  |  ---  |  ---  |  ---  |  ---  |  ---  |  ---  |</text:p>
            <text:p>|    | [[2024-07-01\|01]] | [[2024-07-02\|02]] | [[2024-07-03\|03]] | [[2024-07-04\|04]] | [[2024-07-05\|05]] | [[2024-07-06\|06]] |</text:p>
            <text:p>| [[2024-07-07\|07]] | [[2024-07-08\|08]] | [[2024-07-09\|09]] | [[2024-07-10\|10]] | [[2024-07-11\|11]] | [[2024-07-12\|12]] | [[2024-07-13\|13]] |</text:p>
            <text:p>| [[2024-07-14\|14]] | [[2024-07-15\|15]] | [[2024-07-16\|16]] | [[2024-07-17\|17]] | [[2024-07-18\|18]] | [[2024-07-19\|19]] | [[2024-07-20\|20]] |</text:p>
            <text:p>| [[2024-07-21\|21]] | [[2024-07-22\|22]] | [[2024-07-23\|23]] | [[2024-07-24\|24]] | [[2024-07-25\|25]] | [[2024-07-26\|26]] | [[2024-07-27\|27]] |</text:p>
            <text:p>| [[2024-07-28\|28]] | [[2024-07-29\|29]] | [[2024-07-30\|30]] | [[2024-07-31\|31]] |    |    |    |</text:p>
            <text:p/>
          </table:table-cell>
          <table:table-cell table:style-name="ce2" table:formula="of:=IF([.H$18]=&quot;NEWLINE&quot;; NEWLINE; IF([.H$18]&lt;=[.$E25]; &quot;    &quot;; IF(AND(([.H$18]-[.$E25])&gt;0; ([.H$18]-[.$E25])&lt;=[.$C25]); &quot; [[&quot;&amp;JOURNAL_YEAR&amp;&quot;-&quot;&amp;TEXT([.$A25]; &quot;00&quot;)&amp;&quot;-&quot;&amp;TEXT([.H$18]-[.$E25]; &quot;00&quot;)&amp;&quot;\|&quot;&amp;TEXT([.H$18]-[.$E25]; &quot;00&quot;)&amp;&quot;]] &quot;; IF(OR([.$C25]+[.$E25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5]; &quot;    &quot;; IF(AND(([.I$18]-[.$E25])&gt;0; ([.I$18]-[.$E25])&lt;=[.$C25]); &quot; [[&quot;&amp;JOURNAL_YEAR&amp;&quot;-&quot;&amp;TEXT([.$A25]; &quot;00&quot;)&amp;&quot;-&quot;&amp;TEXT([.I$18]-[.$E25]; &quot;00&quot;)&amp;&quot;\|&quot;&amp;TEXT([.I$18]-[.$E25]; &quot;00&quot;)&amp;&quot;]] &quot;; IF(OR([.$C25]+[.$E25]&gt;35; [.I$18]&lt;=35); &quot;    &quot;; &quot;&quot;))))" office:value-type="string" office:string-value=" [[2024-07-01\|01]] " calcext:value-type="string">
            <text:p><text:s/>[[2024-07-01\|01]] </text:p>
          </table:table-cell>
          <table:table-cell table:style-name="ce2" table:formula="of:=IF([.J$18]=&quot;NEWLINE&quot;; NEWLINE; IF([.J$18]&lt;=[.$E25]; &quot;    &quot;; IF(AND(([.J$18]-[.$E25])&gt;0; ([.J$18]-[.$E25])&lt;=[.$C25]); &quot; [[&quot;&amp;JOURNAL_YEAR&amp;&quot;-&quot;&amp;TEXT([.$A25]; &quot;00&quot;)&amp;&quot;-&quot;&amp;TEXT([.J$18]-[.$E25]; &quot;00&quot;)&amp;&quot;\|&quot;&amp;TEXT([.J$18]-[.$E25]; &quot;00&quot;)&amp;&quot;]] &quot;; IF(OR([.$C25]+[.$E25]&gt;35; [.J$18]&lt;=35); &quot;    &quot;; &quot;&quot;))))" office:value-type="string" office:string-value=" [[2024-07-02\|02]] " calcext:value-type="string">
            <text:p><text:s/>[[2024-07-02\|02]] </text:p>
          </table:table-cell>
          <table:table-cell table:style-name="ce2" table:formula="of:=IF([.K$18]=&quot;NEWLINE&quot;; NEWLINE; IF([.K$18]&lt;=[.$E25]; &quot;    &quot;; IF(AND(([.K$18]-[.$E25])&gt;0; ([.K$18]-[.$E25])&lt;=[.$C25]); &quot; [[&quot;&amp;JOURNAL_YEAR&amp;&quot;-&quot;&amp;TEXT([.$A25]; &quot;00&quot;)&amp;&quot;-&quot;&amp;TEXT([.K$18]-[.$E25]; &quot;00&quot;)&amp;&quot;\|&quot;&amp;TEXT([.K$18]-[.$E25]; &quot;00&quot;)&amp;&quot;]] &quot;; IF(OR([.$C25]+[.$E25]&gt;35; [.K$18]&lt;=35); &quot;    &quot;; &quot;&quot;))))" office:value-type="string" office:string-value=" [[2024-07-03\|03]] " calcext:value-type="string">
            <text:p><text:s/>[[2024-07-03\|03]] </text:p>
          </table:table-cell>
          <table:table-cell table:style-name="ce2" table:formula="of:=IF([.L$18]=&quot;NEWLINE&quot;; NEWLINE; IF([.L$18]&lt;=[.$E25]; &quot;    &quot;; IF(AND(([.L$18]-[.$E25])&gt;0; ([.L$18]-[.$E25])&lt;=[.$C25]); &quot; [[&quot;&amp;JOURNAL_YEAR&amp;&quot;-&quot;&amp;TEXT([.$A25]; &quot;00&quot;)&amp;&quot;-&quot;&amp;TEXT([.L$18]-[.$E25]; &quot;00&quot;)&amp;&quot;\|&quot;&amp;TEXT([.L$18]-[.$E25]; &quot;00&quot;)&amp;&quot;]] &quot;; IF(OR([.$C25]+[.$E25]&gt;35; [.L$18]&lt;=35); &quot;    &quot;; &quot;&quot;))))" office:value-type="string" office:string-value=" [[2024-07-04\|04]] " calcext:value-type="string">
            <text:p><text:s/>[[2024-07-04\|04]] </text:p>
          </table:table-cell>
          <table:table-cell table:style-name="ce2" table:formula="of:=IF([.M$18]=&quot;NEWLINE&quot;; NEWLINE; IF([.M$18]&lt;=[.$E25]; &quot;    &quot;; IF(AND(([.M$18]-[.$E25])&gt;0; ([.M$18]-[.$E25])&lt;=[.$C25]); &quot; [[&quot;&amp;JOURNAL_YEAR&amp;&quot;-&quot;&amp;TEXT([.$A25]; &quot;00&quot;)&amp;&quot;-&quot;&amp;TEXT([.M$18]-[.$E25]; &quot;00&quot;)&amp;&quot;\|&quot;&amp;TEXT([.M$18]-[.$E25]; &quot;00&quot;)&amp;&quot;]] &quot;; IF(OR([.$C25]+[.$E25]&gt;35; [.M$18]&lt;=35); &quot;    &quot;; &quot;&quot;))))" office:value-type="string" office:string-value=" [[2024-07-05\|05]] " calcext:value-type="string">
            <text:p><text:s/>[[2024-07-05\|05]] </text:p>
          </table:table-cell>
          <table:table-cell table:style-name="ce2" table:formula="of:=IF([.N$18]=&quot;NEWLINE&quot;; NEWLINE; IF([.N$18]&lt;=[.$E25]; &quot;    &quot;; IF(AND(([.N$18]-[.$E25])&gt;0; ([.N$18]-[.$E25])&lt;=[.$C25]); &quot; [[&quot;&amp;JOURNAL_YEAR&amp;&quot;-&quot;&amp;TEXT([.$A25]; &quot;00&quot;)&amp;&quot;-&quot;&amp;TEXT([.N$18]-[.$E25]; &quot;00&quot;)&amp;&quot;\|&quot;&amp;TEXT([.N$18]-[.$E25]; &quot;00&quot;)&amp;&quot;]] &quot;; IF(OR([.$C25]+[.$E25]&gt;35; [.N$18]&lt;=35); &quot;    &quot;; &quot;&quot;))))" office:value-type="string" office:string-value=" [[2024-07-06\|06]] " calcext:value-type="string">
            <text:p><text:s/>[[2024-07-06\|06]] </text:p>
          </table:table-cell>
          <table:table-cell table:style-name="ce2" table:formula="of:=IF([.O$18]=&quot;NEWLINE&quot;; NEWLINE; IF([.O$18]&lt;=[.$E25]; &quot;    &quot;; IF(AND(([.O$18]-[.$E25])&gt;0; ([.O$18]-[.$E25])&lt;=[.$C25]); &quot; [[&quot;&amp;JOURNAL_YEAR&amp;&quot;-&quot;&amp;TEXT([.$A25]; &quot;00&quot;)&amp;&quot;-&quot;&amp;TEXT([.O$18]-[.$E25]; &quot;00&quot;)&amp;&quot;\|&quot;&amp;TEXT([.O$18]-[.$E25]; &quot;00&quot;)&amp;&quot;]] &quot;; IF(OR([.$C25]+[.$E25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5]; &quot;    &quot;; IF(AND(([.P$18]-[.$E25])&gt;0; ([.P$18]-[.$E25])&lt;=[.$C25]); &quot; [[&quot;&amp;JOURNAL_YEAR&amp;&quot;-&quot;&amp;TEXT([.$A25]; &quot;00&quot;)&amp;&quot;-&quot;&amp;TEXT([.P$18]-[.$E25]; &quot;00&quot;)&amp;&quot;\|&quot;&amp;TEXT([.P$18]-[.$E25]; &quot;00&quot;)&amp;&quot;]] &quot;; IF(OR([.$C25]+[.$E25]&gt;35; [.P$18]&lt;=35); &quot;    &quot;; &quot;&quot;))))" office:value-type="string" office:string-value=" [[2024-07-07\|07]] " calcext:value-type="string">
            <text:p><text:s/>[[2024-07-07\|07]] </text:p>
          </table:table-cell>
          <table:table-cell table:style-name="ce2" table:formula="of:=IF([.Q$18]=&quot;NEWLINE&quot;; NEWLINE; IF([.Q$18]&lt;=[.$E25]; &quot;    &quot;; IF(AND(([.Q$18]-[.$E25])&gt;0; ([.Q$18]-[.$E25])&lt;=[.$C25]); &quot; [[&quot;&amp;JOURNAL_YEAR&amp;&quot;-&quot;&amp;TEXT([.$A25]; &quot;00&quot;)&amp;&quot;-&quot;&amp;TEXT([.Q$18]-[.$E25]; &quot;00&quot;)&amp;&quot;\|&quot;&amp;TEXT([.Q$18]-[.$E25]; &quot;00&quot;)&amp;&quot;]] &quot;; IF(OR([.$C25]+[.$E25]&gt;35; [.Q$18]&lt;=35); &quot;    &quot;; &quot;&quot;))))" office:value-type="string" office:string-value=" [[2024-07-08\|08]] " calcext:value-type="string">
            <text:p><text:s/>[[2024-07-08\|08]] </text:p>
          </table:table-cell>
          <table:table-cell table:style-name="ce2" table:formula="of:=IF([.R$18]=&quot;NEWLINE&quot;; NEWLINE; IF([.R$18]&lt;=[.$E25]; &quot;    &quot;; IF(AND(([.R$18]-[.$E25])&gt;0; ([.R$18]-[.$E25])&lt;=[.$C25]); &quot; [[&quot;&amp;JOURNAL_YEAR&amp;&quot;-&quot;&amp;TEXT([.$A25]; &quot;00&quot;)&amp;&quot;-&quot;&amp;TEXT([.R$18]-[.$E25]; &quot;00&quot;)&amp;&quot;\|&quot;&amp;TEXT([.R$18]-[.$E25]; &quot;00&quot;)&amp;&quot;]] &quot;; IF(OR([.$C25]+[.$E25]&gt;35; [.R$18]&lt;=35); &quot;    &quot;; &quot;&quot;))))" office:value-type="string" office:string-value=" [[2024-07-09\|09]] " calcext:value-type="string">
            <text:p><text:s/>[[2024-07-09\|09]] </text:p>
          </table:table-cell>
          <table:table-cell table:style-name="ce2" table:formula="of:=IF([.S$18]=&quot;NEWLINE&quot;; NEWLINE; IF([.S$18]&lt;=[.$E25]; &quot;    &quot;; IF(AND(([.S$18]-[.$E25])&gt;0; ([.S$18]-[.$E25])&lt;=[.$C25]); &quot; [[&quot;&amp;JOURNAL_YEAR&amp;&quot;-&quot;&amp;TEXT([.$A25]; &quot;00&quot;)&amp;&quot;-&quot;&amp;TEXT([.S$18]-[.$E25]; &quot;00&quot;)&amp;&quot;\|&quot;&amp;TEXT([.S$18]-[.$E25]; &quot;00&quot;)&amp;&quot;]] &quot;; IF(OR([.$C25]+[.$E25]&gt;35; [.S$18]&lt;=35); &quot;    &quot;; &quot;&quot;))))" office:value-type="string" office:string-value=" [[2024-07-10\|10]] " calcext:value-type="string">
            <text:p><text:s/>[[2024-07-10\|10]] </text:p>
          </table:table-cell>
          <table:table-cell table:style-name="ce2" table:formula="of:=IF([.T$18]=&quot;NEWLINE&quot;; NEWLINE; IF([.T$18]&lt;=[.$E25]; &quot;    &quot;; IF(AND(([.T$18]-[.$E25])&gt;0; ([.T$18]-[.$E25])&lt;=[.$C25]); &quot; [[&quot;&amp;JOURNAL_YEAR&amp;&quot;-&quot;&amp;TEXT([.$A25]; &quot;00&quot;)&amp;&quot;-&quot;&amp;TEXT([.T$18]-[.$E25]; &quot;00&quot;)&amp;&quot;\|&quot;&amp;TEXT([.T$18]-[.$E25]; &quot;00&quot;)&amp;&quot;]] &quot;; IF(OR([.$C25]+[.$E25]&gt;35; [.T$18]&lt;=35); &quot;    &quot;; &quot;&quot;))))" office:value-type="string" office:string-value=" [[2024-07-11\|11]] " calcext:value-type="string">
            <text:p><text:s/>[[2024-07-11\|11]] </text:p>
          </table:table-cell>
          <table:table-cell table:style-name="ce2" table:formula="of:=IF([.U$18]=&quot;NEWLINE&quot;; NEWLINE; IF([.U$18]&lt;=[.$E25]; &quot;    &quot;; IF(AND(([.U$18]-[.$E25])&gt;0; ([.U$18]-[.$E25])&lt;=[.$C25]); &quot; [[&quot;&amp;JOURNAL_YEAR&amp;&quot;-&quot;&amp;TEXT([.$A25]; &quot;00&quot;)&amp;&quot;-&quot;&amp;TEXT([.U$18]-[.$E25]; &quot;00&quot;)&amp;&quot;\|&quot;&amp;TEXT([.U$18]-[.$E25]; &quot;00&quot;)&amp;&quot;]] &quot;; IF(OR([.$C25]+[.$E25]&gt;35; [.U$18]&lt;=35); &quot;    &quot;; &quot;&quot;))))" office:value-type="string" office:string-value=" [[2024-07-12\|12]] " calcext:value-type="string">
            <text:p><text:s/>[[2024-07-12\|12]] </text:p>
          </table:table-cell>
          <table:table-cell table:style-name="ce2" table:formula="of:=IF([.V$18]=&quot;NEWLINE&quot;; NEWLINE; IF([.V$18]&lt;=[.$E25]; &quot;    &quot;; IF(AND(([.V$18]-[.$E25])&gt;0; ([.V$18]-[.$E25])&lt;=[.$C25]); &quot; [[&quot;&amp;JOURNAL_YEAR&amp;&quot;-&quot;&amp;TEXT([.$A25]; &quot;00&quot;)&amp;&quot;-&quot;&amp;TEXT([.V$18]-[.$E25]; &quot;00&quot;)&amp;&quot;\|&quot;&amp;TEXT([.V$18]-[.$E25]; &quot;00&quot;)&amp;&quot;]] &quot;; IF(OR([.$C25]+[.$E25]&gt;35; [.V$18]&lt;=35); &quot;    &quot;; &quot;&quot;))))" office:value-type="string" office:string-value=" [[2024-07-13\|13]] " calcext:value-type="string">
            <text:p><text:s/>[[2024-07-13\|13]] </text:p>
          </table:table-cell>
          <table:table-cell table:style-name="ce2" table:formula="of:=IF([.W$18]=&quot;NEWLINE&quot;; NEWLINE; IF([.W$18]&lt;=[.$E25]; &quot;    &quot;; IF(AND(([.W$18]-[.$E25])&gt;0; ([.W$18]-[.$E25])&lt;=[.$C25]); &quot; [[&quot;&amp;JOURNAL_YEAR&amp;&quot;-&quot;&amp;TEXT([.$A25]; &quot;00&quot;)&amp;&quot;-&quot;&amp;TEXT([.W$18]-[.$E25]; &quot;00&quot;)&amp;&quot;\|&quot;&amp;TEXT([.W$18]-[.$E25]; &quot;00&quot;)&amp;&quot;]] &quot;; IF(OR([.$C25]+[.$E25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5]; &quot;    &quot;; IF(AND(([.X$18]-[.$E25])&gt;0; ([.X$18]-[.$E25])&lt;=[.$C25]); &quot; [[&quot;&amp;JOURNAL_YEAR&amp;&quot;-&quot;&amp;TEXT([.$A25]; &quot;00&quot;)&amp;&quot;-&quot;&amp;TEXT([.X$18]-[.$E25]; &quot;00&quot;)&amp;&quot;\|&quot;&amp;TEXT([.X$18]-[.$E25]; &quot;00&quot;)&amp;&quot;]] &quot;; IF(OR([.$C25]+[.$E25]&gt;35; [.X$18]&lt;=35); &quot;    &quot;; &quot;&quot;))))" office:value-type="string" office:string-value=" [[2024-07-14\|14]] " calcext:value-type="string">
            <text:p><text:s/>[[2024-07-14\|14]] </text:p>
          </table:table-cell>
          <table:table-cell table:style-name="ce2" table:formula="of:=IF([.Y$18]=&quot;NEWLINE&quot;; NEWLINE; IF([.Y$18]&lt;=[.$E25]; &quot;    &quot;; IF(AND(([.Y$18]-[.$E25])&gt;0; ([.Y$18]-[.$E25])&lt;=[.$C25]); &quot; [[&quot;&amp;JOURNAL_YEAR&amp;&quot;-&quot;&amp;TEXT([.$A25]; &quot;00&quot;)&amp;&quot;-&quot;&amp;TEXT([.Y$18]-[.$E25]; &quot;00&quot;)&amp;&quot;\|&quot;&amp;TEXT([.Y$18]-[.$E25]; &quot;00&quot;)&amp;&quot;]] &quot;; IF(OR([.$C25]+[.$E25]&gt;35; [.Y$18]&lt;=35); &quot;    &quot;; &quot;&quot;))))" office:value-type="string" office:string-value=" [[2024-07-15\|15]] " calcext:value-type="string">
            <text:p><text:s/>[[2024-07-15\|15]] </text:p>
          </table:table-cell>
          <table:table-cell table:style-name="ce2" table:formula="of:=IF([.Z$18]=&quot;NEWLINE&quot;; NEWLINE; IF([.Z$18]&lt;=[.$E25]; &quot;    &quot;; IF(AND(([.Z$18]-[.$E25])&gt;0; ([.Z$18]-[.$E25])&lt;=[.$C25]); &quot; [[&quot;&amp;JOURNAL_YEAR&amp;&quot;-&quot;&amp;TEXT([.$A25]; &quot;00&quot;)&amp;&quot;-&quot;&amp;TEXT([.Z$18]-[.$E25]; &quot;00&quot;)&amp;&quot;\|&quot;&amp;TEXT([.Z$18]-[.$E25]; &quot;00&quot;)&amp;&quot;]] &quot;; IF(OR([.$C25]+[.$E25]&gt;35; [.Z$18]&lt;=35); &quot;    &quot;; &quot;&quot;))))" office:value-type="string" office:string-value=" [[2024-07-16\|16]] " calcext:value-type="string">
            <text:p><text:s/>[[2024-07-16\|16]] </text:p>
          </table:table-cell>
          <table:table-cell table:style-name="ce2" table:formula="of:=IF([.AA$18]=&quot;NEWLINE&quot;; NEWLINE; IF([.AA$18]&lt;=[.$E25]; &quot;    &quot;; IF(AND(([.AA$18]-[.$E25])&gt;0; ([.AA$18]-[.$E25])&lt;=[.$C25]); &quot; [[&quot;&amp;JOURNAL_YEAR&amp;&quot;-&quot;&amp;TEXT([.$A25]; &quot;00&quot;)&amp;&quot;-&quot;&amp;TEXT([.AA$18]-[.$E25]; &quot;00&quot;)&amp;&quot;\|&quot;&amp;TEXT([.AA$18]-[.$E25]; &quot;00&quot;)&amp;&quot;]] &quot;; IF(OR([.$C25]+[.$E25]&gt;35; [.AA$18]&lt;=35); &quot;    &quot;; &quot;&quot;))))" office:value-type="string" office:string-value=" [[2024-07-17\|17]] " calcext:value-type="string">
            <text:p><text:s/>[[2024-07-17\|17]] </text:p>
          </table:table-cell>
          <table:table-cell table:style-name="ce2" table:formula="of:=IF([.AB$18]=&quot;NEWLINE&quot;; NEWLINE; IF([.AB$18]&lt;=[.$E25]; &quot;    &quot;; IF(AND(([.AB$18]-[.$E25])&gt;0; ([.AB$18]-[.$E25])&lt;=[.$C25]); &quot; [[&quot;&amp;JOURNAL_YEAR&amp;&quot;-&quot;&amp;TEXT([.$A25]; &quot;00&quot;)&amp;&quot;-&quot;&amp;TEXT([.AB$18]-[.$E25]; &quot;00&quot;)&amp;&quot;\|&quot;&amp;TEXT([.AB$18]-[.$E25]; &quot;00&quot;)&amp;&quot;]] &quot;; IF(OR([.$C25]+[.$E25]&gt;35; [.AB$18]&lt;=35); &quot;    &quot;; &quot;&quot;))))" office:value-type="string" office:string-value=" [[2024-07-18\|18]] " calcext:value-type="string">
            <text:p><text:s/>[[2024-07-18\|18]] </text:p>
          </table:table-cell>
          <table:table-cell table:style-name="ce2" table:formula="of:=IF([.AC$18]=&quot;NEWLINE&quot;; NEWLINE; IF([.AC$18]&lt;=[.$E25]; &quot;    &quot;; IF(AND(([.AC$18]-[.$E25])&gt;0; ([.AC$18]-[.$E25])&lt;=[.$C25]); &quot; [[&quot;&amp;JOURNAL_YEAR&amp;&quot;-&quot;&amp;TEXT([.$A25]; &quot;00&quot;)&amp;&quot;-&quot;&amp;TEXT([.AC$18]-[.$E25]; &quot;00&quot;)&amp;&quot;\|&quot;&amp;TEXT([.AC$18]-[.$E25]; &quot;00&quot;)&amp;&quot;]] &quot;; IF(OR([.$C25]+[.$E25]&gt;35; [.AC$18]&lt;=35); &quot;    &quot;; &quot;&quot;))))" office:value-type="string" office:string-value=" [[2024-07-19\|19]] " calcext:value-type="string">
            <text:p><text:s/>[[2024-07-19\|19]] </text:p>
          </table:table-cell>
          <table:table-cell table:style-name="ce2" table:formula="of:=IF([.AD$18]=&quot;NEWLINE&quot;; NEWLINE; IF([.AD$18]&lt;=[.$E25]; &quot;    &quot;; IF(AND(([.AD$18]-[.$E25])&gt;0; ([.AD$18]-[.$E25])&lt;=[.$C25]); &quot; [[&quot;&amp;JOURNAL_YEAR&amp;&quot;-&quot;&amp;TEXT([.$A25]; &quot;00&quot;)&amp;&quot;-&quot;&amp;TEXT([.AD$18]-[.$E25]; &quot;00&quot;)&amp;&quot;\|&quot;&amp;TEXT([.AD$18]-[.$E25]; &quot;00&quot;)&amp;&quot;]] &quot;; IF(OR([.$C25]+[.$E25]&gt;35; [.AD$18]&lt;=35); &quot;    &quot;; &quot;&quot;))))" office:value-type="string" office:string-value=" [[2024-07-20\|20]] " calcext:value-type="string">
            <text:p><text:s/>[[2024-07-20\|20]] </text:p>
          </table:table-cell>
          <table:table-cell table:style-name="ce2" table:formula="of:=IF([.AE$18]=&quot;NEWLINE&quot;; NEWLINE; IF([.AE$18]&lt;=[.$E25]; &quot;    &quot;; IF(AND(([.AE$18]-[.$E25])&gt;0; ([.AE$18]-[.$E25])&lt;=[.$C25]); &quot; [[&quot;&amp;JOURNAL_YEAR&amp;&quot;-&quot;&amp;TEXT([.$A25]; &quot;00&quot;)&amp;&quot;-&quot;&amp;TEXT([.AE$18]-[.$E25]; &quot;00&quot;)&amp;&quot;\|&quot;&amp;TEXT([.AE$18]-[.$E25]; &quot;00&quot;)&amp;&quot;]] &quot;; IF(OR([.$C25]+[.$E25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5]; &quot;    &quot;; IF(AND(([.AF$18]-[.$E25])&gt;0; ([.AF$18]-[.$E25])&lt;=[.$C25]); &quot; [[&quot;&amp;JOURNAL_YEAR&amp;&quot;-&quot;&amp;TEXT([.$A25]; &quot;00&quot;)&amp;&quot;-&quot;&amp;TEXT([.AF$18]-[.$E25]; &quot;00&quot;)&amp;&quot;\|&quot;&amp;TEXT([.AF$18]-[.$E25]; &quot;00&quot;)&amp;&quot;]] &quot;; IF(OR([.$C25]+[.$E25]&gt;35; [.AF$18]&lt;=35); &quot;    &quot;; &quot;&quot;))))" office:value-type="string" office:string-value=" [[2024-07-21\|21]] " calcext:value-type="string">
            <text:p><text:s/>[[2024-07-21\|21]] </text:p>
          </table:table-cell>
          <table:table-cell table:style-name="ce2" table:formula="of:=IF([.AG$18]=&quot;NEWLINE&quot;; NEWLINE; IF([.AG$18]&lt;=[.$E25]; &quot;    &quot;; IF(AND(([.AG$18]-[.$E25])&gt;0; ([.AG$18]-[.$E25])&lt;=[.$C25]); &quot; [[&quot;&amp;JOURNAL_YEAR&amp;&quot;-&quot;&amp;TEXT([.$A25]; &quot;00&quot;)&amp;&quot;-&quot;&amp;TEXT([.AG$18]-[.$E25]; &quot;00&quot;)&amp;&quot;\|&quot;&amp;TEXT([.AG$18]-[.$E25]; &quot;00&quot;)&amp;&quot;]] &quot;; IF(OR([.$C25]+[.$E25]&gt;35; [.AG$18]&lt;=35); &quot;    &quot;; &quot;&quot;))))" office:value-type="string" office:string-value=" [[2024-07-22\|22]] " calcext:value-type="string">
            <text:p><text:s/>[[2024-07-22\|22]] </text:p>
          </table:table-cell>
          <table:table-cell table:style-name="ce2" table:formula="of:=IF([.AH$18]=&quot;NEWLINE&quot;; NEWLINE; IF([.AH$18]&lt;=[.$E25]; &quot;    &quot;; IF(AND(([.AH$18]-[.$E25])&gt;0; ([.AH$18]-[.$E25])&lt;=[.$C25]); &quot; [[&quot;&amp;JOURNAL_YEAR&amp;&quot;-&quot;&amp;TEXT([.$A25]; &quot;00&quot;)&amp;&quot;-&quot;&amp;TEXT([.AH$18]-[.$E25]; &quot;00&quot;)&amp;&quot;\|&quot;&amp;TEXT([.AH$18]-[.$E25]; &quot;00&quot;)&amp;&quot;]] &quot;; IF(OR([.$C25]+[.$E25]&gt;35; [.AH$18]&lt;=35); &quot;    &quot;; &quot;&quot;))))" office:value-type="string" office:string-value=" [[2024-07-23\|23]] " calcext:value-type="string">
            <text:p><text:s/>[[2024-07-23\|23]] </text:p>
          </table:table-cell>
          <table:table-cell table:style-name="ce2" table:formula="of:=IF([.AI$18]=&quot;NEWLINE&quot;; NEWLINE; IF([.AI$18]&lt;=[.$E25]; &quot;    &quot;; IF(AND(([.AI$18]-[.$E25])&gt;0; ([.AI$18]-[.$E25])&lt;=[.$C25]); &quot; [[&quot;&amp;JOURNAL_YEAR&amp;&quot;-&quot;&amp;TEXT([.$A25]; &quot;00&quot;)&amp;&quot;-&quot;&amp;TEXT([.AI$18]-[.$E25]; &quot;00&quot;)&amp;&quot;\|&quot;&amp;TEXT([.AI$18]-[.$E25]; &quot;00&quot;)&amp;&quot;]] &quot;; IF(OR([.$C25]+[.$E25]&gt;35; [.AI$18]&lt;=35); &quot;    &quot;; &quot;&quot;))))" office:value-type="string" office:string-value=" [[2024-07-24\|24]] " calcext:value-type="string">
            <text:p><text:s/>[[2024-07-24\|24]] </text:p>
          </table:table-cell>
          <table:table-cell table:style-name="ce2" table:formula="of:=IF([.AJ$18]=&quot;NEWLINE&quot;; NEWLINE; IF([.AJ$18]&lt;=[.$E25]; &quot;    &quot;; IF(AND(([.AJ$18]-[.$E25])&gt;0; ([.AJ$18]-[.$E25])&lt;=[.$C25]); &quot; [[&quot;&amp;JOURNAL_YEAR&amp;&quot;-&quot;&amp;TEXT([.$A25]; &quot;00&quot;)&amp;&quot;-&quot;&amp;TEXT([.AJ$18]-[.$E25]; &quot;00&quot;)&amp;&quot;\|&quot;&amp;TEXT([.AJ$18]-[.$E25]; &quot;00&quot;)&amp;&quot;]] &quot;; IF(OR([.$C25]+[.$E25]&gt;35; [.AJ$18]&lt;=35); &quot;    &quot;; &quot;&quot;))))" office:value-type="string" office:string-value=" [[2024-07-25\|25]] " calcext:value-type="string">
            <text:p><text:s/>[[2024-07-25\|25]] </text:p>
          </table:table-cell>
          <table:table-cell table:style-name="ce2" table:formula="of:=IF([.AK$18]=&quot;NEWLINE&quot;; NEWLINE; IF([.AK$18]&lt;=[.$E25]; &quot;    &quot;; IF(AND(([.AK$18]-[.$E25])&gt;0; ([.AK$18]-[.$E25])&lt;=[.$C25]); &quot; [[&quot;&amp;JOURNAL_YEAR&amp;&quot;-&quot;&amp;TEXT([.$A25]; &quot;00&quot;)&amp;&quot;-&quot;&amp;TEXT([.AK$18]-[.$E25]; &quot;00&quot;)&amp;&quot;\|&quot;&amp;TEXT([.AK$18]-[.$E25]; &quot;00&quot;)&amp;&quot;]] &quot;; IF(OR([.$C25]+[.$E25]&gt;35; [.AK$18]&lt;=35); &quot;    &quot;; &quot;&quot;))))" office:value-type="string" office:string-value=" [[2024-07-26\|26]] " calcext:value-type="string">
            <text:p><text:s/>[[2024-07-26\|26]] </text:p>
          </table:table-cell>
          <table:table-cell table:style-name="ce2" table:formula="of:=IF([.AL$18]=&quot;NEWLINE&quot;; NEWLINE; IF([.AL$18]&lt;=[.$E25]; &quot;    &quot;; IF(AND(([.AL$18]-[.$E25])&gt;0; ([.AL$18]-[.$E25])&lt;=[.$C25]); &quot; [[&quot;&amp;JOURNAL_YEAR&amp;&quot;-&quot;&amp;TEXT([.$A25]; &quot;00&quot;)&amp;&quot;-&quot;&amp;TEXT([.AL$18]-[.$E25]; &quot;00&quot;)&amp;&quot;\|&quot;&amp;TEXT([.AL$18]-[.$E25]; &quot;00&quot;)&amp;&quot;]] &quot;; IF(OR([.$C25]+[.$E25]&gt;35; [.AL$18]&lt;=35); &quot;    &quot;; &quot;&quot;))))" office:value-type="string" office:string-value=" [[2024-07-27\|27]] " calcext:value-type="string">
            <text:p><text:s/>[[2024-07-27\|27]] </text:p>
          </table:table-cell>
          <table:table-cell table:style-name="ce2" table:formula="of:=IF([.AM$18]=&quot;NEWLINE&quot;; NEWLINE; IF([.AM$18]&lt;=[.$E25]; &quot;    &quot;; IF(AND(([.AM$18]-[.$E25])&gt;0; ([.AM$18]-[.$E25])&lt;=[.$C25]); &quot; [[&quot;&amp;JOURNAL_YEAR&amp;&quot;-&quot;&amp;TEXT([.$A25]; &quot;00&quot;)&amp;&quot;-&quot;&amp;TEXT([.AM$18]-[.$E25]; &quot;00&quot;)&amp;&quot;\|&quot;&amp;TEXT([.AM$18]-[.$E25]; &quot;00&quot;)&amp;&quot;]] &quot;; IF(OR([.$C25]+[.$E25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5]; &quot;    &quot;; IF(AND(([.AN$18]-[.$E25])&gt;0; ([.AN$18]-[.$E25])&lt;=[.$C25]); &quot; [[&quot;&amp;JOURNAL_YEAR&amp;&quot;-&quot;&amp;TEXT([.$A25]; &quot;00&quot;)&amp;&quot;-&quot;&amp;TEXT([.AN$18]-[.$E25]; &quot;00&quot;)&amp;&quot;\|&quot;&amp;TEXT([.AN$18]-[.$E25]; &quot;00&quot;)&amp;&quot;]] &quot;; IF(OR([.$C25]+[.$E25]&gt;35; [.AN$18]&lt;=35); &quot;    &quot;; &quot;&quot;))))" office:value-type="string" office:string-value=" [[2024-07-28\|28]] " calcext:value-type="string">
            <text:p><text:s/>[[2024-07-28\|28]] </text:p>
          </table:table-cell>
          <table:table-cell table:style-name="ce2" table:formula="of:=IF([.AO$18]=&quot;NEWLINE&quot;; NEWLINE; IF([.AO$18]&lt;=[.$E25]; &quot;    &quot;; IF(AND(([.AO$18]-[.$E25])&gt;0; ([.AO$18]-[.$E25])&lt;=[.$C25]); &quot; [[&quot;&amp;JOURNAL_YEAR&amp;&quot;-&quot;&amp;TEXT([.$A25]; &quot;00&quot;)&amp;&quot;-&quot;&amp;TEXT([.AO$18]-[.$E25]; &quot;00&quot;)&amp;&quot;\|&quot;&amp;TEXT([.AO$18]-[.$E25]; &quot;00&quot;)&amp;&quot;]] &quot;; IF(OR([.$C25]+[.$E25]&gt;35; [.AO$18]&lt;=35); &quot;    &quot;; &quot;&quot;))))" office:value-type="string" office:string-value=" [[2024-07-29\|29]] " calcext:value-type="string">
            <text:p><text:s/>[[2024-07-29\|29]] </text:p>
          </table:table-cell>
          <table:table-cell table:style-name="ce2" table:formula="of:=IF([.AP$18]=&quot;NEWLINE&quot;; NEWLINE; IF([.AP$18]&lt;=[.$E25]; &quot;    &quot;; IF(AND(([.AP$18]-[.$E25])&gt;0; ([.AP$18]-[.$E25])&lt;=[.$C25]); &quot; [[&quot;&amp;JOURNAL_YEAR&amp;&quot;-&quot;&amp;TEXT([.$A25]; &quot;00&quot;)&amp;&quot;-&quot;&amp;TEXT([.AP$18]-[.$E25]; &quot;00&quot;)&amp;&quot;\|&quot;&amp;TEXT([.AP$18]-[.$E25]; &quot;00&quot;)&amp;&quot;]] &quot;; IF(OR([.$C25]+[.$E25]&gt;35; [.AP$18]&lt;=35); &quot;    &quot;; &quot;&quot;))))" office:value-type="string" office:string-value=" [[2024-07-30\|30]] " calcext:value-type="string">
            <text:p><text:s/>[[2024-07-30\|30]] </text:p>
          </table:table-cell>
          <table:table-cell table:style-name="ce2" table:formula="of:=IF([.AQ$18]=&quot;NEWLINE&quot;; NEWLINE; IF([.AQ$18]&lt;=[.$E25]; &quot;    &quot;; IF(AND(([.AQ$18]-[.$E25])&gt;0; ([.AQ$18]-[.$E25])&lt;=[.$C25]); &quot; [[&quot;&amp;JOURNAL_YEAR&amp;&quot;-&quot;&amp;TEXT([.$A25]; &quot;00&quot;)&amp;&quot;-&quot;&amp;TEXT([.AQ$18]-[.$E25]; &quot;00&quot;)&amp;&quot;\|&quot;&amp;TEXT([.AQ$18]-[.$E25]; &quot;00&quot;)&amp;&quot;]] &quot;; IF(OR([.$C25]+[.$E25]&gt;35; [.AQ$18]&lt;=35); &quot;    &quot;; &quot;&quot;))))" office:value-type="string" office:string-value=" [[2024-07-31\|31]] " calcext:value-type="string">
            <text:p><text:s/>[[2024-07-31\|31]] </text:p>
          </table:table-cell>
          <table:table-cell table:style-name="ce2" table:formula="of:=IF([.AR$18]=&quot;NEWLINE&quot;; NEWLINE; IF([.AR$18]&lt;=[.$E25]; &quot;    &quot;; IF(AND(([.AR$18]-[.$E25])&gt;0; ([.AR$18]-[.$E25])&lt;=[.$C25]); &quot; [[&quot;&amp;JOURNAL_YEAR&amp;&quot;-&quot;&amp;TEXT([.$A25]; &quot;00&quot;)&amp;&quot;-&quot;&amp;TEXT([.AR$18]-[.$E25]; &quot;00&quot;)&amp;&quot;\|&quot;&amp;TEXT([.AR$18]-[.$E25]; &quot;00&quot;)&amp;&quot;]] &quot;; IF(OR([.$C25]+[.$E25]&gt;35; [.AR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8]=&quot;NEWLINE&quot;; NEWLINE; IF([.AS$18]&lt;=[.$E25]; &quot;    &quot;; IF(AND(([.AS$18]-[.$E25])&gt;0; ([.AS$18]-[.$E25])&lt;=[.$C25]); &quot; [[&quot;&amp;JOURNAL_YEAR&amp;&quot;-&quot;&amp;TEXT([.$A25]; &quot;00&quot;)&amp;&quot;-&quot;&amp;TEXT([.AS$18]-[.$E25]; &quot;00&quot;)&amp;&quot;\|&quot;&amp;TEXT([.AS$18]-[.$E25]; &quot;00&quot;)&amp;&quot;]] &quot;; IF(OR([.$C25]+[.$E25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25]; &quot;    &quot;; IF(AND(([.AT$18]-[.$E25])&gt;0; ([.AT$18]-[.$E25])&lt;=[.$C25]); &quot; [[&quot;&amp;JOURNAL_YEAR&amp;&quot;-&quot;&amp;TEXT([.$A25]; &quot;00&quot;)&amp;&quot;-&quot;&amp;TEXT([.AT$18]-[.$E25]; &quot;00&quot;)&amp;&quot;\|&quot;&amp;TEXT([.AT$18]-[.$E25]; &quot;00&quot;)&amp;&quot;]] &quot;; IF(OR([.$C25]+[.$E25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25]; &quot;    &quot;; IF(AND(([.AU$18]-[.$E25])&gt;0; ([.AU$18]-[.$E25])&lt;=[.$C25]); &quot; [[&quot;&amp;JOURNAL_YEAR&amp;&quot;-&quot;&amp;TEXT([.$A25]; &quot;00&quot;)&amp;&quot;-&quot;&amp;TEXT([.AU$18]-[.$E25]; &quot;00&quot;)&amp;&quot;\|&quot;&amp;TEXT([.AU$18]-[.$E25]; &quot;00&quot;)&amp;&quot;]] &quot;; IF(OR([.$C25]+[.$E25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5]; &quot;    &quot;; IF(AND(([.AV$18]-[.$E25])&gt;0; ([.AV$18]-[.$E25])&lt;=[.$C25]); &quot; [[&quot;&amp;JOURNAL_YEAR&amp;&quot;-&quot;&amp;TEXT([.$A25]; &quot;00&quot;)&amp;&quot;-&quot;&amp;TEXT([.AV$18]-[.$E25]; &quot;00&quot;)&amp;&quot;\|&quot;&amp;TEXT([.AV$18]-[.$E25]; &quot;00&quot;)&amp;&quot;]] &quot;; IF(OR([.$C25]+[.$E25]&gt;35; [.AV$18]&lt;=35); &quot;    &quot;; &quot;&quot;))))">
            <text:p/>
          </table:table-cell>
          <table:table-cell table:style-name="ce2" table:formula="of:=IF([.AW$18]=&quot;NEWLINE&quot;; NEWLINE; IF([.AW$18]&lt;=[.$E25]; &quot;    &quot;; IF(AND(([.AW$18]-[.$E25])&gt;0; ([.AW$18]-[.$E25])&lt;=[.$C25]); &quot; [[&quot;&amp;JOURNAL_YEAR&amp;&quot;-&quot;&amp;TEXT([.$A25]; &quot;00&quot;)&amp;&quot;-&quot;&amp;TEXT([.AW$18]-[.$E25]; &quot;00&quot;)&amp;&quot;\|&quot;&amp;TEXT([.AW$18]-[.$E25]; &quot;00&quot;)&amp;&quot;]] &quot;; IF(OR([.$C25]+[.$E25]&gt;35; [.AW$18]&lt;=35); &quot;    &quot;; &quot;&quot;))))">
            <text:p/>
          </table:table-cell>
          <table:table-cell table:style-name="ce2" table:formula="of:=IF([.AX$18]=&quot;NEWLINE&quot;; NEWLINE; IF([.AX$18]&lt;=[.$E25]; &quot;    &quot;; IF(AND(([.AX$18]-[.$E25])&gt;0; ([.AX$18]-[.$E25])&lt;=[.$C25]); &quot; [[&quot;&amp;JOURNAL_YEAR&amp;&quot;-&quot;&amp;TEXT([.$A25]; &quot;00&quot;)&amp;&quot;-&quot;&amp;TEXT([.AX$18]-[.$E25]; &quot;00&quot;)&amp;&quot;\|&quot;&amp;TEXT([.AX$18]-[.$E25]; &quot;00&quot;)&amp;&quot;]] &quot;; IF(OR([.$C25]+[.$E25]&gt;35; [.AX$18]&lt;=35); &quot;    &quot;; &quot;&quot;))))">
            <text:p/>
          </table:table-cell>
          <table:table-cell table:style-name="ce2" table:formula="of:=IF([.AY$18]=&quot;NEWLINE&quot;; NEWLINE; IF([.AY$18]&lt;=[.$E25]; &quot;    &quot;; IF(AND(([.AY$18]-[.$E25])&gt;0; ([.AY$18]-[.$E25])&lt;=[.$C25]); &quot; [[&quot;&amp;JOURNAL_YEAR&amp;&quot;-&quot;&amp;TEXT([.$A25]; &quot;00&quot;)&amp;&quot;-&quot;&amp;TEXT([.AY$18]-[.$E25]; &quot;00&quot;)&amp;&quot;\|&quot;&amp;TEXT([.AY$18]-[.$E25]; &quot;00&quot;)&amp;&quot;]] &quot;; IF(OR([.$C25]+[.$E25]&gt;35; [.AY$18]&lt;=35); &quot;    &quot;; &quot;&quot;))))">
            <text:p/>
          </table:table-cell>
          <table:table-cell table:style-name="ce2" table:formula="of:=IF([.AZ$18]=&quot;NEWLINE&quot;; NEWLINE; IF([.AZ$18]&lt;=[.$E25]; &quot;    &quot;; IF(AND(([.AZ$18]-[.$E25])&gt;0; ([.AZ$18]-[.$E25])&lt;=[.$C25]); &quot; [[&quot;&amp;JOURNAL_YEAR&amp;&quot;-&quot;&amp;TEXT([.$A25]; &quot;00&quot;)&amp;&quot;-&quot;&amp;TEXT([.AZ$18]-[.$E25]; &quot;00&quot;)&amp;&quot;\|&quot;&amp;TEXT([.AZ$18]-[.$E25]; &quot;00&quot;)&amp;&quot;]] &quot;; IF(OR([.$C25]+[.$E25]&gt;35; [.AZ$18]&lt;=35); &quot;    &quot;; &quot;&quot;))))">
            <text:p/>
          </table:table-cell>
          <table:table-cell table:style-name="ce2" table:formula="of:=IF([.BA$18]=&quot;NEWLINE&quot;; NEWLINE; IF([.BA$18]&lt;=[.$E25]; &quot;    &quot;; IF(AND(([.BA$18]-[.$E25])&gt;0; ([.BA$18]-[.$E25])&lt;=[.$C25]); &quot; [[&quot;&amp;JOURNAL_YEAR&amp;&quot;-&quot;&amp;TEXT([.$A25]; &quot;00&quot;)&amp;&quot;-&quot;&amp;TEXT([.BA$18]-[.$E25]; &quot;00&quot;)&amp;&quot;\|&quot;&amp;TEXT([.BA$18]-[.$E25]; &quot;00&quot;)&amp;&quot;]] &quot;; IF(OR([.$C25]+[.$E25]&gt;35; [.BA$18]&lt;=35); &quot;    &quot;; &quot;&quot;))))">
            <text:p/>
          </table:table-cell>
          <table:table-cell table:style-name="ce2" table:formula="of:=IF([.BB$18]=&quot;NEWLINE&quot;; NEWLINE; IF([.BB$18]&lt;=[.$E25]; &quot;    &quot;; IF(AND(([.BB$18]-[.$E25])&gt;0; ([.BB$18]-[.$E25])&lt;=[.$C25]); &quot; [[&quot;&amp;JOURNAL_YEAR&amp;&quot;-&quot;&amp;TEXT([.$A25]; &quot;00&quot;)&amp;&quot;-&quot;&amp;TEXT([.BB$18]-[.$E25]; &quot;00&quot;)&amp;&quot;\|&quot;&amp;TEXT([.BB$18]-[.$E25]; &quot;00&quot;)&amp;&quot;]] &quot;; IF(OR([.$C25]+[.$E25]&gt;35; [.BB$18]&lt;=35); &quot;    &quot;; &quot;&quot;))))">
            <text:p/>
          </table:table-cell>
        </table:table-row>
        <table:table-row table:style-name="ro5">
          <table:table-cell table:formula="of:=[.A25]+1" office:value-type="float" office:value="8" calcext:value-type="float">
            <text:p>8</text:p>
          </table:table-cell>
          <table:table-cell table:formula="of:=TEXT(DATE(2000; [.A26]; 1);&quot;MMMM&quot;)" office:value-type="string" office:string-value="August" calcext:value-type="string">
            <text:p>August</text:p>
          </table:table-cell>
          <table:table-cell table:style-name="Calc_20_Text" table:formula="of:=DAY(DATE(YEAR(JOURNAL_YEAR&amp;&quot;-&quot;&amp;[.B26]&amp;&quot;-01&quot;);MONTH(JOURNAL_YEAR&amp;&quot;-&quot;&amp;[.B26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6]&amp;&quot;-01&quot;;2)" office:value-type="float" office:value="4" calcext:value-type="float">
            <text:p>4</text:p>
          </table:table-cell>
          <table:table-cell table:style-name="Calc_20_Text" table:formula="of:=IF([.D26]=7; 0; [.D26])" office:value-type="float" office:value="4" calcext:value-type="float">
            <text:p>4</text:p>
          </table:table-cell>
          <table:table-cell table:style-name="Calc_20_Text" table:formula="of:=CHOOSE([.D26];&quot;Monday&quot;; &quot;Tuesday&quot;; &quot;Wednesday&quot;;&quot;Thursday&quot;;&quot;Friday&quot;;&quot;Saturday&quot;;&quot;Sunday&quot;)" office:value-type="string" office:string-value="Thursday" calcext:value-type="string">
            <text:p>Thursday</text:p>
          </table:table-cell>
          <table:table-cell table:style-name="Calc_20_Text" table:formula="of:=[.B$14]&amp;NEWLINE&amp;[.B$15]&amp;NEWLINE&amp;&quot;|&quot;&amp;COM.MICROSOFT.TEXTJOIN(&quot;|&quot;; TRUE(); [.H26:.BB26])" office:value-type="string" office:string-value="| SUN | MON | TUE | WED | THU | FRI | SAT |&#13;&#10;|  ---  |  ---  |  ---  |  ---  |  ---  |  ---  |  ---  |&#13;&#10;|    |    |    |    | [[2024-08-01\|01]] | [[2024-08-02\|02]] | [[2024-08-03\|03]] |&#13;&#10;| [[2024-08-04\|04]] | [[2024-08-05\|05]] | [[2024-08-06\|06]] | [[2024-08-07\|07]] | [[2024-08-08\|08]] | [[2024-08-09\|09]] | [[2024-08-10\|10]] |&#13;&#10;| [[2024-08-11\|11]] | [[2024-08-12\|12]] | [[2024-08-13\|13]] | [[2024-08-14\|14]] | [[2024-08-15\|15]] | [[2024-08-16\|16]] | [[2024-08-17\|17]] |&#13;&#10;| [[2024-08-18\|18]] | [[2024-08-19\|19]] | [[2024-08-20\|20]] | [[2024-08-21\|21]] | [[2024-08-22\|22]] | [[2024-08-23\|23]] | [[2024-08-24\|24]] |&#13;&#10;| [[2024-08-25\|25]] | [[2024-08-26\|26]] | [[2024-08-27\|27]] | [[2024-08-28\|28]] | [[2024-08-29\|29]] | [[2024-08-30\|30]] | [[2024-08-31\|31]] |&#13;&#10;" calcext:value-type="string">
            <text:p>| SUN | MON | TUE | WED | THU | FRI | SAT |</text:p>
            <text:p>|  ---  |  ---  |  ---  |  ---  |  ---  |  ---  |  ---  |</text:p>
            <text:p>|    |    |    |    | [[2024-08-01\|01]] | [[2024-08-02\|02]] | [[2024-08-03\|03]] |</text:p>
            <text:p>| [[2024-08-04\|04]] | [[2024-08-05\|05]] | [[2024-08-06\|06]] | [[2024-08-07\|07]] | [[2024-08-08\|08]] | [[2024-08-09\|09]] | [[2024-08-10\|10]] |</text:p>
            <text:p>| [[2024-08-11\|11]] | [[2024-08-12\|12]] | [[2024-08-13\|13]] | [[2024-08-14\|14]] | [[2024-08-15\|15]] | [[2024-08-16\|16]] | [[2024-08-17\|17]] |</text:p>
            <text:p>| [[2024-08-18\|18]] | [[2024-08-19\|19]] | [[2024-08-20\|20]] | [[2024-08-21\|21]] | [[2024-08-22\|22]] | [[2024-08-23\|23]] | [[2024-08-24\|24]] |</text:p>
            <text:p>| [[2024-08-25\|25]] | [[2024-08-26\|26]] | [[2024-08-27\|27]] | [[2024-08-28\|28]] | [[2024-08-29\|29]] | [[2024-08-30\|30]] | [[2024-08-31\|31]] |</text:p>
            <text:p/>
          </table:table-cell>
          <table:table-cell table:style-name="ce2" table:formula="of:=IF([.H$18]=&quot;NEWLINE&quot;; NEWLINE; IF([.H$18]&lt;=[.$E26]; &quot;    &quot;; IF(AND(([.H$18]-[.$E26])&gt;0; ([.H$18]-[.$E26])&lt;=[.$C26]); &quot; [[&quot;&amp;JOURNAL_YEAR&amp;&quot;-&quot;&amp;TEXT([.$A26]; &quot;00&quot;)&amp;&quot;-&quot;&amp;TEXT([.H$18]-[.$E26]; &quot;00&quot;)&amp;&quot;\|&quot;&amp;TEXT([.H$18]-[.$E26]; &quot;00&quot;)&amp;&quot;]] &quot;; IF(OR([.$C26]+[.$E26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6]; &quot;    &quot;; IF(AND(([.I$18]-[.$E26])&gt;0; ([.I$18]-[.$E26])&lt;=[.$C26]); &quot; [[&quot;&amp;JOURNAL_YEAR&amp;&quot;-&quot;&amp;TEXT([.$A26]; &quot;00&quot;)&amp;&quot;-&quot;&amp;TEXT([.I$18]-[.$E26]; &quot;00&quot;)&amp;&quot;\|&quot;&amp;TEXT([.I$18]-[.$E26]; &quot;00&quot;)&amp;&quot;]] &quot;; IF(OR([.$C26]+[.$E26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6]; &quot;    &quot;; IF(AND(([.J$18]-[.$E26])&gt;0; ([.J$18]-[.$E26])&lt;=[.$C26]); &quot; [[&quot;&amp;JOURNAL_YEAR&amp;&quot;-&quot;&amp;TEXT([.$A26]; &quot;00&quot;)&amp;&quot;-&quot;&amp;TEXT([.J$18]-[.$E26]; &quot;00&quot;)&amp;&quot;\|&quot;&amp;TEXT([.J$18]-[.$E26]; &quot;00&quot;)&amp;&quot;]] &quot;; IF(OR([.$C26]+[.$E26]&gt;35; [.J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8]=&quot;NEWLINE&quot;; NEWLINE; IF([.K$18]&lt;=[.$E26]; &quot;    &quot;; IF(AND(([.K$18]-[.$E26])&gt;0; ([.K$18]-[.$E26])&lt;=[.$C26]); &quot; [[&quot;&amp;JOURNAL_YEAR&amp;&quot;-&quot;&amp;TEXT([.$A26]; &quot;00&quot;)&amp;&quot;-&quot;&amp;TEXT([.K$18]-[.$E26]; &quot;00&quot;)&amp;&quot;\|&quot;&amp;TEXT([.K$18]-[.$E26]; &quot;00&quot;)&amp;&quot;]] &quot;; IF(OR([.$C26]+[.$E26]&gt;35; [.K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8]=&quot;NEWLINE&quot;; NEWLINE; IF([.L$18]&lt;=[.$E26]; &quot;    &quot;; IF(AND(([.L$18]-[.$E26])&gt;0; ([.L$18]-[.$E26])&lt;=[.$C26]); &quot; [[&quot;&amp;JOURNAL_YEAR&amp;&quot;-&quot;&amp;TEXT([.$A26]; &quot;00&quot;)&amp;&quot;-&quot;&amp;TEXT([.L$18]-[.$E26]; &quot;00&quot;)&amp;&quot;\|&quot;&amp;TEXT([.L$18]-[.$E26]; &quot;00&quot;)&amp;&quot;]] &quot;; IF(OR([.$C26]+[.$E26]&gt;35; [.L$18]&lt;=35); &quot;    &quot;; &quot;&quot;))))" office:value-type="string" office:string-value=" [[2024-08-01\|01]] " calcext:value-type="string">
            <text:p><text:s/>[[2024-08-01\|01]] </text:p>
          </table:table-cell>
          <table:table-cell table:style-name="ce2" table:formula="of:=IF([.M$18]=&quot;NEWLINE&quot;; NEWLINE; IF([.M$18]&lt;=[.$E26]; &quot;    &quot;; IF(AND(([.M$18]-[.$E26])&gt;0; ([.M$18]-[.$E26])&lt;=[.$C26]); &quot; [[&quot;&amp;JOURNAL_YEAR&amp;&quot;-&quot;&amp;TEXT([.$A26]; &quot;00&quot;)&amp;&quot;-&quot;&amp;TEXT([.M$18]-[.$E26]; &quot;00&quot;)&amp;&quot;\|&quot;&amp;TEXT([.M$18]-[.$E26]; &quot;00&quot;)&amp;&quot;]] &quot;; IF(OR([.$C26]+[.$E26]&gt;35; [.M$18]&lt;=35); &quot;    &quot;; &quot;&quot;))))" office:value-type="string" office:string-value=" [[2024-08-02\|02]] " calcext:value-type="string">
            <text:p><text:s/>[[2024-08-02\|02]] </text:p>
          </table:table-cell>
          <table:table-cell table:style-name="ce2" table:formula="of:=IF([.N$18]=&quot;NEWLINE&quot;; NEWLINE; IF([.N$18]&lt;=[.$E26]; &quot;    &quot;; IF(AND(([.N$18]-[.$E26])&gt;0; ([.N$18]-[.$E26])&lt;=[.$C26]); &quot; [[&quot;&amp;JOURNAL_YEAR&amp;&quot;-&quot;&amp;TEXT([.$A26]; &quot;00&quot;)&amp;&quot;-&quot;&amp;TEXT([.N$18]-[.$E26]; &quot;00&quot;)&amp;&quot;\|&quot;&amp;TEXT([.N$18]-[.$E26]; &quot;00&quot;)&amp;&quot;]] &quot;; IF(OR([.$C26]+[.$E26]&gt;35; [.N$18]&lt;=35); &quot;    &quot;; &quot;&quot;))))" office:value-type="string" office:string-value=" [[2024-08-03\|03]] " calcext:value-type="string">
            <text:p><text:s/>[[2024-08-03\|03]] </text:p>
          </table:table-cell>
          <table:table-cell table:style-name="ce2" table:formula="of:=IF([.O$18]=&quot;NEWLINE&quot;; NEWLINE; IF([.O$18]&lt;=[.$E26]; &quot;    &quot;; IF(AND(([.O$18]-[.$E26])&gt;0; ([.O$18]-[.$E26])&lt;=[.$C26]); &quot; [[&quot;&amp;JOURNAL_YEAR&amp;&quot;-&quot;&amp;TEXT([.$A26]; &quot;00&quot;)&amp;&quot;-&quot;&amp;TEXT([.O$18]-[.$E26]; &quot;00&quot;)&amp;&quot;\|&quot;&amp;TEXT([.O$18]-[.$E26]; &quot;00&quot;)&amp;&quot;]] &quot;; IF(OR([.$C26]+[.$E26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6]; &quot;    &quot;; IF(AND(([.P$18]-[.$E26])&gt;0; ([.P$18]-[.$E26])&lt;=[.$C26]); &quot; [[&quot;&amp;JOURNAL_YEAR&amp;&quot;-&quot;&amp;TEXT([.$A26]; &quot;00&quot;)&amp;&quot;-&quot;&amp;TEXT([.P$18]-[.$E26]; &quot;00&quot;)&amp;&quot;\|&quot;&amp;TEXT([.P$18]-[.$E26]; &quot;00&quot;)&amp;&quot;]] &quot;; IF(OR([.$C26]+[.$E26]&gt;35; [.P$18]&lt;=35); &quot;    &quot;; &quot;&quot;))))" office:value-type="string" office:string-value=" [[2024-08-04\|04]] " calcext:value-type="string">
            <text:p><text:s/>[[2024-08-04\|04]] </text:p>
          </table:table-cell>
          <table:table-cell table:style-name="ce2" table:formula="of:=IF([.Q$18]=&quot;NEWLINE&quot;; NEWLINE; IF([.Q$18]&lt;=[.$E26]; &quot;    &quot;; IF(AND(([.Q$18]-[.$E26])&gt;0; ([.Q$18]-[.$E26])&lt;=[.$C26]); &quot; [[&quot;&amp;JOURNAL_YEAR&amp;&quot;-&quot;&amp;TEXT([.$A26]; &quot;00&quot;)&amp;&quot;-&quot;&amp;TEXT([.Q$18]-[.$E26]; &quot;00&quot;)&amp;&quot;\|&quot;&amp;TEXT([.Q$18]-[.$E26]; &quot;00&quot;)&amp;&quot;]] &quot;; IF(OR([.$C26]+[.$E26]&gt;35; [.Q$18]&lt;=35); &quot;    &quot;; &quot;&quot;))))" office:value-type="string" office:string-value=" [[2024-08-05\|05]] " calcext:value-type="string">
            <text:p><text:s/>[[2024-08-05\|05]] </text:p>
          </table:table-cell>
          <table:table-cell table:style-name="ce2" table:formula="of:=IF([.R$18]=&quot;NEWLINE&quot;; NEWLINE; IF([.R$18]&lt;=[.$E26]; &quot;    &quot;; IF(AND(([.R$18]-[.$E26])&gt;0; ([.R$18]-[.$E26])&lt;=[.$C26]); &quot; [[&quot;&amp;JOURNAL_YEAR&amp;&quot;-&quot;&amp;TEXT([.$A26]; &quot;00&quot;)&amp;&quot;-&quot;&amp;TEXT([.R$18]-[.$E26]; &quot;00&quot;)&amp;&quot;\|&quot;&amp;TEXT([.R$18]-[.$E26]; &quot;00&quot;)&amp;&quot;]] &quot;; IF(OR([.$C26]+[.$E26]&gt;35; [.R$18]&lt;=35); &quot;    &quot;; &quot;&quot;))))" office:value-type="string" office:string-value=" [[2024-08-06\|06]] " calcext:value-type="string">
            <text:p><text:s/>[[2024-08-06\|06]] </text:p>
          </table:table-cell>
          <table:table-cell table:style-name="ce2" table:formula="of:=IF([.S$18]=&quot;NEWLINE&quot;; NEWLINE; IF([.S$18]&lt;=[.$E26]; &quot;    &quot;; IF(AND(([.S$18]-[.$E26])&gt;0; ([.S$18]-[.$E26])&lt;=[.$C26]); &quot; [[&quot;&amp;JOURNAL_YEAR&amp;&quot;-&quot;&amp;TEXT([.$A26]; &quot;00&quot;)&amp;&quot;-&quot;&amp;TEXT([.S$18]-[.$E26]; &quot;00&quot;)&amp;&quot;\|&quot;&amp;TEXT([.S$18]-[.$E26]; &quot;00&quot;)&amp;&quot;]] &quot;; IF(OR([.$C26]+[.$E26]&gt;35; [.S$18]&lt;=35); &quot;    &quot;; &quot;&quot;))))" office:value-type="string" office:string-value=" [[2024-08-07\|07]] " calcext:value-type="string">
            <text:p><text:s/>[[2024-08-07\|07]] </text:p>
          </table:table-cell>
          <table:table-cell table:style-name="ce2" table:formula="of:=IF([.T$18]=&quot;NEWLINE&quot;; NEWLINE; IF([.T$18]&lt;=[.$E26]; &quot;    &quot;; IF(AND(([.T$18]-[.$E26])&gt;0; ([.T$18]-[.$E26])&lt;=[.$C26]); &quot; [[&quot;&amp;JOURNAL_YEAR&amp;&quot;-&quot;&amp;TEXT([.$A26]; &quot;00&quot;)&amp;&quot;-&quot;&amp;TEXT([.T$18]-[.$E26]; &quot;00&quot;)&amp;&quot;\|&quot;&amp;TEXT([.T$18]-[.$E26]; &quot;00&quot;)&amp;&quot;]] &quot;; IF(OR([.$C26]+[.$E26]&gt;35; [.T$18]&lt;=35); &quot;    &quot;; &quot;&quot;))))" office:value-type="string" office:string-value=" [[2024-08-08\|08]] " calcext:value-type="string">
            <text:p><text:s/>[[2024-08-08\|08]] </text:p>
          </table:table-cell>
          <table:table-cell table:style-name="ce2" table:formula="of:=IF([.U$18]=&quot;NEWLINE&quot;; NEWLINE; IF([.U$18]&lt;=[.$E26]; &quot;    &quot;; IF(AND(([.U$18]-[.$E26])&gt;0; ([.U$18]-[.$E26])&lt;=[.$C26]); &quot; [[&quot;&amp;JOURNAL_YEAR&amp;&quot;-&quot;&amp;TEXT([.$A26]; &quot;00&quot;)&amp;&quot;-&quot;&amp;TEXT([.U$18]-[.$E26]; &quot;00&quot;)&amp;&quot;\|&quot;&amp;TEXT([.U$18]-[.$E26]; &quot;00&quot;)&amp;&quot;]] &quot;; IF(OR([.$C26]+[.$E26]&gt;35; [.U$18]&lt;=35); &quot;    &quot;; &quot;&quot;))))" office:value-type="string" office:string-value=" [[2024-08-09\|09]] " calcext:value-type="string">
            <text:p><text:s/>[[2024-08-09\|09]] </text:p>
          </table:table-cell>
          <table:table-cell table:style-name="ce2" table:formula="of:=IF([.V$18]=&quot;NEWLINE&quot;; NEWLINE; IF([.V$18]&lt;=[.$E26]; &quot;    &quot;; IF(AND(([.V$18]-[.$E26])&gt;0; ([.V$18]-[.$E26])&lt;=[.$C26]); &quot; [[&quot;&amp;JOURNAL_YEAR&amp;&quot;-&quot;&amp;TEXT([.$A26]; &quot;00&quot;)&amp;&quot;-&quot;&amp;TEXT([.V$18]-[.$E26]; &quot;00&quot;)&amp;&quot;\|&quot;&amp;TEXT([.V$18]-[.$E26]; &quot;00&quot;)&amp;&quot;]] &quot;; IF(OR([.$C26]+[.$E26]&gt;35; [.V$18]&lt;=35); &quot;    &quot;; &quot;&quot;))))" office:value-type="string" office:string-value=" [[2024-08-10\|10]] " calcext:value-type="string">
            <text:p><text:s/>[[2024-08-10\|10]] </text:p>
          </table:table-cell>
          <table:table-cell table:style-name="ce2" table:formula="of:=IF([.W$18]=&quot;NEWLINE&quot;; NEWLINE; IF([.W$18]&lt;=[.$E26]; &quot;    &quot;; IF(AND(([.W$18]-[.$E26])&gt;0; ([.W$18]-[.$E26])&lt;=[.$C26]); &quot; [[&quot;&amp;JOURNAL_YEAR&amp;&quot;-&quot;&amp;TEXT([.$A26]; &quot;00&quot;)&amp;&quot;-&quot;&amp;TEXT([.W$18]-[.$E26]; &quot;00&quot;)&amp;&quot;\|&quot;&amp;TEXT([.W$18]-[.$E26]; &quot;00&quot;)&amp;&quot;]] &quot;; IF(OR([.$C26]+[.$E26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6]; &quot;    &quot;; IF(AND(([.X$18]-[.$E26])&gt;0; ([.X$18]-[.$E26])&lt;=[.$C26]); &quot; [[&quot;&amp;JOURNAL_YEAR&amp;&quot;-&quot;&amp;TEXT([.$A26]; &quot;00&quot;)&amp;&quot;-&quot;&amp;TEXT([.X$18]-[.$E26]; &quot;00&quot;)&amp;&quot;\|&quot;&amp;TEXT([.X$18]-[.$E26]; &quot;00&quot;)&amp;&quot;]] &quot;; IF(OR([.$C26]+[.$E26]&gt;35; [.X$18]&lt;=35); &quot;    &quot;; &quot;&quot;))))" office:value-type="string" office:string-value=" [[2024-08-11\|11]] " calcext:value-type="string">
            <text:p><text:s/>[[2024-08-11\|11]] </text:p>
          </table:table-cell>
          <table:table-cell table:style-name="ce2" table:formula="of:=IF([.Y$18]=&quot;NEWLINE&quot;; NEWLINE; IF([.Y$18]&lt;=[.$E26]; &quot;    &quot;; IF(AND(([.Y$18]-[.$E26])&gt;0; ([.Y$18]-[.$E26])&lt;=[.$C26]); &quot; [[&quot;&amp;JOURNAL_YEAR&amp;&quot;-&quot;&amp;TEXT([.$A26]; &quot;00&quot;)&amp;&quot;-&quot;&amp;TEXT([.Y$18]-[.$E26]; &quot;00&quot;)&amp;&quot;\|&quot;&amp;TEXT([.Y$18]-[.$E26]; &quot;00&quot;)&amp;&quot;]] &quot;; IF(OR([.$C26]+[.$E26]&gt;35; [.Y$18]&lt;=35); &quot;    &quot;; &quot;&quot;))))" office:value-type="string" office:string-value=" [[2024-08-12\|12]] " calcext:value-type="string">
            <text:p><text:s/>[[2024-08-12\|12]] </text:p>
          </table:table-cell>
          <table:table-cell table:style-name="ce2" table:formula="of:=IF([.Z$18]=&quot;NEWLINE&quot;; NEWLINE; IF([.Z$18]&lt;=[.$E26]; &quot;    &quot;; IF(AND(([.Z$18]-[.$E26])&gt;0; ([.Z$18]-[.$E26])&lt;=[.$C26]); &quot; [[&quot;&amp;JOURNAL_YEAR&amp;&quot;-&quot;&amp;TEXT([.$A26]; &quot;00&quot;)&amp;&quot;-&quot;&amp;TEXT([.Z$18]-[.$E26]; &quot;00&quot;)&amp;&quot;\|&quot;&amp;TEXT([.Z$18]-[.$E26]; &quot;00&quot;)&amp;&quot;]] &quot;; IF(OR([.$C26]+[.$E26]&gt;35; [.Z$18]&lt;=35); &quot;    &quot;; &quot;&quot;))))" office:value-type="string" office:string-value=" [[2024-08-13\|13]] " calcext:value-type="string">
            <text:p><text:s/>[[2024-08-13\|13]] </text:p>
          </table:table-cell>
          <table:table-cell table:style-name="ce2" table:formula="of:=IF([.AA$18]=&quot;NEWLINE&quot;; NEWLINE; IF([.AA$18]&lt;=[.$E26]; &quot;    &quot;; IF(AND(([.AA$18]-[.$E26])&gt;0; ([.AA$18]-[.$E26])&lt;=[.$C26]); &quot; [[&quot;&amp;JOURNAL_YEAR&amp;&quot;-&quot;&amp;TEXT([.$A26]; &quot;00&quot;)&amp;&quot;-&quot;&amp;TEXT([.AA$18]-[.$E26]; &quot;00&quot;)&amp;&quot;\|&quot;&amp;TEXT([.AA$18]-[.$E26]; &quot;00&quot;)&amp;&quot;]] &quot;; IF(OR([.$C26]+[.$E26]&gt;35; [.AA$18]&lt;=35); &quot;    &quot;; &quot;&quot;))))" office:value-type="string" office:string-value=" [[2024-08-14\|14]] " calcext:value-type="string">
            <text:p><text:s/>[[2024-08-14\|14]] </text:p>
          </table:table-cell>
          <table:table-cell table:style-name="ce2" table:formula="of:=IF([.AB$18]=&quot;NEWLINE&quot;; NEWLINE; IF([.AB$18]&lt;=[.$E26]; &quot;    &quot;; IF(AND(([.AB$18]-[.$E26])&gt;0; ([.AB$18]-[.$E26])&lt;=[.$C26]); &quot; [[&quot;&amp;JOURNAL_YEAR&amp;&quot;-&quot;&amp;TEXT([.$A26]; &quot;00&quot;)&amp;&quot;-&quot;&amp;TEXT([.AB$18]-[.$E26]; &quot;00&quot;)&amp;&quot;\|&quot;&amp;TEXT([.AB$18]-[.$E26]; &quot;00&quot;)&amp;&quot;]] &quot;; IF(OR([.$C26]+[.$E26]&gt;35; [.AB$18]&lt;=35); &quot;    &quot;; &quot;&quot;))))" office:value-type="string" office:string-value=" [[2024-08-15\|15]] " calcext:value-type="string">
            <text:p><text:s/>[[2024-08-15\|15]] </text:p>
          </table:table-cell>
          <table:table-cell table:style-name="ce2" table:formula="of:=IF([.AC$18]=&quot;NEWLINE&quot;; NEWLINE; IF([.AC$18]&lt;=[.$E26]; &quot;    &quot;; IF(AND(([.AC$18]-[.$E26])&gt;0; ([.AC$18]-[.$E26])&lt;=[.$C26]); &quot; [[&quot;&amp;JOURNAL_YEAR&amp;&quot;-&quot;&amp;TEXT([.$A26]; &quot;00&quot;)&amp;&quot;-&quot;&amp;TEXT([.AC$18]-[.$E26]; &quot;00&quot;)&amp;&quot;\|&quot;&amp;TEXT([.AC$18]-[.$E26]; &quot;00&quot;)&amp;&quot;]] &quot;; IF(OR([.$C26]+[.$E26]&gt;35; [.AC$18]&lt;=35); &quot;    &quot;; &quot;&quot;))))" office:value-type="string" office:string-value=" [[2024-08-16\|16]] " calcext:value-type="string">
            <text:p><text:s/>[[2024-08-16\|16]] </text:p>
          </table:table-cell>
          <table:table-cell table:style-name="ce2" table:formula="of:=IF([.AD$18]=&quot;NEWLINE&quot;; NEWLINE; IF([.AD$18]&lt;=[.$E26]; &quot;    &quot;; IF(AND(([.AD$18]-[.$E26])&gt;0; ([.AD$18]-[.$E26])&lt;=[.$C26]); &quot; [[&quot;&amp;JOURNAL_YEAR&amp;&quot;-&quot;&amp;TEXT([.$A26]; &quot;00&quot;)&amp;&quot;-&quot;&amp;TEXT([.AD$18]-[.$E26]; &quot;00&quot;)&amp;&quot;\|&quot;&amp;TEXT([.AD$18]-[.$E26]; &quot;00&quot;)&amp;&quot;]] &quot;; IF(OR([.$C26]+[.$E26]&gt;35; [.AD$18]&lt;=35); &quot;    &quot;; &quot;&quot;))))" office:value-type="string" office:string-value=" [[2024-08-17\|17]] " calcext:value-type="string">
            <text:p><text:s/>[[2024-08-17\|17]] </text:p>
          </table:table-cell>
          <table:table-cell table:style-name="ce2" table:formula="of:=IF([.AE$18]=&quot;NEWLINE&quot;; NEWLINE; IF([.AE$18]&lt;=[.$E26]; &quot;    &quot;; IF(AND(([.AE$18]-[.$E26])&gt;0; ([.AE$18]-[.$E26])&lt;=[.$C26]); &quot; [[&quot;&amp;JOURNAL_YEAR&amp;&quot;-&quot;&amp;TEXT([.$A26]; &quot;00&quot;)&amp;&quot;-&quot;&amp;TEXT([.AE$18]-[.$E26]; &quot;00&quot;)&amp;&quot;\|&quot;&amp;TEXT([.AE$18]-[.$E26]; &quot;00&quot;)&amp;&quot;]] &quot;; IF(OR([.$C26]+[.$E26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6]; &quot;    &quot;; IF(AND(([.AF$18]-[.$E26])&gt;0; ([.AF$18]-[.$E26])&lt;=[.$C26]); &quot; [[&quot;&amp;JOURNAL_YEAR&amp;&quot;-&quot;&amp;TEXT([.$A26]; &quot;00&quot;)&amp;&quot;-&quot;&amp;TEXT([.AF$18]-[.$E26]; &quot;00&quot;)&amp;&quot;\|&quot;&amp;TEXT([.AF$18]-[.$E26]; &quot;00&quot;)&amp;&quot;]] &quot;; IF(OR([.$C26]+[.$E26]&gt;35; [.AF$18]&lt;=35); &quot;    &quot;; &quot;&quot;))))" office:value-type="string" office:string-value=" [[2024-08-18\|18]] " calcext:value-type="string">
            <text:p><text:s/>[[2024-08-18\|18]] </text:p>
          </table:table-cell>
          <table:table-cell table:style-name="ce2" table:formula="of:=IF([.AG$18]=&quot;NEWLINE&quot;; NEWLINE; IF([.AG$18]&lt;=[.$E26]; &quot;    &quot;; IF(AND(([.AG$18]-[.$E26])&gt;0; ([.AG$18]-[.$E26])&lt;=[.$C26]); &quot; [[&quot;&amp;JOURNAL_YEAR&amp;&quot;-&quot;&amp;TEXT([.$A26]; &quot;00&quot;)&amp;&quot;-&quot;&amp;TEXT([.AG$18]-[.$E26]; &quot;00&quot;)&amp;&quot;\|&quot;&amp;TEXT([.AG$18]-[.$E26]; &quot;00&quot;)&amp;&quot;]] &quot;; IF(OR([.$C26]+[.$E26]&gt;35; [.AG$18]&lt;=35); &quot;    &quot;; &quot;&quot;))))" office:value-type="string" office:string-value=" [[2024-08-19\|19]] " calcext:value-type="string">
            <text:p><text:s/>[[2024-08-19\|19]] </text:p>
          </table:table-cell>
          <table:table-cell table:style-name="ce2" table:formula="of:=IF([.AH$18]=&quot;NEWLINE&quot;; NEWLINE; IF([.AH$18]&lt;=[.$E26]; &quot;    &quot;; IF(AND(([.AH$18]-[.$E26])&gt;0; ([.AH$18]-[.$E26])&lt;=[.$C26]); &quot; [[&quot;&amp;JOURNAL_YEAR&amp;&quot;-&quot;&amp;TEXT([.$A26]; &quot;00&quot;)&amp;&quot;-&quot;&amp;TEXT([.AH$18]-[.$E26]; &quot;00&quot;)&amp;&quot;\|&quot;&amp;TEXT([.AH$18]-[.$E26]; &quot;00&quot;)&amp;&quot;]] &quot;; IF(OR([.$C26]+[.$E26]&gt;35; [.AH$18]&lt;=35); &quot;    &quot;; &quot;&quot;))))" office:value-type="string" office:string-value=" [[2024-08-20\|20]] " calcext:value-type="string">
            <text:p><text:s/>[[2024-08-20\|20]] </text:p>
          </table:table-cell>
          <table:table-cell table:style-name="ce2" table:formula="of:=IF([.AI$18]=&quot;NEWLINE&quot;; NEWLINE; IF([.AI$18]&lt;=[.$E26]; &quot;    &quot;; IF(AND(([.AI$18]-[.$E26])&gt;0; ([.AI$18]-[.$E26])&lt;=[.$C26]); &quot; [[&quot;&amp;JOURNAL_YEAR&amp;&quot;-&quot;&amp;TEXT([.$A26]; &quot;00&quot;)&amp;&quot;-&quot;&amp;TEXT([.AI$18]-[.$E26]; &quot;00&quot;)&amp;&quot;\|&quot;&amp;TEXT([.AI$18]-[.$E26]; &quot;00&quot;)&amp;&quot;]] &quot;; IF(OR([.$C26]+[.$E26]&gt;35; [.AI$18]&lt;=35); &quot;    &quot;; &quot;&quot;))))" office:value-type="string" office:string-value=" [[2024-08-21\|21]] " calcext:value-type="string">
            <text:p><text:s/>[[2024-08-21\|21]] </text:p>
          </table:table-cell>
          <table:table-cell table:style-name="ce2" table:formula="of:=IF([.AJ$18]=&quot;NEWLINE&quot;; NEWLINE; IF([.AJ$18]&lt;=[.$E26]; &quot;    &quot;; IF(AND(([.AJ$18]-[.$E26])&gt;0; ([.AJ$18]-[.$E26])&lt;=[.$C26]); &quot; [[&quot;&amp;JOURNAL_YEAR&amp;&quot;-&quot;&amp;TEXT([.$A26]; &quot;00&quot;)&amp;&quot;-&quot;&amp;TEXT([.AJ$18]-[.$E26]; &quot;00&quot;)&amp;&quot;\|&quot;&amp;TEXT([.AJ$18]-[.$E26]; &quot;00&quot;)&amp;&quot;]] &quot;; IF(OR([.$C26]+[.$E26]&gt;35; [.AJ$18]&lt;=35); &quot;    &quot;; &quot;&quot;))))" office:value-type="string" office:string-value=" [[2024-08-22\|22]] " calcext:value-type="string">
            <text:p><text:s/>[[2024-08-22\|22]] </text:p>
          </table:table-cell>
          <table:table-cell table:style-name="ce2" table:formula="of:=IF([.AK$18]=&quot;NEWLINE&quot;; NEWLINE; IF([.AK$18]&lt;=[.$E26]; &quot;    &quot;; IF(AND(([.AK$18]-[.$E26])&gt;0; ([.AK$18]-[.$E26])&lt;=[.$C26]); &quot; [[&quot;&amp;JOURNAL_YEAR&amp;&quot;-&quot;&amp;TEXT([.$A26]; &quot;00&quot;)&amp;&quot;-&quot;&amp;TEXT([.AK$18]-[.$E26]; &quot;00&quot;)&amp;&quot;\|&quot;&amp;TEXT([.AK$18]-[.$E26]; &quot;00&quot;)&amp;&quot;]] &quot;; IF(OR([.$C26]+[.$E26]&gt;35; [.AK$18]&lt;=35); &quot;    &quot;; &quot;&quot;))))" office:value-type="string" office:string-value=" [[2024-08-23\|23]] " calcext:value-type="string">
            <text:p><text:s/>[[2024-08-23\|23]] </text:p>
          </table:table-cell>
          <table:table-cell table:style-name="ce2" table:formula="of:=IF([.AL$18]=&quot;NEWLINE&quot;; NEWLINE; IF([.AL$18]&lt;=[.$E26]; &quot;    &quot;; IF(AND(([.AL$18]-[.$E26])&gt;0; ([.AL$18]-[.$E26])&lt;=[.$C26]); &quot; [[&quot;&amp;JOURNAL_YEAR&amp;&quot;-&quot;&amp;TEXT([.$A26]; &quot;00&quot;)&amp;&quot;-&quot;&amp;TEXT([.AL$18]-[.$E26]; &quot;00&quot;)&amp;&quot;\|&quot;&amp;TEXT([.AL$18]-[.$E26]; &quot;00&quot;)&amp;&quot;]] &quot;; IF(OR([.$C26]+[.$E26]&gt;35; [.AL$18]&lt;=35); &quot;    &quot;; &quot;&quot;))))" office:value-type="string" office:string-value=" [[2024-08-24\|24]] " calcext:value-type="string">
            <text:p><text:s/>[[2024-08-24\|24]] </text:p>
          </table:table-cell>
          <table:table-cell table:style-name="ce2" table:formula="of:=IF([.AM$18]=&quot;NEWLINE&quot;; NEWLINE; IF([.AM$18]&lt;=[.$E26]; &quot;    &quot;; IF(AND(([.AM$18]-[.$E26])&gt;0; ([.AM$18]-[.$E26])&lt;=[.$C26]); &quot; [[&quot;&amp;JOURNAL_YEAR&amp;&quot;-&quot;&amp;TEXT([.$A26]; &quot;00&quot;)&amp;&quot;-&quot;&amp;TEXT([.AM$18]-[.$E26]; &quot;00&quot;)&amp;&quot;\|&quot;&amp;TEXT([.AM$18]-[.$E26]; &quot;00&quot;)&amp;&quot;]] &quot;; IF(OR([.$C26]+[.$E26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6]; &quot;    &quot;; IF(AND(([.AN$18]-[.$E26])&gt;0; ([.AN$18]-[.$E26])&lt;=[.$C26]); &quot; [[&quot;&amp;JOURNAL_YEAR&amp;&quot;-&quot;&amp;TEXT([.$A26]; &quot;00&quot;)&amp;&quot;-&quot;&amp;TEXT([.AN$18]-[.$E26]; &quot;00&quot;)&amp;&quot;\|&quot;&amp;TEXT([.AN$18]-[.$E26]; &quot;00&quot;)&amp;&quot;]] &quot;; IF(OR([.$C26]+[.$E26]&gt;35; [.AN$18]&lt;=35); &quot;    &quot;; &quot;&quot;))))" office:value-type="string" office:string-value=" [[2024-08-25\|25]] " calcext:value-type="string">
            <text:p><text:s/>[[2024-08-25\|25]] </text:p>
          </table:table-cell>
          <table:table-cell table:style-name="ce2" table:formula="of:=IF([.AO$18]=&quot;NEWLINE&quot;; NEWLINE; IF([.AO$18]&lt;=[.$E26]; &quot;    &quot;; IF(AND(([.AO$18]-[.$E26])&gt;0; ([.AO$18]-[.$E26])&lt;=[.$C26]); &quot; [[&quot;&amp;JOURNAL_YEAR&amp;&quot;-&quot;&amp;TEXT([.$A26]; &quot;00&quot;)&amp;&quot;-&quot;&amp;TEXT([.AO$18]-[.$E26]; &quot;00&quot;)&amp;&quot;\|&quot;&amp;TEXT([.AO$18]-[.$E26]; &quot;00&quot;)&amp;&quot;]] &quot;; IF(OR([.$C26]+[.$E26]&gt;35; [.AO$18]&lt;=35); &quot;    &quot;; &quot;&quot;))))" office:value-type="string" office:string-value=" [[2024-08-26\|26]] " calcext:value-type="string">
            <text:p><text:s/>[[2024-08-26\|26]] </text:p>
          </table:table-cell>
          <table:table-cell table:style-name="ce2" table:formula="of:=IF([.AP$18]=&quot;NEWLINE&quot;; NEWLINE; IF([.AP$18]&lt;=[.$E26]; &quot;    &quot;; IF(AND(([.AP$18]-[.$E26])&gt;0; ([.AP$18]-[.$E26])&lt;=[.$C26]); &quot; [[&quot;&amp;JOURNAL_YEAR&amp;&quot;-&quot;&amp;TEXT([.$A26]; &quot;00&quot;)&amp;&quot;-&quot;&amp;TEXT([.AP$18]-[.$E26]; &quot;00&quot;)&amp;&quot;\|&quot;&amp;TEXT([.AP$18]-[.$E26]; &quot;00&quot;)&amp;&quot;]] &quot;; IF(OR([.$C26]+[.$E26]&gt;35; [.AP$18]&lt;=35); &quot;    &quot;; &quot;&quot;))))" office:value-type="string" office:string-value=" [[2024-08-27\|27]] " calcext:value-type="string">
            <text:p><text:s/>[[2024-08-27\|27]] </text:p>
          </table:table-cell>
          <table:table-cell table:style-name="ce2" table:formula="of:=IF([.AQ$18]=&quot;NEWLINE&quot;; NEWLINE; IF([.AQ$18]&lt;=[.$E26]; &quot;    &quot;; IF(AND(([.AQ$18]-[.$E26])&gt;0; ([.AQ$18]-[.$E26])&lt;=[.$C26]); &quot; [[&quot;&amp;JOURNAL_YEAR&amp;&quot;-&quot;&amp;TEXT([.$A26]; &quot;00&quot;)&amp;&quot;-&quot;&amp;TEXT([.AQ$18]-[.$E26]; &quot;00&quot;)&amp;&quot;\|&quot;&amp;TEXT([.AQ$18]-[.$E26]; &quot;00&quot;)&amp;&quot;]] &quot;; IF(OR([.$C26]+[.$E26]&gt;35; [.AQ$18]&lt;=35); &quot;    &quot;; &quot;&quot;))))" office:value-type="string" office:string-value=" [[2024-08-28\|28]] " calcext:value-type="string">
            <text:p><text:s/>[[2024-08-28\|28]] </text:p>
          </table:table-cell>
          <table:table-cell table:style-name="ce2" table:formula="of:=IF([.AR$18]=&quot;NEWLINE&quot;; NEWLINE; IF([.AR$18]&lt;=[.$E26]; &quot;    &quot;; IF(AND(([.AR$18]-[.$E26])&gt;0; ([.AR$18]-[.$E26])&lt;=[.$C26]); &quot; [[&quot;&amp;JOURNAL_YEAR&amp;&quot;-&quot;&amp;TEXT([.$A26]; &quot;00&quot;)&amp;&quot;-&quot;&amp;TEXT([.AR$18]-[.$E26]; &quot;00&quot;)&amp;&quot;\|&quot;&amp;TEXT([.AR$18]-[.$E26]; &quot;00&quot;)&amp;&quot;]] &quot;; IF(OR([.$C26]+[.$E26]&gt;35; [.AR$18]&lt;=35); &quot;    &quot;; &quot;&quot;))))" office:value-type="string" office:string-value=" [[2024-08-29\|29]] " calcext:value-type="string">
            <text:p><text:s/>[[2024-08-29\|29]] </text:p>
          </table:table-cell>
          <table:table-cell table:style-name="ce2" table:formula="of:=IF([.AS$18]=&quot;NEWLINE&quot;; NEWLINE; IF([.AS$18]&lt;=[.$E26]; &quot;    &quot;; IF(AND(([.AS$18]-[.$E26])&gt;0; ([.AS$18]-[.$E26])&lt;=[.$C26]); &quot; [[&quot;&amp;JOURNAL_YEAR&amp;&quot;-&quot;&amp;TEXT([.$A26]; &quot;00&quot;)&amp;&quot;-&quot;&amp;TEXT([.AS$18]-[.$E26]; &quot;00&quot;)&amp;&quot;\|&quot;&amp;TEXT([.AS$18]-[.$E26]; &quot;00&quot;)&amp;&quot;]] &quot;; IF(OR([.$C26]+[.$E26]&gt;35; [.AS$18]&lt;=35); &quot;    &quot;; &quot;&quot;))))" office:value-type="string" office:string-value=" [[2024-08-30\|30]] " calcext:value-type="string">
            <text:p><text:s/>[[2024-08-30\|30]] </text:p>
          </table:table-cell>
          <table:table-cell table:style-name="ce2" table:formula="of:=IF([.AT$18]=&quot;NEWLINE&quot;; NEWLINE; IF([.AT$18]&lt;=[.$E26]; &quot;    &quot;; IF(AND(([.AT$18]-[.$E26])&gt;0; ([.AT$18]-[.$E26])&lt;=[.$C26]); &quot; [[&quot;&amp;JOURNAL_YEAR&amp;&quot;-&quot;&amp;TEXT([.$A26]; &quot;00&quot;)&amp;&quot;-&quot;&amp;TEXT([.AT$18]-[.$E26]; &quot;00&quot;)&amp;&quot;\|&quot;&amp;TEXT([.AT$18]-[.$E26]; &quot;00&quot;)&amp;&quot;]] &quot;; IF(OR([.$C26]+[.$E26]&gt;35; [.AT$18]&lt;=35); &quot;    &quot;; &quot;&quot;))))" office:value-type="string" office:string-value=" [[2024-08-31\|31]] " calcext:value-type="string">
            <text:p><text:s/>[[2024-08-31\|31]] </text:p>
          </table:table-cell>
          <table:table-cell table:style-name="ce2" table:formula="of:=IF([.AU$18]=&quot;NEWLINE&quot;; NEWLINE; IF([.AU$18]&lt;=[.$E26]; &quot;    &quot;; IF(AND(([.AU$18]-[.$E26])&gt;0; ([.AU$18]-[.$E26])&lt;=[.$C26]); &quot; [[&quot;&amp;JOURNAL_YEAR&amp;&quot;-&quot;&amp;TEXT([.$A26]; &quot;00&quot;)&amp;&quot;-&quot;&amp;TEXT([.AU$18]-[.$E26]; &quot;00&quot;)&amp;&quot;\|&quot;&amp;TEXT([.AU$18]-[.$E26]; &quot;00&quot;)&amp;&quot;]] &quot;; IF(OR([.$C26]+[.$E26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6]; &quot;    &quot;; IF(AND(([.AV$18]-[.$E26])&gt;0; ([.AV$18]-[.$E26])&lt;=[.$C26]); &quot; [[&quot;&amp;JOURNAL_YEAR&amp;&quot;-&quot;&amp;TEXT([.$A26]; &quot;00&quot;)&amp;&quot;-&quot;&amp;TEXT([.AV$18]-[.$E26]; &quot;00&quot;)&amp;&quot;\|&quot;&amp;TEXT([.AV$18]-[.$E26]; &quot;00&quot;)&amp;&quot;]] &quot;; IF(OR([.$C26]+[.$E26]&gt;35; [.AV$18]&lt;=35); &quot;    &quot;; &quot;&quot;))))">
            <text:p/>
          </table:table-cell>
          <table:table-cell table:style-name="ce2" table:formula="of:=IF([.AW$18]=&quot;NEWLINE&quot;; NEWLINE; IF([.AW$18]&lt;=[.$E26]; &quot;    &quot;; IF(AND(([.AW$18]-[.$E26])&gt;0; ([.AW$18]-[.$E26])&lt;=[.$C26]); &quot; [[&quot;&amp;JOURNAL_YEAR&amp;&quot;-&quot;&amp;TEXT([.$A26]; &quot;00&quot;)&amp;&quot;-&quot;&amp;TEXT([.AW$18]-[.$E26]; &quot;00&quot;)&amp;&quot;\|&quot;&amp;TEXT([.AW$18]-[.$E26]; &quot;00&quot;)&amp;&quot;]] &quot;; IF(OR([.$C26]+[.$E26]&gt;35; [.AW$18]&lt;=35); &quot;    &quot;; &quot;&quot;))))">
            <text:p/>
          </table:table-cell>
          <table:table-cell table:style-name="ce2" table:formula="of:=IF([.AX$18]=&quot;NEWLINE&quot;; NEWLINE; IF([.AX$18]&lt;=[.$E26]; &quot;    &quot;; IF(AND(([.AX$18]-[.$E26])&gt;0; ([.AX$18]-[.$E26])&lt;=[.$C26]); &quot; [[&quot;&amp;JOURNAL_YEAR&amp;&quot;-&quot;&amp;TEXT([.$A26]; &quot;00&quot;)&amp;&quot;-&quot;&amp;TEXT([.AX$18]-[.$E26]; &quot;00&quot;)&amp;&quot;\|&quot;&amp;TEXT([.AX$18]-[.$E26]; &quot;00&quot;)&amp;&quot;]] &quot;; IF(OR([.$C26]+[.$E26]&gt;35; [.AX$18]&lt;=35); &quot;    &quot;; &quot;&quot;))))">
            <text:p/>
          </table:table-cell>
          <table:table-cell table:style-name="ce2" table:formula="of:=IF([.AY$18]=&quot;NEWLINE&quot;; NEWLINE; IF([.AY$18]&lt;=[.$E26]; &quot;    &quot;; IF(AND(([.AY$18]-[.$E26])&gt;0; ([.AY$18]-[.$E26])&lt;=[.$C26]); &quot; [[&quot;&amp;JOURNAL_YEAR&amp;&quot;-&quot;&amp;TEXT([.$A26]; &quot;00&quot;)&amp;&quot;-&quot;&amp;TEXT([.AY$18]-[.$E26]; &quot;00&quot;)&amp;&quot;\|&quot;&amp;TEXT([.AY$18]-[.$E26]; &quot;00&quot;)&amp;&quot;]] &quot;; IF(OR([.$C26]+[.$E26]&gt;35; [.AY$18]&lt;=35); &quot;    &quot;; &quot;&quot;))))">
            <text:p/>
          </table:table-cell>
          <table:table-cell table:style-name="ce2" table:formula="of:=IF([.AZ$18]=&quot;NEWLINE&quot;; NEWLINE; IF([.AZ$18]&lt;=[.$E26]; &quot;    &quot;; IF(AND(([.AZ$18]-[.$E26])&gt;0; ([.AZ$18]-[.$E26])&lt;=[.$C26]); &quot; [[&quot;&amp;JOURNAL_YEAR&amp;&quot;-&quot;&amp;TEXT([.$A26]; &quot;00&quot;)&amp;&quot;-&quot;&amp;TEXT([.AZ$18]-[.$E26]; &quot;00&quot;)&amp;&quot;\|&quot;&amp;TEXT([.AZ$18]-[.$E26]; &quot;00&quot;)&amp;&quot;]] &quot;; IF(OR([.$C26]+[.$E26]&gt;35; [.AZ$18]&lt;=35); &quot;    &quot;; &quot;&quot;))))">
            <text:p/>
          </table:table-cell>
          <table:table-cell table:style-name="ce2" table:formula="of:=IF([.BA$18]=&quot;NEWLINE&quot;; NEWLINE; IF([.BA$18]&lt;=[.$E26]; &quot;    &quot;; IF(AND(([.BA$18]-[.$E26])&gt;0; ([.BA$18]-[.$E26])&lt;=[.$C26]); &quot; [[&quot;&amp;JOURNAL_YEAR&amp;&quot;-&quot;&amp;TEXT([.$A26]; &quot;00&quot;)&amp;&quot;-&quot;&amp;TEXT([.BA$18]-[.$E26]; &quot;00&quot;)&amp;&quot;\|&quot;&amp;TEXT([.BA$18]-[.$E26]; &quot;00&quot;)&amp;&quot;]] &quot;; IF(OR([.$C26]+[.$E26]&gt;35; [.BA$18]&lt;=35); &quot;    &quot;; &quot;&quot;))))">
            <text:p/>
          </table:table-cell>
          <table:table-cell table:style-name="ce2" table:formula="of:=IF([.BB$18]=&quot;NEWLINE&quot;; NEWLINE; IF([.BB$18]&lt;=[.$E26]; &quot;    &quot;; IF(AND(([.BB$18]-[.$E26])&gt;0; ([.BB$18]-[.$E26])&lt;=[.$C26]); &quot; [[&quot;&amp;JOURNAL_YEAR&amp;&quot;-&quot;&amp;TEXT([.$A26]; &quot;00&quot;)&amp;&quot;-&quot;&amp;TEXT([.BB$18]-[.$E26]; &quot;00&quot;)&amp;&quot;\|&quot;&amp;TEXT([.BB$18]-[.$E26]; &quot;00&quot;)&amp;&quot;]] &quot;; IF(OR([.$C26]+[.$E26]&gt;35; [.BB$18]&lt;=35); &quot;    &quot;; &quot;&quot;))))">
            <text:p/>
          </table:table-cell>
        </table:table-row>
        <table:table-row table:style-name="ro5">
          <table:table-cell table:formula="of:=[.A26]+1" office:value-type="float" office:value="9" calcext:value-type="float">
            <text:p>9</text:p>
          </table:table-cell>
          <table:table-cell table:formula="of:=TEXT(DATE(2000; [.A27]; 1);&quot;MMMM&quot;)" office:value-type="string" office:string-value="September" calcext:value-type="string">
            <text:p>September</text:p>
          </table:table-cell>
          <table:table-cell table:style-name="Calc_20_Text" table:formula="of:=DAY(DATE(YEAR(JOURNAL_YEAR&amp;&quot;-&quot;&amp;[.B27]&amp;&quot;-01&quot;);MONTH(JOURNAL_YEAR&amp;&quot;-&quot;&amp;[.B27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7]&amp;&quot;-01&quot;;2)" office:value-type="float" office:value="7" calcext:value-type="float">
            <text:p>7</text:p>
          </table:table-cell>
          <table:table-cell table:style-name="Calc_20_Text" table:formula="of:=IF([.D27]=7; 0; [.D27])" office:value-type="float" office:value="0" calcext:value-type="float">
            <text:p>0</text:p>
          </table:table-cell>
          <table:table-cell table:style-name="Calc_20_Text" table:formula="of:=CHOOSE([.D27];&quot;Monday&quot;; &quot;Tuesday&quot;; &quot;Wednesday&quot;;&quot;Thursday&quot;;&quot;Friday&quot;;&quot;Saturday&quot;;&quot;Sunday&quot;)" office:value-type="string" office:string-value="Sunday" calcext:value-type="string">
            <text:p>Sunday</text:p>
          </table:table-cell>
          <table:table-cell table:style-name="Calc_20_Text" table:formula="of:=[.B$14]&amp;NEWLINE&amp;[.B$15]&amp;NEWLINE&amp;&quot;|&quot;&amp;COM.MICROSOFT.TEXTJOIN(&quot;|&quot;; TRUE(); [.H27:.BB27])" office:value-type="string" office:string-value="| SUN | MON | TUE | WED | THU | FRI | SAT |&#13;&#10;|  ---  |  ---  |  ---  |  ---  |  ---  |  ---  |  ---  |&#13;&#10;| [[2024-09-01\|01]] | [[2024-09-02\|02]] | [[2024-09-03\|03]] | [[2024-09-04\|04]] | [[2024-09-05\|05]] | [[2024-09-06\|06]] | [[2024-09-07\|07]] |&#13;&#10;| [[2024-09-08\|08]] | [[2024-09-09\|09]] | [[2024-09-10\|10]] | [[2024-09-11\|11]] | [[2024-09-12\|12]] | [[2024-09-13\|13]] | [[2024-09-14\|14]] |&#13;&#10;| [[2024-09-15\|15]] | [[2024-09-16\|16]] | [[2024-09-17\|17]] | [[2024-09-18\|18]] | [[2024-09-19\|19]] | [[2024-09-20\|20]] | [[2024-09-21\|21]] |&#13;&#10;| [[2024-09-22\|22]] | [[2024-09-23\|23]] | [[2024-09-24\|24]] | [[2024-09-25\|25]] | [[2024-09-26\|26]] | [[2024-09-27\|27]] | [[2024-09-28\|28]] |&#13;&#10;| [[2024-09-29\|29]] | [[2024-09-30\|30]] |    |    |    |    |    |&#13;&#10;" calcext:value-type="string">
            <text:p>| SUN | MON | TUE | WED | THU | FRI | SAT |</text:p>
            <text:p>|  ---  |  ---  |  ---  |  ---  |  ---  |  ---  |  ---  |</text:p>
            <text:p>| [[2024-09-01\|01]] | [[2024-09-02\|02]] | [[2024-09-03\|03]] | [[2024-09-04\|04]] | [[2024-09-05\|05]] | [[2024-09-06\|06]] | [[2024-09-07\|07]] |</text:p>
            <text:p>| [[2024-09-08\|08]] | [[2024-09-09\|09]] | [[2024-09-10\|10]] | [[2024-09-11\|11]] | [[2024-09-12\|12]] | [[2024-09-13\|13]] | [[2024-09-14\|14]] |</text:p>
            <text:p>| [[2024-09-15\|15]] | [[2024-09-16\|16]] | [[2024-09-17\|17]] | [[2024-09-18\|18]] | [[2024-09-19\|19]] | [[2024-09-20\|20]] | [[2024-09-21\|21]] |</text:p>
            <text:p>| [[2024-09-22\|22]] | [[2024-09-23\|23]] | [[2024-09-24\|24]] | [[2024-09-25\|25]] | [[2024-09-26\|26]] | [[2024-09-27\|27]] | [[2024-09-28\|28]] |</text:p>
            <text:p>| [[2024-09-29\|29]] | [[2024-09-30\|30]] |    |    |    |    |    |</text:p>
            <text:p/>
          </table:table-cell>
          <table:table-cell table:style-name="ce2" table:formula="of:=IF([.H$18]=&quot;NEWLINE&quot;; NEWLINE; IF([.H$18]&lt;=[.$E27]; &quot;    &quot;; IF(AND(([.H$18]-[.$E27])&gt;0; ([.H$18]-[.$E27])&lt;=[.$C27]); &quot; [[&quot;&amp;JOURNAL_YEAR&amp;&quot;-&quot;&amp;TEXT([.$A27]; &quot;00&quot;)&amp;&quot;-&quot;&amp;TEXT([.H$18]-[.$E27]; &quot;00&quot;)&amp;&quot;\|&quot;&amp;TEXT([.H$18]-[.$E27]; &quot;00&quot;)&amp;&quot;]] &quot;; IF(OR([.$C27]+[.$E27]&gt;35; [.H$18]&lt;=35); &quot;    &quot;; &quot;&quot;))))" office:value-type="string" office:string-value=" [[2024-09-01\|01]] " calcext:value-type="string">
            <text:p><text:s/>[[2024-09-01\|01]] </text:p>
          </table:table-cell>
          <table:table-cell table:style-name="ce2" table:formula="of:=IF([.I$18]=&quot;NEWLINE&quot;; NEWLINE; IF([.I$18]&lt;=[.$E27]; &quot;    &quot;; IF(AND(([.I$18]-[.$E27])&gt;0; ([.I$18]-[.$E27])&lt;=[.$C27]); &quot; [[&quot;&amp;JOURNAL_YEAR&amp;&quot;-&quot;&amp;TEXT([.$A27]; &quot;00&quot;)&amp;&quot;-&quot;&amp;TEXT([.I$18]-[.$E27]; &quot;00&quot;)&amp;&quot;\|&quot;&amp;TEXT([.I$18]-[.$E27]; &quot;00&quot;)&amp;&quot;]] &quot;; IF(OR([.$C27]+[.$E27]&gt;35; [.I$18]&lt;=35); &quot;    &quot;; &quot;&quot;))))" office:value-type="string" office:string-value=" [[2024-09-02\|02]] " calcext:value-type="string">
            <text:p><text:s/>[[2024-09-02\|02]] </text:p>
          </table:table-cell>
          <table:table-cell table:style-name="ce2" table:formula="of:=IF([.J$18]=&quot;NEWLINE&quot;; NEWLINE; IF([.J$18]&lt;=[.$E27]; &quot;    &quot;; IF(AND(([.J$18]-[.$E27])&gt;0; ([.J$18]-[.$E27])&lt;=[.$C27]); &quot; [[&quot;&amp;JOURNAL_YEAR&amp;&quot;-&quot;&amp;TEXT([.$A27]; &quot;00&quot;)&amp;&quot;-&quot;&amp;TEXT([.J$18]-[.$E27]; &quot;00&quot;)&amp;&quot;\|&quot;&amp;TEXT([.J$18]-[.$E27]; &quot;00&quot;)&amp;&quot;]] &quot;; IF(OR([.$C27]+[.$E27]&gt;35; [.J$18]&lt;=35); &quot;    &quot;; &quot;&quot;))))" office:value-type="string" office:string-value=" [[2024-09-03\|03]] " calcext:value-type="string">
            <text:p><text:s/>[[2024-09-03\|03]] </text:p>
          </table:table-cell>
          <table:table-cell table:style-name="ce2" table:formula="of:=IF([.K$18]=&quot;NEWLINE&quot;; NEWLINE; IF([.K$18]&lt;=[.$E27]; &quot;    &quot;; IF(AND(([.K$18]-[.$E27])&gt;0; ([.K$18]-[.$E27])&lt;=[.$C27]); &quot; [[&quot;&amp;JOURNAL_YEAR&amp;&quot;-&quot;&amp;TEXT([.$A27]; &quot;00&quot;)&amp;&quot;-&quot;&amp;TEXT([.K$18]-[.$E27]; &quot;00&quot;)&amp;&quot;\|&quot;&amp;TEXT([.K$18]-[.$E27]; &quot;00&quot;)&amp;&quot;]] &quot;; IF(OR([.$C27]+[.$E27]&gt;35; [.K$18]&lt;=35); &quot;    &quot;; &quot;&quot;))))" office:value-type="string" office:string-value=" [[2024-09-04\|04]] " calcext:value-type="string">
            <text:p><text:s/>[[2024-09-04\|04]] </text:p>
          </table:table-cell>
          <table:table-cell table:style-name="ce2" table:formula="of:=IF([.L$18]=&quot;NEWLINE&quot;; NEWLINE; IF([.L$18]&lt;=[.$E27]; &quot;    &quot;; IF(AND(([.L$18]-[.$E27])&gt;0; ([.L$18]-[.$E27])&lt;=[.$C27]); &quot; [[&quot;&amp;JOURNAL_YEAR&amp;&quot;-&quot;&amp;TEXT([.$A27]; &quot;00&quot;)&amp;&quot;-&quot;&amp;TEXT([.L$18]-[.$E27]; &quot;00&quot;)&amp;&quot;\|&quot;&amp;TEXT([.L$18]-[.$E27]; &quot;00&quot;)&amp;&quot;]] &quot;; IF(OR([.$C27]+[.$E27]&gt;35; [.L$18]&lt;=35); &quot;    &quot;; &quot;&quot;))))" office:value-type="string" office:string-value=" [[2024-09-05\|05]] " calcext:value-type="string">
            <text:p><text:s/>[[2024-09-05\|05]] </text:p>
          </table:table-cell>
          <table:table-cell table:style-name="ce2" table:formula="of:=IF([.M$18]=&quot;NEWLINE&quot;; NEWLINE; IF([.M$18]&lt;=[.$E27]; &quot;    &quot;; IF(AND(([.M$18]-[.$E27])&gt;0; ([.M$18]-[.$E27])&lt;=[.$C27]); &quot; [[&quot;&amp;JOURNAL_YEAR&amp;&quot;-&quot;&amp;TEXT([.$A27]; &quot;00&quot;)&amp;&quot;-&quot;&amp;TEXT([.M$18]-[.$E27]; &quot;00&quot;)&amp;&quot;\|&quot;&amp;TEXT([.M$18]-[.$E27]; &quot;00&quot;)&amp;&quot;]] &quot;; IF(OR([.$C27]+[.$E27]&gt;35; [.M$18]&lt;=35); &quot;    &quot;; &quot;&quot;))))" office:value-type="string" office:string-value=" [[2024-09-06\|06]] " calcext:value-type="string">
            <text:p><text:s/>[[2024-09-06\|06]] </text:p>
          </table:table-cell>
          <table:table-cell table:style-name="ce2" table:formula="of:=IF([.N$18]=&quot;NEWLINE&quot;; NEWLINE; IF([.N$18]&lt;=[.$E27]; &quot;    &quot;; IF(AND(([.N$18]-[.$E27])&gt;0; ([.N$18]-[.$E27])&lt;=[.$C27]); &quot; [[&quot;&amp;JOURNAL_YEAR&amp;&quot;-&quot;&amp;TEXT([.$A27]; &quot;00&quot;)&amp;&quot;-&quot;&amp;TEXT([.N$18]-[.$E27]; &quot;00&quot;)&amp;&quot;\|&quot;&amp;TEXT([.N$18]-[.$E27]; &quot;00&quot;)&amp;&quot;]] &quot;; IF(OR([.$C27]+[.$E27]&gt;35; [.N$18]&lt;=35); &quot;    &quot;; &quot;&quot;))))" office:value-type="string" office:string-value=" [[2024-09-07\|07]] " calcext:value-type="string">
            <text:p><text:s/>[[2024-09-07\|07]] </text:p>
          </table:table-cell>
          <table:table-cell table:style-name="ce2" table:formula="of:=IF([.O$18]=&quot;NEWLINE&quot;; NEWLINE; IF([.O$18]&lt;=[.$E27]; &quot;    &quot;; IF(AND(([.O$18]-[.$E27])&gt;0; ([.O$18]-[.$E27])&lt;=[.$C27]); &quot; [[&quot;&amp;JOURNAL_YEAR&amp;&quot;-&quot;&amp;TEXT([.$A27]; &quot;00&quot;)&amp;&quot;-&quot;&amp;TEXT([.O$18]-[.$E27]; &quot;00&quot;)&amp;&quot;\|&quot;&amp;TEXT([.O$18]-[.$E27]; &quot;00&quot;)&amp;&quot;]] &quot;; IF(OR([.$C27]+[.$E27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7]; &quot;    &quot;; IF(AND(([.P$18]-[.$E27])&gt;0; ([.P$18]-[.$E27])&lt;=[.$C27]); &quot; [[&quot;&amp;JOURNAL_YEAR&amp;&quot;-&quot;&amp;TEXT([.$A27]; &quot;00&quot;)&amp;&quot;-&quot;&amp;TEXT([.P$18]-[.$E27]; &quot;00&quot;)&amp;&quot;\|&quot;&amp;TEXT([.P$18]-[.$E27]; &quot;00&quot;)&amp;&quot;]] &quot;; IF(OR([.$C27]+[.$E27]&gt;35; [.P$18]&lt;=35); &quot;    &quot;; &quot;&quot;))))" office:value-type="string" office:string-value=" [[2024-09-08\|08]] " calcext:value-type="string">
            <text:p><text:s/>[[2024-09-08\|08]] </text:p>
          </table:table-cell>
          <table:table-cell table:style-name="ce2" table:formula="of:=IF([.Q$18]=&quot;NEWLINE&quot;; NEWLINE; IF([.Q$18]&lt;=[.$E27]; &quot;    &quot;; IF(AND(([.Q$18]-[.$E27])&gt;0; ([.Q$18]-[.$E27])&lt;=[.$C27]); &quot; [[&quot;&amp;JOURNAL_YEAR&amp;&quot;-&quot;&amp;TEXT([.$A27]; &quot;00&quot;)&amp;&quot;-&quot;&amp;TEXT([.Q$18]-[.$E27]; &quot;00&quot;)&amp;&quot;\|&quot;&amp;TEXT([.Q$18]-[.$E27]; &quot;00&quot;)&amp;&quot;]] &quot;; IF(OR([.$C27]+[.$E27]&gt;35; [.Q$18]&lt;=35); &quot;    &quot;; &quot;&quot;))))" office:value-type="string" office:string-value=" [[2024-09-09\|09]] " calcext:value-type="string">
            <text:p><text:s/>[[2024-09-09\|09]] </text:p>
          </table:table-cell>
          <table:table-cell table:style-name="ce2" table:formula="of:=IF([.R$18]=&quot;NEWLINE&quot;; NEWLINE; IF([.R$18]&lt;=[.$E27]; &quot;    &quot;; IF(AND(([.R$18]-[.$E27])&gt;0; ([.R$18]-[.$E27])&lt;=[.$C27]); &quot; [[&quot;&amp;JOURNAL_YEAR&amp;&quot;-&quot;&amp;TEXT([.$A27]; &quot;00&quot;)&amp;&quot;-&quot;&amp;TEXT([.R$18]-[.$E27]; &quot;00&quot;)&amp;&quot;\|&quot;&amp;TEXT([.R$18]-[.$E27]; &quot;00&quot;)&amp;&quot;]] &quot;; IF(OR([.$C27]+[.$E27]&gt;35; [.R$18]&lt;=35); &quot;    &quot;; &quot;&quot;))))" office:value-type="string" office:string-value=" [[2024-09-10\|10]] " calcext:value-type="string">
            <text:p><text:s/>[[2024-09-10\|10]] </text:p>
          </table:table-cell>
          <table:table-cell table:style-name="ce2" table:formula="of:=IF([.S$18]=&quot;NEWLINE&quot;; NEWLINE; IF([.S$18]&lt;=[.$E27]; &quot;    &quot;; IF(AND(([.S$18]-[.$E27])&gt;0; ([.S$18]-[.$E27])&lt;=[.$C27]); &quot; [[&quot;&amp;JOURNAL_YEAR&amp;&quot;-&quot;&amp;TEXT([.$A27]; &quot;00&quot;)&amp;&quot;-&quot;&amp;TEXT([.S$18]-[.$E27]; &quot;00&quot;)&amp;&quot;\|&quot;&amp;TEXT([.S$18]-[.$E27]; &quot;00&quot;)&amp;&quot;]] &quot;; IF(OR([.$C27]+[.$E27]&gt;35; [.S$18]&lt;=35); &quot;    &quot;; &quot;&quot;))))" office:value-type="string" office:string-value=" [[2024-09-11\|11]] " calcext:value-type="string">
            <text:p><text:s/>[[2024-09-11\|11]] </text:p>
          </table:table-cell>
          <table:table-cell table:style-name="ce2" table:formula="of:=IF([.T$18]=&quot;NEWLINE&quot;; NEWLINE; IF([.T$18]&lt;=[.$E27]; &quot;    &quot;; IF(AND(([.T$18]-[.$E27])&gt;0; ([.T$18]-[.$E27])&lt;=[.$C27]); &quot; [[&quot;&amp;JOURNAL_YEAR&amp;&quot;-&quot;&amp;TEXT([.$A27]; &quot;00&quot;)&amp;&quot;-&quot;&amp;TEXT([.T$18]-[.$E27]; &quot;00&quot;)&amp;&quot;\|&quot;&amp;TEXT([.T$18]-[.$E27]; &quot;00&quot;)&amp;&quot;]] &quot;; IF(OR([.$C27]+[.$E27]&gt;35; [.T$18]&lt;=35); &quot;    &quot;; &quot;&quot;))))" office:value-type="string" office:string-value=" [[2024-09-12\|12]] " calcext:value-type="string">
            <text:p><text:s/>[[2024-09-12\|12]] </text:p>
          </table:table-cell>
          <table:table-cell table:style-name="ce2" table:formula="of:=IF([.U$18]=&quot;NEWLINE&quot;; NEWLINE; IF([.U$18]&lt;=[.$E27]; &quot;    &quot;; IF(AND(([.U$18]-[.$E27])&gt;0; ([.U$18]-[.$E27])&lt;=[.$C27]); &quot; [[&quot;&amp;JOURNAL_YEAR&amp;&quot;-&quot;&amp;TEXT([.$A27]; &quot;00&quot;)&amp;&quot;-&quot;&amp;TEXT([.U$18]-[.$E27]; &quot;00&quot;)&amp;&quot;\|&quot;&amp;TEXT([.U$18]-[.$E27]; &quot;00&quot;)&amp;&quot;]] &quot;; IF(OR([.$C27]+[.$E27]&gt;35; [.U$18]&lt;=35); &quot;    &quot;; &quot;&quot;))))" office:value-type="string" office:string-value=" [[2024-09-13\|13]] " calcext:value-type="string">
            <text:p><text:s/>[[2024-09-13\|13]] </text:p>
          </table:table-cell>
          <table:table-cell table:style-name="ce2" table:formula="of:=IF([.V$18]=&quot;NEWLINE&quot;; NEWLINE; IF([.V$18]&lt;=[.$E27]; &quot;    &quot;; IF(AND(([.V$18]-[.$E27])&gt;0; ([.V$18]-[.$E27])&lt;=[.$C27]); &quot; [[&quot;&amp;JOURNAL_YEAR&amp;&quot;-&quot;&amp;TEXT([.$A27]; &quot;00&quot;)&amp;&quot;-&quot;&amp;TEXT([.V$18]-[.$E27]; &quot;00&quot;)&amp;&quot;\|&quot;&amp;TEXT([.V$18]-[.$E27]; &quot;00&quot;)&amp;&quot;]] &quot;; IF(OR([.$C27]+[.$E27]&gt;35; [.V$18]&lt;=35); &quot;    &quot;; &quot;&quot;))))" office:value-type="string" office:string-value=" [[2024-09-14\|14]] " calcext:value-type="string">
            <text:p><text:s/>[[2024-09-14\|14]] </text:p>
          </table:table-cell>
          <table:table-cell table:style-name="ce2" table:formula="of:=IF([.W$18]=&quot;NEWLINE&quot;; NEWLINE; IF([.W$18]&lt;=[.$E27]; &quot;    &quot;; IF(AND(([.W$18]-[.$E27])&gt;0; ([.W$18]-[.$E27])&lt;=[.$C27]); &quot; [[&quot;&amp;JOURNAL_YEAR&amp;&quot;-&quot;&amp;TEXT([.$A27]; &quot;00&quot;)&amp;&quot;-&quot;&amp;TEXT([.W$18]-[.$E27]; &quot;00&quot;)&amp;&quot;\|&quot;&amp;TEXT([.W$18]-[.$E27]; &quot;00&quot;)&amp;&quot;]] &quot;; IF(OR([.$C27]+[.$E27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7]; &quot;    &quot;; IF(AND(([.X$18]-[.$E27])&gt;0; ([.X$18]-[.$E27])&lt;=[.$C27]); &quot; [[&quot;&amp;JOURNAL_YEAR&amp;&quot;-&quot;&amp;TEXT([.$A27]; &quot;00&quot;)&amp;&quot;-&quot;&amp;TEXT([.X$18]-[.$E27]; &quot;00&quot;)&amp;&quot;\|&quot;&amp;TEXT([.X$18]-[.$E27]; &quot;00&quot;)&amp;&quot;]] &quot;; IF(OR([.$C27]+[.$E27]&gt;35; [.X$18]&lt;=35); &quot;    &quot;; &quot;&quot;))))" office:value-type="string" office:string-value=" [[2024-09-15\|15]] " calcext:value-type="string">
            <text:p><text:s/>[[2024-09-15\|15]] </text:p>
          </table:table-cell>
          <table:table-cell table:style-name="ce2" table:formula="of:=IF([.Y$18]=&quot;NEWLINE&quot;; NEWLINE; IF([.Y$18]&lt;=[.$E27]; &quot;    &quot;; IF(AND(([.Y$18]-[.$E27])&gt;0; ([.Y$18]-[.$E27])&lt;=[.$C27]); &quot; [[&quot;&amp;JOURNAL_YEAR&amp;&quot;-&quot;&amp;TEXT([.$A27]; &quot;00&quot;)&amp;&quot;-&quot;&amp;TEXT([.Y$18]-[.$E27]; &quot;00&quot;)&amp;&quot;\|&quot;&amp;TEXT([.Y$18]-[.$E27]; &quot;00&quot;)&amp;&quot;]] &quot;; IF(OR([.$C27]+[.$E27]&gt;35; [.Y$18]&lt;=35); &quot;    &quot;; &quot;&quot;))))" office:value-type="string" office:string-value=" [[2024-09-16\|16]] " calcext:value-type="string">
            <text:p><text:s/>[[2024-09-16\|16]] </text:p>
          </table:table-cell>
          <table:table-cell table:style-name="ce2" table:formula="of:=IF([.Z$18]=&quot;NEWLINE&quot;; NEWLINE; IF([.Z$18]&lt;=[.$E27]; &quot;    &quot;; IF(AND(([.Z$18]-[.$E27])&gt;0; ([.Z$18]-[.$E27])&lt;=[.$C27]); &quot; [[&quot;&amp;JOURNAL_YEAR&amp;&quot;-&quot;&amp;TEXT([.$A27]; &quot;00&quot;)&amp;&quot;-&quot;&amp;TEXT([.Z$18]-[.$E27]; &quot;00&quot;)&amp;&quot;\|&quot;&amp;TEXT([.Z$18]-[.$E27]; &quot;00&quot;)&amp;&quot;]] &quot;; IF(OR([.$C27]+[.$E27]&gt;35; [.Z$18]&lt;=35); &quot;    &quot;; &quot;&quot;))))" office:value-type="string" office:string-value=" [[2024-09-17\|17]] " calcext:value-type="string">
            <text:p><text:s/>[[2024-09-17\|17]] </text:p>
          </table:table-cell>
          <table:table-cell table:style-name="ce2" table:formula="of:=IF([.AA$18]=&quot;NEWLINE&quot;; NEWLINE; IF([.AA$18]&lt;=[.$E27]; &quot;    &quot;; IF(AND(([.AA$18]-[.$E27])&gt;0; ([.AA$18]-[.$E27])&lt;=[.$C27]); &quot; [[&quot;&amp;JOURNAL_YEAR&amp;&quot;-&quot;&amp;TEXT([.$A27]; &quot;00&quot;)&amp;&quot;-&quot;&amp;TEXT([.AA$18]-[.$E27]; &quot;00&quot;)&amp;&quot;\|&quot;&amp;TEXT([.AA$18]-[.$E27]; &quot;00&quot;)&amp;&quot;]] &quot;; IF(OR([.$C27]+[.$E27]&gt;35; [.AA$18]&lt;=35); &quot;    &quot;; &quot;&quot;))))" office:value-type="string" office:string-value=" [[2024-09-18\|18]] " calcext:value-type="string">
            <text:p><text:s/>[[2024-09-18\|18]] </text:p>
          </table:table-cell>
          <table:table-cell table:style-name="ce2" table:formula="of:=IF([.AB$18]=&quot;NEWLINE&quot;; NEWLINE; IF([.AB$18]&lt;=[.$E27]; &quot;    &quot;; IF(AND(([.AB$18]-[.$E27])&gt;0; ([.AB$18]-[.$E27])&lt;=[.$C27]); &quot; [[&quot;&amp;JOURNAL_YEAR&amp;&quot;-&quot;&amp;TEXT([.$A27]; &quot;00&quot;)&amp;&quot;-&quot;&amp;TEXT([.AB$18]-[.$E27]; &quot;00&quot;)&amp;&quot;\|&quot;&amp;TEXT([.AB$18]-[.$E27]; &quot;00&quot;)&amp;&quot;]] &quot;; IF(OR([.$C27]+[.$E27]&gt;35; [.AB$18]&lt;=35); &quot;    &quot;; &quot;&quot;))))" office:value-type="string" office:string-value=" [[2024-09-19\|19]] " calcext:value-type="string">
            <text:p><text:s/>[[2024-09-19\|19]] </text:p>
          </table:table-cell>
          <table:table-cell table:style-name="ce2" table:formula="of:=IF([.AC$18]=&quot;NEWLINE&quot;; NEWLINE; IF([.AC$18]&lt;=[.$E27]; &quot;    &quot;; IF(AND(([.AC$18]-[.$E27])&gt;0; ([.AC$18]-[.$E27])&lt;=[.$C27]); &quot; [[&quot;&amp;JOURNAL_YEAR&amp;&quot;-&quot;&amp;TEXT([.$A27]; &quot;00&quot;)&amp;&quot;-&quot;&amp;TEXT([.AC$18]-[.$E27]; &quot;00&quot;)&amp;&quot;\|&quot;&amp;TEXT([.AC$18]-[.$E27]; &quot;00&quot;)&amp;&quot;]] &quot;; IF(OR([.$C27]+[.$E27]&gt;35; [.AC$18]&lt;=35); &quot;    &quot;; &quot;&quot;))))" office:value-type="string" office:string-value=" [[2024-09-20\|20]] " calcext:value-type="string">
            <text:p><text:s/>[[2024-09-20\|20]] </text:p>
          </table:table-cell>
          <table:table-cell table:style-name="ce2" table:formula="of:=IF([.AD$18]=&quot;NEWLINE&quot;; NEWLINE; IF([.AD$18]&lt;=[.$E27]; &quot;    &quot;; IF(AND(([.AD$18]-[.$E27])&gt;0; ([.AD$18]-[.$E27])&lt;=[.$C27]); &quot; [[&quot;&amp;JOURNAL_YEAR&amp;&quot;-&quot;&amp;TEXT([.$A27]; &quot;00&quot;)&amp;&quot;-&quot;&amp;TEXT([.AD$18]-[.$E27]; &quot;00&quot;)&amp;&quot;\|&quot;&amp;TEXT([.AD$18]-[.$E27]; &quot;00&quot;)&amp;&quot;]] &quot;; IF(OR([.$C27]+[.$E27]&gt;35; [.AD$18]&lt;=35); &quot;    &quot;; &quot;&quot;))))" office:value-type="string" office:string-value=" [[2024-09-21\|21]] " calcext:value-type="string">
            <text:p><text:s/>[[2024-09-21\|21]] </text:p>
          </table:table-cell>
          <table:table-cell table:style-name="ce2" table:formula="of:=IF([.AE$18]=&quot;NEWLINE&quot;; NEWLINE; IF([.AE$18]&lt;=[.$E27]; &quot;    &quot;; IF(AND(([.AE$18]-[.$E27])&gt;0; ([.AE$18]-[.$E27])&lt;=[.$C27]); &quot; [[&quot;&amp;JOURNAL_YEAR&amp;&quot;-&quot;&amp;TEXT([.$A27]; &quot;00&quot;)&amp;&quot;-&quot;&amp;TEXT([.AE$18]-[.$E27]; &quot;00&quot;)&amp;&quot;\|&quot;&amp;TEXT([.AE$18]-[.$E27]; &quot;00&quot;)&amp;&quot;]] &quot;; IF(OR([.$C27]+[.$E27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7]; &quot;    &quot;; IF(AND(([.AF$18]-[.$E27])&gt;0; ([.AF$18]-[.$E27])&lt;=[.$C27]); &quot; [[&quot;&amp;JOURNAL_YEAR&amp;&quot;-&quot;&amp;TEXT([.$A27]; &quot;00&quot;)&amp;&quot;-&quot;&amp;TEXT([.AF$18]-[.$E27]; &quot;00&quot;)&amp;&quot;\|&quot;&amp;TEXT([.AF$18]-[.$E27]; &quot;00&quot;)&amp;&quot;]] &quot;; IF(OR([.$C27]+[.$E27]&gt;35; [.AF$18]&lt;=35); &quot;    &quot;; &quot;&quot;))))" office:value-type="string" office:string-value=" [[2024-09-22\|22]] " calcext:value-type="string">
            <text:p><text:s/>[[2024-09-22\|22]] </text:p>
          </table:table-cell>
          <table:table-cell table:style-name="ce2" table:formula="of:=IF([.AG$18]=&quot;NEWLINE&quot;; NEWLINE; IF([.AG$18]&lt;=[.$E27]; &quot;    &quot;; IF(AND(([.AG$18]-[.$E27])&gt;0; ([.AG$18]-[.$E27])&lt;=[.$C27]); &quot; [[&quot;&amp;JOURNAL_YEAR&amp;&quot;-&quot;&amp;TEXT([.$A27]; &quot;00&quot;)&amp;&quot;-&quot;&amp;TEXT([.AG$18]-[.$E27]; &quot;00&quot;)&amp;&quot;\|&quot;&amp;TEXT([.AG$18]-[.$E27]; &quot;00&quot;)&amp;&quot;]] &quot;; IF(OR([.$C27]+[.$E27]&gt;35; [.AG$18]&lt;=35); &quot;    &quot;; &quot;&quot;))))" office:value-type="string" office:string-value=" [[2024-09-23\|23]] " calcext:value-type="string">
            <text:p><text:s/>[[2024-09-23\|23]] </text:p>
          </table:table-cell>
          <table:table-cell table:style-name="ce2" table:formula="of:=IF([.AH$18]=&quot;NEWLINE&quot;; NEWLINE; IF([.AH$18]&lt;=[.$E27]; &quot;    &quot;; IF(AND(([.AH$18]-[.$E27])&gt;0; ([.AH$18]-[.$E27])&lt;=[.$C27]); &quot; [[&quot;&amp;JOURNAL_YEAR&amp;&quot;-&quot;&amp;TEXT([.$A27]; &quot;00&quot;)&amp;&quot;-&quot;&amp;TEXT([.AH$18]-[.$E27]; &quot;00&quot;)&amp;&quot;\|&quot;&amp;TEXT([.AH$18]-[.$E27]; &quot;00&quot;)&amp;&quot;]] &quot;; IF(OR([.$C27]+[.$E27]&gt;35; [.AH$18]&lt;=35); &quot;    &quot;; &quot;&quot;))))" office:value-type="string" office:string-value=" [[2024-09-24\|24]] " calcext:value-type="string">
            <text:p><text:s/>[[2024-09-24\|24]] </text:p>
          </table:table-cell>
          <table:table-cell table:style-name="ce2" table:formula="of:=IF([.AI$18]=&quot;NEWLINE&quot;; NEWLINE; IF([.AI$18]&lt;=[.$E27]; &quot;    &quot;; IF(AND(([.AI$18]-[.$E27])&gt;0; ([.AI$18]-[.$E27])&lt;=[.$C27]); &quot; [[&quot;&amp;JOURNAL_YEAR&amp;&quot;-&quot;&amp;TEXT([.$A27]; &quot;00&quot;)&amp;&quot;-&quot;&amp;TEXT([.AI$18]-[.$E27]; &quot;00&quot;)&amp;&quot;\|&quot;&amp;TEXT([.AI$18]-[.$E27]; &quot;00&quot;)&amp;&quot;]] &quot;; IF(OR([.$C27]+[.$E27]&gt;35; [.AI$18]&lt;=35); &quot;    &quot;; &quot;&quot;))))" office:value-type="string" office:string-value=" [[2024-09-25\|25]] " calcext:value-type="string">
            <text:p><text:s/>[[2024-09-25\|25]] </text:p>
          </table:table-cell>
          <table:table-cell table:style-name="ce2" table:formula="of:=IF([.AJ$18]=&quot;NEWLINE&quot;; NEWLINE; IF([.AJ$18]&lt;=[.$E27]; &quot;    &quot;; IF(AND(([.AJ$18]-[.$E27])&gt;0; ([.AJ$18]-[.$E27])&lt;=[.$C27]); &quot; [[&quot;&amp;JOURNAL_YEAR&amp;&quot;-&quot;&amp;TEXT([.$A27]; &quot;00&quot;)&amp;&quot;-&quot;&amp;TEXT([.AJ$18]-[.$E27]; &quot;00&quot;)&amp;&quot;\|&quot;&amp;TEXT([.AJ$18]-[.$E27]; &quot;00&quot;)&amp;&quot;]] &quot;; IF(OR([.$C27]+[.$E27]&gt;35; [.AJ$18]&lt;=35); &quot;    &quot;; &quot;&quot;))))" office:value-type="string" office:string-value=" [[2024-09-26\|26]] " calcext:value-type="string">
            <text:p><text:s/>[[2024-09-26\|26]] </text:p>
          </table:table-cell>
          <table:table-cell table:style-name="ce2" table:formula="of:=IF([.AK$18]=&quot;NEWLINE&quot;; NEWLINE; IF([.AK$18]&lt;=[.$E27]; &quot;    &quot;; IF(AND(([.AK$18]-[.$E27])&gt;0; ([.AK$18]-[.$E27])&lt;=[.$C27]); &quot; [[&quot;&amp;JOURNAL_YEAR&amp;&quot;-&quot;&amp;TEXT([.$A27]; &quot;00&quot;)&amp;&quot;-&quot;&amp;TEXT([.AK$18]-[.$E27]; &quot;00&quot;)&amp;&quot;\|&quot;&amp;TEXT([.AK$18]-[.$E27]; &quot;00&quot;)&amp;&quot;]] &quot;; IF(OR([.$C27]+[.$E27]&gt;35; [.AK$18]&lt;=35); &quot;    &quot;; &quot;&quot;))))" office:value-type="string" office:string-value=" [[2024-09-27\|27]] " calcext:value-type="string">
            <text:p><text:s/>[[2024-09-27\|27]] </text:p>
          </table:table-cell>
          <table:table-cell table:style-name="ce2" table:formula="of:=IF([.AL$18]=&quot;NEWLINE&quot;; NEWLINE; IF([.AL$18]&lt;=[.$E27]; &quot;    &quot;; IF(AND(([.AL$18]-[.$E27])&gt;0; ([.AL$18]-[.$E27])&lt;=[.$C27]); &quot; [[&quot;&amp;JOURNAL_YEAR&amp;&quot;-&quot;&amp;TEXT([.$A27]; &quot;00&quot;)&amp;&quot;-&quot;&amp;TEXT([.AL$18]-[.$E27]; &quot;00&quot;)&amp;&quot;\|&quot;&amp;TEXT([.AL$18]-[.$E27]; &quot;00&quot;)&amp;&quot;]] &quot;; IF(OR([.$C27]+[.$E27]&gt;35; [.AL$18]&lt;=35); &quot;    &quot;; &quot;&quot;))))" office:value-type="string" office:string-value=" [[2024-09-28\|28]] " calcext:value-type="string">
            <text:p><text:s/>[[2024-09-28\|28]] </text:p>
          </table:table-cell>
          <table:table-cell table:style-name="ce2" table:formula="of:=IF([.AM$18]=&quot;NEWLINE&quot;; NEWLINE; IF([.AM$18]&lt;=[.$E27]; &quot;    &quot;; IF(AND(([.AM$18]-[.$E27])&gt;0; ([.AM$18]-[.$E27])&lt;=[.$C27]); &quot; [[&quot;&amp;JOURNAL_YEAR&amp;&quot;-&quot;&amp;TEXT([.$A27]; &quot;00&quot;)&amp;&quot;-&quot;&amp;TEXT([.AM$18]-[.$E27]; &quot;00&quot;)&amp;&quot;\|&quot;&amp;TEXT([.AM$18]-[.$E27]; &quot;00&quot;)&amp;&quot;]] &quot;; IF(OR([.$C27]+[.$E27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7]; &quot;    &quot;; IF(AND(([.AN$18]-[.$E27])&gt;0; ([.AN$18]-[.$E27])&lt;=[.$C27]); &quot; [[&quot;&amp;JOURNAL_YEAR&amp;&quot;-&quot;&amp;TEXT([.$A27]; &quot;00&quot;)&amp;&quot;-&quot;&amp;TEXT([.AN$18]-[.$E27]; &quot;00&quot;)&amp;&quot;\|&quot;&amp;TEXT([.AN$18]-[.$E27]; &quot;00&quot;)&amp;&quot;]] &quot;; IF(OR([.$C27]+[.$E27]&gt;35; [.AN$18]&lt;=35); &quot;    &quot;; &quot;&quot;))))" office:value-type="string" office:string-value=" [[2024-09-29\|29]] " calcext:value-type="string">
            <text:p><text:s/>[[2024-09-29\|29]] </text:p>
          </table:table-cell>
          <table:table-cell table:style-name="ce2" table:formula="of:=IF([.AO$18]=&quot;NEWLINE&quot;; NEWLINE; IF([.AO$18]&lt;=[.$E27]; &quot;    &quot;; IF(AND(([.AO$18]-[.$E27])&gt;0; ([.AO$18]-[.$E27])&lt;=[.$C27]); &quot; [[&quot;&amp;JOURNAL_YEAR&amp;&quot;-&quot;&amp;TEXT([.$A27]; &quot;00&quot;)&amp;&quot;-&quot;&amp;TEXT([.AO$18]-[.$E27]; &quot;00&quot;)&amp;&quot;\|&quot;&amp;TEXT([.AO$18]-[.$E27]; &quot;00&quot;)&amp;&quot;]] &quot;; IF(OR([.$C27]+[.$E27]&gt;35; [.AO$18]&lt;=35); &quot;    &quot;; &quot;&quot;))))" office:value-type="string" office:string-value=" [[2024-09-30\|30]] " calcext:value-type="string">
            <text:p><text:s/>[[2024-09-30\|30]] </text:p>
          </table:table-cell>
          <table:table-cell table:style-name="ce2" table:formula="of:=IF([.AP$18]=&quot;NEWLINE&quot;; NEWLINE; IF([.AP$18]&lt;=[.$E27]; &quot;    &quot;; IF(AND(([.AP$18]-[.$E27])&gt;0; ([.AP$18]-[.$E27])&lt;=[.$C27]); &quot; [[&quot;&amp;JOURNAL_YEAR&amp;&quot;-&quot;&amp;TEXT([.$A27]; &quot;00&quot;)&amp;&quot;-&quot;&amp;TEXT([.AP$18]-[.$E27]; &quot;00&quot;)&amp;&quot;\|&quot;&amp;TEXT([.AP$18]-[.$E27]; &quot;00&quot;)&amp;&quot;]] &quot;; IF(OR([.$C27]+[.$E27]&gt;35; [.AP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Q$18]=&quot;NEWLINE&quot;; NEWLINE; IF([.AQ$18]&lt;=[.$E27]; &quot;    &quot;; IF(AND(([.AQ$18]-[.$E27])&gt;0; ([.AQ$18]-[.$E27])&lt;=[.$C27]); &quot; [[&quot;&amp;JOURNAL_YEAR&amp;&quot;-&quot;&amp;TEXT([.$A27]; &quot;00&quot;)&amp;&quot;-&quot;&amp;TEXT([.AQ$18]-[.$E27]; &quot;00&quot;)&amp;&quot;\|&quot;&amp;TEXT([.AQ$18]-[.$E27]; &quot;00&quot;)&amp;&quot;]] &quot;; IF(OR([.$C27]+[.$E27]&gt;35; [.AQ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8]=&quot;NEWLINE&quot;; NEWLINE; IF([.AR$18]&lt;=[.$E27]; &quot;    &quot;; IF(AND(([.AR$18]-[.$E27])&gt;0; ([.AR$18]-[.$E27])&lt;=[.$C27]); &quot; [[&quot;&amp;JOURNAL_YEAR&amp;&quot;-&quot;&amp;TEXT([.$A27]; &quot;00&quot;)&amp;&quot;-&quot;&amp;TEXT([.AR$18]-[.$E27]; &quot;00&quot;)&amp;&quot;\|&quot;&amp;TEXT([.AR$18]-[.$E27]; &quot;00&quot;)&amp;&quot;]] &quot;; IF(OR([.$C27]+[.$E27]&gt;35; [.AR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8]=&quot;NEWLINE&quot;; NEWLINE; IF([.AS$18]&lt;=[.$E27]; &quot;    &quot;; IF(AND(([.AS$18]-[.$E27])&gt;0; ([.AS$18]-[.$E27])&lt;=[.$C27]); &quot; [[&quot;&amp;JOURNAL_YEAR&amp;&quot;-&quot;&amp;TEXT([.$A27]; &quot;00&quot;)&amp;&quot;-&quot;&amp;TEXT([.AS$18]-[.$E27]; &quot;00&quot;)&amp;&quot;\|&quot;&amp;TEXT([.AS$18]-[.$E27]; &quot;00&quot;)&amp;&quot;]] &quot;; IF(OR([.$C27]+[.$E27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27]; &quot;    &quot;; IF(AND(([.AT$18]-[.$E27])&gt;0; ([.AT$18]-[.$E27])&lt;=[.$C27]); &quot; [[&quot;&amp;JOURNAL_YEAR&amp;&quot;-&quot;&amp;TEXT([.$A27]; &quot;00&quot;)&amp;&quot;-&quot;&amp;TEXT([.AT$18]-[.$E27]; &quot;00&quot;)&amp;&quot;\|&quot;&amp;TEXT([.AT$18]-[.$E27]; &quot;00&quot;)&amp;&quot;]] &quot;; IF(OR([.$C27]+[.$E27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27]; &quot;    &quot;; IF(AND(([.AU$18]-[.$E27])&gt;0; ([.AU$18]-[.$E27])&lt;=[.$C27]); &quot; [[&quot;&amp;JOURNAL_YEAR&amp;&quot;-&quot;&amp;TEXT([.$A27]; &quot;00&quot;)&amp;&quot;-&quot;&amp;TEXT([.AU$18]-[.$E27]; &quot;00&quot;)&amp;&quot;\|&quot;&amp;TEXT([.AU$18]-[.$E27]; &quot;00&quot;)&amp;&quot;]] &quot;; IF(OR([.$C27]+[.$E27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7]; &quot;    &quot;; IF(AND(([.AV$18]-[.$E27])&gt;0; ([.AV$18]-[.$E27])&lt;=[.$C27]); &quot; [[&quot;&amp;JOURNAL_YEAR&amp;&quot;-&quot;&amp;TEXT([.$A27]; &quot;00&quot;)&amp;&quot;-&quot;&amp;TEXT([.AV$18]-[.$E27]; &quot;00&quot;)&amp;&quot;\|&quot;&amp;TEXT([.AV$18]-[.$E27]; &quot;00&quot;)&amp;&quot;]] &quot;; IF(OR([.$C27]+[.$E27]&gt;35; [.AV$18]&lt;=35); &quot;    &quot;; &quot;&quot;))))">
            <text:p/>
          </table:table-cell>
          <table:table-cell table:style-name="ce2" table:formula="of:=IF([.AW$18]=&quot;NEWLINE&quot;; NEWLINE; IF([.AW$18]&lt;=[.$E27]; &quot;    &quot;; IF(AND(([.AW$18]-[.$E27])&gt;0; ([.AW$18]-[.$E27])&lt;=[.$C27]); &quot; [[&quot;&amp;JOURNAL_YEAR&amp;&quot;-&quot;&amp;TEXT([.$A27]; &quot;00&quot;)&amp;&quot;-&quot;&amp;TEXT([.AW$18]-[.$E27]; &quot;00&quot;)&amp;&quot;\|&quot;&amp;TEXT([.AW$18]-[.$E27]; &quot;00&quot;)&amp;&quot;]] &quot;; IF(OR([.$C27]+[.$E27]&gt;35; [.AW$18]&lt;=35); &quot;    &quot;; &quot;&quot;))))">
            <text:p/>
          </table:table-cell>
          <table:table-cell table:style-name="ce2" table:formula="of:=IF([.AX$18]=&quot;NEWLINE&quot;; NEWLINE; IF([.AX$18]&lt;=[.$E27]; &quot;    &quot;; IF(AND(([.AX$18]-[.$E27])&gt;0; ([.AX$18]-[.$E27])&lt;=[.$C27]); &quot; [[&quot;&amp;JOURNAL_YEAR&amp;&quot;-&quot;&amp;TEXT([.$A27]; &quot;00&quot;)&amp;&quot;-&quot;&amp;TEXT([.AX$18]-[.$E27]; &quot;00&quot;)&amp;&quot;\|&quot;&amp;TEXT([.AX$18]-[.$E27]; &quot;00&quot;)&amp;&quot;]] &quot;; IF(OR([.$C27]+[.$E27]&gt;35; [.AX$18]&lt;=35); &quot;    &quot;; &quot;&quot;))))">
            <text:p/>
          </table:table-cell>
          <table:table-cell table:style-name="ce2" table:formula="of:=IF([.AY$18]=&quot;NEWLINE&quot;; NEWLINE; IF([.AY$18]&lt;=[.$E27]; &quot;    &quot;; IF(AND(([.AY$18]-[.$E27])&gt;0; ([.AY$18]-[.$E27])&lt;=[.$C27]); &quot; [[&quot;&amp;JOURNAL_YEAR&amp;&quot;-&quot;&amp;TEXT([.$A27]; &quot;00&quot;)&amp;&quot;-&quot;&amp;TEXT([.AY$18]-[.$E27]; &quot;00&quot;)&amp;&quot;\|&quot;&amp;TEXT([.AY$18]-[.$E27]; &quot;00&quot;)&amp;&quot;]] &quot;; IF(OR([.$C27]+[.$E27]&gt;35; [.AY$18]&lt;=35); &quot;    &quot;; &quot;&quot;))))">
            <text:p/>
          </table:table-cell>
          <table:table-cell table:style-name="ce2" table:formula="of:=IF([.AZ$18]=&quot;NEWLINE&quot;; NEWLINE; IF([.AZ$18]&lt;=[.$E27]; &quot;    &quot;; IF(AND(([.AZ$18]-[.$E27])&gt;0; ([.AZ$18]-[.$E27])&lt;=[.$C27]); &quot; [[&quot;&amp;JOURNAL_YEAR&amp;&quot;-&quot;&amp;TEXT([.$A27]; &quot;00&quot;)&amp;&quot;-&quot;&amp;TEXT([.AZ$18]-[.$E27]; &quot;00&quot;)&amp;&quot;\|&quot;&amp;TEXT([.AZ$18]-[.$E27]; &quot;00&quot;)&amp;&quot;]] &quot;; IF(OR([.$C27]+[.$E27]&gt;35; [.AZ$18]&lt;=35); &quot;    &quot;; &quot;&quot;))))">
            <text:p/>
          </table:table-cell>
          <table:table-cell table:style-name="ce2" table:formula="of:=IF([.BA$18]=&quot;NEWLINE&quot;; NEWLINE; IF([.BA$18]&lt;=[.$E27]; &quot;    &quot;; IF(AND(([.BA$18]-[.$E27])&gt;0; ([.BA$18]-[.$E27])&lt;=[.$C27]); &quot; [[&quot;&amp;JOURNAL_YEAR&amp;&quot;-&quot;&amp;TEXT([.$A27]; &quot;00&quot;)&amp;&quot;-&quot;&amp;TEXT([.BA$18]-[.$E27]; &quot;00&quot;)&amp;&quot;\|&quot;&amp;TEXT([.BA$18]-[.$E27]; &quot;00&quot;)&amp;&quot;]] &quot;; IF(OR([.$C27]+[.$E27]&gt;35; [.BA$18]&lt;=35); &quot;    &quot;; &quot;&quot;))))">
            <text:p/>
          </table:table-cell>
          <table:table-cell table:style-name="ce2" table:formula="of:=IF([.BB$18]=&quot;NEWLINE&quot;; NEWLINE; IF([.BB$18]&lt;=[.$E27]; &quot;    &quot;; IF(AND(([.BB$18]-[.$E27])&gt;0; ([.BB$18]-[.$E27])&lt;=[.$C27]); &quot; [[&quot;&amp;JOURNAL_YEAR&amp;&quot;-&quot;&amp;TEXT([.$A27]; &quot;00&quot;)&amp;&quot;-&quot;&amp;TEXT([.BB$18]-[.$E27]; &quot;00&quot;)&amp;&quot;\|&quot;&amp;TEXT([.BB$18]-[.$E27]; &quot;00&quot;)&amp;&quot;]] &quot;; IF(OR([.$C27]+[.$E27]&gt;35; [.BB$18]&lt;=35); &quot;    &quot;; &quot;&quot;))))">
            <text:p/>
          </table:table-cell>
        </table:table-row>
        <table:table-row table:style-name="ro5">
          <table:table-cell table:formula="of:=[.A27]+1" office:value-type="float" office:value="10" calcext:value-type="float">
            <text:p>10</text:p>
          </table:table-cell>
          <table:table-cell table:formula="of:=TEXT(DATE(2000; [.A28]; 1);&quot;MMMM&quot;)" office:value-type="string" office:string-value="October" calcext:value-type="string">
            <text:p>October</text:p>
          </table:table-cell>
          <table:table-cell table:style-name="Calc_20_Text" table:formula="of:=DAY(DATE(YEAR(JOURNAL_YEAR&amp;&quot;-&quot;&amp;[.B28]&amp;&quot;-01&quot;);MONTH(JOURNAL_YEAR&amp;&quot;-&quot;&amp;[.B28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8]&amp;&quot;-01&quot;;2)" office:value-type="float" office:value="2" calcext:value-type="float">
            <text:p>2</text:p>
          </table:table-cell>
          <table:table-cell table:style-name="Calc_20_Text" table:formula="of:=IF([.D28]=7; 0; [.D28])" office:value-type="float" office:value="2" calcext:value-type="float">
            <text:p>2</text:p>
          </table:table-cell>
          <table:table-cell table:style-name="Calc_20_Text" table:formula="of:=CHOOSE([.D28];&quot;Monday&quot;; &quot;Tuesday&quot;; &quot;Wednesday&quot;;&quot;Thursday&quot;;&quot;Friday&quot;;&quot;Saturday&quot;;&quot;Sunday&quot;)" office:value-type="string" office:string-value="Tuesday" calcext:value-type="string">
            <text:p>Tuesday</text:p>
          </table:table-cell>
          <table:table-cell table:style-name="Calc_20_Text" table:formula="of:=[.B$14]&amp;NEWLINE&amp;[.B$15]&amp;NEWLINE&amp;&quot;|&quot;&amp;COM.MICROSOFT.TEXTJOIN(&quot;|&quot;; TRUE(); [.H28:.BB28])" office:value-type="string" office:string-value="| SUN | MON | TUE | WED | THU | FRI | SAT |&#13;&#10;|  ---  |  ---  |  ---  |  ---  |  ---  |  ---  |  ---  |&#13;&#10;|    |    | [[2024-10-01\|01]] | [[2024-10-02\|02]] | [[2024-10-03\|03]] | [[2024-10-04\|04]] | [[2024-10-05\|05]] |&#13;&#10;| [[2024-10-06\|06]] | [[2024-10-07\|07]] | [[2024-10-08\|08]] | [[2024-10-09\|09]] | [[2024-10-10\|10]] | [[2024-10-11\|11]] | [[2024-10-12\|12]] |&#13;&#10;| [[2024-10-13\|13]] | [[2024-10-14\|14]] | [[2024-10-15\|15]] | [[2024-10-16\|16]] | [[2024-10-17\|17]] | [[2024-10-18\|18]] | [[2024-10-19\|19]] |&#13;&#10;| [[2024-10-20\|20]] | [[2024-10-21\|21]] | [[2024-10-22\|22]] | [[2024-10-23\|23]] | [[2024-10-24\|24]] | [[2024-10-25\|25]] | [[2024-10-26\|26]] |&#13;&#10;| [[2024-10-27\|27]] | [[2024-10-28\|28]] | [[2024-10-29\|29]] | [[2024-10-30\|30]] | [[2024-10-31\|31]] |    |    |&#13;&#10;" calcext:value-type="string">
            <text:p>| SUN | MON | TUE | WED | THU | FRI | SAT |</text:p>
            <text:p>|  ---  |  ---  |  ---  |  ---  |  ---  |  ---  |  ---  |</text:p>
            <text:p>|    |    | [[2024-10-01\|01]] | [[2024-10-02\|02]] | [[2024-10-03\|03]] | [[2024-10-04\|04]] | [[2024-10-05\|05]] |</text:p>
            <text:p>| [[2024-10-06\|06]] | [[2024-10-07\|07]] | [[2024-10-08\|08]] | [[2024-10-09\|09]] | [[2024-10-10\|10]] | [[2024-10-11\|11]] | [[2024-10-12\|12]] |</text:p>
            <text:p>| [[2024-10-13\|13]] | [[2024-10-14\|14]] | [[2024-10-15\|15]] | [[2024-10-16\|16]] | [[2024-10-17\|17]] | [[2024-10-18\|18]] | [[2024-10-19\|19]] |</text:p>
            <text:p>| [[2024-10-20\|20]] | [[2024-10-21\|21]] | [[2024-10-22\|22]] | [[2024-10-23\|23]] | [[2024-10-24\|24]] | [[2024-10-25\|25]] | [[2024-10-26\|26]] |</text:p>
            <text:p>| [[2024-10-27\|27]] | [[2024-10-28\|28]] | [[2024-10-29\|29]] | [[2024-10-30\|30]] | [[2024-10-31\|31]] |    |    |</text:p>
            <text:p/>
          </table:table-cell>
          <table:table-cell table:style-name="ce2" table:formula="of:=IF([.H$18]=&quot;NEWLINE&quot;; NEWLINE; IF([.H$18]&lt;=[.$E28]; &quot;    &quot;; IF(AND(([.H$18]-[.$E28])&gt;0; ([.H$18]-[.$E28])&lt;=[.$C28]); &quot; [[&quot;&amp;JOURNAL_YEAR&amp;&quot;-&quot;&amp;TEXT([.$A28]; &quot;00&quot;)&amp;&quot;-&quot;&amp;TEXT([.H$18]-[.$E28]; &quot;00&quot;)&amp;&quot;\|&quot;&amp;TEXT([.H$18]-[.$E28]; &quot;00&quot;)&amp;&quot;]] &quot;; IF(OR([.$C28]+[.$E28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8]; &quot;    &quot;; IF(AND(([.I$18]-[.$E28])&gt;0; ([.I$18]-[.$E28])&lt;=[.$C28]); &quot; [[&quot;&amp;JOURNAL_YEAR&amp;&quot;-&quot;&amp;TEXT([.$A28]; &quot;00&quot;)&amp;&quot;-&quot;&amp;TEXT([.I$18]-[.$E28]; &quot;00&quot;)&amp;&quot;\|&quot;&amp;TEXT([.I$18]-[.$E28]; &quot;00&quot;)&amp;&quot;]] &quot;; IF(OR([.$C28]+[.$E28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8]; &quot;    &quot;; IF(AND(([.J$18]-[.$E28])&gt;0; ([.J$18]-[.$E28])&lt;=[.$C28]); &quot; [[&quot;&amp;JOURNAL_YEAR&amp;&quot;-&quot;&amp;TEXT([.$A28]; &quot;00&quot;)&amp;&quot;-&quot;&amp;TEXT([.J$18]-[.$E28]; &quot;00&quot;)&amp;&quot;\|&quot;&amp;TEXT([.J$18]-[.$E28]; &quot;00&quot;)&amp;&quot;]] &quot;; IF(OR([.$C28]+[.$E28]&gt;35; [.J$18]&lt;=35); &quot;    &quot;; &quot;&quot;))))" office:value-type="string" office:string-value=" [[2024-10-01\|01]] " calcext:value-type="string">
            <text:p><text:s/>[[2024-10-01\|01]] </text:p>
          </table:table-cell>
          <table:table-cell table:style-name="ce2" table:formula="of:=IF([.K$18]=&quot;NEWLINE&quot;; NEWLINE; IF([.K$18]&lt;=[.$E28]; &quot;    &quot;; IF(AND(([.K$18]-[.$E28])&gt;0; ([.K$18]-[.$E28])&lt;=[.$C28]); &quot; [[&quot;&amp;JOURNAL_YEAR&amp;&quot;-&quot;&amp;TEXT([.$A28]; &quot;00&quot;)&amp;&quot;-&quot;&amp;TEXT([.K$18]-[.$E28]; &quot;00&quot;)&amp;&quot;\|&quot;&amp;TEXT([.K$18]-[.$E28]; &quot;00&quot;)&amp;&quot;]] &quot;; IF(OR([.$C28]+[.$E28]&gt;35; [.K$18]&lt;=35); &quot;    &quot;; &quot;&quot;))))" office:value-type="string" office:string-value=" [[2024-10-02\|02]] " calcext:value-type="string">
            <text:p><text:s/>[[2024-10-02\|02]] </text:p>
          </table:table-cell>
          <table:table-cell table:style-name="ce2" table:formula="of:=IF([.L$18]=&quot;NEWLINE&quot;; NEWLINE; IF([.L$18]&lt;=[.$E28]; &quot;    &quot;; IF(AND(([.L$18]-[.$E28])&gt;0; ([.L$18]-[.$E28])&lt;=[.$C28]); &quot; [[&quot;&amp;JOURNAL_YEAR&amp;&quot;-&quot;&amp;TEXT([.$A28]; &quot;00&quot;)&amp;&quot;-&quot;&amp;TEXT([.L$18]-[.$E28]; &quot;00&quot;)&amp;&quot;\|&quot;&amp;TEXT([.L$18]-[.$E28]; &quot;00&quot;)&amp;&quot;]] &quot;; IF(OR([.$C28]+[.$E28]&gt;35; [.L$18]&lt;=35); &quot;    &quot;; &quot;&quot;))))" office:value-type="string" office:string-value=" [[2024-10-03\|03]] " calcext:value-type="string">
            <text:p><text:s/>[[2024-10-03\|03]] </text:p>
          </table:table-cell>
          <table:table-cell table:style-name="ce2" table:formula="of:=IF([.M$18]=&quot;NEWLINE&quot;; NEWLINE; IF([.M$18]&lt;=[.$E28]; &quot;    &quot;; IF(AND(([.M$18]-[.$E28])&gt;0; ([.M$18]-[.$E28])&lt;=[.$C28]); &quot; [[&quot;&amp;JOURNAL_YEAR&amp;&quot;-&quot;&amp;TEXT([.$A28]; &quot;00&quot;)&amp;&quot;-&quot;&amp;TEXT([.M$18]-[.$E28]; &quot;00&quot;)&amp;&quot;\|&quot;&amp;TEXT([.M$18]-[.$E28]; &quot;00&quot;)&amp;&quot;]] &quot;; IF(OR([.$C28]+[.$E28]&gt;35; [.M$18]&lt;=35); &quot;    &quot;; &quot;&quot;))))" office:value-type="string" office:string-value=" [[2024-10-04\|04]] " calcext:value-type="string">
            <text:p><text:s/>[[2024-10-04\|04]] </text:p>
          </table:table-cell>
          <table:table-cell table:style-name="ce2" table:formula="of:=IF([.N$18]=&quot;NEWLINE&quot;; NEWLINE; IF([.N$18]&lt;=[.$E28]; &quot;    &quot;; IF(AND(([.N$18]-[.$E28])&gt;0; ([.N$18]-[.$E28])&lt;=[.$C28]); &quot; [[&quot;&amp;JOURNAL_YEAR&amp;&quot;-&quot;&amp;TEXT([.$A28]; &quot;00&quot;)&amp;&quot;-&quot;&amp;TEXT([.N$18]-[.$E28]; &quot;00&quot;)&amp;&quot;\|&quot;&amp;TEXT([.N$18]-[.$E28]; &quot;00&quot;)&amp;&quot;]] &quot;; IF(OR([.$C28]+[.$E28]&gt;35; [.N$18]&lt;=35); &quot;    &quot;; &quot;&quot;))))" office:value-type="string" office:string-value=" [[2024-10-05\|05]] " calcext:value-type="string">
            <text:p><text:s/>[[2024-10-05\|05]] </text:p>
          </table:table-cell>
          <table:table-cell table:style-name="ce2" table:formula="of:=IF([.O$18]=&quot;NEWLINE&quot;; NEWLINE; IF([.O$18]&lt;=[.$E28]; &quot;    &quot;; IF(AND(([.O$18]-[.$E28])&gt;0; ([.O$18]-[.$E28])&lt;=[.$C28]); &quot; [[&quot;&amp;JOURNAL_YEAR&amp;&quot;-&quot;&amp;TEXT([.$A28]; &quot;00&quot;)&amp;&quot;-&quot;&amp;TEXT([.O$18]-[.$E28]; &quot;00&quot;)&amp;&quot;\|&quot;&amp;TEXT([.O$18]-[.$E28]; &quot;00&quot;)&amp;&quot;]] &quot;; IF(OR([.$C28]+[.$E28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8]; &quot;    &quot;; IF(AND(([.P$18]-[.$E28])&gt;0; ([.P$18]-[.$E28])&lt;=[.$C28]); &quot; [[&quot;&amp;JOURNAL_YEAR&amp;&quot;-&quot;&amp;TEXT([.$A28]; &quot;00&quot;)&amp;&quot;-&quot;&amp;TEXT([.P$18]-[.$E28]; &quot;00&quot;)&amp;&quot;\|&quot;&amp;TEXT([.P$18]-[.$E28]; &quot;00&quot;)&amp;&quot;]] &quot;; IF(OR([.$C28]+[.$E28]&gt;35; [.P$18]&lt;=35); &quot;    &quot;; &quot;&quot;))))" office:value-type="string" office:string-value=" [[2024-10-06\|06]] " calcext:value-type="string">
            <text:p><text:s/>[[2024-10-06\|06]] </text:p>
          </table:table-cell>
          <table:table-cell table:style-name="ce2" table:formula="of:=IF([.Q$18]=&quot;NEWLINE&quot;; NEWLINE; IF([.Q$18]&lt;=[.$E28]; &quot;    &quot;; IF(AND(([.Q$18]-[.$E28])&gt;0; ([.Q$18]-[.$E28])&lt;=[.$C28]); &quot; [[&quot;&amp;JOURNAL_YEAR&amp;&quot;-&quot;&amp;TEXT([.$A28]; &quot;00&quot;)&amp;&quot;-&quot;&amp;TEXT([.Q$18]-[.$E28]; &quot;00&quot;)&amp;&quot;\|&quot;&amp;TEXT([.Q$18]-[.$E28]; &quot;00&quot;)&amp;&quot;]] &quot;; IF(OR([.$C28]+[.$E28]&gt;35; [.Q$18]&lt;=35); &quot;    &quot;; &quot;&quot;))))" office:value-type="string" office:string-value=" [[2024-10-07\|07]] " calcext:value-type="string">
            <text:p><text:s/>[[2024-10-07\|07]] </text:p>
          </table:table-cell>
          <table:table-cell table:style-name="ce2" table:formula="of:=IF([.R$18]=&quot;NEWLINE&quot;; NEWLINE; IF([.R$18]&lt;=[.$E28]; &quot;    &quot;; IF(AND(([.R$18]-[.$E28])&gt;0; ([.R$18]-[.$E28])&lt;=[.$C28]); &quot; [[&quot;&amp;JOURNAL_YEAR&amp;&quot;-&quot;&amp;TEXT([.$A28]; &quot;00&quot;)&amp;&quot;-&quot;&amp;TEXT([.R$18]-[.$E28]; &quot;00&quot;)&amp;&quot;\|&quot;&amp;TEXT([.R$18]-[.$E28]; &quot;00&quot;)&amp;&quot;]] &quot;; IF(OR([.$C28]+[.$E28]&gt;35; [.R$18]&lt;=35); &quot;    &quot;; &quot;&quot;))))" office:value-type="string" office:string-value=" [[2024-10-08\|08]] " calcext:value-type="string">
            <text:p><text:s/>[[2024-10-08\|08]] </text:p>
          </table:table-cell>
          <table:table-cell table:style-name="ce2" table:formula="of:=IF([.S$18]=&quot;NEWLINE&quot;; NEWLINE; IF([.S$18]&lt;=[.$E28]; &quot;    &quot;; IF(AND(([.S$18]-[.$E28])&gt;0; ([.S$18]-[.$E28])&lt;=[.$C28]); &quot; [[&quot;&amp;JOURNAL_YEAR&amp;&quot;-&quot;&amp;TEXT([.$A28]; &quot;00&quot;)&amp;&quot;-&quot;&amp;TEXT([.S$18]-[.$E28]; &quot;00&quot;)&amp;&quot;\|&quot;&amp;TEXT([.S$18]-[.$E28]; &quot;00&quot;)&amp;&quot;]] &quot;; IF(OR([.$C28]+[.$E28]&gt;35; [.S$18]&lt;=35); &quot;    &quot;; &quot;&quot;))))" office:value-type="string" office:string-value=" [[2024-10-09\|09]] " calcext:value-type="string">
            <text:p><text:s/>[[2024-10-09\|09]] </text:p>
          </table:table-cell>
          <table:table-cell table:style-name="ce2" table:formula="of:=IF([.T$18]=&quot;NEWLINE&quot;; NEWLINE; IF([.T$18]&lt;=[.$E28]; &quot;    &quot;; IF(AND(([.T$18]-[.$E28])&gt;0; ([.T$18]-[.$E28])&lt;=[.$C28]); &quot; [[&quot;&amp;JOURNAL_YEAR&amp;&quot;-&quot;&amp;TEXT([.$A28]; &quot;00&quot;)&amp;&quot;-&quot;&amp;TEXT([.T$18]-[.$E28]; &quot;00&quot;)&amp;&quot;\|&quot;&amp;TEXT([.T$18]-[.$E28]; &quot;00&quot;)&amp;&quot;]] &quot;; IF(OR([.$C28]+[.$E28]&gt;35; [.T$18]&lt;=35); &quot;    &quot;; &quot;&quot;))))" office:value-type="string" office:string-value=" [[2024-10-10\|10]] " calcext:value-type="string">
            <text:p><text:s/>[[2024-10-10\|10]] </text:p>
          </table:table-cell>
          <table:table-cell table:style-name="ce2" table:formula="of:=IF([.U$18]=&quot;NEWLINE&quot;; NEWLINE; IF([.U$18]&lt;=[.$E28]; &quot;    &quot;; IF(AND(([.U$18]-[.$E28])&gt;0; ([.U$18]-[.$E28])&lt;=[.$C28]); &quot; [[&quot;&amp;JOURNAL_YEAR&amp;&quot;-&quot;&amp;TEXT([.$A28]; &quot;00&quot;)&amp;&quot;-&quot;&amp;TEXT([.U$18]-[.$E28]; &quot;00&quot;)&amp;&quot;\|&quot;&amp;TEXT([.U$18]-[.$E28]; &quot;00&quot;)&amp;&quot;]] &quot;; IF(OR([.$C28]+[.$E28]&gt;35; [.U$18]&lt;=35); &quot;    &quot;; &quot;&quot;))))" office:value-type="string" office:string-value=" [[2024-10-11\|11]] " calcext:value-type="string">
            <text:p><text:s/>[[2024-10-11\|11]] </text:p>
          </table:table-cell>
          <table:table-cell table:style-name="ce2" table:formula="of:=IF([.V$18]=&quot;NEWLINE&quot;; NEWLINE; IF([.V$18]&lt;=[.$E28]; &quot;    &quot;; IF(AND(([.V$18]-[.$E28])&gt;0; ([.V$18]-[.$E28])&lt;=[.$C28]); &quot; [[&quot;&amp;JOURNAL_YEAR&amp;&quot;-&quot;&amp;TEXT([.$A28]; &quot;00&quot;)&amp;&quot;-&quot;&amp;TEXT([.V$18]-[.$E28]; &quot;00&quot;)&amp;&quot;\|&quot;&amp;TEXT([.V$18]-[.$E28]; &quot;00&quot;)&amp;&quot;]] &quot;; IF(OR([.$C28]+[.$E28]&gt;35; [.V$18]&lt;=35); &quot;    &quot;; &quot;&quot;))))" office:value-type="string" office:string-value=" [[2024-10-12\|12]] " calcext:value-type="string">
            <text:p><text:s/>[[2024-10-12\|12]] </text:p>
          </table:table-cell>
          <table:table-cell table:style-name="ce2" table:formula="of:=IF([.W$18]=&quot;NEWLINE&quot;; NEWLINE; IF([.W$18]&lt;=[.$E28]; &quot;    &quot;; IF(AND(([.W$18]-[.$E28])&gt;0; ([.W$18]-[.$E28])&lt;=[.$C28]); &quot; [[&quot;&amp;JOURNAL_YEAR&amp;&quot;-&quot;&amp;TEXT([.$A28]; &quot;00&quot;)&amp;&quot;-&quot;&amp;TEXT([.W$18]-[.$E28]; &quot;00&quot;)&amp;&quot;\|&quot;&amp;TEXT([.W$18]-[.$E28]; &quot;00&quot;)&amp;&quot;]] &quot;; IF(OR([.$C28]+[.$E28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8]; &quot;    &quot;; IF(AND(([.X$18]-[.$E28])&gt;0; ([.X$18]-[.$E28])&lt;=[.$C28]); &quot; [[&quot;&amp;JOURNAL_YEAR&amp;&quot;-&quot;&amp;TEXT([.$A28]; &quot;00&quot;)&amp;&quot;-&quot;&amp;TEXT([.X$18]-[.$E28]; &quot;00&quot;)&amp;&quot;\|&quot;&amp;TEXT([.X$18]-[.$E28]; &quot;00&quot;)&amp;&quot;]] &quot;; IF(OR([.$C28]+[.$E28]&gt;35; [.X$18]&lt;=35); &quot;    &quot;; &quot;&quot;))))" office:value-type="string" office:string-value=" [[2024-10-13\|13]] " calcext:value-type="string">
            <text:p><text:s/>[[2024-10-13\|13]] </text:p>
          </table:table-cell>
          <table:table-cell table:style-name="ce2" table:formula="of:=IF([.Y$18]=&quot;NEWLINE&quot;; NEWLINE; IF([.Y$18]&lt;=[.$E28]; &quot;    &quot;; IF(AND(([.Y$18]-[.$E28])&gt;0; ([.Y$18]-[.$E28])&lt;=[.$C28]); &quot; [[&quot;&amp;JOURNAL_YEAR&amp;&quot;-&quot;&amp;TEXT([.$A28]; &quot;00&quot;)&amp;&quot;-&quot;&amp;TEXT([.Y$18]-[.$E28]; &quot;00&quot;)&amp;&quot;\|&quot;&amp;TEXT([.Y$18]-[.$E28]; &quot;00&quot;)&amp;&quot;]] &quot;; IF(OR([.$C28]+[.$E28]&gt;35; [.Y$18]&lt;=35); &quot;    &quot;; &quot;&quot;))))" office:value-type="string" office:string-value=" [[2024-10-14\|14]] " calcext:value-type="string">
            <text:p><text:s/>[[2024-10-14\|14]] </text:p>
          </table:table-cell>
          <table:table-cell table:style-name="ce2" table:formula="of:=IF([.Z$18]=&quot;NEWLINE&quot;; NEWLINE; IF([.Z$18]&lt;=[.$E28]; &quot;    &quot;; IF(AND(([.Z$18]-[.$E28])&gt;0; ([.Z$18]-[.$E28])&lt;=[.$C28]); &quot; [[&quot;&amp;JOURNAL_YEAR&amp;&quot;-&quot;&amp;TEXT([.$A28]; &quot;00&quot;)&amp;&quot;-&quot;&amp;TEXT([.Z$18]-[.$E28]; &quot;00&quot;)&amp;&quot;\|&quot;&amp;TEXT([.Z$18]-[.$E28]; &quot;00&quot;)&amp;&quot;]] &quot;; IF(OR([.$C28]+[.$E28]&gt;35; [.Z$18]&lt;=35); &quot;    &quot;; &quot;&quot;))))" office:value-type="string" office:string-value=" [[2024-10-15\|15]] " calcext:value-type="string">
            <text:p><text:s/>[[2024-10-15\|15]] </text:p>
          </table:table-cell>
          <table:table-cell table:style-name="ce2" table:formula="of:=IF([.AA$18]=&quot;NEWLINE&quot;; NEWLINE; IF([.AA$18]&lt;=[.$E28]; &quot;    &quot;; IF(AND(([.AA$18]-[.$E28])&gt;0; ([.AA$18]-[.$E28])&lt;=[.$C28]); &quot; [[&quot;&amp;JOURNAL_YEAR&amp;&quot;-&quot;&amp;TEXT([.$A28]; &quot;00&quot;)&amp;&quot;-&quot;&amp;TEXT([.AA$18]-[.$E28]; &quot;00&quot;)&amp;&quot;\|&quot;&amp;TEXT([.AA$18]-[.$E28]; &quot;00&quot;)&amp;&quot;]] &quot;; IF(OR([.$C28]+[.$E28]&gt;35; [.AA$18]&lt;=35); &quot;    &quot;; &quot;&quot;))))" office:value-type="string" office:string-value=" [[2024-10-16\|16]] " calcext:value-type="string">
            <text:p><text:s/>[[2024-10-16\|16]] </text:p>
          </table:table-cell>
          <table:table-cell table:style-name="ce2" table:formula="of:=IF([.AB$18]=&quot;NEWLINE&quot;; NEWLINE; IF([.AB$18]&lt;=[.$E28]; &quot;    &quot;; IF(AND(([.AB$18]-[.$E28])&gt;0; ([.AB$18]-[.$E28])&lt;=[.$C28]); &quot; [[&quot;&amp;JOURNAL_YEAR&amp;&quot;-&quot;&amp;TEXT([.$A28]; &quot;00&quot;)&amp;&quot;-&quot;&amp;TEXT([.AB$18]-[.$E28]; &quot;00&quot;)&amp;&quot;\|&quot;&amp;TEXT([.AB$18]-[.$E28]; &quot;00&quot;)&amp;&quot;]] &quot;; IF(OR([.$C28]+[.$E28]&gt;35; [.AB$18]&lt;=35); &quot;    &quot;; &quot;&quot;))))" office:value-type="string" office:string-value=" [[2024-10-17\|17]] " calcext:value-type="string">
            <text:p><text:s/>[[2024-10-17\|17]] </text:p>
          </table:table-cell>
          <table:table-cell table:style-name="ce2" table:formula="of:=IF([.AC$18]=&quot;NEWLINE&quot;; NEWLINE; IF([.AC$18]&lt;=[.$E28]; &quot;    &quot;; IF(AND(([.AC$18]-[.$E28])&gt;0; ([.AC$18]-[.$E28])&lt;=[.$C28]); &quot; [[&quot;&amp;JOURNAL_YEAR&amp;&quot;-&quot;&amp;TEXT([.$A28]; &quot;00&quot;)&amp;&quot;-&quot;&amp;TEXT([.AC$18]-[.$E28]; &quot;00&quot;)&amp;&quot;\|&quot;&amp;TEXT([.AC$18]-[.$E28]; &quot;00&quot;)&amp;&quot;]] &quot;; IF(OR([.$C28]+[.$E28]&gt;35; [.AC$18]&lt;=35); &quot;    &quot;; &quot;&quot;))))" office:value-type="string" office:string-value=" [[2024-10-18\|18]] " calcext:value-type="string">
            <text:p><text:s/>[[2024-10-18\|18]] </text:p>
          </table:table-cell>
          <table:table-cell table:style-name="ce2" table:formula="of:=IF([.AD$18]=&quot;NEWLINE&quot;; NEWLINE; IF([.AD$18]&lt;=[.$E28]; &quot;    &quot;; IF(AND(([.AD$18]-[.$E28])&gt;0; ([.AD$18]-[.$E28])&lt;=[.$C28]); &quot; [[&quot;&amp;JOURNAL_YEAR&amp;&quot;-&quot;&amp;TEXT([.$A28]; &quot;00&quot;)&amp;&quot;-&quot;&amp;TEXT([.AD$18]-[.$E28]; &quot;00&quot;)&amp;&quot;\|&quot;&amp;TEXT([.AD$18]-[.$E28]; &quot;00&quot;)&amp;&quot;]] &quot;; IF(OR([.$C28]+[.$E28]&gt;35; [.AD$18]&lt;=35); &quot;    &quot;; &quot;&quot;))))" office:value-type="string" office:string-value=" [[2024-10-19\|19]] " calcext:value-type="string">
            <text:p><text:s/>[[2024-10-19\|19]] </text:p>
          </table:table-cell>
          <table:table-cell table:style-name="ce2" table:formula="of:=IF([.AE$18]=&quot;NEWLINE&quot;; NEWLINE; IF([.AE$18]&lt;=[.$E28]; &quot;    &quot;; IF(AND(([.AE$18]-[.$E28])&gt;0; ([.AE$18]-[.$E28])&lt;=[.$C28]); &quot; [[&quot;&amp;JOURNAL_YEAR&amp;&quot;-&quot;&amp;TEXT([.$A28]; &quot;00&quot;)&amp;&quot;-&quot;&amp;TEXT([.AE$18]-[.$E28]; &quot;00&quot;)&amp;&quot;\|&quot;&amp;TEXT([.AE$18]-[.$E28]; &quot;00&quot;)&amp;&quot;]] &quot;; IF(OR([.$C28]+[.$E28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8]; &quot;    &quot;; IF(AND(([.AF$18]-[.$E28])&gt;0; ([.AF$18]-[.$E28])&lt;=[.$C28]); &quot; [[&quot;&amp;JOURNAL_YEAR&amp;&quot;-&quot;&amp;TEXT([.$A28]; &quot;00&quot;)&amp;&quot;-&quot;&amp;TEXT([.AF$18]-[.$E28]; &quot;00&quot;)&amp;&quot;\|&quot;&amp;TEXT([.AF$18]-[.$E28]; &quot;00&quot;)&amp;&quot;]] &quot;; IF(OR([.$C28]+[.$E28]&gt;35; [.AF$18]&lt;=35); &quot;    &quot;; &quot;&quot;))))" office:value-type="string" office:string-value=" [[2024-10-20\|20]] " calcext:value-type="string">
            <text:p><text:s/>[[2024-10-20\|20]] </text:p>
          </table:table-cell>
          <table:table-cell table:style-name="ce2" table:formula="of:=IF([.AG$18]=&quot;NEWLINE&quot;; NEWLINE; IF([.AG$18]&lt;=[.$E28]; &quot;    &quot;; IF(AND(([.AG$18]-[.$E28])&gt;0; ([.AG$18]-[.$E28])&lt;=[.$C28]); &quot; [[&quot;&amp;JOURNAL_YEAR&amp;&quot;-&quot;&amp;TEXT([.$A28]; &quot;00&quot;)&amp;&quot;-&quot;&amp;TEXT([.AG$18]-[.$E28]; &quot;00&quot;)&amp;&quot;\|&quot;&amp;TEXT([.AG$18]-[.$E28]; &quot;00&quot;)&amp;&quot;]] &quot;; IF(OR([.$C28]+[.$E28]&gt;35; [.AG$18]&lt;=35); &quot;    &quot;; &quot;&quot;))))" office:value-type="string" office:string-value=" [[2024-10-21\|21]] " calcext:value-type="string">
            <text:p><text:s/>[[2024-10-21\|21]] </text:p>
          </table:table-cell>
          <table:table-cell table:style-name="ce2" table:formula="of:=IF([.AH$18]=&quot;NEWLINE&quot;; NEWLINE; IF([.AH$18]&lt;=[.$E28]; &quot;    &quot;; IF(AND(([.AH$18]-[.$E28])&gt;0; ([.AH$18]-[.$E28])&lt;=[.$C28]); &quot; [[&quot;&amp;JOURNAL_YEAR&amp;&quot;-&quot;&amp;TEXT([.$A28]; &quot;00&quot;)&amp;&quot;-&quot;&amp;TEXT([.AH$18]-[.$E28]; &quot;00&quot;)&amp;&quot;\|&quot;&amp;TEXT([.AH$18]-[.$E28]; &quot;00&quot;)&amp;&quot;]] &quot;; IF(OR([.$C28]+[.$E28]&gt;35; [.AH$18]&lt;=35); &quot;    &quot;; &quot;&quot;))))" office:value-type="string" office:string-value=" [[2024-10-22\|22]] " calcext:value-type="string">
            <text:p><text:s/>[[2024-10-22\|22]] </text:p>
          </table:table-cell>
          <table:table-cell table:style-name="ce2" table:formula="of:=IF([.AI$18]=&quot;NEWLINE&quot;; NEWLINE; IF([.AI$18]&lt;=[.$E28]; &quot;    &quot;; IF(AND(([.AI$18]-[.$E28])&gt;0; ([.AI$18]-[.$E28])&lt;=[.$C28]); &quot; [[&quot;&amp;JOURNAL_YEAR&amp;&quot;-&quot;&amp;TEXT([.$A28]; &quot;00&quot;)&amp;&quot;-&quot;&amp;TEXT([.AI$18]-[.$E28]; &quot;00&quot;)&amp;&quot;\|&quot;&amp;TEXT([.AI$18]-[.$E28]; &quot;00&quot;)&amp;&quot;]] &quot;; IF(OR([.$C28]+[.$E28]&gt;35; [.AI$18]&lt;=35); &quot;    &quot;; &quot;&quot;))))" office:value-type="string" office:string-value=" [[2024-10-23\|23]] " calcext:value-type="string">
            <text:p><text:s/>[[2024-10-23\|23]] </text:p>
          </table:table-cell>
          <table:table-cell table:style-name="ce2" table:formula="of:=IF([.AJ$18]=&quot;NEWLINE&quot;; NEWLINE; IF([.AJ$18]&lt;=[.$E28]; &quot;    &quot;; IF(AND(([.AJ$18]-[.$E28])&gt;0; ([.AJ$18]-[.$E28])&lt;=[.$C28]); &quot; [[&quot;&amp;JOURNAL_YEAR&amp;&quot;-&quot;&amp;TEXT([.$A28]; &quot;00&quot;)&amp;&quot;-&quot;&amp;TEXT([.AJ$18]-[.$E28]; &quot;00&quot;)&amp;&quot;\|&quot;&amp;TEXT([.AJ$18]-[.$E28]; &quot;00&quot;)&amp;&quot;]] &quot;; IF(OR([.$C28]+[.$E28]&gt;35; [.AJ$18]&lt;=35); &quot;    &quot;; &quot;&quot;))))" office:value-type="string" office:string-value=" [[2024-10-24\|24]] " calcext:value-type="string">
            <text:p><text:s/>[[2024-10-24\|24]] </text:p>
          </table:table-cell>
          <table:table-cell table:style-name="ce2" table:formula="of:=IF([.AK$18]=&quot;NEWLINE&quot;; NEWLINE; IF([.AK$18]&lt;=[.$E28]; &quot;    &quot;; IF(AND(([.AK$18]-[.$E28])&gt;0; ([.AK$18]-[.$E28])&lt;=[.$C28]); &quot; [[&quot;&amp;JOURNAL_YEAR&amp;&quot;-&quot;&amp;TEXT([.$A28]; &quot;00&quot;)&amp;&quot;-&quot;&amp;TEXT([.AK$18]-[.$E28]; &quot;00&quot;)&amp;&quot;\|&quot;&amp;TEXT([.AK$18]-[.$E28]; &quot;00&quot;)&amp;&quot;]] &quot;; IF(OR([.$C28]+[.$E28]&gt;35; [.AK$18]&lt;=35); &quot;    &quot;; &quot;&quot;))))" office:value-type="string" office:string-value=" [[2024-10-25\|25]] " calcext:value-type="string">
            <text:p><text:s/>[[2024-10-25\|25]] </text:p>
          </table:table-cell>
          <table:table-cell table:style-name="ce2" table:formula="of:=IF([.AL$18]=&quot;NEWLINE&quot;; NEWLINE; IF([.AL$18]&lt;=[.$E28]; &quot;    &quot;; IF(AND(([.AL$18]-[.$E28])&gt;0; ([.AL$18]-[.$E28])&lt;=[.$C28]); &quot; [[&quot;&amp;JOURNAL_YEAR&amp;&quot;-&quot;&amp;TEXT([.$A28]; &quot;00&quot;)&amp;&quot;-&quot;&amp;TEXT([.AL$18]-[.$E28]; &quot;00&quot;)&amp;&quot;\|&quot;&amp;TEXT([.AL$18]-[.$E28]; &quot;00&quot;)&amp;&quot;]] &quot;; IF(OR([.$C28]+[.$E28]&gt;35; [.AL$18]&lt;=35); &quot;    &quot;; &quot;&quot;))))" office:value-type="string" office:string-value=" [[2024-10-26\|26]] " calcext:value-type="string">
            <text:p><text:s/>[[2024-10-26\|26]] </text:p>
          </table:table-cell>
          <table:table-cell table:style-name="ce2" table:formula="of:=IF([.AM$18]=&quot;NEWLINE&quot;; NEWLINE; IF([.AM$18]&lt;=[.$E28]; &quot;    &quot;; IF(AND(([.AM$18]-[.$E28])&gt;0; ([.AM$18]-[.$E28])&lt;=[.$C28]); &quot; [[&quot;&amp;JOURNAL_YEAR&amp;&quot;-&quot;&amp;TEXT([.$A28]; &quot;00&quot;)&amp;&quot;-&quot;&amp;TEXT([.AM$18]-[.$E28]; &quot;00&quot;)&amp;&quot;\|&quot;&amp;TEXT([.AM$18]-[.$E28]; &quot;00&quot;)&amp;&quot;]] &quot;; IF(OR([.$C28]+[.$E28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8]; &quot;    &quot;; IF(AND(([.AN$18]-[.$E28])&gt;0; ([.AN$18]-[.$E28])&lt;=[.$C28]); &quot; [[&quot;&amp;JOURNAL_YEAR&amp;&quot;-&quot;&amp;TEXT([.$A28]; &quot;00&quot;)&amp;&quot;-&quot;&amp;TEXT([.AN$18]-[.$E28]; &quot;00&quot;)&amp;&quot;\|&quot;&amp;TEXT([.AN$18]-[.$E28]; &quot;00&quot;)&amp;&quot;]] &quot;; IF(OR([.$C28]+[.$E28]&gt;35; [.AN$18]&lt;=35); &quot;    &quot;; &quot;&quot;))))" office:value-type="string" office:string-value=" [[2024-10-27\|27]] " calcext:value-type="string">
            <text:p><text:s/>[[2024-10-27\|27]] </text:p>
          </table:table-cell>
          <table:table-cell table:style-name="ce2" table:formula="of:=IF([.AO$18]=&quot;NEWLINE&quot;; NEWLINE; IF([.AO$18]&lt;=[.$E28]; &quot;    &quot;; IF(AND(([.AO$18]-[.$E28])&gt;0; ([.AO$18]-[.$E28])&lt;=[.$C28]); &quot; [[&quot;&amp;JOURNAL_YEAR&amp;&quot;-&quot;&amp;TEXT([.$A28]; &quot;00&quot;)&amp;&quot;-&quot;&amp;TEXT([.AO$18]-[.$E28]; &quot;00&quot;)&amp;&quot;\|&quot;&amp;TEXT([.AO$18]-[.$E28]; &quot;00&quot;)&amp;&quot;]] &quot;; IF(OR([.$C28]+[.$E28]&gt;35; [.AO$18]&lt;=35); &quot;    &quot;; &quot;&quot;))))" office:value-type="string" office:string-value=" [[2024-10-28\|28]] " calcext:value-type="string">
            <text:p><text:s/>[[2024-10-28\|28]] </text:p>
          </table:table-cell>
          <table:table-cell table:style-name="ce2" table:formula="of:=IF([.AP$18]=&quot;NEWLINE&quot;; NEWLINE; IF([.AP$18]&lt;=[.$E28]; &quot;    &quot;; IF(AND(([.AP$18]-[.$E28])&gt;0; ([.AP$18]-[.$E28])&lt;=[.$C28]); &quot; [[&quot;&amp;JOURNAL_YEAR&amp;&quot;-&quot;&amp;TEXT([.$A28]; &quot;00&quot;)&amp;&quot;-&quot;&amp;TEXT([.AP$18]-[.$E28]; &quot;00&quot;)&amp;&quot;\|&quot;&amp;TEXT([.AP$18]-[.$E28]; &quot;00&quot;)&amp;&quot;]] &quot;; IF(OR([.$C28]+[.$E28]&gt;35; [.AP$18]&lt;=35); &quot;    &quot;; &quot;&quot;))))" office:value-type="string" office:string-value=" [[2024-10-29\|29]] " calcext:value-type="string">
            <text:p><text:s/>[[2024-10-29\|29]] </text:p>
          </table:table-cell>
          <table:table-cell table:style-name="ce2" table:formula="of:=IF([.AQ$18]=&quot;NEWLINE&quot;; NEWLINE; IF([.AQ$18]&lt;=[.$E28]; &quot;    &quot;; IF(AND(([.AQ$18]-[.$E28])&gt;0; ([.AQ$18]-[.$E28])&lt;=[.$C28]); &quot; [[&quot;&amp;JOURNAL_YEAR&amp;&quot;-&quot;&amp;TEXT([.$A28]; &quot;00&quot;)&amp;&quot;-&quot;&amp;TEXT([.AQ$18]-[.$E28]; &quot;00&quot;)&amp;&quot;\|&quot;&amp;TEXT([.AQ$18]-[.$E28]; &quot;00&quot;)&amp;&quot;]] &quot;; IF(OR([.$C28]+[.$E28]&gt;35; [.AQ$18]&lt;=35); &quot;    &quot;; &quot;&quot;))))" office:value-type="string" office:string-value=" [[2024-10-30\|30]] " calcext:value-type="string">
            <text:p><text:s/>[[2024-10-30\|30]] </text:p>
          </table:table-cell>
          <table:table-cell table:style-name="ce2" table:formula="of:=IF([.AR$18]=&quot;NEWLINE&quot;; NEWLINE; IF([.AR$18]&lt;=[.$E28]; &quot;    &quot;; IF(AND(([.AR$18]-[.$E28])&gt;0; ([.AR$18]-[.$E28])&lt;=[.$C28]); &quot; [[&quot;&amp;JOURNAL_YEAR&amp;&quot;-&quot;&amp;TEXT([.$A28]; &quot;00&quot;)&amp;&quot;-&quot;&amp;TEXT([.AR$18]-[.$E28]; &quot;00&quot;)&amp;&quot;\|&quot;&amp;TEXT([.AR$18]-[.$E28]; &quot;00&quot;)&amp;&quot;]] &quot;; IF(OR([.$C28]+[.$E28]&gt;35; [.AR$18]&lt;=35); &quot;    &quot;; &quot;&quot;))))" office:value-type="string" office:string-value=" [[2024-10-31\|31]] " calcext:value-type="string">
            <text:p><text:s/>[[2024-10-31\|31]] </text:p>
          </table:table-cell>
          <table:table-cell table:style-name="ce2" table:formula="of:=IF([.AS$18]=&quot;NEWLINE&quot;; NEWLINE; IF([.AS$18]&lt;=[.$E28]; &quot;    &quot;; IF(AND(([.AS$18]-[.$E28])&gt;0; ([.AS$18]-[.$E28])&lt;=[.$C28]); &quot; [[&quot;&amp;JOURNAL_YEAR&amp;&quot;-&quot;&amp;TEXT([.$A28]; &quot;00&quot;)&amp;&quot;-&quot;&amp;TEXT([.AS$18]-[.$E28]; &quot;00&quot;)&amp;&quot;\|&quot;&amp;TEXT([.AS$18]-[.$E28]; &quot;00&quot;)&amp;&quot;]] &quot;; IF(OR([.$C28]+[.$E28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28]; &quot;    &quot;; IF(AND(([.AT$18]-[.$E28])&gt;0; ([.AT$18]-[.$E28])&lt;=[.$C28]); &quot; [[&quot;&amp;JOURNAL_YEAR&amp;&quot;-&quot;&amp;TEXT([.$A28]; &quot;00&quot;)&amp;&quot;-&quot;&amp;TEXT([.AT$18]-[.$E28]; &quot;00&quot;)&amp;&quot;\|&quot;&amp;TEXT([.AT$18]-[.$E28]; &quot;00&quot;)&amp;&quot;]] &quot;; IF(OR([.$C28]+[.$E28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28]; &quot;    &quot;; IF(AND(([.AU$18]-[.$E28])&gt;0; ([.AU$18]-[.$E28])&lt;=[.$C28]); &quot; [[&quot;&amp;JOURNAL_YEAR&amp;&quot;-&quot;&amp;TEXT([.$A28]; &quot;00&quot;)&amp;&quot;-&quot;&amp;TEXT([.AU$18]-[.$E28]; &quot;00&quot;)&amp;&quot;\|&quot;&amp;TEXT([.AU$18]-[.$E28]; &quot;00&quot;)&amp;&quot;]] &quot;; IF(OR([.$C28]+[.$E28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8]; &quot;    &quot;; IF(AND(([.AV$18]-[.$E28])&gt;0; ([.AV$18]-[.$E28])&lt;=[.$C28]); &quot; [[&quot;&amp;JOURNAL_YEAR&amp;&quot;-&quot;&amp;TEXT([.$A28]; &quot;00&quot;)&amp;&quot;-&quot;&amp;TEXT([.AV$18]-[.$E28]; &quot;00&quot;)&amp;&quot;\|&quot;&amp;TEXT([.AV$18]-[.$E28]; &quot;00&quot;)&amp;&quot;]] &quot;; IF(OR([.$C28]+[.$E28]&gt;35; [.AV$18]&lt;=35); &quot;    &quot;; &quot;&quot;))))">
            <text:p/>
          </table:table-cell>
          <table:table-cell table:style-name="ce2" table:formula="of:=IF([.AW$18]=&quot;NEWLINE&quot;; NEWLINE; IF([.AW$18]&lt;=[.$E28]; &quot;    &quot;; IF(AND(([.AW$18]-[.$E28])&gt;0; ([.AW$18]-[.$E28])&lt;=[.$C28]); &quot; [[&quot;&amp;JOURNAL_YEAR&amp;&quot;-&quot;&amp;TEXT([.$A28]; &quot;00&quot;)&amp;&quot;-&quot;&amp;TEXT([.AW$18]-[.$E28]; &quot;00&quot;)&amp;&quot;\|&quot;&amp;TEXT([.AW$18]-[.$E28]; &quot;00&quot;)&amp;&quot;]] &quot;; IF(OR([.$C28]+[.$E28]&gt;35; [.AW$18]&lt;=35); &quot;    &quot;; &quot;&quot;))))">
            <text:p/>
          </table:table-cell>
          <table:table-cell table:style-name="ce2" table:formula="of:=IF([.AX$18]=&quot;NEWLINE&quot;; NEWLINE; IF([.AX$18]&lt;=[.$E28]; &quot;    &quot;; IF(AND(([.AX$18]-[.$E28])&gt;0; ([.AX$18]-[.$E28])&lt;=[.$C28]); &quot; [[&quot;&amp;JOURNAL_YEAR&amp;&quot;-&quot;&amp;TEXT([.$A28]; &quot;00&quot;)&amp;&quot;-&quot;&amp;TEXT([.AX$18]-[.$E28]; &quot;00&quot;)&amp;&quot;\|&quot;&amp;TEXT([.AX$18]-[.$E28]; &quot;00&quot;)&amp;&quot;]] &quot;; IF(OR([.$C28]+[.$E28]&gt;35; [.AX$18]&lt;=35); &quot;    &quot;; &quot;&quot;))))">
            <text:p/>
          </table:table-cell>
          <table:table-cell table:style-name="ce2" table:formula="of:=IF([.AY$18]=&quot;NEWLINE&quot;; NEWLINE; IF([.AY$18]&lt;=[.$E28]; &quot;    &quot;; IF(AND(([.AY$18]-[.$E28])&gt;0; ([.AY$18]-[.$E28])&lt;=[.$C28]); &quot; [[&quot;&amp;JOURNAL_YEAR&amp;&quot;-&quot;&amp;TEXT([.$A28]; &quot;00&quot;)&amp;&quot;-&quot;&amp;TEXT([.AY$18]-[.$E28]; &quot;00&quot;)&amp;&quot;\|&quot;&amp;TEXT([.AY$18]-[.$E28]; &quot;00&quot;)&amp;&quot;]] &quot;; IF(OR([.$C28]+[.$E28]&gt;35; [.AY$18]&lt;=35); &quot;    &quot;; &quot;&quot;))))">
            <text:p/>
          </table:table-cell>
          <table:table-cell table:style-name="ce2" table:formula="of:=IF([.AZ$18]=&quot;NEWLINE&quot;; NEWLINE; IF([.AZ$18]&lt;=[.$E28]; &quot;    &quot;; IF(AND(([.AZ$18]-[.$E28])&gt;0; ([.AZ$18]-[.$E28])&lt;=[.$C28]); &quot; [[&quot;&amp;JOURNAL_YEAR&amp;&quot;-&quot;&amp;TEXT([.$A28]; &quot;00&quot;)&amp;&quot;-&quot;&amp;TEXT([.AZ$18]-[.$E28]; &quot;00&quot;)&amp;&quot;\|&quot;&amp;TEXT([.AZ$18]-[.$E28]; &quot;00&quot;)&amp;&quot;]] &quot;; IF(OR([.$C28]+[.$E28]&gt;35; [.AZ$18]&lt;=35); &quot;    &quot;; &quot;&quot;))))">
            <text:p/>
          </table:table-cell>
          <table:table-cell table:style-name="ce2" table:formula="of:=IF([.BA$18]=&quot;NEWLINE&quot;; NEWLINE; IF([.BA$18]&lt;=[.$E28]; &quot;    &quot;; IF(AND(([.BA$18]-[.$E28])&gt;0; ([.BA$18]-[.$E28])&lt;=[.$C28]); &quot; [[&quot;&amp;JOURNAL_YEAR&amp;&quot;-&quot;&amp;TEXT([.$A28]; &quot;00&quot;)&amp;&quot;-&quot;&amp;TEXT([.BA$18]-[.$E28]; &quot;00&quot;)&amp;&quot;\|&quot;&amp;TEXT([.BA$18]-[.$E28]; &quot;00&quot;)&amp;&quot;]] &quot;; IF(OR([.$C28]+[.$E28]&gt;35; [.BA$18]&lt;=35); &quot;    &quot;; &quot;&quot;))))">
            <text:p/>
          </table:table-cell>
          <table:table-cell table:style-name="ce2" table:formula="of:=IF([.BB$18]=&quot;NEWLINE&quot;; NEWLINE; IF([.BB$18]&lt;=[.$E28]; &quot;    &quot;; IF(AND(([.BB$18]-[.$E28])&gt;0; ([.BB$18]-[.$E28])&lt;=[.$C28]); &quot; [[&quot;&amp;JOURNAL_YEAR&amp;&quot;-&quot;&amp;TEXT([.$A28]; &quot;00&quot;)&amp;&quot;-&quot;&amp;TEXT([.BB$18]-[.$E28]; &quot;00&quot;)&amp;&quot;\|&quot;&amp;TEXT([.BB$18]-[.$E28]; &quot;00&quot;)&amp;&quot;]] &quot;; IF(OR([.$C28]+[.$E28]&gt;35; [.BB$18]&lt;=35); &quot;    &quot;; &quot;&quot;))))">
            <text:p/>
          </table:table-cell>
        </table:table-row>
        <table:table-row table:style-name="ro5">
          <table:table-cell table:formula="of:=[.A28]+1" office:value-type="float" office:value="11" calcext:value-type="float">
            <text:p>11</text:p>
          </table:table-cell>
          <table:table-cell table:formula="of:=TEXT(DATE(2000; [.A29]; 1);&quot;MMMM&quot;)" office:value-type="string" office:string-value="November" calcext:value-type="string">
            <text:p>November</text:p>
          </table:table-cell>
          <table:table-cell table:style-name="Calc_20_Text" table:formula="of:=DAY(DATE(YEAR(JOURNAL_YEAR&amp;&quot;-&quot;&amp;[.B29]&amp;&quot;-01&quot;);MONTH(JOURNAL_YEAR&amp;&quot;-&quot;&amp;[.B29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9]&amp;&quot;-01&quot;;2)" office:value-type="float" office:value="5" calcext:value-type="float">
            <text:p>5</text:p>
          </table:table-cell>
          <table:table-cell table:style-name="Calc_20_Text" table:formula="of:=IF([.D29]=7; 0; [.D29])" office:value-type="float" office:value="5" calcext:value-type="float">
            <text:p>5</text:p>
          </table:table-cell>
          <table:table-cell table:style-name="Calc_20_Text" table:formula="of:=CHOOSE([.D29];&quot;Monday&quot;; &quot;Tuesday&quot;; &quot;Wednesday&quot;;&quot;Thursday&quot;;&quot;Friday&quot;;&quot;Saturday&quot;;&quot;Sunday&quot;)" office:value-type="string" office:string-value="Friday" calcext:value-type="string">
            <text:p>Friday</text:p>
          </table:table-cell>
          <table:table-cell table:style-name="Calc_20_Text" table:formula="of:=[.B$14]&amp;NEWLINE&amp;[.B$15]&amp;NEWLINE&amp;&quot;|&quot;&amp;COM.MICROSOFT.TEXTJOIN(&quot;|&quot;; TRUE(); [.H29:.BB29])" office:value-type="string" office:string-value="| SUN | MON | TUE | WED | THU | FRI | SAT |&#13;&#10;|  ---  |  ---  |  ---  |  ---  |  ---  |  ---  |  ---  |&#13;&#10;|    |    |    |    |    | [[2024-11-01\|01]] | [[2024-11-02\|02]] |&#13;&#10;| [[2024-11-03\|03]] | [[2024-11-04\|04]] | [[2024-11-05\|05]] | [[2024-11-06\|06]] | [[2024-11-07\|07]] | [[2024-11-08\|08]] | [[2024-11-09\|09]] |&#13;&#10;| [[2024-11-10\|10]] | [[2024-11-11\|11]] | [[2024-11-12\|12]] | [[2024-11-13\|13]] | [[2024-11-14\|14]] | [[2024-11-15\|15]] | [[2024-11-16\|16]] |&#13;&#10;| [[2024-11-17\|17]] | [[2024-11-18\|18]] | [[2024-11-19\|19]] | [[2024-11-20\|20]] | [[2024-11-21\|21]] | [[2024-11-22\|22]] | [[2024-11-23\|23]] |&#13;&#10;| [[2024-11-24\|24]] | [[2024-11-25\|25]] | [[2024-11-26\|26]] | [[2024-11-27\|27]] | [[2024-11-28\|28]] | [[2024-11-29\|29]] | [[2024-11-30\|30]] |&#13;&#10;" calcext:value-type="string">
            <text:p>| SUN | MON | TUE | WED | THU | FRI | SAT |</text:p>
            <text:p>|  ---  |  ---  |  ---  |  ---  |  ---  |  ---  |  ---  |</text:p>
            <text:p>|    |    |    |    |    | [[2024-11-01\|01]] | [[2024-11-02\|02]] |</text:p>
            <text:p>| [[2024-11-03\|03]] | [[2024-11-04\|04]] | [[2024-11-05\|05]] | [[2024-11-06\|06]] | [[2024-11-07\|07]] | [[2024-11-08\|08]] | [[2024-11-09\|09]] |</text:p>
            <text:p>| [[2024-11-10\|10]] | [[2024-11-11\|11]] | [[2024-11-12\|12]] | [[2024-11-13\|13]] | [[2024-11-14\|14]] | [[2024-11-15\|15]] | [[2024-11-16\|16]] |</text:p>
            <text:p>| [[2024-11-17\|17]] | [[2024-11-18\|18]] | [[2024-11-19\|19]] | [[2024-11-20\|20]] | [[2024-11-21\|21]] | [[2024-11-22\|22]] | [[2024-11-23\|23]] |</text:p>
            <text:p>| [[2024-11-24\|24]] | [[2024-11-25\|25]] | [[2024-11-26\|26]] | [[2024-11-27\|27]] | [[2024-11-28\|28]] | [[2024-11-29\|29]] | [[2024-11-30\|30]] |</text:p>
            <text:p/>
          </table:table-cell>
          <table:table-cell table:style-name="ce2" table:formula="of:=IF([.H$18]=&quot;NEWLINE&quot;; NEWLINE; IF([.H$18]&lt;=[.$E29]; &quot;    &quot;; IF(AND(([.H$18]-[.$E29])&gt;0; ([.H$18]-[.$E29])&lt;=[.$C29]); &quot; [[&quot;&amp;JOURNAL_YEAR&amp;&quot;-&quot;&amp;TEXT([.$A29]; &quot;00&quot;)&amp;&quot;-&quot;&amp;TEXT([.H$18]-[.$E29]; &quot;00&quot;)&amp;&quot;\|&quot;&amp;TEXT([.H$18]-[.$E29]; &quot;00&quot;)&amp;&quot;]] &quot;; IF(OR([.$C29]+[.$E29]&gt;35; [.H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8]=&quot;NEWLINE&quot;; NEWLINE; IF([.I$18]&lt;=[.$E29]; &quot;    &quot;; IF(AND(([.I$18]-[.$E29])&gt;0; ([.I$18]-[.$E29])&lt;=[.$C29]); &quot; [[&quot;&amp;JOURNAL_YEAR&amp;&quot;-&quot;&amp;TEXT([.$A29]; &quot;00&quot;)&amp;&quot;-&quot;&amp;TEXT([.I$18]-[.$E29]; &quot;00&quot;)&amp;&quot;\|&quot;&amp;TEXT([.I$18]-[.$E29]; &quot;00&quot;)&amp;&quot;]] &quot;; IF(OR([.$C29]+[.$E29]&gt;35; [.I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8]=&quot;NEWLINE&quot;; NEWLINE; IF([.J$18]&lt;=[.$E29]; &quot;    &quot;; IF(AND(([.J$18]-[.$E29])&gt;0; ([.J$18]-[.$E29])&lt;=[.$C29]); &quot; [[&quot;&amp;JOURNAL_YEAR&amp;&quot;-&quot;&amp;TEXT([.$A29]; &quot;00&quot;)&amp;&quot;-&quot;&amp;TEXT([.J$18]-[.$E29]; &quot;00&quot;)&amp;&quot;\|&quot;&amp;TEXT([.J$18]-[.$E29]; &quot;00&quot;)&amp;&quot;]] &quot;; IF(OR([.$C29]+[.$E29]&gt;35; [.J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8]=&quot;NEWLINE&quot;; NEWLINE; IF([.K$18]&lt;=[.$E29]; &quot;    &quot;; IF(AND(([.K$18]-[.$E29])&gt;0; ([.K$18]-[.$E29])&lt;=[.$C29]); &quot; [[&quot;&amp;JOURNAL_YEAR&amp;&quot;-&quot;&amp;TEXT([.$A29]; &quot;00&quot;)&amp;&quot;-&quot;&amp;TEXT([.K$18]-[.$E29]; &quot;00&quot;)&amp;&quot;\|&quot;&amp;TEXT([.K$18]-[.$E29]; &quot;00&quot;)&amp;&quot;]] &quot;; IF(OR([.$C29]+[.$E29]&gt;35; [.K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8]=&quot;NEWLINE&quot;; NEWLINE; IF([.L$18]&lt;=[.$E29]; &quot;    &quot;; IF(AND(([.L$18]-[.$E29])&gt;0; ([.L$18]-[.$E29])&lt;=[.$C29]); &quot; [[&quot;&amp;JOURNAL_YEAR&amp;&quot;-&quot;&amp;TEXT([.$A29]; &quot;00&quot;)&amp;&quot;-&quot;&amp;TEXT([.L$18]-[.$E29]; &quot;00&quot;)&amp;&quot;\|&quot;&amp;TEXT([.L$18]-[.$E29]; &quot;00&quot;)&amp;&quot;]] &quot;; IF(OR([.$C29]+[.$E29]&gt;35; [.L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8]=&quot;NEWLINE&quot;; NEWLINE; IF([.M$18]&lt;=[.$E29]; &quot;    &quot;; IF(AND(([.M$18]-[.$E29])&gt;0; ([.M$18]-[.$E29])&lt;=[.$C29]); &quot; [[&quot;&amp;JOURNAL_YEAR&amp;&quot;-&quot;&amp;TEXT([.$A29]; &quot;00&quot;)&amp;&quot;-&quot;&amp;TEXT([.M$18]-[.$E29]; &quot;00&quot;)&amp;&quot;\|&quot;&amp;TEXT([.M$18]-[.$E29]; &quot;00&quot;)&amp;&quot;]] &quot;; IF(OR([.$C29]+[.$E29]&gt;35; [.M$18]&lt;=35); &quot;    &quot;; &quot;&quot;))))" office:value-type="string" office:string-value=" [[2024-11-01\|01]] " calcext:value-type="string">
            <text:p><text:s/>[[2024-11-01\|01]] </text:p>
          </table:table-cell>
          <table:table-cell table:style-name="ce2" table:formula="of:=IF([.N$18]=&quot;NEWLINE&quot;; NEWLINE; IF([.N$18]&lt;=[.$E29]; &quot;    &quot;; IF(AND(([.N$18]-[.$E29])&gt;0; ([.N$18]-[.$E29])&lt;=[.$C29]); &quot; [[&quot;&amp;JOURNAL_YEAR&amp;&quot;-&quot;&amp;TEXT([.$A29]; &quot;00&quot;)&amp;&quot;-&quot;&amp;TEXT([.N$18]-[.$E29]; &quot;00&quot;)&amp;&quot;\|&quot;&amp;TEXT([.N$18]-[.$E29]; &quot;00&quot;)&amp;&quot;]] &quot;; IF(OR([.$C29]+[.$E29]&gt;35; [.N$18]&lt;=35); &quot;    &quot;; &quot;&quot;))))" office:value-type="string" office:string-value=" [[2024-11-02\|02]] " calcext:value-type="string">
            <text:p><text:s/>[[2024-11-02\|02]] </text:p>
          </table:table-cell>
          <table:table-cell table:style-name="ce2" table:formula="of:=IF([.O$18]=&quot;NEWLINE&quot;; NEWLINE; IF([.O$18]&lt;=[.$E29]; &quot;    &quot;; IF(AND(([.O$18]-[.$E29])&gt;0; ([.O$18]-[.$E29])&lt;=[.$C29]); &quot; [[&quot;&amp;JOURNAL_YEAR&amp;&quot;-&quot;&amp;TEXT([.$A29]; &quot;00&quot;)&amp;&quot;-&quot;&amp;TEXT([.O$18]-[.$E29]; &quot;00&quot;)&amp;&quot;\|&quot;&amp;TEXT([.O$18]-[.$E29]; &quot;00&quot;)&amp;&quot;]] &quot;; IF(OR([.$C29]+[.$E29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29]; &quot;    &quot;; IF(AND(([.P$18]-[.$E29])&gt;0; ([.P$18]-[.$E29])&lt;=[.$C29]); &quot; [[&quot;&amp;JOURNAL_YEAR&amp;&quot;-&quot;&amp;TEXT([.$A29]; &quot;00&quot;)&amp;&quot;-&quot;&amp;TEXT([.P$18]-[.$E29]; &quot;00&quot;)&amp;&quot;\|&quot;&amp;TEXT([.P$18]-[.$E29]; &quot;00&quot;)&amp;&quot;]] &quot;; IF(OR([.$C29]+[.$E29]&gt;35; [.P$18]&lt;=35); &quot;    &quot;; &quot;&quot;))))" office:value-type="string" office:string-value=" [[2024-11-03\|03]] " calcext:value-type="string">
            <text:p><text:s/>[[2024-11-03\|03]] </text:p>
          </table:table-cell>
          <table:table-cell table:style-name="ce2" table:formula="of:=IF([.Q$18]=&quot;NEWLINE&quot;; NEWLINE; IF([.Q$18]&lt;=[.$E29]; &quot;    &quot;; IF(AND(([.Q$18]-[.$E29])&gt;0; ([.Q$18]-[.$E29])&lt;=[.$C29]); &quot; [[&quot;&amp;JOURNAL_YEAR&amp;&quot;-&quot;&amp;TEXT([.$A29]; &quot;00&quot;)&amp;&quot;-&quot;&amp;TEXT([.Q$18]-[.$E29]; &quot;00&quot;)&amp;&quot;\|&quot;&amp;TEXT([.Q$18]-[.$E29]; &quot;00&quot;)&amp;&quot;]] &quot;; IF(OR([.$C29]+[.$E29]&gt;35; [.Q$18]&lt;=35); &quot;    &quot;; &quot;&quot;))))" office:value-type="string" office:string-value=" [[2024-11-04\|04]] " calcext:value-type="string">
            <text:p><text:s/>[[2024-11-04\|04]] </text:p>
          </table:table-cell>
          <table:table-cell table:style-name="ce2" table:formula="of:=IF([.R$18]=&quot;NEWLINE&quot;; NEWLINE; IF([.R$18]&lt;=[.$E29]; &quot;    &quot;; IF(AND(([.R$18]-[.$E29])&gt;0; ([.R$18]-[.$E29])&lt;=[.$C29]); &quot; [[&quot;&amp;JOURNAL_YEAR&amp;&quot;-&quot;&amp;TEXT([.$A29]; &quot;00&quot;)&amp;&quot;-&quot;&amp;TEXT([.R$18]-[.$E29]; &quot;00&quot;)&amp;&quot;\|&quot;&amp;TEXT([.R$18]-[.$E29]; &quot;00&quot;)&amp;&quot;]] &quot;; IF(OR([.$C29]+[.$E29]&gt;35; [.R$18]&lt;=35); &quot;    &quot;; &quot;&quot;))))" office:value-type="string" office:string-value=" [[2024-11-05\|05]] " calcext:value-type="string">
            <text:p><text:s/>[[2024-11-05\|05]] </text:p>
          </table:table-cell>
          <table:table-cell table:style-name="ce2" table:formula="of:=IF([.S$18]=&quot;NEWLINE&quot;; NEWLINE; IF([.S$18]&lt;=[.$E29]; &quot;    &quot;; IF(AND(([.S$18]-[.$E29])&gt;0; ([.S$18]-[.$E29])&lt;=[.$C29]); &quot; [[&quot;&amp;JOURNAL_YEAR&amp;&quot;-&quot;&amp;TEXT([.$A29]; &quot;00&quot;)&amp;&quot;-&quot;&amp;TEXT([.S$18]-[.$E29]; &quot;00&quot;)&amp;&quot;\|&quot;&amp;TEXT([.S$18]-[.$E29]; &quot;00&quot;)&amp;&quot;]] &quot;; IF(OR([.$C29]+[.$E29]&gt;35; [.S$18]&lt;=35); &quot;    &quot;; &quot;&quot;))))" office:value-type="string" office:string-value=" [[2024-11-06\|06]] " calcext:value-type="string">
            <text:p><text:s/>[[2024-11-06\|06]] </text:p>
          </table:table-cell>
          <table:table-cell table:style-name="ce2" table:formula="of:=IF([.T$18]=&quot;NEWLINE&quot;; NEWLINE; IF([.T$18]&lt;=[.$E29]; &quot;    &quot;; IF(AND(([.T$18]-[.$E29])&gt;0; ([.T$18]-[.$E29])&lt;=[.$C29]); &quot; [[&quot;&amp;JOURNAL_YEAR&amp;&quot;-&quot;&amp;TEXT([.$A29]; &quot;00&quot;)&amp;&quot;-&quot;&amp;TEXT([.T$18]-[.$E29]; &quot;00&quot;)&amp;&quot;\|&quot;&amp;TEXT([.T$18]-[.$E29]; &quot;00&quot;)&amp;&quot;]] &quot;; IF(OR([.$C29]+[.$E29]&gt;35; [.T$18]&lt;=35); &quot;    &quot;; &quot;&quot;))))" office:value-type="string" office:string-value=" [[2024-11-07\|07]] " calcext:value-type="string">
            <text:p><text:s/>[[2024-11-07\|07]] </text:p>
          </table:table-cell>
          <table:table-cell table:style-name="ce2" table:formula="of:=IF([.U$18]=&quot;NEWLINE&quot;; NEWLINE; IF([.U$18]&lt;=[.$E29]; &quot;    &quot;; IF(AND(([.U$18]-[.$E29])&gt;0; ([.U$18]-[.$E29])&lt;=[.$C29]); &quot; [[&quot;&amp;JOURNAL_YEAR&amp;&quot;-&quot;&amp;TEXT([.$A29]; &quot;00&quot;)&amp;&quot;-&quot;&amp;TEXT([.U$18]-[.$E29]; &quot;00&quot;)&amp;&quot;\|&quot;&amp;TEXT([.U$18]-[.$E29]; &quot;00&quot;)&amp;&quot;]] &quot;; IF(OR([.$C29]+[.$E29]&gt;35; [.U$18]&lt;=35); &quot;    &quot;; &quot;&quot;))))" office:value-type="string" office:string-value=" [[2024-11-08\|08]] " calcext:value-type="string">
            <text:p><text:s/>[[2024-11-08\|08]] </text:p>
          </table:table-cell>
          <table:table-cell table:style-name="ce2" table:formula="of:=IF([.V$18]=&quot;NEWLINE&quot;; NEWLINE; IF([.V$18]&lt;=[.$E29]; &quot;    &quot;; IF(AND(([.V$18]-[.$E29])&gt;0; ([.V$18]-[.$E29])&lt;=[.$C29]); &quot; [[&quot;&amp;JOURNAL_YEAR&amp;&quot;-&quot;&amp;TEXT([.$A29]; &quot;00&quot;)&amp;&quot;-&quot;&amp;TEXT([.V$18]-[.$E29]; &quot;00&quot;)&amp;&quot;\|&quot;&amp;TEXT([.V$18]-[.$E29]; &quot;00&quot;)&amp;&quot;]] &quot;; IF(OR([.$C29]+[.$E29]&gt;35; [.V$18]&lt;=35); &quot;    &quot;; &quot;&quot;))))" office:value-type="string" office:string-value=" [[2024-11-09\|09]] " calcext:value-type="string">
            <text:p><text:s/>[[2024-11-09\|09]] </text:p>
          </table:table-cell>
          <table:table-cell table:style-name="ce2" table:formula="of:=IF([.W$18]=&quot;NEWLINE&quot;; NEWLINE; IF([.W$18]&lt;=[.$E29]; &quot;    &quot;; IF(AND(([.W$18]-[.$E29])&gt;0; ([.W$18]-[.$E29])&lt;=[.$C29]); &quot; [[&quot;&amp;JOURNAL_YEAR&amp;&quot;-&quot;&amp;TEXT([.$A29]; &quot;00&quot;)&amp;&quot;-&quot;&amp;TEXT([.W$18]-[.$E29]; &quot;00&quot;)&amp;&quot;\|&quot;&amp;TEXT([.W$18]-[.$E29]; &quot;00&quot;)&amp;&quot;]] &quot;; IF(OR([.$C29]+[.$E29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29]; &quot;    &quot;; IF(AND(([.X$18]-[.$E29])&gt;0; ([.X$18]-[.$E29])&lt;=[.$C29]); &quot; [[&quot;&amp;JOURNAL_YEAR&amp;&quot;-&quot;&amp;TEXT([.$A29]; &quot;00&quot;)&amp;&quot;-&quot;&amp;TEXT([.X$18]-[.$E29]; &quot;00&quot;)&amp;&quot;\|&quot;&amp;TEXT([.X$18]-[.$E29]; &quot;00&quot;)&amp;&quot;]] &quot;; IF(OR([.$C29]+[.$E29]&gt;35; [.X$18]&lt;=35); &quot;    &quot;; &quot;&quot;))))" office:value-type="string" office:string-value=" [[2024-11-10\|10]] " calcext:value-type="string">
            <text:p><text:s/>[[2024-11-10\|10]] </text:p>
          </table:table-cell>
          <table:table-cell table:style-name="ce2" table:formula="of:=IF([.Y$18]=&quot;NEWLINE&quot;; NEWLINE; IF([.Y$18]&lt;=[.$E29]; &quot;    &quot;; IF(AND(([.Y$18]-[.$E29])&gt;0; ([.Y$18]-[.$E29])&lt;=[.$C29]); &quot; [[&quot;&amp;JOURNAL_YEAR&amp;&quot;-&quot;&amp;TEXT([.$A29]; &quot;00&quot;)&amp;&quot;-&quot;&amp;TEXT([.Y$18]-[.$E29]; &quot;00&quot;)&amp;&quot;\|&quot;&amp;TEXT([.Y$18]-[.$E29]; &quot;00&quot;)&amp;&quot;]] &quot;; IF(OR([.$C29]+[.$E29]&gt;35; [.Y$18]&lt;=35); &quot;    &quot;; &quot;&quot;))))" office:value-type="string" office:string-value=" [[2024-11-11\|11]] " calcext:value-type="string">
            <text:p><text:s/>[[2024-11-11\|11]] </text:p>
          </table:table-cell>
          <table:table-cell table:style-name="ce2" table:formula="of:=IF([.Z$18]=&quot;NEWLINE&quot;; NEWLINE; IF([.Z$18]&lt;=[.$E29]; &quot;    &quot;; IF(AND(([.Z$18]-[.$E29])&gt;0; ([.Z$18]-[.$E29])&lt;=[.$C29]); &quot; [[&quot;&amp;JOURNAL_YEAR&amp;&quot;-&quot;&amp;TEXT([.$A29]; &quot;00&quot;)&amp;&quot;-&quot;&amp;TEXT([.Z$18]-[.$E29]; &quot;00&quot;)&amp;&quot;\|&quot;&amp;TEXT([.Z$18]-[.$E29]; &quot;00&quot;)&amp;&quot;]] &quot;; IF(OR([.$C29]+[.$E29]&gt;35; [.Z$18]&lt;=35); &quot;    &quot;; &quot;&quot;))))" office:value-type="string" office:string-value=" [[2024-11-12\|12]] " calcext:value-type="string">
            <text:p><text:s/>[[2024-11-12\|12]] </text:p>
          </table:table-cell>
          <table:table-cell table:style-name="ce2" table:formula="of:=IF([.AA$18]=&quot;NEWLINE&quot;; NEWLINE; IF([.AA$18]&lt;=[.$E29]; &quot;    &quot;; IF(AND(([.AA$18]-[.$E29])&gt;0; ([.AA$18]-[.$E29])&lt;=[.$C29]); &quot; [[&quot;&amp;JOURNAL_YEAR&amp;&quot;-&quot;&amp;TEXT([.$A29]; &quot;00&quot;)&amp;&quot;-&quot;&amp;TEXT([.AA$18]-[.$E29]; &quot;00&quot;)&amp;&quot;\|&quot;&amp;TEXT([.AA$18]-[.$E29]; &quot;00&quot;)&amp;&quot;]] &quot;; IF(OR([.$C29]+[.$E29]&gt;35; [.AA$18]&lt;=35); &quot;    &quot;; &quot;&quot;))))" office:value-type="string" office:string-value=" [[2024-11-13\|13]] " calcext:value-type="string">
            <text:p><text:s/>[[2024-11-13\|13]] </text:p>
          </table:table-cell>
          <table:table-cell table:style-name="ce2" table:formula="of:=IF([.AB$18]=&quot;NEWLINE&quot;; NEWLINE; IF([.AB$18]&lt;=[.$E29]; &quot;    &quot;; IF(AND(([.AB$18]-[.$E29])&gt;0; ([.AB$18]-[.$E29])&lt;=[.$C29]); &quot; [[&quot;&amp;JOURNAL_YEAR&amp;&quot;-&quot;&amp;TEXT([.$A29]; &quot;00&quot;)&amp;&quot;-&quot;&amp;TEXT([.AB$18]-[.$E29]; &quot;00&quot;)&amp;&quot;\|&quot;&amp;TEXT([.AB$18]-[.$E29]; &quot;00&quot;)&amp;&quot;]] &quot;; IF(OR([.$C29]+[.$E29]&gt;35; [.AB$18]&lt;=35); &quot;    &quot;; &quot;&quot;))))" office:value-type="string" office:string-value=" [[2024-11-14\|14]] " calcext:value-type="string">
            <text:p><text:s/>[[2024-11-14\|14]] </text:p>
          </table:table-cell>
          <table:table-cell table:style-name="ce2" table:formula="of:=IF([.AC$18]=&quot;NEWLINE&quot;; NEWLINE; IF([.AC$18]&lt;=[.$E29]; &quot;    &quot;; IF(AND(([.AC$18]-[.$E29])&gt;0; ([.AC$18]-[.$E29])&lt;=[.$C29]); &quot; [[&quot;&amp;JOURNAL_YEAR&amp;&quot;-&quot;&amp;TEXT([.$A29]; &quot;00&quot;)&amp;&quot;-&quot;&amp;TEXT([.AC$18]-[.$E29]; &quot;00&quot;)&amp;&quot;\|&quot;&amp;TEXT([.AC$18]-[.$E29]; &quot;00&quot;)&amp;&quot;]] &quot;; IF(OR([.$C29]+[.$E29]&gt;35; [.AC$18]&lt;=35); &quot;    &quot;; &quot;&quot;))))" office:value-type="string" office:string-value=" [[2024-11-15\|15]] " calcext:value-type="string">
            <text:p><text:s/>[[2024-11-15\|15]] </text:p>
          </table:table-cell>
          <table:table-cell table:style-name="ce2" table:formula="of:=IF([.AD$18]=&quot;NEWLINE&quot;; NEWLINE; IF([.AD$18]&lt;=[.$E29]; &quot;    &quot;; IF(AND(([.AD$18]-[.$E29])&gt;0; ([.AD$18]-[.$E29])&lt;=[.$C29]); &quot; [[&quot;&amp;JOURNAL_YEAR&amp;&quot;-&quot;&amp;TEXT([.$A29]; &quot;00&quot;)&amp;&quot;-&quot;&amp;TEXT([.AD$18]-[.$E29]; &quot;00&quot;)&amp;&quot;\|&quot;&amp;TEXT([.AD$18]-[.$E29]; &quot;00&quot;)&amp;&quot;]] &quot;; IF(OR([.$C29]+[.$E29]&gt;35; [.AD$18]&lt;=35); &quot;    &quot;; &quot;&quot;))))" office:value-type="string" office:string-value=" [[2024-11-16\|16]] " calcext:value-type="string">
            <text:p><text:s/>[[2024-11-16\|16]] </text:p>
          </table:table-cell>
          <table:table-cell table:style-name="ce2" table:formula="of:=IF([.AE$18]=&quot;NEWLINE&quot;; NEWLINE; IF([.AE$18]&lt;=[.$E29]; &quot;    &quot;; IF(AND(([.AE$18]-[.$E29])&gt;0; ([.AE$18]-[.$E29])&lt;=[.$C29]); &quot; [[&quot;&amp;JOURNAL_YEAR&amp;&quot;-&quot;&amp;TEXT([.$A29]; &quot;00&quot;)&amp;&quot;-&quot;&amp;TEXT([.AE$18]-[.$E29]; &quot;00&quot;)&amp;&quot;\|&quot;&amp;TEXT([.AE$18]-[.$E29]; &quot;00&quot;)&amp;&quot;]] &quot;; IF(OR([.$C29]+[.$E29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29]; &quot;    &quot;; IF(AND(([.AF$18]-[.$E29])&gt;0; ([.AF$18]-[.$E29])&lt;=[.$C29]); &quot; [[&quot;&amp;JOURNAL_YEAR&amp;&quot;-&quot;&amp;TEXT([.$A29]; &quot;00&quot;)&amp;&quot;-&quot;&amp;TEXT([.AF$18]-[.$E29]; &quot;00&quot;)&amp;&quot;\|&quot;&amp;TEXT([.AF$18]-[.$E29]; &quot;00&quot;)&amp;&quot;]] &quot;; IF(OR([.$C29]+[.$E29]&gt;35; [.AF$18]&lt;=35); &quot;    &quot;; &quot;&quot;))))" office:value-type="string" office:string-value=" [[2024-11-17\|17]] " calcext:value-type="string">
            <text:p><text:s/>[[2024-11-17\|17]] </text:p>
          </table:table-cell>
          <table:table-cell table:style-name="ce2" table:formula="of:=IF([.AG$18]=&quot;NEWLINE&quot;; NEWLINE; IF([.AG$18]&lt;=[.$E29]; &quot;    &quot;; IF(AND(([.AG$18]-[.$E29])&gt;0; ([.AG$18]-[.$E29])&lt;=[.$C29]); &quot; [[&quot;&amp;JOURNAL_YEAR&amp;&quot;-&quot;&amp;TEXT([.$A29]; &quot;00&quot;)&amp;&quot;-&quot;&amp;TEXT([.AG$18]-[.$E29]; &quot;00&quot;)&amp;&quot;\|&quot;&amp;TEXT([.AG$18]-[.$E29]; &quot;00&quot;)&amp;&quot;]] &quot;; IF(OR([.$C29]+[.$E29]&gt;35; [.AG$18]&lt;=35); &quot;    &quot;; &quot;&quot;))))" office:value-type="string" office:string-value=" [[2024-11-18\|18]] " calcext:value-type="string">
            <text:p><text:s/>[[2024-11-18\|18]] </text:p>
          </table:table-cell>
          <table:table-cell table:style-name="ce2" table:formula="of:=IF([.AH$18]=&quot;NEWLINE&quot;; NEWLINE; IF([.AH$18]&lt;=[.$E29]; &quot;    &quot;; IF(AND(([.AH$18]-[.$E29])&gt;0; ([.AH$18]-[.$E29])&lt;=[.$C29]); &quot; [[&quot;&amp;JOURNAL_YEAR&amp;&quot;-&quot;&amp;TEXT([.$A29]; &quot;00&quot;)&amp;&quot;-&quot;&amp;TEXT([.AH$18]-[.$E29]; &quot;00&quot;)&amp;&quot;\|&quot;&amp;TEXT([.AH$18]-[.$E29]; &quot;00&quot;)&amp;&quot;]] &quot;; IF(OR([.$C29]+[.$E29]&gt;35; [.AH$18]&lt;=35); &quot;    &quot;; &quot;&quot;))))" office:value-type="string" office:string-value=" [[2024-11-19\|19]] " calcext:value-type="string">
            <text:p><text:s/>[[2024-11-19\|19]] </text:p>
          </table:table-cell>
          <table:table-cell table:style-name="ce2" table:formula="of:=IF([.AI$18]=&quot;NEWLINE&quot;; NEWLINE; IF([.AI$18]&lt;=[.$E29]; &quot;    &quot;; IF(AND(([.AI$18]-[.$E29])&gt;0; ([.AI$18]-[.$E29])&lt;=[.$C29]); &quot; [[&quot;&amp;JOURNAL_YEAR&amp;&quot;-&quot;&amp;TEXT([.$A29]; &quot;00&quot;)&amp;&quot;-&quot;&amp;TEXT([.AI$18]-[.$E29]; &quot;00&quot;)&amp;&quot;\|&quot;&amp;TEXT([.AI$18]-[.$E29]; &quot;00&quot;)&amp;&quot;]] &quot;; IF(OR([.$C29]+[.$E29]&gt;35; [.AI$18]&lt;=35); &quot;    &quot;; &quot;&quot;))))" office:value-type="string" office:string-value=" [[2024-11-20\|20]] " calcext:value-type="string">
            <text:p><text:s/>[[2024-11-20\|20]] </text:p>
          </table:table-cell>
          <table:table-cell table:style-name="ce2" table:formula="of:=IF([.AJ$18]=&quot;NEWLINE&quot;; NEWLINE; IF([.AJ$18]&lt;=[.$E29]; &quot;    &quot;; IF(AND(([.AJ$18]-[.$E29])&gt;0; ([.AJ$18]-[.$E29])&lt;=[.$C29]); &quot; [[&quot;&amp;JOURNAL_YEAR&amp;&quot;-&quot;&amp;TEXT([.$A29]; &quot;00&quot;)&amp;&quot;-&quot;&amp;TEXT([.AJ$18]-[.$E29]; &quot;00&quot;)&amp;&quot;\|&quot;&amp;TEXT([.AJ$18]-[.$E29]; &quot;00&quot;)&amp;&quot;]] &quot;; IF(OR([.$C29]+[.$E29]&gt;35; [.AJ$18]&lt;=35); &quot;    &quot;; &quot;&quot;))))" office:value-type="string" office:string-value=" [[2024-11-21\|21]] " calcext:value-type="string">
            <text:p><text:s/>[[2024-11-21\|21]] </text:p>
          </table:table-cell>
          <table:table-cell table:style-name="ce2" table:formula="of:=IF([.AK$18]=&quot;NEWLINE&quot;; NEWLINE; IF([.AK$18]&lt;=[.$E29]; &quot;    &quot;; IF(AND(([.AK$18]-[.$E29])&gt;0; ([.AK$18]-[.$E29])&lt;=[.$C29]); &quot; [[&quot;&amp;JOURNAL_YEAR&amp;&quot;-&quot;&amp;TEXT([.$A29]; &quot;00&quot;)&amp;&quot;-&quot;&amp;TEXT([.AK$18]-[.$E29]; &quot;00&quot;)&amp;&quot;\|&quot;&amp;TEXT([.AK$18]-[.$E29]; &quot;00&quot;)&amp;&quot;]] &quot;; IF(OR([.$C29]+[.$E29]&gt;35; [.AK$18]&lt;=35); &quot;    &quot;; &quot;&quot;))))" office:value-type="string" office:string-value=" [[2024-11-22\|22]] " calcext:value-type="string">
            <text:p><text:s/>[[2024-11-22\|22]] </text:p>
          </table:table-cell>
          <table:table-cell table:style-name="ce2" table:formula="of:=IF([.AL$18]=&quot;NEWLINE&quot;; NEWLINE; IF([.AL$18]&lt;=[.$E29]; &quot;    &quot;; IF(AND(([.AL$18]-[.$E29])&gt;0; ([.AL$18]-[.$E29])&lt;=[.$C29]); &quot; [[&quot;&amp;JOURNAL_YEAR&amp;&quot;-&quot;&amp;TEXT([.$A29]; &quot;00&quot;)&amp;&quot;-&quot;&amp;TEXT([.AL$18]-[.$E29]; &quot;00&quot;)&amp;&quot;\|&quot;&amp;TEXT([.AL$18]-[.$E29]; &quot;00&quot;)&amp;&quot;]] &quot;; IF(OR([.$C29]+[.$E29]&gt;35; [.AL$18]&lt;=35); &quot;    &quot;; &quot;&quot;))))" office:value-type="string" office:string-value=" [[2024-11-23\|23]] " calcext:value-type="string">
            <text:p><text:s/>[[2024-11-23\|23]] </text:p>
          </table:table-cell>
          <table:table-cell table:style-name="ce2" table:formula="of:=IF([.AM$18]=&quot;NEWLINE&quot;; NEWLINE; IF([.AM$18]&lt;=[.$E29]; &quot;    &quot;; IF(AND(([.AM$18]-[.$E29])&gt;0; ([.AM$18]-[.$E29])&lt;=[.$C29]); &quot; [[&quot;&amp;JOURNAL_YEAR&amp;&quot;-&quot;&amp;TEXT([.$A29]; &quot;00&quot;)&amp;&quot;-&quot;&amp;TEXT([.AM$18]-[.$E29]; &quot;00&quot;)&amp;&quot;\|&quot;&amp;TEXT([.AM$18]-[.$E29]; &quot;00&quot;)&amp;&quot;]] &quot;; IF(OR([.$C29]+[.$E29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29]; &quot;    &quot;; IF(AND(([.AN$18]-[.$E29])&gt;0; ([.AN$18]-[.$E29])&lt;=[.$C29]); &quot; [[&quot;&amp;JOURNAL_YEAR&amp;&quot;-&quot;&amp;TEXT([.$A29]; &quot;00&quot;)&amp;&quot;-&quot;&amp;TEXT([.AN$18]-[.$E29]; &quot;00&quot;)&amp;&quot;\|&quot;&amp;TEXT([.AN$18]-[.$E29]; &quot;00&quot;)&amp;&quot;]] &quot;; IF(OR([.$C29]+[.$E29]&gt;35; [.AN$18]&lt;=35); &quot;    &quot;; &quot;&quot;))))" office:value-type="string" office:string-value=" [[2024-11-24\|24]] " calcext:value-type="string">
            <text:p><text:s/>[[2024-11-24\|24]] </text:p>
          </table:table-cell>
          <table:table-cell table:style-name="ce2" table:formula="of:=IF([.AO$18]=&quot;NEWLINE&quot;; NEWLINE; IF([.AO$18]&lt;=[.$E29]; &quot;    &quot;; IF(AND(([.AO$18]-[.$E29])&gt;0; ([.AO$18]-[.$E29])&lt;=[.$C29]); &quot; [[&quot;&amp;JOURNAL_YEAR&amp;&quot;-&quot;&amp;TEXT([.$A29]; &quot;00&quot;)&amp;&quot;-&quot;&amp;TEXT([.AO$18]-[.$E29]; &quot;00&quot;)&amp;&quot;\|&quot;&amp;TEXT([.AO$18]-[.$E29]; &quot;00&quot;)&amp;&quot;]] &quot;; IF(OR([.$C29]+[.$E29]&gt;35; [.AO$18]&lt;=35); &quot;    &quot;; &quot;&quot;))))" office:value-type="string" office:string-value=" [[2024-11-25\|25]] " calcext:value-type="string">
            <text:p><text:s/>[[2024-11-25\|25]] </text:p>
          </table:table-cell>
          <table:table-cell table:style-name="ce2" table:formula="of:=IF([.AP$18]=&quot;NEWLINE&quot;; NEWLINE; IF([.AP$18]&lt;=[.$E29]; &quot;    &quot;; IF(AND(([.AP$18]-[.$E29])&gt;0; ([.AP$18]-[.$E29])&lt;=[.$C29]); &quot; [[&quot;&amp;JOURNAL_YEAR&amp;&quot;-&quot;&amp;TEXT([.$A29]; &quot;00&quot;)&amp;&quot;-&quot;&amp;TEXT([.AP$18]-[.$E29]; &quot;00&quot;)&amp;&quot;\|&quot;&amp;TEXT([.AP$18]-[.$E29]; &quot;00&quot;)&amp;&quot;]] &quot;; IF(OR([.$C29]+[.$E29]&gt;35; [.AP$18]&lt;=35); &quot;    &quot;; &quot;&quot;))))" office:value-type="string" office:string-value=" [[2024-11-26\|26]] " calcext:value-type="string">
            <text:p><text:s/>[[2024-11-26\|26]] </text:p>
          </table:table-cell>
          <table:table-cell table:style-name="ce2" table:formula="of:=IF([.AQ$18]=&quot;NEWLINE&quot;; NEWLINE; IF([.AQ$18]&lt;=[.$E29]; &quot;    &quot;; IF(AND(([.AQ$18]-[.$E29])&gt;0; ([.AQ$18]-[.$E29])&lt;=[.$C29]); &quot; [[&quot;&amp;JOURNAL_YEAR&amp;&quot;-&quot;&amp;TEXT([.$A29]; &quot;00&quot;)&amp;&quot;-&quot;&amp;TEXT([.AQ$18]-[.$E29]; &quot;00&quot;)&amp;&quot;\|&quot;&amp;TEXT([.AQ$18]-[.$E29]; &quot;00&quot;)&amp;&quot;]] &quot;; IF(OR([.$C29]+[.$E29]&gt;35; [.AQ$18]&lt;=35); &quot;    &quot;; &quot;&quot;))))" office:value-type="string" office:string-value=" [[2024-11-27\|27]] " calcext:value-type="string">
            <text:p><text:s/>[[2024-11-27\|27]] </text:p>
          </table:table-cell>
          <table:table-cell table:style-name="ce2" table:formula="of:=IF([.AR$18]=&quot;NEWLINE&quot;; NEWLINE; IF([.AR$18]&lt;=[.$E29]; &quot;    &quot;; IF(AND(([.AR$18]-[.$E29])&gt;0; ([.AR$18]-[.$E29])&lt;=[.$C29]); &quot; [[&quot;&amp;JOURNAL_YEAR&amp;&quot;-&quot;&amp;TEXT([.$A29]; &quot;00&quot;)&amp;&quot;-&quot;&amp;TEXT([.AR$18]-[.$E29]; &quot;00&quot;)&amp;&quot;\|&quot;&amp;TEXT([.AR$18]-[.$E29]; &quot;00&quot;)&amp;&quot;]] &quot;; IF(OR([.$C29]+[.$E29]&gt;35; [.AR$18]&lt;=35); &quot;    &quot;; &quot;&quot;))))" office:value-type="string" office:string-value=" [[2024-11-28\|28]] " calcext:value-type="string">
            <text:p><text:s/>[[2024-11-28\|28]] </text:p>
          </table:table-cell>
          <table:table-cell table:style-name="ce2" table:formula="of:=IF([.AS$18]=&quot;NEWLINE&quot;; NEWLINE; IF([.AS$18]&lt;=[.$E29]; &quot;    &quot;; IF(AND(([.AS$18]-[.$E29])&gt;0; ([.AS$18]-[.$E29])&lt;=[.$C29]); &quot; [[&quot;&amp;JOURNAL_YEAR&amp;&quot;-&quot;&amp;TEXT([.$A29]; &quot;00&quot;)&amp;&quot;-&quot;&amp;TEXT([.AS$18]-[.$E29]; &quot;00&quot;)&amp;&quot;\|&quot;&amp;TEXT([.AS$18]-[.$E29]; &quot;00&quot;)&amp;&quot;]] &quot;; IF(OR([.$C29]+[.$E29]&gt;35; [.AS$18]&lt;=35); &quot;    &quot;; &quot;&quot;))))" office:value-type="string" office:string-value=" [[2024-11-29\|29]] " calcext:value-type="string">
            <text:p><text:s/>[[2024-11-29\|29]] </text:p>
          </table:table-cell>
          <table:table-cell table:style-name="ce2" table:formula="of:=IF([.AT$18]=&quot;NEWLINE&quot;; NEWLINE; IF([.AT$18]&lt;=[.$E29]; &quot;    &quot;; IF(AND(([.AT$18]-[.$E29])&gt;0; ([.AT$18]-[.$E29])&lt;=[.$C29]); &quot; [[&quot;&amp;JOURNAL_YEAR&amp;&quot;-&quot;&amp;TEXT([.$A29]; &quot;00&quot;)&amp;&quot;-&quot;&amp;TEXT([.AT$18]-[.$E29]; &quot;00&quot;)&amp;&quot;\|&quot;&amp;TEXT([.AT$18]-[.$E29]; &quot;00&quot;)&amp;&quot;]] &quot;; IF(OR([.$C29]+[.$E29]&gt;35; [.AT$18]&lt;=35); &quot;    &quot;; &quot;&quot;))))" office:value-type="string" office:string-value=" [[2024-11-30\|30]] " calcext:value-type="string">
            <text:p><text:s/>[[2024-11-30\|30]] </text:p>
          </table:table-cell>
          <table:table-cell table:style-name="ce2" table:formula="of:=IF([.AU$18]=&quot;NEWLINE&quot;; NEWLINE; IF([.AU$18]&lt;=[.$E29]; &quot;    &quot;; IF(AND(([.AU$18]-[.$E29])&gt;0; ([.AU$18]-[.$E29])&lt;=[.$C29]); &quot; [[&quot;&amp;JOURNAL_YEAR&amp;&quot;-&quot;&amp;TEXT([.$A29]; &quot;00&quot;)&amp;&quot;-&quot;&amp;TEXT([.AU$18]-[.$E29]; &quot;00&quot;)&amp;&quot;\|&quot;&amp;TEXT([.AU$18]-[.$E29]; &quot;00&quot;)&amp;&quot;]] &quot;; IF(OR([.$C29]+[.$E29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29]; &quot;    &quot;; IF(AND(([.AV$18]-[.$E29])&gt;0; ([.AV$18]-[.$E29])&lt;=[.$C29]); &quot; [[&quot;&amp;JOURNAL_YEAR&amp;&quot;-&quot;&amp;TEXT([.$A29]; &quot;00&quot;)&amp;&quot;-&quot;&amp;TEXT([.AV$18]-[.$E29]; &quot;00&quot;)&amp;&quot;\|&quot;&amp;TEXT([.AV$18]-[.$E29]; &quot;00&quot;)&amp;&quot;]] &quot;; IF(OR([.$C29]+[.$E29]&gt;35; [.AV$18]&lt;=35); &quot;    &quot;; &quot;&quot;))))">
            <text:p/>
          </table:table-cell>
          <table:table-cell table:style-name="ce2" table:formula="of:=IF([.AW$18]=&quot;NEWLINE&quot;; NEWLINE; IF([.AW$18]&lt;=[.$E29]; &quot;    &quot;; IF(AND(([.AW$18]-[.$E29])&gt;0; ([.AW$18]-[.$E29])&lt;=[.$C29]); &quot; [[&quot;&amp;JOURNAL_YEAR&amp;&quot;-&quot;&amp;TEXT([.$A29]; &quot;00&quot;)&amp;&quot;-&quot;&amp;TEXT([.AW$18]-[.$E29]; &quot;00&quot;)&amp;&quot;\|&quot;&amp;TEXT([.AW$18]-[.$E29]; &quot;00&quot;)&amp;&quot;]] &quot;; IF(OR([.$C29]+[.$E29]&gt;35; [.AW$18]&lt;=35); &quot;    &quot;; &quot;&quot;))))">
            <text:p/>
          </table:table-cell>
          <table:table-cell table:style-name="ce2" table:formula="of:=IF([.AX$18]=&quot;NEWLINE&quot;; NEWLINE; IF([.AX$18]&lt;=[.$E29]; &quot;    &quot;; IF(AND(([.AX$18]-[.$E29])&gt;0; ([.AX$18]-[.$E29])&lt;=[.$C29]); &quot; [[&quot;&amp;JOURNAL_YEAR&amp;&quot;-&quot;&amp;TEXT([.$A29]; &quot;00&quot;)&amp;&quot;-&quot;&amp;TEXT([.AX$18]-[.$E29]; &quot;00&quot;)&amp;&quot;\|&quot;&amp;TEXT([.AX$18]-[.$E29]; &quot;00&quot;)&amp;&quot;]] &quot;; IF(OR([.$C29]+[.$E29]&gt;35; [.AX$18]&lt;=35); &quot;    &quot;; &quot;&quot;))))">
            <text:p/>
          </table:table-cell>
          <table:table-cell table:style-name="ce2" table:formula="of:=IF([.AY$18]=&quot;NEWLINE&quot;; NEWLINE; IF([.AY$18]&lt;=[.$E29]; &quot;    &quot;; IF(AND(([.AY$18]-[.$E29])&gt;0; ([.AY$18]-[.$E29])&lt;=[.$C29]); &quot; [[&quot;&amp;JOURNAL_YEAR&amp;&quot;-&quot;&amp;TEXT([.$A29]; &quot;00&quot;)&amp;&quot;-&quot;&amp;TEXT([.AY$18]-[.$E29]; &quot;00&quot;)&amp;&quot;\|&quot;&amp;TEXT([.AY$18]-[.$E29]; &quot;00&quot;)&amp;&quot;]] &quot;; IF(OR([.$C29]+[.$E29]&gt;35; [.AY$18]&lt;=35); &quot;    &quot;; &quot;&quot;))))">
            <text:p/>
          </table:table-cell>
          <table:table-cell table:style-name="ce2" table:formula="of:=IF([.AZ$18]=&quot;NEWLINE&quot;; NEWLINE; IF([.AZ$18]&lt;=[.$E29]; &quot;    &quot;; IF(AND(([.AZ$18]-[.$E29])&gt;0; ([.AZ$18]-[.$E29])&lt;=[.$C29]); &quot; [[&quot;&amp;JOURNAL_YEAR&amp;&quot;-&quot;&amp;TEXT([.$A29]; &quot;00&quot;)&amp;&quot;-&quot;&amp;TEXT([.AZ$18]-[.$E29]; &quot;00&quot;)&amp;&quot;\|&quot;&amp;TEXT([.AZ$18]-[.$E29]; &quot;00&quot;)&amp;&quot;]] &quot;; IF(OR([.$C29]+[.$E29]&gt;35; [.AZ$18]&lt;=35); &quot;    &quot;; &quot;&quot;))))">
            <text:p/>
          </table:table-cell>
          <table:table-cell table:style-name="ce2" table:formula="of:=IF([.BA$18]=&quot;NEWLINE&quot;; NEWLINE; IF([.BA$18]&lt;=[.$E29]; &quot;    &quot;; IF(AND(([.BA$18]-[.$E29])&gt;0; ([.BA$18]-[.$E29])&lt;=[.$C29]); &quot; [[&quot;&amp;JOURNAL_YEAR&amp;&quot;-&quot;&amp;TEXT([.$A29]; &quot;00&quot;)&amp;&quot;-&quot;&amp;TEXT([.BA$18]-[.$E29]; &quot;00&quot;)&amp;&quot;\|&quot;&amp;TEXT([.BA$18]-[.$E29]; &quot;00&quot;)&amp;&quot;]] &quot;; IF(OR([.$C29]+[.$E29]&gt;35; [.BA$18]&lt;=35); &quot;    &quot;; &quot;&quot;))))">
            <text:p/>
          </table:table-cell>
          <table:table-cell table:style-name="ce2" table:formula="of:=IF([.BB$18]=&quot;NEWLINE&quot;; NEWLINE; IF([.BB$18]&lt;=[.$E29]; &quot;    &quot;; IF(AND(([.BB$18]-[.$E29])&gt;0; ([.BB$18]-[.$E29])&lt;=[.$C29]); &quot; [[&quot;&amp;JOURNAL_YEAR&amp;&quot;-&quot;&amp;TEXT([.$A29]; &quot;00&quot;)&amp;&quot;-&quot;&amp;TEXT([.BB$18]-[.$E29]; &quot;00&quot;)&amp;&quot;\|&quot;&amp;TEXT([.BB$18]-[.$E29]; &quot;00&quot;)&amp;&quot;]] &quot;; IF(OR([.$C29]+[.$E29]&gt;35; [.BB$18]&lt;=35); &quot;    &quot;; &quot;&quot;))))">
            <text:p/>
          </table:table-cell>
        </table:table-row>
        <table:table-row table:style-name="ro5">
          <table:table-cell table:formula="of:=[.A29]+1" office:value-type="float" office:value="12" calcext:value-type="float">
            <text:p>12</text:p>
          </table:table-cell>
          <table:table-cell table:formula="of:=TEXT(DATE(2000; [.A30]; 1);&quot;MMMM&quot;)" office:value-type="string" office:string-value="December" calcext:value-type="string">
            <text:p>December</text:p>
          </table:table-cell>
          <table:table-cell table:style-name="Calc_20_Text" table:formula="of:=DAY(DATE(YEAR(JOURNAL_YEAR&amp;&quot;-&quot;&amp;[.B30]&amp;&quot;-01&quot;);MONTH(JOURNAL_YEAR&amp;&quot;-&quot;&amp;[.B30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30]&amp;&quot;-01&quot;;2)" office:value-type="float" office:value="7" calcext:value-type="float">
            <text:p>7</text:p>
          </table:table-cell>
          <table:table-cell table:style-name="Calc_20_Text" table:formula="of:=IF([.D30]=7; 0; [.D30])" office:value-type="float" office:value="0" calcext:value-type="float">
            <text:p>0</text:p>
          </table:table-cell>
          <table:table-cell table:style-name="Calc_20_Text" table:formula="of:=CHOOSE([.D30];&quot;Monday&quot;; &quot;Tuesday&quot;; &quot;Wednesday&quot;;&quot;Thursday&quot;;&quot;Friday&quot;;&quot;Saturday&quot;;&quot;Sunday&quot;)" office:value-type="string" office:string-value="Sunday" calcext:value-type="string">
            <text:p>Sunday</text:p>
          </table:table-cell>
          <table:table-cell table:style-name="Calc_20_Text" table:formula="of:=[.B$14]&amp;NEWLINE&amp;[.B$15]&amp;NEWLINE&amp;&quot;|&quot;&amp;COM.MICROSOFT.TEXTJOIN(&quot;|&quot;; TRUE(); [.H30:.BB30])" office:value-type="string" office:string-value="| SUN | MON | TUE | WED | THU | FRI | SAT |&#13;&#10;|  ---  |  ---  |  ---  |  ---  |  ---  |  ---  |  ---  |&#13;&#10;| [[2024-12-01\|01]] | [[2024-12-02\|02]] | [[2024-12-03\|03]] | [[2024-12-04\|04]] | [[2024-12-05\|05]] | [[2024-12-06\|06]] | [[2024-12-07\|07]] |&#13;&#10;| [[2024-12-08\|08]] | [[2024-12-09\|09]] | [[2024-12-10\|10]] | [[2024-12-11\|11]] | [[2024-12-12\|12]] | [[2024-12-13\|13]] | [[2024-12-14\|14]] |&#13;&#10;| [[2024-12-15\|15]] | [[2024-12-16\|16]] | [[2024-12-17\|17]] | [[2024-12-18\|18]] | [[2024-12-19\|19]] | [[2024-12-20\|20]] | [[2024-12-21\|21]] |&#13;&#10;| [[2024-12-22\|22]] | [[2024-12-23\|23]] | [[2024-12-24\|24]] | [[2024-12-25\|25]] | [[2024-12-26\|26]] | [[2024-12-27\|27]] | [[2024-12-28\|28]] |&#13;&#10;| [[2024-12-29\|29]] | [[2024-12-30\|30]] | [[2024-12-31\|31]] |    |    |    |    |&#13;&#10;" calcext:value-type="string">
            <text:p>| SUN | MON | TUE | WED | THU | FRI | SAT |</text:p>
            <text:p>|  ---  |  ---  |  ---  |  ---  |  ---  |  ---  |  ---  |</text:p>
            <text:p>| [[2024-12-01\|01]] | [[2024-12-02\|02]] | [[2024-12-03\|03]] | [[2024-12-04\|04]] | [[2024-12-05\|05]] | [[2024-12-06\|06]] | [[2024-12-07\|07]] |</text:p>
            <text:p>| [[2024-12-08\|08]] | [[2024-12-09\|09]] | [[2024-12-10\|10]] | [[2024-12-11\|11]] | [[2024-12-12\|12]] | [[2024-12-13\|13]] | [[2024-12-14\|14]] |</text:p>
            <text:p>| [[2024-12-15\|15]] | [[2024-12-16\|16]] | [[2024-12-17\|17]] | [[2024-12-18\|18]] | [[2024-12-19\|19]] | [[2024-12-20\|20]] | [[2024-12-21\|21]] |</text:p>
            <text:p>| [[2024-12-22\|22]] | [[2024-12-23\|23]] | [[2024-12-24\|24]] | [[2024-12-25\|25]] | [[2024-12-26\|26]] | [[2024-12-27\|27]] | [[2024-12-28\|28]] |</text:p>
            <text:p>| [[2024-12-29\|29]] | [[2024-12-30\|30]] | [[2024-12-31\|31]] |    |    |    |    |</text:p>
            <text:p/>
          </table:table-cell>
          <table:table-cell table:style-name="ce2" table:formula="of:=IF([.H$18]=&quot;NEWLINE&quot;; NEWLINE; IF([.H$18]&lt;=[.$E30]; &quot;    &quot;; IF(AND(([.H$18]-[.$E30])&gt;0; ([.H$18]-[.$E30])&lt;=[.$C30]); &quot; [[&quot;&amp;JOURNAL_YEAR&amp;&quot;-&quot;&amp;TEXT([.$A30]; &quot;00&quot;)&amp;&quot;-&quot;&amp;TEXT([.H$18]-[.$E30]; &quot;00&quot;)&amp;&quot;\|&quot;&amp;TEXT([.H$18]-[.$E30]; &quot;00&quot;)&amp;&quot;]] &quot;; IF(OR([.$C30]+[.$E30]&gt;35; [.H$18]&lt;=35); &quot;    &quot;; &quot;&quot;))))" office:value-type="string" office:string-value=" [[2024-12-01\|01]] " calcext:value-type="string">
            <text:p><text:s/>[[2024-12-01\|01]] </text:p>
          </table:table-cell>
          <table:table-cell table:style-name="ce2" table:formula="of:=IF([.I$18]=&quot;NEWLINE&quot;; NEWLINE; IF([.I$18]&lt;=[.$E30]; &quot;    &quot;; IF(AND(([.I$18]-[.$E30])&gt;0; ([.I$18]-[.$E30])&lt;=[.$C30]); &quot; [[&quot;&amp;JOURNAL_YEAR&amp;&quot;-&quot;&amp;TEXT([.$A30]; &quot;00&quot;)&amp;&quot;-&quot;&amp;TEXT([.I$18]-[.$E30]; &quot;00&quot;)&amp;&quot;\|&quot;&amp;TEXT([.I$18]-[.$E30]; &quot;00&quot;)&amp;&quot;]] &quot;; IF(OR([.$C30]+[.$E30]&gt;35; [.I$18]&lt;=35); &quot;    &quot;; &quot;&quot;))))" office:value-type="string" office:string-value=" [[2024-12-02\|02]] " calcext:value-type="string">
            <text:p><text:s/>[[2024-12-02\|02]] </text:p>
          </table:table-cell>
          <table:table-cell table:style-name="ce2" table:formula="of:=IF([.J$18]=&quot;NEWLINE&quot;; NEWLINE; IF([.J$18]&lt;=[.$E30]; &quot;    &quot;; IF(AND(([.J$18]-[.$E30])&gt;0; ([.J$18]-[.$E30])&lt;=[.$C30]); &quot; [[&quot;&amp;JOURNAL_YEAR&amp;&quot;-&quot;&amp;TEXT([.$A30]; &quot;00&quot;)&amp;&quot;-&quot;&amp;TEXT([.J$18]-[.$E30]; &quot;00&quot;)&amp;&quot;\|&quot;&amp;TEXT([.J$18]-[.$E30]; &quot;00&quot;)&amp;&quot;]] &quot;; IF(OR([.$C30]+[.$E30]&gt;35; [.J$18]&lt;=35); &quot;    &quot;; &quot;&quot;))))" office:value-type="string" office:string-value=" [[2024-12-03\|03]] " calcext:value-type="string">
            <text:p><text:s/>[[2024-12-03\|03]] </text:p>
          </table:table-cell>
          <table:table-cell table:style-name="ce2" table:formula="of:=IF([.K$18]=&quot;NEWLINE&quot;; NEWLINE; IF([.K$18]&lt;=[.$E30]; &quot;    &quot;; IF(AND(([.K$18]-[.$E30])&gt;0; ([.K$18]-[.$E30])&lt;=[.$C30]); &quot; [[&quot;&amp;JOURNAL_YEAR&amp;&quot;-&quot;&amp;TEXT([.$A30]; &quot;00&quot;)&amp;&quot;-&quot;&amp;TEXT([.K$18]-[.$E30]; &quot;00&quot;)&amp;&quot;\|&quot;&amp;TEXT([.K$18]-[.$E30]; &quot;00&quot;)&amp;&quot;]] &quot;; IF(OR([.$C30]+[.$E30]&gt;35; [.K$18]&lt;=35); &quot;    &quot;; &quot;&quot;))))" office:value-type="string" office:string-value=" [[2024-12-04\|04]] " calcext:value-type="string">
            <text:p><text:s/>[[2024-12-04\|04]] </text:p>
          </table:table-cell>
          <table:table-cell table:style-name="ce2" table:formula="of:=IF([.L$18]=&quot;NEWLINE&quot;; NEWLINE; IF([.L$18]&lt;=[.$E30]; &quot;    &quot;; IF(AND(([.L$18]-[.$E30])&gt;0; ([.L$18]-[.$E30])&lt;=[.$C30]); &quot; [[&quot;&amp;JOURNAL_YEAR&amp;&quot;-&quot;&amp;TEXT([.$A30]; &quot;00&quot;)&amp;&quot;-&quot;&amp;TEXT([.L$18]-[.$E30]; &quot;00&quot;)&amp;&quot;\|&quot;&amp;TEXT([.L$18]-[.$E30]; &quot;00&quot;)&amp;&quot;]] &quot;; IF(OR([.$C30]+[.$E30]&gt;35; [.L$18]&lt;=35); &quot;    &quot;; &quot;&quot;))))" office:value-type="string" office:string-value=" [[2024-12-05\|05]] " calcext:value-type="string">
            <text:p><text:s/>[[2024-12-05\|05]] </text:p>
          </table:table-cell>
          <table:table-cell table:style-name="ce2" table:formula="of:=IF([.M$18]=&quot;NEWLINE&quot;; NEWLINE; IF([.M$18]&lt;=[.$E30]; &quot;    &quot;; IF(AND(([.M$18]-[.$E30])&gt;0; ([.M$18]-[.$E30])&lt;=[.$C30]); &quot; [[&quot;&amp;JOURNAL_YEAR&amp;&quot;-&quot;&amp;TEXT([.$A30]; &quot;00&quot;)&amp;&quot;-&quot;&amp;TEXT([.M$18]-[.$E30]; &quot;00&quot;)&amp;&quot;\|&quot;&amp;TEXT([.M$18]-[.$E30]; &quot;00&quot;)&amp;&quot;]] &quot;; IF(OR([.$C30]+[.$E30]&gt;35; [.M$18]&lt;=35); &quot;    &quot;; &quot;&quot;))))" office:value-type="string" office:string-value=" [[2024-12-06\|06]] " calcext:value-type="string">
            <text:p><text:s/>[[2024-12-06\|06]] </text:p>
          </table:table-cell>
          <table:table-cell table:style-name="ce2" table:formula="of:=IF([.N$18]=&quot;NEWLINE&quot;; NEWLINE; IF([.N$18]&lt;=[.$E30]; &quot;    &quot;; IF(AND(([.N$18]-[.$E30])&gt;0; ([.N$18]-[.$E30])&lt;=[.$C30]); &quot; [[&quot;&amp;JOURNAL_YEAR&amp;&quot;-&quot;&amp;TEXT([.$A30]; &quot;00&quot;)&amp;&quot;-&quot;&amp;TEXT([.N$18]-[.$E30]; &quot;00&quot;)&amp;&quot;\|&quot;&amp;TEXT([.N$18]-[.$E30]; &quot;00&quot;)&amp;&quot;]] &quot;; IF(OR([.$C30]+[.$E30]&gt;35; [.N$18]&lt;=35); &quot;    &quot;; &quot;&quot;))))" office:value-type="string" office:string-value=" [[2024-12-07\|07]] " calcext:value-type="string">
            <text:p><text:s/>[[2024-12-07\|07]] </text:p>
          </table:table-cell>
          <table:table-cell table:style-name="ce2" table:formula="of:=IF([.O$18]=&quot;NEWLINE&quot;; NEWLINE; IF([.O$18]&lt;=[.$E30]; &quot;    &quot;; IF(AND(([.O$18]-[.$E30])&gt;0; ([.O$18]-[.$E30])&lt;=[.$C30]); &quot; [[&quot;&amp;JOURNAL_YEAR&amp;&quot;-&quot;&amp;TEXT([.$A30]; &quot;00&quot;)&amp;&quot;-&quot;&amp;TEXT([.O$18]-[.$E30]; &quot;00&quot;)&amp;&quot;\|&quot;&amp;TEXT([.O$18]-[.$E30]; &quot;00&quot;)&amp;&quot;]] &quot;; IF(OR([.$C30]+[.$E30]&gt;35; [.O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8]=&quot;NEWLINE&quot;; NEWLINE; IF([.P$18]&lt;=[.$E30]; &quot;    &quot;; IF(AND(([.P$18]-[.$E30])&gt;0; ([.P$18]-[.$E30])&lt;=[.$C30]); &quot; [[&quot;&amp;JOURNAL_YEAR&amp;&quot;-&quot;&amp;TEXT([.$A30]; &quot;00&quot;)&amp;&quot;-&quot;&amp;TEXT([.P$18]-[.$E30]; &quot;00&quot;)&amp;&quot;\|&quot;&amp;TEXT([.P$18]-[.$E30]; &quot;00&quot;)&amp;&quot;]] &quot;; IF(OR([.$C30]+[.$E30]&gt;35; [.P$18]&lt;=35); &quot;    &quot;; &quot;&quot;))))" office:value-type="string" office:string-value=" [[2024-12-08\|08]] " calcext:value-type="string">
            <text:p><text:s/>[[2024-12-08\|08]] </text:p>
          </table:table-cell>
          <table:table-cell table:style-name="ce2" table:formula="of:=IF([.Q$18]=&quot;NEWLINE&quot;; NEWLINE; IF([.Q$18]&lt;=[.$E30]; &quot;    &quot;; IF(AND(([.Q$18]-[.$E30])&gt;0; ([.Q$18]-[.$E30])&lt;=[.$C30]); &quot; [[&quot;&amp;JOURNAL_YEAR&amp;&quot;-&quot;&amp;TEXT([.$A30]; &quot;00&quot;)&amp;&quot;-&quot;&amp;TEXT([.Q$18]-[.$E30]; &quot;00&quot;)&amp;&quot;\|&quot;&amp;TEXT([.Q$18]-[.$E30]; &quot;00&quot;)&amp;&quot;]] &quot;; IF(OR([.$C30]+[.$E30]&gt;35; [.Q$18]&lt;=35); &quot;    &quot;; &quot;&quot;))))" office:value-type="string" office:string-value=" [[2024-12-09\|09]] " calcext:value-type="string">
            <text:p><text:s/>[[2024-12-09\|09]] </text:p>
          </table:table-cell>
          <table:table-cell table:style-name="ce2" table:formula="of:=IF([.R$18]=&quot;NEWLINE&quot;; NEWLINE; IF([.R$18]&lt;=[.$E30]; &quot;    &quot;; IF(AND(([.R$18]-[.$E30])&gt;0; ([.R$18]-[.$E30])&lt;=[.$C30]); &quot; [[&quot;&amp;JOURNAL_YEAR&amp;&quot;-&quot;&amp;TEXT([.$A30]; &quot;00&quot;)&amp;&quot;-&quot;&amp;TEXT([.R$18]-[.$E30]; &quot;00&quot;)&amp;&quot;\|&quot;&amp;TEXT([.R$18]-[.$E30]; &quot;00&quot;)&amp;&quot;]] &quot;; IF(OR([.$C30]+[.$E30]&gt;35; [.R$18]&lt;=35); &quot;    &quot;; &quot;&quot;))))" office:value-type="string" office:string-value=" [[2024-12-10\|10]] " calcext:value-type="string">
            <text:p><text:s/>[[2024-12-10\|10]] </text:p>
          </table:table-cell>
          <table:table-cell table:style-name="ce2" table:formula="of:=IF([.S$18]=&quot;NEWLINE&quot;; NEWLINE; IF([.S$18]&lt;=[.$E30]; &quot;    &quot;; IF(AND(([.S$18]-[.$E30])&gt;0; ([.S$18]-[.$E30])&lt;=[.$C30]); &quot; [[&quot;&amp;JOURNAL_YEAR&amp;&quot;-&quot;&amp;TEXT([.$A30]; &quot;00&quot;)&amp;&quot;-&quot;&amp;TEXT([.S$18]-[.$E30]; &quot;00&quot;)&amp;&quot;\|&quot;&amp;TEXT([.S$18]-[.$E30]; &quot;00&quot;)&amp;&quot;]] &quot;; IF(OR([.$C30]+[.$E30]&gt;35; [.S$18]&lt;=35); &quot;    &quot;; &quot;&quot;))))" office:value-type="string" office:string-value=" [[2024-12-11\|11]] " calcext:value-type="string">
            <text:p><text:s/>[[2024-12-11\|11]] </text:p>
          </table:table-cell>
          <table:table-cell table:style-name="ce2" table:formula="of:=IF([.T$18]=&quot;NEWLINE&quot;; NEWLINE; IF([.T$18]&lt;=[.$E30]; &quot;    &quot;; IF(AND(([.T$18]-[.$E30])&gt;0; ([.T$18]-[.$E30])&lt;=[.$C30]); &quot; [[&quot;&amp;JOURNAL_YEAR&amp;&quot;-&quot;&amp;TEXT([.$A30]; &quot;00&quot;)&amp;&quot;-&quot;&amp;TEXT([.T$18]-[.$E30]; &quot;00&quot;)&amp;&quot;\|&quot;&amp;TEXT([.T$18]-[.$E30]; &quot;00&quot;)&amp;&quot;]] &quot;; IF(OR([.$C30]+[.$E30]&gt;35; [.T$18]&lt;=35); &quot;    &quot;; &quot;&quot;))))" office:value-type="string" office:string-value=" [[2024-12-12\|12]] " calcext:value-type="string">
            <text:p><text:s/>[[2024-12-12\|12]] </text:p>
          </table:table-cell>
          <table:table-cell table:style-name="ce2" table:formula="of:=IF([.U$18]=&quot;NEWLINE&quot;; NEWLINE; IF([.U$18]&lt;=[.$E30]; &quot;    &quot;; IF(AND(([.U$18]-[.$E30])&gt;0; ([.U$18]-[.$E30])&lt;=[.$C30]); &quot; [[&quot;&amp;JOURNAL_YEAR&amp;&quot;-&quot;&amp;TEXT([.$A30]; &quot;00&quot;)&amp;&quot;-&quot;&amp;TEXT([.U$18]-[.$E30]; &quot;00&quot;)&amp;&quot;\|&quot;&amp;TEXT([.U$18]-[.$E30]; &quot;00&quot;)&amp;&quot;]] &quot;; IF(OR([.$C30]+[.$E30]&gt;35; [.U$18]&lt;=35); &quot;    &quot;; &quot;&quot;))))" office:value-type="string" office:string-value=" [[2024-12-13\|13]] " calcext:value-type="string">
            <text:p><text:s/>[[2024-12-13\|13]] </text:p>
          </table:table-cell>
          <table:table-cell table:style-name="ce2" table:formula="of:=IF([.V$18]=&quot;NEWLINE&quot;; NEWLINE; IF([.V$18]&lt;=[.$E30]; &quot;    &quot;; IF(AND(([.V$18]-[.$E30])&gt;0; ([.V$18]-[.$E30])&lt;=[.$C30]); &quot; [[&quot;&amp;JOURNAL_YEAR&amp;&quot;-&quot;&amp;TEXT([.$A30]; &quot;00&quot;)&amp;&quot;-&quot;&amp;TEXT([.V$18]-[.$E30]; &quot;00&quot;)&amp;&quot;\|&quot;&amp;TEXT([.V$18]-[.$E30]; &quot;00&quot;)&amp;&quot;]] &quot;; IF(OR([.$C30]+[.$E30]&gt;35; [.V$18]&lt;=35); &quot;    &quot;; &quot;&quot;))))" office:value-type="string" office:string-value=" [[2024-12-14\|14]] " calcext:value-type="string">
            <text:p><text:s/>[[2024-12-14\|14]] </text:p>
          </table:table-cell>
          <table:table-cell table:style-name="ce2" table:formula="of:=IF([.W$18]=&quot;NEWLINE&quot;; NEWLINE; IF([.W$18]&lt;=[.$E30]; &quot;    &quot;; IF(AND(([.W$18]-[.$E30])&gt;0; ([.W$18]-[.$E30])&lt;=[.$C30]); &quot; [[&quot;&amp;JOURNAL_YEAR&amp;&quot;-&quot;&amp;TEXT([.$A30]; &quot;00&quot;)&amp;&quot;-&quot;&amp;TEXT([.W$18]-[.$E30]; &quot;00&quot;)&amp;&quot;\|&quot;&amp;TEXT([.W$18]-[.$E30]; &quot;00&quot;)&amp;&quot;]] &quot;; IF(OR([.$C30]+[.$E30]&gt;35; [.W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8]=&quot;NEWLINE&quot;; NEWLINE; IF([.X$18]&lt;=[.$E30]; &quot;    &quot;; IF(AND(([.X$18]-[.$E30])&gt;0; ([.X$18]-[.$E30])&lt;=[.$C30]); &quot; [[&quot;&amp;JOURNAL_YEAR&amp;&quot;-&quot;&amp;TEXT([.$A30]; &quot;00&quot;)&amp;&quot;-&quot;&amp;TEXT([.X$18]-[.$E30]; &quot;00&quot;)&amp;&quot;\|&quot;&amp;TEXT([.X$18]-[.$E30]; &quot;00&quot;)&amp;&quot;]] &quot;; IF(OR([.$C30]+[.$E30]&gt;35; [.X$18]&lt;=35); &quot;    &quot;; &quot;&quot;))))" office:value-type="string" office:string-value=" [[2024-12-15\|15]] " calcext:value-type="string">
            <text:p><text:s/>[[2024-12-15\|15]] </text:p>
          </table:table-cell>
          <table:table-cell table:style-name="ce2" table:formula="of:=IF([.Y$18]=&quot;NEWLINE&quot;; NEWLINE; IF([.Y$18]&lt;=[.$E30]; &quot;    &quot;; IF(AND(([.Y$18]-[.$E30])&gt;0; ([.Y$18]-[.$E30])&lt;=[.$C30]); &quot; [[&quot;&amp;JOURNAL_YEAR&amp;&quot;-&quot;&amp;TEXT([.$A30]; &quot;00&quot;)&amp;&quot;-&quot;&amp;TEXT([.Y$18]-[.$E30]; &quot;00&quot;)&amp;&quot;\|&quot;&amp;TEXT([.Y$18]-[.$E30]; &quot;00&quot;)&amp;&quot;]] &quot;; IF(OR([.$C30]+[.$E30]&gt;35; [.Y$18]&lt;=35); &quot;    &quot;; &quot;&quot;))))" office:value-type="string" office:string-value=" [[2024-12-16\|16]] " calcext:value-type="string">
            <text:p><text:s/>[[2024-12-16\|16]] </text:p>
          </table:table-cell>
          <table:table-cell table:style-name="ce2" table:formula="of:=IF([.Z$18]=&quot;NEWLINE&quot;; NEWLINE; IF([.Z$18]&lt;=[.$E30]; &quot;    &quot;; IF(AND(([.Z$18]-[.$E30])&gt;0; ([.Z$18]-[.$E30])&lt;=[.$C30]); &quot; [[&quot;&amp;JOURNAL_YEAR&amp;&quot;-&quot;&amp;TEXT([.$A30]; &quot;00&quot;)&amp;&quot;-&quot;&amp;TEXT([.Z$18]-[.$E30]; &quot;00&quot;)&amp;&quot;\|&quot;&amp;TEXT([.Z$18]-[.$E30]; &quot;00&quot;)&amp;&quot;]] &quot;; IF(OR([.$C30]+[.$E30]&gt;35; [.Z$18]&lt;=35); &quot;    &quot;; &quot;&quot;))))" office:value-type="string" office:string-value=" [[2024-12-17\|17]] " calcext:value-type="string">
            <text:p><text:s/>[[2024-12-17\|17]] </text:p>
          </table:table-cell>
          <table:table-cell table:style-name="ce2" table:formula="of:=IF([.AA$18]=&quot;NEWLINE&quot;; NEWLINE; IF([.AA$18]&lt;=[.$E30]; &quot;    &quot;; IF(AND(([.AA$18]-[.$E30])&gt;0; ([.AA$18]-[.$E30])&lt;=[.$C30]); &quot; [[&quot;&amp;JOURNAL_YEAR&amp;&quot;-&quot;&amp;TEXT([.$A30]; &quot;00&quot;)&amp;&quot;-&quot;&amp;TEXT([.AA$18]-[.$E30]; &quot;00&quot;)&amp;&quot;\|&quot;&amp;TEXT([.AA$18]-[.$E30]; &quot;00&quot;)&amp;&quot;]] &quot;; IF(OR([.$C30]+[.$E30]&gt;35; [.AA$18]&lt;=35); &quot;    &quot;; &quot;&quot;))))" office:value-type="string" office:string-value=" [[2024-12-18\|18]] " calcext:value-type="string">
            <text:p><text:s/>[[2024-12-18\|18]] </text:p>
          </table:table-cell>
          <table:table-cell table:style-name="ce2" table:formula="of:=IF([.AB$18]=&quot;NEWLINE&quot;; NEWLINE; IF([.AB$18]&lt;=[.$E30]; &quot;    &quot;; IF(AND(([.AB$18]-[.$E30])&gt;0; ([.AB$18]-[.$E30])&lt;=[.$C30]); &quot; [[&quot;&amp;JOURNAL_YEAR&amp;&quot;-&quot;&amp;TEXT([.$A30]; &quot;00&quot;)&amp;&quot;-&quot;&amp;TEXT([.AB$18]-[.$E30]; &quot;00&quot;)&amp;&quot;\|&quot;&amp;TEXT([.AB$18]-[.$E30]; &quot;00&quot;)&amp;&quot;]] &quot;; IF(OR([.$C30]+[.$E30]&gt;35; [.AB$18]&lt;=35); &quot;    &quot;; &quot;&quot;))))" office:value-type="string" office:string-value=" [[2024-12-19\|19]] " calcext:value-type="string">
            <text:p><text:s/>[[2024-12-19\|19]] </text:p>
          </table:table-cell>
          <table:table-cell table:style-name="ce2" table:formula="of:=IF([.AC$18]=&quot;NEWLINE&quot;; NEWLINE; IF([.AC$18]&lt;=[.$E30]; &quot;    &quot;; IF(AND(([.AC$18]-[.$E30])&gt;0; ([.AC$18]-[.$E30])&lt;=[.$C30]); &quot; [[&quot;&amp;JOURNAL_YEAR&amp;&quot;-&quot;&amp;TEXT([.$A30]; &quot;00&quot;)&amp;&quot;-&quot;&amp;TEXT([.AC$18]-[.$E30]; &quot;00&quot;)&amp;&quot;\|&quot;&amp;TEXT([.AC$18]-[.$E30]; &quot;00&quot;)&amp;&quot;]] &quot;; IF(OR([.$C30]+[.$E30]&gt;35; [.AC$18]&lt;=35); &quot;    &quot;; &quot;&quot;))))" office:value-type="string" office:string-value=" [[2024-12-20\|20]] " calcext:value-type="string">
            <text:p><text:s/>[[2024-12-20\|20]] </text:p>
          </table:table-cell>
          <table:table-cell table:style-name="ce2" table:formula="of:=IF([.AD$18]=&quot;NEWLINE&quot;; NEWLINE; IF([.AD$18]&lt;=[.$E30]; &quot;    &quot;; IF(AND(([.AD$18]-[.$E30])&gt;0; ([.AD$18]-[.$E30])&lt;=[.$C30]); &quot; [[&quot;&amp;JOURNAL_YEAR&amp;&quot;-&quot;&amp;TEXT([.$A30]; &quot;00&quot;)&amp;&quot;-&quot;&amp;TEXT([.AD$18]-[.$E30]; &quot;00&quot;)&amp;&quot;\|&quot;&amp;TEXT([.AD$18]-[.$E30]; &quot;00&quot;)&amp;&quot;]] &quot;; IF(OR([.$C30]+[.$E30]&gt;35; [.AD$18]&lt;=35); &quot;    &quot;; &quot;&quot;))))" office:value-type="string" office:string-value=" [[2024-12-21\|21]] " calcext:value-type="string">
            <text:p><text:s/>[[2024-12-21\|21]] </text:p>
          </table:table-cell>
          <table:table-cell table:style-name="ce2" table:formula="of:=IF([.AE$18]=&quot;NEWLINE&quot;; NEWLINE; IF([.AE$18]&lt;=[.$E30]; &quot;    &quot;; IF(AND(([.AE$18]-[.$E30])&gt;0; ([.AE$18]-[.$E30])&lt;=[.$C30]); &quot; [[&quot;&amp;JOURNAL_YEAR&amp;&quot;-&quot;&amp;TEXT([.$A30]; &quot;00&quot;)&amp;&quot;-&quot;&amp;TEXT([.AE$18]-[.$E30]; &quot;00&quot;)&amp;&quot;\|&quot;&amp;TEXT([.AE$18]-[.$E30]; &quot;00&quot;)&amp;&quot;]] &quot;; IF(OR([.$C30]+[.$E30]&gt;35; [.AE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8]=&quot;NEWLINE&quot;; NEWLINE; IF([.AF$18]&lt;=[.$E30]; &quot;    &quot;; IF(AND(([.AF$18]-[.$E30])&gt;0; ([.AF$18]-[.$E30])&lt;=[.$C30]); &quot; [[&quot;&amp;JOURNAL_YEAR&amp;&quot;-&quot;&amp;TEXT([.$A30]; &quot;00&quot;)&amp;&quot;-&quot;&amp;TEXT([.AF$18]-[.$E30]; &quot;00&quot;)&amp;&quot;\|&quot;&amp;TEXT([.AF$18]-[.$E30]; &quot;00&quot;)&amp;&quot;]] &quot;; IF(OR([.$C30]+[.$E30]&gt;35; [.AF$18]&lt;=35); &quot;    &quot;; &quot;&quot;))))" office:value-type="string" office:string-value=" [[2024-12-22\|22]] " calcext:value-type="string">
            <text:p><text:s/>[[2024-12-22\|22]] </text:p>
          </table:table-cell>
          <table:table-cell table:style-name="ce2" table:formula="of:=IF([.AG$18]=&quot;NEWLINE&quot;; NEWLINE; IF([.AG$18]&lt;=[.$E30]; &quot;    &quot;; IF(AND(([.AG$18]-[.$E30])&gt;0; ([.AG$18]-[.$E30])&lt;=[.$C30]); &quot; [[&quot;&amp;JOURNAL_YEAR&amp;&quot;-&quot;&amp;TEXT([.$A30]; &quot;00&quot;)&amp;&quot;-&quot;&amp;TEXT([.AG$18]-[.$E30]; &quot;00&quot;)&amp;&quot;\|&quot;&amp;TEXT([.AG$18]-[.$E30]; &quot;00&quot;)&amp;&quot;]] &quot;; IF(OR([.$C30]+[.$E30]&gt;35; [.AG$18]&lt;=35); &quot;    &quot;; &quot;&quot;))))" office:value-type="string" office:string-value=" [[2024-12-23\|23]] " calcext:value-type="string">
            <text:p><text:s/>[[2024-12-23\|23]] </text:p>
          </table:table-cell>
          <table:table-cell table:style-name="ce2" table:formula="of:=IF([.AH$18]=&quot;NEWLINE&quot;; NEWLINE; IF([.AH$18]&lt;=[.$E30]; &quot;    &quot;; IF(AND(([.AH$18]-[.$E30])&gt;0; ([.AH$18]-[.$E30])&lt;=[.$C30]); &quot; [[&quot;&amp;JOURNAL_YEAR&amp;&quot;-&quot;&amp;TEXT([.$A30]; &quot;00&quot;)&amp;&quot;-&quot;&amp;TEXT([.AH$18]-[.$E30]; &quot;00&quot;)&amp;&quot;\|&quot;&amp;TEXT([.AH$18]-[.$E30]; &quot;00&quot;)&amp;&quot;]] &quot;; IF(OR([.$C30]+[.$E30]&gt;35; [.AH$18]&lt;=35); &quot;    &quot;; &quot;&quot;))))" office:value-type="string" office:string-value=" [[2024-12-24\|24]] " calcext:value-type="string">
            <text:p><text:s/>[[2024-12-24\|24]] </text:p>
          </table:table-cell>
          <table:table-cell table:style-name="ce2" table:formula="of:=IF([.AI$18]=&quot;NEWLINE&quot;; NEWLINE; IF([.AI$18]&lt;=[.$E30]; &quot;    &quot;; IF(AND(([.AI$18]-[.$E30])&gt;0; ([.AI$18]-[.$E30])&lt;=[.$C30]); &quot; [[&quot;&amp;JOURNAL_YEAR&amp;&quot;-&quot;&amp;TEXT([.$A30]; &quot;00&quot;)&amp;&quot;-&quot;&amp;TEXT([.AI$18]-[.$E30]; &quot;00&quot;)&amp;&quot;\|&quot;&amp;TEXT([.AI$18]-[.$E30]; &quot;00&quot;)&amp;&quot;]] &quot;; IF(OR([.$C30]+[.$E30]&gt;35; [.AI$18]&lt;=35); &quot;    &quot;; &quot;&quot;))))" office:value-type="string" office:string-value=" [[2024-12-25\|25]] " calcext:value-type="string">
            <text:p><text:s/>[[2024-12-25\|25]] </text:p>
          </table:table-cell>
          <table:table-cell table:style-name="ce2" table:formula="of:=IF([.AJ$18]=&quot;NEWLINE&quot;; NEWLINE; IF([.AJ$18]&lt;=[.$E30]; &quot;    &quot;; IF(AND(([.AJ$18]-[.$E30])&gt;0; ([.AJ$18]-[.$E30])&lt;=[.$C30]); &quot; [[&quot;&amp;JOURNAL_YEAR&amp;&quot;-&quot;&amp;TEXT([.$A30]; &quot;00&quot;)&amp;&quot;-&quot;&amp;TEXT([.AJ$18]-[.$E30]; &quot;00&quot;)&amp;&quot;\|&quot;&amp;TEXT([.AJ$18]-[.$E30]; &quot;00&quot;)&amp;&quot;]] &quot;; IF(OR([.$C30]+[.$E30]&gt;35; [.AJ$18]&lt;=35); &quot;    &quot;; &quot;&quot;))))" office:value-type="string" office:string-value=" [[2024-12-26\|26]] " calcext:value-type="string">
            <text:p><text:s/>[[2024-12-26\|26]] </text:p>
          </table:table-cell>
          <table:table-cell table:style-name="ce2" table:formula="of:=IF([.AK$18]=&quot;NEWLINE&quot;; NEWLINE; IF([.AK$18]&lt;=[.$E30]; &quot;    &quot;; IF(AND(([.AK$18]-[.$E30])&gt;0; ([.AK$18]-[.$E30])&lt;=[.$C30]); &quot; [[&quot;&amp;JOURNAL_YEAR&amp;&quot;-&quot;&amp;TEXT([.$A30]; &quot;00&quot;)&amp;&quot;-&quot;&amp;TEXT([.AK$18]-[.$E30]; &quot;00&quot;)&amp;&quot;\|&quot;&amp;TEXT([.AK$18]-[.$E30]; &quot;00&quot;)&amp;&quot;]] &quot;; IF(OR([.$C30]+[.$E30]&gt;35; [.AK$18]&lt;=35); &quot;    &quot;; &quot;&quot;))))" office:value-type="string" office:string-value=" [[2024-12-27\|27]] " calcext:value-type="string">
            <text:p><text:s/>[[2024-12-27\|27]] </text:p>
          </table:table-cell>
          <table:table-cell table:style-name="ce2" table:formula="of:=IF([.AL$18]=&quot;NEWLINE&quot;; NEWLINE; IF([.AL$18]&lt;=[.$E30]; &quot;    &quot;; IF(AND(([.AL$18]-[.$E30])&gt;0; ([.AL$18]-[.$E30])&lt;=[.$C30]); &quot; [[&quot;&amp;JOURNAL_YEAR&amp;&quot;-&quot;&amp;TEXT([.$A30]; &quot;00&quot;)&amp;&quot;-&quot;&amp;TEXT([.AL$18]-[.$E30]; &quot;00&quot;)&amp;&quot;\|&quot;&amp;TEXT([.AL$18]-[.$E30]; &quot;00&quot;)&amp;&quot;]] &quot;; IF(OR([.$C30]+[.$E30]&gt;35; [.AL$18]&lt;=35); &quot;    &quot;; &quot;&quot;))))" office:value-type="string" office:string-value=" [[2024-12-28\|28]] " calcext:value-type="string">
            <text:p><text:s/>[[2024-12-28\|28]] </text:p>
          </table:table-cell>
          <table:table-cell table:style-name="ce2" table:formula="of:=IF([.AM$18]=&quot;NEWLINE&quot;; NEWLINE; IF([.AM$18]&lt;=[.$E30]; &quot;    &quot;; IF(AND(([.AM$18]-[.$E30])&gt;0; ([.AM$18]-[.$E30])&lt;=[.$C30]); &quot; [[&quot;&amp;JOURNAL_YEAR&amp;&quot;-&quot;&amp;TEXT([.$A30]; &quot;00&quot;)&amp;&quot;-&quot;&amp;TEXT([.AM$18]-[.$E30]; &quot;00&quot;)&amp;&quot;\|&quot;&amp;TEXT([.AM$18]-[.$E30]; &quot;00&quot;)&amp;&quot;]] &quot;; IF(OR([.$C30]+[.$E30]&gt;35; [.AM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8]=&quot;NEWLINE&quot;; NEWLINE; IF([.AN$18]&lt;=[.$E30]; &quot;    &quot;; IF(AND(([.AN$18]-[.$E30])&gt;0; ([.AN$18]-[.$E30])&lt;=[.$C30]); &quot; [[&quot;&amp;JOURNAL_YEAR&amp;&quot;-&quot;&amp;TEXT([.$A30]; &quot;00&quot;)&amp;&quot;-&quot;&amp;TEXT([.AN$18]-[.$E30]; &quot;00&quot;)&amp;&quot;\|&quot;&amp;TEXT([.AN$18]-[.$E30]; &quot;00&quot;)&amp;&quot;]] &quot;; IF(OR([.$C30]+[.$E30]&gt;35; [.AN$18]&lt;=35); &quot;    &quot;; &quot;&quot;))))" office:value-type="string" office:string-value=" [[2024-12-29\|29]] " calcext:value-type="string">
            <text:p><text:s/>[[2024-12-29\|29]] </text:p>
          </table:table-cell>
          <table:table-cell table:style-name="ce2" table:formula="of:=IF([.AO$18]=&quot;NEWLINE&quot;; NEWLINE; IF([.AO$18]&lt;=[.$E30]; &quot;    &quot;; IF(AND(([.AO$18]-[.$E30])&gt;0; ([.AO$18]-[.$E30])&lt;=[.$C30]); &quot; [[&quot;&amp;JOURNAL_YEAR&amp;&quot;-&quot;&amp;TEXT([.$A30]; &quot;00&quot;)&amp;&quot;-&quot;&amp;TEXT([.AO$18]-[.$E30]; &quot;00&quot;)&amp;&quot;\|&quot;&amp;TEXT([.AO$18]-[.$E30]; &quot;00&quot;)&amp;&quot;]] &quot;; IF(OR([.$C30]+[.$E30]&gt;35; [.AO$18]&lt;=35); &quot;    &quot;; &quot;&quot;))))" office:value-type="string" office:string-value=" [[2024-12-30\|30]] " calcext:value-type="string">
            <text:p><text:s/>[[2024-12-30\|30]] </text:p>
          </table:table-cell>
          <table:table-cell table:style-name="ce2" table:formula="of:=IF([.AP$18]=&quot;NEWLINE&quot;; NEWLINE; IF([.AP$18]&lt;=[.$E30]; &quot;    &quot;; IF(AND(([.AP$18]-[.$E30])&gt;0; ([.AP$18]-[.$E30])&lt;=[.$C30]); &quot; [[&quot;&amp;JOURNAL_YEAR&amp;&quot;-&quot;&amp;TEXT([.$A30]; &quot;00&quot;)&amp;&quot;-&quot;&amp;TEXT([.AP$18]-[.$E30]; &quot;00&quot;)&amp;&quot;\|&quot;&amp;TEXT([.AP$18]-[.$E30]; &quot;00&quot;)&amp;&quot;]] &quot;; IF(OR([.$C30]+[.$E30]&gt;35; [.AP$18]&lt;=35); &quot;    &quot;; &quot;&quot;))))" office:value-type="string" office:string-value=" [[2024-12-31\|31]] " calcext:value-type="string">
            <text:p><text:s/>[[2024-12-31\|31]] </text:p>
          </table:table-cell>
          <table:table-cell table:style-name="ce2" table:formula="of:=IF([.AQ$18]=&quot;NEWLINE&quot;; NEWLINE; IF([.AQ$18]&lt;=[.$E30]; &quot;    &quot;; IF(AND(([.AQ$18]-[.$E30])&gt;0; ([.AQ$18]-[.$E30])&lt;=[.$C30]); &quot; [[&quot;&amp;JOURNAL_YEAR&amp;&quot;-&quot;&amp;TEXT([.$A30]; &quot;00&quot;)&amp;&quot;-&quot;&amp;TEXT([.AQ$18]-[.$E30]; &quot;00&quot;)&amp;&quot;\|&quot;&amp;TEXT([.AQ$18]-[.$E30]; &quot;00&quot;)&amp;&quot;]] &quot;; IF(OR([.$C30]+[.$E30]&gt;35; [.AQ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8]=&quot;NEWLINE&quot;; NEWLINE; IF([.AR$18]&lt;=[.$E30]; &quot;    &quot;; IF(AND(([.AR$18]-[.$E30])&gt;0; ([.AR$18]-[.$E30])&lt;=[.$C30]); &quot; [[&quot;&amp;JOURNAL_YEAR&amp;&quot;-&quot;&amp;TEXT([.$A30]; &quot;00&quot;)&amp;&quot;-&quot;&amp;TEXT([.AR$18]-[.$E30]; &quot;00&quot;)&amp;&quot;\|&quot;&amp;TEXT([.AR$18]-[.$E30]; &quot;00&quot;)&amp;&quot;]] &quot;; IF(OR([.$C30]+[.$E30]&gt;35; [.AR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8]=&quot;NEWLINE&quot;; NEWLINE; IF([.AS$18]&lt;=[.$E30]; &quot;    &quot;; IF(AND(([.AS$18]-[.$E30])&gt;0; ([.AS$18]-[.$E30])&lt;=[.$C30]); &quot; [[&quot;&amp;JOURNAL_YEAR&amp;&quot;-&quot;&amp;TEXT([.$A30]; &quot;00&quot;)&amp;&quot;-&quot;&amp;TEXT([.AS$18]-[.$E30]; &quot;00&quot;)&amp;&quot;\|&quot;&amp;TEXT([.AS$18]-[.$E30]; &quot;00&quot;)&amp;&quot;]] &quot;; IF(OR([.$C30]+[.$E30]&gt;35; [.AS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8]=&quot;NEWLINE&quot;; NEWLINE; IF([.AT$18]&lt;=[.$E30]; &quot;    &quot;; IF(AND(([.AT$18]-[.$E30])&gt;0; ([.AT$18]-[.$E30])&lt;=[.$C30]); &quot; [[&quot;&amp;JOURNAL_YEAR&amp;&quot;-&quot;&amp;TEXT([.$A30]; &quot;00&quot;)&amp;&quot;-&quot;&amp;TEXT([.AT$18]-[.$E30]; &quot;00&quot;)&amp;&quot;\|&quot;&amp;TEXT([.AT$18]-[.$E30]; &quot;00&quot;)&amp;&quot;]] &quot;; IF(OR([.$C30]+[.$E30]&gt;35; [.AT$18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8]=&quot;NEWLINE&quot;; NEWLINE; IF([.AU$18]&lt;=[.$E30]; &quot;    &quot;; IF(AND(([.AU$18]-[.$E30])&gt;0; ([.AU$18]-[.$E30])&lt;=[.$C30]); &quot; [[&quot;&amp;JOURNAL_YEAR&amp;&quot;-&quot;&amp;TEXT([.$A30]; &quot;00&quot;)&amp;&quot;-&quot;&amp;TEXT([.AU$18]-[.$E30]; &quot;00&quot;)&amp;&quot;\|&quot;&amp;TEXT([.AU$18]-[.$E30]; &quot;00&quot;)&amp;&quot;]] &quot;; IF(OR([.$C30]+[.$E30]&gt;35; [.AU$18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8]=&quot;NEWLINE&quot;; NEWLINE; IF([.AV$18]&lt;=[.$E30]; &quot;    &quot;; IF(AND(([.AV$18]-[.$E30])&gt;0; ([.AV$18]-[.$E30])&lt;=[.$C30]); &quot; [[&quot;&amp;JOURNAL_YEAR&amp;&quot;-&quot;&amp;TEXT([.$A30]; &quot;00&quot;)&amp;&quot;-&quot;&amp;TEXT([.AV$18]-[.$E30]; &quot;00&quot;)&amp;&quot;\|&quot;&amp;TEXT([.AV$18]-[.$E30]; &quot;00&quot;)&amp;&quot;]] &quot;; IF(OR([.$C30]+[.$E30]&gt;35; [.AV$18]&lt;=35); &quot;    &quot;; &quot;&quot;))))">
            <text:p/>
          </table:table-cell>
          <table:table-cell table:style-name="ce2" table:formula="of:=IF([.AW$18]=&quot;NEWLINE&quot;; NEWLINE; IF([.AW$18]&lt;=[.$E30]; &quot;    &quot;; IF(AND(([.AW$18]-[.$E30])&gt;0; ([.AW$18]-[.$E30])&lt;=[.$C30]); &quot; [[&quot;&amp;JOURNAL_YEAR&amp;&quot;-&quot;&amp;TEXT([.$A30]; &quot;00&quot;)&amp;&quot;-&quot;&amp;TEXT([.AW$18]-[.$E30]; &quot;00&quot;)&amp;&quot;\|&quot;&amp;TEXT([.AW$18]-[.$E30]; &quot;00&quot;)&amp;&quot;]] &quot;; IF(OR([.$C30]+[.$E30]&gt;35; [.AW$18]&lt;=35); &quot;    &quot;; &quot;&quot;))))">
            <text:p/>
          </table:table-cell>
          <table:table-cell table:style-name="ce2" table:formula="of:=IF([.AX$18]=&quot;NEWLINE&quot;; NEWLINE; IF([.AX$18]&lt;=[.$E30]; &quot;    &quot;; IF(AND(([.AX$18]-[.$E30])&gt;0; ([.AX$18]-[.$E30])&lt;=[.$C30]); &quot; [[&quot;&amp;JOURNAL_YEAR&amp;&quot;-&quot;&amp;TEXT([.$A30]; &quot;00&quot;)&amp;&quot;-&quot;&amp;TEXT([.AX$18]-[.$E30]; &quot;00&quot;)&amp;&quot;\|&quot;&amp;TEXT([.AX$18]-[.$E30]; &quot;00&quot;)&amp;&quot;]] &quot;; IF(OR([.$C30]+[.$E30]&gt;35; [.AX$18]&lt;=35); &quot;    &quot;; &quot;&quot;))))">
            <text:p/>
          </table:table-cell>
          <table:table-cell table:style-name="ce2" table:formula="of:=IF([.AY$18]=&quot;NEWLINE&quot;; NEWLINE; IF([.AY$18]&lt;=[.$E30]; &quot;    &quot;; IF(AND(([.AY$18]-[.$E30])&gt;0; ([.AY$18]-[.$E30])&lt;=[.$C30]); &quot; [[&quot;&amp;JOURNAL_YEAR&amp;&quot;-&quot;&amp;TEXT([.$A30]; &quot;00&quot;)&amp;&quot;-&quot;&amp;TEXT([.AY$18]-[.$E30]; &quot;00&quot;)&amp;&quot;\|&quot;&amp;TEXT([.AY$18]-[.$E30]; &quot;00&quot;)&amp;&quot;]] &quot;; IF(OR([.$C30]+[.$E30]&gt;35; [.AY$18]&lt;=35); &quot;    &quot;; &quot;&quot;))))">
            <text:p/>
          </table:table-cell>
          <table:table-cell table:style-name="ce2" table:formula="of:=IF([.AZ$18]=&quot;NEWLINE&quot;; NEWLINE; IF([.AZ$18]&lt;=[.$E30]; &quot;    &quot;; IF(AND(([.AZ$18]-[.$E30])&gt;0; ([.AZ$18]-[.$E30])&lt;=[.$C30]); &quot; [[&quot;&amp;JOURNAL_YEAR&amp;&quot;-&quot;&amp;TEXT([.$A30]; &quot;00&quot;)&amp;&quot;-&quot;&amp;TEXT([.AZ$18]-[.$E30]; &quot;00&quot;)&amp;&quot;\|&quot;&amp;TEXT([.AZ$18]-[.$E30]; &quot;00&quot;)&amp;&quot;]] &quot;; IF(OR([.$C30]+[.$E30]&gt;35; [.AZ$18]&lt;=35); &quot;    &quot;; &quot;&quot;))))">
            <text:p/>
          </table:table-cell>
          <table:table-cell table:style-name="ce2" table:formula="of:=IF([.BA$18]=&quot;NEWLINE&quot;; NEWLINE; IF([.BA$18]&lt;=[.$E30]; &quot;    &quot;; IF(AND(([.BA$18]-[.$E30])&gt;0; ([.BA$18]-[.$E30])&lt;=[.$C30]); &quot; [[&quot;&amp;JOURNAL_YEAR&amp;&quot;-&quot;&amp;TEXT([.$A30]; &quot;00&quot;)&amp;&quot;-&quot;&amp;TEXT([.BA$18]-[.$E30]; &quot;00&quot;)&amp;&quot;\|&quot;&amp;TEXT([.BA$18]-[.$E30]; &quot;00&quot;)&amp;&quot;]] &quot;; IF(OR([.$C30]+[.$E30]&gt;35; [.BA$18]&lt;=35); &quot;    &quot;; &quot;&quot;))))">
            <text:p/>
          </table:table-cell>
          <table:table-cell table:style-name="ce2" table:formula="of:=IF([.BB$18]=&quot;NEWLINE&quot;; NEWLINE; IF([.BB$18]&lt;=[.$E30]; &quot;    &quot;; IF(AND(([.BB$18]-[.$E30])&gt;0; ([.BB$18]-[.$E30])&lt;=[.$C30]); &quot; [[&quot;&amp;JOURNAL_YEAR&amp;&quot;-&quot;&amp;TEXT([.$A30]; &quot;00&quot;)&amp;&quot;-&quot;&amp;TEXT([.BB$18]-[.$E30]; &quot;00&quot;)&amp;&quot;\|&quot;&amp;TEXT([.BB$18]-[.$E30]; &quot;00&quot;)&amp;&quot;]] &quot;; IF(OR([.$C30]+[.$E30]&gt;35; [.BB$18]&lt;=35); &quot;    &quot;; &quot;&quot;))))">
            <text:p/>
          </table:table-cell>
        </table:table-row>
        <table:table-row table:style-name="ro2">
          <table:table-cell table:style-name="Default" table:number-columns-repeated="2"/>
          <table:table-cell table:number-columns-repeated="52"/>
        </table:table-row>
        <table:table-row table:style-name="ro3">
          <table:table-cell table:style-name="Calc_20_Heading_20_2_20__28_Section_29_" office:value-type="string" calcext:value-type="string">
            <text:p>Days</text:p>
          </table:table-cell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12"/>
          <table:table-cell table:number-columns-repeated="34"/>
        </table:table-row>
        <table:table-row table:style-name="ro4">
          <table:table-cell table:style-name="Calc_20_Heading_20_4_20__28_Link_29_" table:formula="of:=HYPERLINK(&quot;#DAY_INDEXES&quot;; &quot;DAY_INDEXES&quot;)" office:value-type="string" office:string-value="DAY_INDEXES" calcext:value-type="string">
            <text:p>DAY_INDEXES</text:p>
          </table:table-cell>
          <table:table-cell table:style-name="Calc_20_Heading_20_4_20__28_Link_29_" table:formula="of:=HYPERLINK(&quot;#DAY_LABELS&quot;; &quot;DAY_LABELS&quot;)" office:value-type="string" office:string-value="DAY_LABELS" calcext:value-type="string">
            <text:p>DAY_LABELS</text:p>
          </table:table-cell>
          <table:table-cell table:style-name="Calc_20_Heading_20_4_20__28_Link_29_" table:formula="of:=HYPERLINK(&quot;#DAY_LABELS_ALT&quot;; &quot;DAY_LABELS_ALT&quot;)" office:value-type="string" office:string-value="DAY_LABELS_ALT" calcext:value-type="string">
            <text:p>DAY_LABELS_ALT</text:p>
          </table:table-cell>
          <table:table-cell table:number-columns-repeated="51"/>
        </table:table-row>
        <table:table-row table:style-name="ro6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unday</text:p>
          </table:table-cell>
          <table:table-cell table:style-name="Calc_20_Text_20__28_Static_29_" office:value-type="string" calcext:value-type="string">
            <text:p>SUN</text:p>
          </table:table-cell>
          <table:table-cell table:style-name="ce1"/>
          <table:table-cell table:number-columns-repeated="50"/>
        </table:table-row>
        <table:table-row table:style-name="ro6">
          <table:table-cell table:formula="of:=[.A34]+1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onday</text:p>
          </table:table-cell>
          <table:table-cell table:style-name="Calc_20_Text_20__28_Static_29_" office:value-type="string" calcext:value-type="string">
            <text:p>MON</text:p>
          </table:table-cell>
          <table:table-cell table:number-columns-repeated="51"/>
        </table:table-row>
        <table:table-row table:style-name="ro6">
          <table:table-cell table:formula="of:=[.A35]+1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Tuesday</text:p>
          </table:table-cell>
          <table:table-cell table:style-name="Calc_20_Text_20__28_Static_29_" office:value-type="string" calcext:value-type="string">
            <text:p>TUE</text:p>
          </table:table-cell>
          <table:table-cell table:number-columns-repeated="51"/>
        </table:table-row>
        <table:table-row table:style-name="ro6">
          <table:table-cell table:formula="of:=[.A36]+1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Wednesday</text:p>
          </table:table-cell>
          <table:table-cell table:style-name="Calc_20_Text_20__28_Static_29_" office:value-type="string" calcext:value-type="string">
            <text:p>WED</text:p>
          </table:table-cell>
          <table:table-cell table:number-columns-repeated="51"/>
        </table:table-row>
        <table:table-row table:style-name="ro6">
          <table:table-cell table:formula="of:=[.A37]+1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Thursday</text:p>
          </table:table-cell>
          <table:table-cell table:style-name="Calc_20_Text_20__28_Static_29_" office:value-type="string" calcext:value-type="string">
            <text:p>THU</text:p>
          </table:table-cell>
          <table:table-cell table:number-columns-repeated="51"/>
        </table:table-row>
        <table:table-row table:style-name="ro6">
          <table:table-cell table:formula="of:=[.A38]+1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Friday</text:p>
          </table:table-cell>
          <table:table-cell table:style-name="Calc_20_Text_20__28_Static_29_" office:value-type="string" calcext:value-type="string">
            <text:p>FRI</text:p>
          </table:table-cell>
          <table:table-cell table:number-columns-repeated="51"/>
        </table:table-row>
        <table:table-row table:style-name="ro6">
          <table:table-cell table:formula="of:=[.A39]+1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Saturday</text:p>
          </table:table-cell>
          <table:table-cell table:style-name="Calc_20_Text_20__28_Static_29_" office:value-type="string" calcext:value-type="string">
            <text:p>SAT</text:p>
          </table:table-cell>
          <table:table-cell table:number-columns-repeated="51"/>
        </table:table-row>
      </table:table>
      <table:named-expressions>
        <table:named-range table:name="DAY_INDEXES" table:base-cell-address="$Calc.$A$22" table:cell-range-address="$Calc.$A$34:.$A$40"/>
        <table:named-range table:name="DAY_LABELS" table:base-cell-address="$Calc.$B$22" table:cell-range-address="$Calc.$B$34:.$B$40"/>
        <table:named-range table:name="DAY_LABELS_ALT" table:base-cell-address="$Calc.$C$22" table:cell-range-address="$Calc.$C$34:.$C$40"/>
        <table:named-range table:name="JOURNAL_YEAR" table:base-cell-address="$'Journal Templates'.$B$3" table:cell-range-address="$'Journal Templates'.$B$5"/>
        <table:named-range table:name="MONTH_FIRST_DAYS" table:base-cell-address="$Calc.$D$6" table:cell-range-address="$Calc.$F$19:.$F$30"/>
        <table:named-range table:name="MONTH_FIRST_DAY_INDEXES" table:base-cell-address="$Calc.$D$6" table:cell-range-address="$Calc.$D$19:.$D$30"/>
        <table:named-range table:name="MONTH_FIRST_DAY_OFFSETS" table:base-cell-address="$Calc.$E$6" table:cell-range-address="$Calc.$E$19:.$E$30"/>
        <table:named-range table:name="MONTH_INDEXES" table:base-cell-address="$Calc.$A$6" table:cell-range-address="$Calc.$A$19:.$A$30"/>
        <table:named-range table:name="MONTH_LABELS" table:base-cell-address="$Calc.$B$6" table:cell-range-address="$Calc.$B$19:.$B$30"/>
        <table:named-range table:name="MONTH_LENGTHS" table:base-cell-address="$Calc.$C$6" table:cell-range-address="$Calc.$C$19:.$C$30"/>
        <table:named-range table:name="NEWLINE" table:base-cell-address="$'Journal Templates'.$B$5" table:cell-range-address="$'Journal Templates'.$B$6"/>
        <table:named-range table:name="NOTEBOOK_TITLE" table:base-cell-address="$'Journal Templates'.$B$4" table:cell-range-address="$'Journal Templates'.$B$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2:17:40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3.2$Windows_X86_64 LibreOffice_project/433d9c2ded56988e8a90e6b2e771ee4e6a5ab2ba</meta:generator>
    <dc:date>2024-05-14T12:51:08.076000000</dc:date>
    <meta:editing-duration>PT13H50M3S</meta:editing-duration>
    <meta:editing-cycles>18</meta:editing-cycles>
    <dc:creator>Brandon Blackmoor</dc:creator>
    <meta:document-statistic meta:table-count="2" meta:cell-count="832" meta:object-count="0"/>
  </office:meta>
</office:document-meta>
</file>